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fo:padding="0.097cm" fo:border="0.002cm solid #000000"/>
    </style:style>
    <style:style style:name="Tabla2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518cm" fo:margin-left="0cm" fo:margin-right="0.332cm" table:align="margins"/>
    </style:style>
    <style:style style:name="Tabla251.A" style:family="table-column">
      <style:table-column-properties style:column-width="1.972cm" style:rel-column-width="10323*"/>
    </style:style>
    <style:style style:name="Tabla251.B" style:family="table-column">
      <style:table-column-properties style:column-width="2.494cm" style:rel-column-width="13057*"/>
    </style:style>
    <style:style style:name="Tabla251.C" style:family="table-column">
      <style:table-column-properties style:column-width="3.969cm" style:rel-column-width="20776*"/>
    </style:style>
    <style:style style:name="Tabla251.D" style:family="table-column">
      <style:table-column-properties style:column-width="4.083cm" style:rel-column-width="21379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fo:padding="0.097cm" fo:border="0.002cm solid #000000"/>
    </style:style>
    <style:style style:name="Tabla2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2" style:family="table">
      <style:table-properties style:width="12.518cm" fo:margin-left="0cm" fo:margin-right="0.332cm" table:align="margins"/>
    </style:style>
    <style:style style:name="Tabla252.A" style:family="table-column">
      <style:table-column-properties style:column-width="1.972cm" style:rel-column-width="10323*"/>
    </style:style>
    <style:style style:name="Tabla252.B" style:family="table-column">
      <style:table-column-properties style:column-width="2.494cm" style:rel-column-width="13057*"/>
    </style:style>
    <style:style style:name="Tabla252.C" style:family="table-column">
      <style:table-column-properties style:column-width="3.969cm" style:rel-column-width="20776*"/>
    </style:style>
    <style:style style:name="Tabla252.D" style:family="table-column">
      <style:table-column-properties style:column-width="4.083cm" style:rel-column-width="21379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3.C3" style:family="table-cell">
      <style:table-cell-properties fo:padding="0.097cm" fo:border-left="0.002cm solid #000000" fo:border-right="none" fo:border-top="none" fo:border-bottom="0.002cm solid #000000"/>
    </style:style>
    <style:style style:name="Tabla12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2cm" style:rel-column-width="1036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8cm" style:rel-column-width="21216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7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7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18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19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4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27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29" style:family="paragraph" style:parent-style-name="Standard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1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2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line-height="50%"/>
    </style:style>
    <style:style style:name="P38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1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2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5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49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0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2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57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58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2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6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3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4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76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5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87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1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2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6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98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0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04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05" style:family="paragraph" style:parent-style-name="Table_20_Contents">
      <style:paragraph-properties fo:line-height="50%"/>
      <style:text-properties fo:color="#808080"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08" style:family="paragraph" style:parent-style-name="Table_20_Contents">
      <style:paragraph-properties fo:line-height="50%"/>
    </style:style>
    <style:style style:name="P10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0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3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14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1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7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18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19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0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24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25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26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27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28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9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0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1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33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4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5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6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3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0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1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42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5" style:family="paragraph" style:parent-style-name="Table_20_Contents">
      <style:paragraph-properties fo:line-height="50%"/>
    </style:style>
    <style:style style:name="P146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7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8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49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0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5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Hiragino Maru Gothic Pro" style:font-style-asian="italic" style:font-style-complex="italic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style:font-name-complex="ArialMT"/>
    </style:style>
    <style:style style:name="T12" style:family="text">
      <style:text-properties style:use-window-font-color="true" fo:font-size="12pt" style:font-name-asian="Hiragino Maru Gothic Pro" style:font-size-asian="12pt" style:font-size-complex="12pt"/>
    </style:style>
    <style:style style:name="T13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4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5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7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0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fo:font-style="italic" style:font-style-asian="italic" style:font-style-complex="italic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7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8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9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800000" style:font-name="STKaiti" style:font-name-asian="STKaiti"/>
    </style:style>
    <style:style style:name="T4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2" style:family="text">
      <style:text-properties fo:color="#808080" fo:font-size="12pt" style:font-name-asian="Hiragino Maru Gothic Pro" style:font-size-asian="12pt" style:font-size-complex="12pt"/>
    </style:style>
    <style:style style:name="T4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7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8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49" style:family="text">
      <style:text-properties fo:color="#808080" fo:font-weight="bold" style:font-name-asian="Hiragino Maru Gothic Pro" style:font-weight-asian="bold" style:font-weight-complex="bold"/>
    </style:style>
    <style:style style:name="T50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1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2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3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4" style:family="text">
      <style:text-properties fo:color="#808080" fo:font-weight="normal" style:font-weight-asian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text-underline-style="none"/>
    </style:style>
    <style:style style:name="T57" style:family="text">
      <style:text-properties style:font-name-complex="Arial1"/>
    </style:style>
    <style:style style:name="T58" style:family="text">
      <style:text-properties fo:font-size="12pt" style:font-name-asian="Hiragino Maru Gothic Pro" style:font-size-asian="12pt" style:font-size-complex="12pt"/>
    </style:style>
    <style:style style:name="T59" style:family="text">
      <style:text-properties fo:font-size="12pt" style:font-name-asian="Hiragino Maru Gothic Pro" style:font-size-asian="12pt" style:font-name-complex="HiraKakuProN-W3" style:font-size-complex="12pt"/>
    </style:style>
    <style:style style:name="T6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2" style:family="text">
      <style:text-properties style:font-name="Arial" fo:font-size="10pt" style:font-name-asian="Arial" style:font-size-asian="10pt" style:font-size-complex="10pt"/>
    </style:style>
    <style:style style:name="T63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4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2pt" style:font-name-asian="Hiragino Maru Gothic Pro" style:font-size-asian="12pt" style:font-size-complex="12pt"/>
    </style:style>
    <style:style style:name="T67" style:family="text">
      <style:text-properties style:font-name="Hiragino Maru Gothic Pro" style:font-name-asian="Hiragino Maru Gothic Pro"/>
    </style:style>
    <style:style style:name="T68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69" style:family="text">
      <style:text-properties style:font-name="Hiragino Maru Gothic Pro" fo:font-size="12pt" style:font-name-asian="Hiragino Maru Gothic Pro" style:font-size-asian="12pt" style:font-size-complex="12pt"/>
    </style:style>
    <style:style style:name="T70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1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2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3" style:family="text">
      <style:text-properties style:font-name-asian="Hiragino Maru Gothic Pro"/>
    </style:style>
    <style:style style:name="T74" style:family="text">
      <style:text-properties style:font-name-asian="Arial"/>
    </style:style>
    <style:style style:name="T75" style:family="text">
      <style:text-properties style:font-name-asian="Arial"/>
    </style:style>
    <style:style style:name="T76" style:family="text">
      <style:text-properties style:font-name="Arial" style:font-name-asian="Arial"/>
    </style:style>
    <style:style style:name="T77" style:family="text">
      <style:text-properties style:font-name="Arial" fo:font-size="12pt" style:font-name-asian="Arial" style:font-size-asian="12pt" style:font-size-complex="12pt"/>
    </style:style>
    <style:style style:name="T78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6">漢字</text:p>
      <text:p text:style-name="P26"/>
      <text:p text:style-name="P17"><text:tab/><text:tab/><text:tab/></text:p>
      <text:p text:style-name="P5">10 – 9 - 8</text:p>
      <text:p text:style-name="P9"/>
      <text:p text:style-name="P10"/>
      <text:p text:style-name="P10"/>
      <text:p text:style-name="P10"/>
      <text:p text:style-name="P10"/>
      <text:p text:style-name="P10"><text:tab/></text:p>
      <text:p text:style-name="P11"/>
      <text:p text:style-name="P11"/>
      <text:p text:style-name="P11"/>
      <text:p text:style-name="P11"/>
      <text:p text:style-name="P17"><text:span text:style-name="T28"><text:s text:c="16"/></text:span><text:span text:style-name="T50">マヌ</text:span><text:span text:style-name="T40"><text:tab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19"><text:tab/><text:tab/> <text:tab/></text:p>
      <text:p text:style-name="P19"/>
      <text:p text:style-name="P14">CLASIFICACIÓN</text:p>
      <text:p text:style-name="P14"/>
      <text:p text:style-name="P14"/>
      <text:p text:style-name="P14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8"><text:tab/><text:tab/><text:tab/><text:tab/><text:tab/></text:p>
      <text:p text:style-name="P1"><text:tab/><text:tab/><text:tab/><text:tab/><text:tab/><text:tab/><text:tab/>240</text:p>
      <text:p text:style-name="P7"/>
      <text:p text:style-name="P129">Notas: </text:p>
      <text:list xml:id="list6786487573268866270" text:style-name="L1">
        <text:list-item>
          <text:list>
            <text:list-item>
              <text:p text:style-name="P133">Excepciones en la lectura recalcados en gris; ejemplo: <text:ruby text:style-name="Ru1"><text:ruby-base><text:span text:style-name="T49">今日</text:span></text:ruby-base><text:ruby-text>きょう</text:ruby-text></text:ruby></text:p>
            </text:list-item>
          </text:list>
        </text:list-item>
      </text:list>
      <text:list xml:id="list5632424641834000562" text:style-name="L2">
        <text:list-item>
          <text:list>
            <text:list-item>
              <text:p text:style-name="P134">Contadores indicados entre corchetes: [ contador ]</text:p>
            </text:list-item>
            <text:list-item>
              <text:p text:style-name="P134">Aclaraciones o expresiones indicados entre “ ”; ejemplo “formal”</text:p>
            </text:list-item>
          </text:list>
        </text:list-item>
      </text:list>
      <text:p text:style-name="P13"/>
      <text:p text:style-name="P18"/>
      <text:p text:style-name="P109"/>
      <text:p text:style-name="P109"/>
      <text:p text:style-name="P109"/>
      <text:p text:style-name="P109"><text:soft-page-break/>CONCEPTOS</text:p>
      <text:p text:style-name="P12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47">意</text:p>
          </table:table-cell>
          <table:table-cell table:style-name="Tabla248.A1" table:number-rows-spanned="2" office:value-type="string">
            <text:p text:style-name="P53">イ</text:p>
          </table:table-cell>
          <table:table-cell table:style-name="Tabla248.C1" office:value-type="string">
            <text:p text:style-name="P40"><text:ruby text:style-name="Ru1"><text:ruby-base><text:span text:style-name="T69">意</text:span></text:ruby-base><text:ruby-text>い</text:ruby-text></text:ruby> <text:s text:c="26"/>idea</text:p>
          </table:table-cell>
          <table:table-cell table:style-name="Tabla248.D1" office:value-type="string">
            <text:p text:style-name="P40"><text:ruby text:style-name="Ru1"><text:ruby-base><text:span text:style-name="T72">意</text:span></text:ruby-base><text:ruby-text>い</text:ruby-text></text:ruby><text:ruby text:style-name="Ru1"><text:ruby-base><text:span text:style-name="T72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0"><text:ruby text:style-name="Ru1"><text:ruby-base><text:span text:style-name="T69">意</text:span></text:ruby-base><text:ruby-text>い</text:ruby-text></text:ruby><text:ruby text:style-name="Ru1"><text:ruby-base><text:span text:style-name="T69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0"/>
          </table:table-cell>
        </table:table-row>
      </table:table>
      <text:p text:style-name="P12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47">公</text:p>
          </table:table-cell>
          <table:table-cell table:style-name="Tabla137.A1" office:value-type="string">
            <text:p text:style-name="P77">コウ</text:p>
          </table:table-cell>
          <table:table-cell table:style-name="Tabla137.A1" office:value-type="string">
            <text:p text:style-name="P95"><text:ruby text:style-name="Ru1"><text:ruby-base><text:span text:style-name="T69">公</text:span></text:ruby-base><text:ruby-text>こう</text:ruby-text></text:ruby><text:ruby text:style-name="Ru1"><text:ruby-base><text:span text:style-name="T69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95"/>
          </table:table-cell>
        </table:table-row>
      </table:table>
      <text:p text:style-name="P12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47">運</text:p>
          </table:table-cell>
          <table:table-cell table:style-name="Tabla249.A1" office:value-type="string">
            <text:p text:style-name="P53">ウン</text:p>
          </table:table-cell>
          <table:table-cell table:style-name="Tabla249.C1" office:value-type="string">
            <text:p text:style-name="P108"><text:ruby text:style-name="Ru1"><text:ruby-base><text:span text:style-name="T69">運</text:span></text:ruby-base><text:ruby-text>うん</text:ruby-text></text:ruby><text:span text:style-name="T62"> <text:s text:c="23"/>suerte <text:s text:c="9"/></text:span></text:p>
          </table:table-cell>
          <table:table-cell table:style-name="Tabla249.D1" office:value-type="string">
            <text:p text:style-name="P40"><text:ruby text:style-name="Ru1"><text:ruby-base><text:span text:style-name="T69">幸</text:span></text:ruby-base><text:ruby-text>こう</text:ruby-text></text:ruby><text:ruby text:style-name="Ru1"><text:ruby-base><text:span text:style-name="T69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3">はこ</text:p>
          </table:table-cell>
          <table:table-cell table:style-name="Tabla249.B2" office:value-type="string">
            <text:p text:style-name="P40"><text:ruby text:style-name="Ru1"><text:ruby-base><text:span text:style-name="T69">運</text:span></text:ruby-base><text:ruby-text>はこ</text:ruby-text></text:ruby><text:span text:style-name="T69">ぶ</text:span> <text:s text:c="11"/>transportar</text:p>
          </table:table-cell>
          <table:table-cell table:style-name="Tabla249.D2" office:value-type="string">
            <text:p text:style-name="P40"/>
          </table:table-cell>
        </table:table-row>
      </table:table>
      <text:p text:style-name="P12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table:number-rows-spanned="2" office:value-type="string">
            <text:p text:style-name="P47"/>
          </table:table-cell>
          <table:table-cell table:style-name="Tabla250.A1" office:value-type="string">
            <text:p text:style-name="P53"/>
          </table:table-cell>
          <table:table-cell table:style-name="Tabla250.C1" office:value-type="string">
            <text:p text:style-name="P40"><text:ruby text:style-name="Ru1"><text:ruby-base><text:span text:style-name="T69">音</text:span></text:ruby-base><text:ruby-text>おと</text:ruby-text></text:ruby> <text:s text:c="13"/></text:p>
          </table:table-cell>
          <table:table-cell table:style-name="Tabla250.D1" office:value-type="string">
            <text:p text:style-name="P40"><text:ruby text:style-name="Ru2"><text:ruby-base><text:span text:style-name="T69">足</text:span></text:ruby-base><text:ruby-text>あし</text:ruby-text></text:ruby> <text:s text:c="10"/></text:p>
          </table:table-cell>
        </table:table-row>
        <table:table-row>
          <table:covered-table-cell/>
          <table:table-cell table:style-name="Tabla250.B2" office:value-type="string">
            <text:p text:style-name="P53"/>
          </table:table-cell>
          <table:table-cell table:style-name="Tabla250.B2" office:value-type="string">
            <text:p text:style-name="P40"><text:ruby text:style-name="Ru1"><text:ruby-base><text:span text:style-name="T69">音</text:span></text:ruby-base><text:ruby-text>おん</text:ruby-text></text:ruby> <text:s text:c="7"/></text:p>
          </table:table-cell>
          <table:table-cell table:style-name="Tabla250.D2" office:value-type="string">
            <text:p text:style-name="P40"/>
          </table:table-cell>
        </table:table-row>
      </table:table>
      <text:p text:style-name="P12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table:number-rows-spanned="2" office:value-type="string">
            <text:p text:style-name="P47"/>
          </table:table-cell>
          <table:table-cell table:style-name="Tabla251.A1" office:value-type="string">
            <text:p text:style-name="P53"/>
          </table:table-cell>
          <table:table-cell table:style-name="Tabla251.C1" office:value-type="string">
            <text:p text:style-name="P40"><text:ruby text:style-name="Ru1"><text:ruby-base><text:span text:style-name="T69">音</text:span></text:ruby-base><text:ruby-text>おと</text:ruby-text></text:ruby> <text:s text:c="13"/></text:p>
          </table:table-cell>
          <table:table-cell table:style-name="Tabla251.D1" office:value-type="string">
            <text:p text:style-name="P40"><text:ruby text:style-name="Ru2"><text:ruby-base><text:span text:style-name="T69">足</text:span></text:ruby-base><text:ruby-text>あし</text:ruby-text></text:ruby> <text:s text:c="10"/></text:p>
          </table:table-cell>
        </table:table-row>
        <table:table-row>
          <table:covered-table-cell/>
          <table:table-cell table:style-name="Tabla251.B2" office:value-type="string">
            <text:p text:style-name="P53"/>
          </table:table-cell>
          <table:table-cell table:style-name="Tabla251.B2" office:value-type="string">
            <text:p text:style-name="P40"><text:ruby text:style-name="Ru1"><text:ruby-base><text:span text:style-name="T69">音</text:span></text:ruby-base><text:ruby-text>おん</text:ruby-text></text:ruby> <text:s text:c="7"/></text:p>
          </table:table-cell>
          <table:table-cell table:style-name="Tabla251.D2" office:value-type="string">
            <text:p text:style-name="P40"/>
          </table:table-cell>
        </table:table-row>
      </table:table>
      <text:p text:style-name="P12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47"/>
          </table:table-cell>
          <table:table-cell table:style-name="Tabla252.A1" office:value-type="string">
            <text:p text:style-name="P53"/>
          </table:table-cell>
          <table:table-cell table:style-name="Tabla252.C1" office:value-type="string">
            <text:p text:style-name="P40"><text:ruby text:style-name="Ru1"><text:ruby-base><text:span text:style-name="T69">音</text:span></text:ruby-base><text:ruby-text>おと</text:ruby-text></text:ruby> <text:s text:c="13"/></text:p>
          </table:table-cell>
          <table:table-cell table:style-name="Tabla252.D1" office:value-type="string">
            <text:p text:style-name="P40"><text:ruby text:style-name="Ru2"><text:ruby-base><text:span text:style-name="T69">足</text:span></text:ruby-base><text:ruby-text>あし</text:ruby-text></text:ruby> <text:s text:c="10"/></text:p>
          </table:table-cell>
        </table:table-row>
        <table:table-row>
          <table:covered-table-cell/>
          <table:table-cell table:style-name="Tabla252.B2" office:value-type="string">
            <text:p text:style-name="P53"/>
          </table:table-cell>
          <table:table-cell table:style-name="Tabla252.B2" office:value-type="string">
            <text:p text:style-name="P40"><text:ruby text:style-name="Ru1"><text:ruby-base><text:span text:style-name="T69">音</text:span></text:ruby-base><text:ruby-text>おん</text:ruby-text></text:ruby> <text:s text:c="7"/></text:p>
          </table:table-cell>
          <table:table-cell table:style-name="Tabla252.D2" office:value-type="string">
            <text:p text:style-name="P40"/>
          </table:table-cell>
        </table:table-row>
      </table:table>
      <text:p text:style-name="P3"/>
      <text:p text:style-name="P109"/>
      <text:p text:style-name="P109">NATURALEZA - ELEMENTOS</text:p>
      <text:p text:style-name="P31"/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47">空</text:p>
          </table:table-cell>
          <table:table-cell table:style-name="Tabla1.A1" office:value-type="string">
            <text:p text:style-name="P52">SORA</text:p>
          </table:table-cell>
          <table:table-cell table:style-name="Tabla1.C1" office:value-type="string">
            <text:p text:style-name="P56"><text:ruby text:style-name="Ru1"><text:ruby-base><text:span text:style-name="T58">空</text:span></text:ruby-base><text:ruby-text>そら</text:ruby-text></text:ruby> <text:s text:c="17"/><text:span text:style-name="T1">(cielo)</text:span></text:p>
          </table:table-cell>
          <table:table-cell table:style-name="Tabla1.D1" office:value-type="string">
            <text:p text:style-name="P56"><text:ruby text:style-name="Ru1"><text:ruby-base><text:span text:style-name="T58">星</text:span></text:ruby-base><text:ruby-text>ほし</text:ruby-text></text:ruby><text:ruby text:style-name="Ru1"><text:ruby-base><text:span text:style-name="T43">空</text:span></text:ruby-base><text:ruby-text>ぞら</text:ruby-text></text:ruby> <text:s text:c="15"/><text:span text:style-name="T1">(cielo)</text:span></text:p>
          </table:table-cell>
        </table:table-row>
        <table:table-row>
          <table:covered-table-cell/>
          <table:table-cell table:style-name="Tabla1.B2" office:value-type="string">
            <text:p text:style-name="P53">KÛ</text:p>
          </table:table-cell>
          <table:table-cell table:style-name="Tabla1.C2" office:value-type="string">
            <text:p text:style-name="P56"><text:ruby text:style-name="Ru1"><text:ruby-base><text:span text:style-name="T58">空</text:span></text:ruby-base><text:ruby-text>くう</text:ruby-text></text:ruby><text:ruby text:style-name="Ru1"><text:ruby-base><text:span text:style-name="T58">気</text:span></text:ruby-base><text:ruby-text>き</text:ruby-text></text:ruby> <text:s text:c="12"/><text:span text:style-name="T1">(viento)</text:span></text:p>
          </table:table-cell>
          <table:table-cell table:style-name="Tabla1.D2" office:value-type="string">
            <text:p text:style-name="P74"><text:ruby text:style-name="Ru1"><text:ruby-base><text:span text:style-name="T58">天</text:span></text:ruby-base><text:ruby-text>てん</text:ruby-text></text:ruby><text:ruby text:style-name="Ru1"><text:ruby-base><text:span text:style-name="T58">空</text:span></text:ruby-base><text:ruby-text>くう</text:ruby-text></text:ruby> <text:s text:c="7"/><text:span text:style-name="T1">(firmamento)</text:span></text:p>
          </table:table-cell>
        </table:table-row>
        <table:table-row>
          <table:covered-table-cell/>
          <table:table-cell table:style-name="Tabla1.B2" office:value-type="string">
            <text:p text:style-name="P53">A</text:p>
          </table:table-cell>
          <table:table-cell table:style-name="Tabla1.B2" office:value-type="string">
            <text:p text:style-name="P56"><text:ruby text:style-name="Ru1"><text:ruby-base><text:span text:style-name="T58">空</text:span></text:ruby-base><text:ruby-text>あ</text:ruby-text></text:ruby><text:span text:style-name="T58">き</text:span> <text:s text:c="13"/><text:span text:style-name="T1">(vacío)</text:span></text:p>
          </table:table-cell>
          <table:table-cell table:style-name="Tabla1.D2" office:value-type="string">
            <text:p text:style-name="P40"/>
          </table:table-cell>
        </table:table-row>
      </table:table>
      <text:p text:style-name="P1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47">天</text:p>
            </table:table-cell>
            <table:table-cell table:style-name="Tabla3.A1" office:value-type="string">
              <text:p text:style-name="P53">AMA</text:p>
            </table:table-cell>
            <table:table-cell table:style-name="Tabla3.C1" office:value-type="string">
              <text:p text:style-name="P56"><text:ruby text:style-name="Ru1"><text:ruby-base><text:span text:style-name="T58">天</text:span></text:ruby-base><text:ruby-text>あま</text:ruby-text></text:ruby><text:span text:style-name="T58">の</text:span><text:ruby text:style-name="Ru1"><text:ruby-base><text:span text:style-name="T12">川</text:span></text:ruby-base><text:ruby-text>がわ</text:ruby-text></text:ruby> <text:s text:c="4"/><text:span text:style-name="T1">(vía láctea)</text:span></text:p>
            </table:table-cell>
            <table:table-cell table:style-name="Tabla3.D1" office:value-type="string">
              <text:p text:style-name="P130"/>
            </table:table-cell>
          </table:table-row>
        </table:table-header-rows>
        <table:table-row>
          <table:covered-table-cell/>
          <table:table-cell table:style-name="Tabla3.B2" table:number-rows-spanned="2" office:value-type="string">
            <text:p text:style-name="P53">TEN</text:p>
          </table:table-cell>
          <table:table-cell table:style-name="Tabla3.C2" office:value-type="string">
            <text:p text:style-name="P56"><text:ruby text:style-name="Ru1"><text:ruby-base><text:span text:style-name="T58">天</text:span></text:ruby-base><text:ruby-text>てん</text:ruby-text></text:ruby>　 <text:s text:c="9"/><text:span text:style-name="T1">(El Cielo)</text:span></text:p>
          </table:table-cell>
          <table:table-cell table:style-name="Tabla3.D2" office:value-type="string">
            <text:p text:style-name="P131"><text:ruby text:style-name="Ru1"><text:ruby-base><text:span text:style-name="T58">天</text:span></text:ruby-base><text:ruby-text>てん</text:ruby-text></text:ruby><text:ruby text:style-name="Ru1"><text:ruby-base><text:span text:style-name="T58">文</text:span></text:ruby-base><text:ruby-text>もん</text:ruby-text></text:ruby><text:ruby text:style-name="Ru1"><text:ruby-base><text:span text:style-name="T58">学</text:span></text:ruby-base><text:ruby-text>がく</text:ruby-text></text:ruby> <text:s text:c="2"/><text:span text:style-name="T1">(astronomía)</text:span></text:p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56"><text:ruby text:style-name="Ru1"><text:ruby-base><text:span text:style-name="T58">天</text:span></text:ruby-base><text:ruby-text>てん</text:ruby-text></text:ruby><text:ruby text:style-name="Ru1"><text:ruby-base><text:span text:style-name="T58">気</text:span></text:ruby-base><text:ruby-text>き</text:ruby-text></text:ruby><text:span text:style-name="T58"> <text:s text:c="2"/></text:span></text:p>
            <text:p text:style-name="P40"><text:s/>(tiempo meteorológico)</text:p>
          </table:table-cell>
          <table:table-cell table:style-name="Tabla3.D2" office:value-type="string">
            <text:p text:style-name="P130"/>
          </table:table-cell>
        </table:table-row>
      </table:table>
      <text:p text:style-name="P1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47">雨</text:p>
            </table:table-cell>
            <table:table-cell table:style-name="Tabla5.A1" office:value-type="string">
              <text:p text:style-name="P53">あめ</text:p>
            </table:table-cell>
            <table:table-cell table:style-name="Tabla5.C1" office:value-type="string">
              <text:p text:style-name="P56"><text:ruby text:style-name="Ru1"><text:ruby-base><text:span text:style-name="T58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56"><text:ruby text:style-name="Ru1"><text:ruby-base><text:span text:style-name="T58">大</text:span></text:ruby-base><text:ruby-text>おお</text:ruby-text></text:ruby><text:ruby text:style-name="Ru1"><text:ruby-base><text:span text:style-name="T58">雨</text:span></text:ruby-base><text:ruby-text>あめ</text:ruby-text></text:ruby><text:span text:style-name="T62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3">あま</text:p>
          </table:table-cell>
          <table:table-cell table:style-name="Tabla5.C2" office:value-type="string">
            <text:p text:style-name="P56"><text:ruby text:style-name="Ru1"><text:ruby-base><text:span text:style-name="T58">雨</text:span></text:ruby-base><text:ruby-text>あま</text:ruby-text></text:ruby><text:ruby text:style-name="Ru1"><text:ruby-base><text:span text:style-name="T58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56"><text:ruby text:style-name="Ru1"><text:ruby-base><text:span text:style-name="T58">雨</text:span></text:ruby-base><text:ruby-text>あま</text:ruby-text></text:ruby><text:span text:style-name="T58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3">ウ</text:p>
          </table:table-cell>
          <table:table-cell table:style-name="Tabla5.C2" office:value-type="string">
            <text:p text:style-name="P56"><text:ruby text:style-name="Ru1"><text:ruby-base><text:span text:style-name="T58">雨</text:span></text:ruby-base><text:ruby-text>う</text:ruby-text></text:ruby><text:ruby text:style-name="Ru1"><text:ruby-base><text:span text:style-name="T58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56"/>
          </table:table-cell>
        </table:table-row>
      </table:table>
      <text:p text:style-name="P12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47">晴</text:p>
          </table:table-cell>
          <table:table-cell table:style-name="Tabla202.A1" office:value-type="string">
            <text:p text:style-name="P77">HA</text:p>
          </table:table-cell>
          <table:table-cell table:style-name="Tabla202.A1" office:value-type="string">
            <text:p text:style-name="P61"><text:ruby text:style-name="Ru1"><text:ruby-base><text:span text:style-name="T58">晴</text:span></text:ruby-base><text:ruby-text>は</text:ruby-text></text:ruby><text:span text:style-name="T58">れ <text:s text:c="6"/></text:span>(despejado)</text:p>
          </table:table-cell>
          <table:table-cell table:style-name="Tabla202.D1" office:value-type="string">
            <text:p text:style-name="P61"><text:ruby text:style-name="Ru1"><text:ruby-base><text:span text:style-name="T59">晴</text:span></text:ruby-base><text:ruby-text>は</text:ruby-text></text:ruby><text:span text:style-name="T59">れ</text:span><text:span text:style-name="T13">る</text:span><text:span text:style-name="T11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77">SEI</text:p>
          </table:table-cell>
          <table:table-cell table:style-name="Tabla202.B2" office:value-type="string">
            <text:p text:style-name="P61"><text:ruby text:style-name="Ru1"><text:ruby-base><text:span text:style-name="T58">晴</text:span></text:ruby-base><text:ruby-text>せい</text:ruby-text></text:ruby><text:ruby text:style-name="Ru1"><text:ruby-base><text:span text:style-name="T58">天</text:span></text:ruby-base><text:ruby-text>てん</text:ruby-text></text:ruby><text:span text:style-name="T58">　 <text:s/></text:span><text:span text:style-name="T73">(buen tiempo)</text:span></text:p>
          </table:table-cell>
          <table:table-cell table:style-name="Tabla202.D2" office:value-type="string">
            <text:p text:style-name="P61"/>
          </table:table-cell>
        </table:table-row>
      </table:table>
      <text:p text:style-name="P56"/>
      <text:p text:style-name="P56"/>
      <text:p text:style-name="P56"/>
      <text:p text:style-name="P56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ext:soft-page-break/>
        <table:table-row>
          <table:table-cell table:style-name="Tabla108.A1" table:number-rows-spanned="3" office:value-type="string">
            <text:p text:style-name="P47">光</text:p>
          </table:table-cell>
          <table:table-cell table:style-name="Tabla108.A1" office:value-type="string">
            <text:p text:style-name="P77">HIKARI</text:p>
          </table:table-cell>
          <table:table-cell table:style-name="Tabla108.C1" office:value-type="string">
            <text:p text:style-name="P56"><text:ruby text:style-name="Ru1"><text:ruby-base><text:span text:style-name="T58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0"/>
          </table:table-cell>
        </table:table-row>
        <table:table-row>
          <table:covered-table-cell/>
          <table:table-cell table:style-name="Tabla108.B2" office:value-type="string">
            <text:p text:style-name="P77">HIKA</text:p>
          </table:table-cell>
          <table:table-cell table:style-name="Tabla108.C2" office:value-type="string">
            <text:p text:style-name="P74"><text:ruby text:style-name="Ru1"><text:ruby-base><text:span text:style-name="T12">光</text:span></text:ruby-base><text:ruby-text>ひか</text:ruby-text></text:ruby><text:span text:style-name="T58">る</text:span> <text:s text:c="12"/><text:span text:style-name="T1">(brillar)</text:span></text:p>
          </table:table-cell>
          <table:table-cell table:style-name="Tabla108.D2" office:value-type="string">
            <text:p text:style-name="P74"/>
          </table:table-cell>
        </table:table-row>
        <table:table-row>
          <table:covered-table-cell/>
          <table:table-cell table:style-name="Tabla108.B2" office:value-type="string">
            <text:p text:style-name="P78">KÔ</text:p>
          </table:table-cell>
          <table:table-cell table:style-name="Tabla108.C2" office:value-type="string">
            <text:p text:style-name="P74"><text:ruby text:style-name="Ru1"><text:ruby-base><text:span text:style-name="T43">日</text:span></text:ruby-base><text:ruby-text>にっ</text:ruby-text></text:ruby><text:ruby text:style-name="Ru1"><text:ruby-base><text:span text:style-name="T58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86"/>
          </table:table-cell>
        </table:table-row>
      </table:table>
      <text:p text:style-name="P12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47">音</text:p>
          </table:table-cell>
          <table:table-cell table:style-name="Tabla145.A1" office:value-type="string">
            <text:p text:style-name="P53">OTO</text:p>
          </table:table-cell>
          <table:table-cell table:style-name="Tabla145.C1" office:value-type="string">
            <text:p text:style-name="P40"><text:ruby text:style-name="Ru1"><text:ruby-base><text:span text:style-name="T69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0"><text:ruby text:style-name="Ru2"><text:ruby-base><text:span text:style-name="T69">足</text:span></text:ruby-base><text:ruby-text>あし</text:ruby-text></text:ruby><text:ruby text:style-name="Ru1"><text:ruby-base><text:span text:style-name="T69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3">ON</text:p>
          </table:table-cell>
          <table:table-cell table:style-name="Tabla145.B2" office:value-type="string">
            <text:p text:style-name="P40"><text:ruby text:style-name="Ru1"><text:ruby-base><text:span text:style-name="T69">音</text:span></text:ruby-base><text:ruby-text>おん</text:ruby-text></text:ruby><text:ruby text:style-name="Ru1"><text:ruby-base><text:span text:style-name="T69">楽</text:span></text:ruby-base><text:ruby-text>がく</text:ruby-text></text:ruby><text:ruby text:style-name="Ru1"><text:ruby-base><text:span text:style-name="T69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0"/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47">気</text:p>
            </table:table-cell>
            <table:table-cell table:style-name="Tabla4.A1" office:value-type="string">
              <text:p text:style-name="P53">KI</text:p>
            </table:table-cell>
            <table:table-cell table:style-name="Tabla4.A1" office:value-type="string">
              <text:p text:style-name="P56"><text:ruby text:style-name="Ru1"><text:ruby-base><text:span text:style-name="T58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56"><text:ruby text:style-name="Ru1"><text:ruby-base><text:span text:style-name="T58">気</text:span></text:ruby-base><text:ruby-text>き</text:ruby-text></text:ruby><text:span text:style-name="T58">もち</text:span> <text:s text:c="3"/><text:span text:style-name="T1">(sentimiento)</text:span></text:p>
            </table:table-cell>
          </table:table-row>
        </table:table-header-rows>
      </table:table>
      <text:p text:style-name="P40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47">元</text:p>
          </table:table-cell>
          <table:table-cell table:style-name="Tabla229.A1" office:value-type="string">
            <text:p text:style-name="P77">MOTO</text:p>
          </table:table-cell>
          <table:table-cell table:style-name="Tabla229.A1" office:value-type="string">
            <text:p text:style-name="P40"><text:ruby text:style-name="Ru1"><text:ruby-base><text:span text:style-name="T58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1"><text:s/></text:p>
          </table:table-cell>
        </table:table-row>
        <table:table-row>
          <table:covered-table-cell/>
          <table:table-cell table:style-name="Tabla229.B2" office:value-type="string">
            <text:p text:style-name="P78">GEN</text:p>
          </table:table-cell>
          <table:table-cell table:style-name="Tabla229.C2" office:value-type="string">
            <text:p text:style-name="P56"><text:ruby text:style-name="Ru1"><text:ruby-base><text:span text:style-name="T58">元</text:span></text:ruby-base><text:ruby-text>げん</text:ruby-text></text:ruby><text:ruby text:style-name="Ru1"><text:ruby-base><text:span text:style-name="T58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56"/>
          </table:table-cell>
        </table:table-row>
      </table:table>
      <text:p text:style-name="P69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47">星</text:p>
          </table:table-cell>
          <table:table-cell table:style-name="Tabla156.A1" office:value-type="string">
            <text:p text:style-name="P79">HOSHI</text:p>
          </table:table-cell>
          <table:table-cell table:style-name="Tabla156.A1" office:value-type="string">
            <text:p text:style-name="P56"><text:ruby text:style-name="Ru1"><text:ruby-base><text:span text:style-name="T58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4"><text:span text:style-name="T58">ながれ</text:span><text:ruby text:style-name="Ru1"><text:ruby-base><text:span text:style-name="T58">星</text:span></text:ruby-base><text:ruby-text>ほし</text:ruby-text></text:ruby></text:p>
            <text:p text:style-name="P74"><text:span text:style-name="T58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0">SEI</text:p>
          </table:table-cell>
          <table:table-cell table:style-name="Tabla156.C2" office:value-type="string">
            <text:p text:style-name="P74"><text:span text:style-name="T58">わく</text:span><text:ruby text:style-name="Ru1"><text:ruby-base><text:span text:style-name="T58">星</text:span></text:ruby-base><text:ruby-text>せい</text:ruby-text></text:ruby><text:span text:style-name="T58"> </text:span><text:s text:c="7"/><text:span text:style-name="T1">(planeta)</text:span></text:p>
          </table:table-cell>
          <table:table-cell table:style-name="Tabla156.D2" office:value-type="string">
            <text:p text:style-name="P86"><text:s/><text:span text:style-name="T16">(… </text:span><text:ruby text:style-name="Ru1"><text:ruby-base><text:span text:style-name="T16">火</text:span></text:ruby-base><text:ruby-text>か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水</text:span></text:ruby-base><text:ruby-text>すい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土</text:span></text:ruby-base><text:ruby-text>もく</text:ruby-text></text:ruby><text:ruby text:style-name="Ru1"><text:ruby-base><text:span text:style-name="T16">星</text:span></text:ruby-base><text:ruby-text>せい</text:ruby-text></text:ruby><text:span text:style-name="T16">)</text:span></text:p>
          </table:table-cell>
        </table:table-row>
      </table:table>
      <text:p text:style-name="P33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47">風</text:p>
          </table:table-cell>
          <table:table-cell table:style-name="Tabla15.A1" office:value-type="string">
            <text:p text:style-name="P77">KAZE</text:p>
          </table:table-cell>
          <table:table-cell table:style-name="Tabla15.C1" office:value-type="string">
            <text:p text:style-name="P56"><text:ruby text:style-name="Ru1"><text:ruby-base><text:span text:style-name="T58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4"><text:ruby text:style-name="Ru1"><text:ruby-base><text:span text:style-name="T43">風</text:span></text:ruby-base><text:ruby-text>か</text:ruby-text></text:ruby><text:span text:style-name="T58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78">FÛ</text:p>
          </table:table-cell>
          <table:table-cell table:style-name="Tabla15.C2" office:value-type="string">
            <text:p text:style-name="P74"><text:ruby text:style-name="Ru1"><text:ruby-base><text:span text:style-name="T58">風</text:span></text:ruby-base><text:ruby-text>ふう</text:ruby-text></text:ruby><text:ruby text:style-name="Ru1"><text:ruby-base><text:span text:style-name="T58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4"><text:ruby text:style-name="Ru1"><text:ruby-base><text:span text:style-name="T58">風</text:span></text:ruby-base><text:ruby-text>ふう</text:ruby-text></text:ruby><text:ruby text:style-name="Ru1"><text:ruby-base><text:span text:style-name="T58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6"/>
      <text:p text:style-name="P3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47">月</text:p>
            </table:table-cell>
            <table:table-cell table:style-name="Tabla8.A1" office:value-type="string">
              <text:p text:style-name="P53">TSUKI</text:p>
            </table:table-cell>
            <table:table-cell table:style-name="Tabla8.C1" office:value-type="string">
              <text:p text:style-name="P56"><text:ruby text:style-name="Ru1"><text:ruby-base><text:span text:style-name="T58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3">GETSU</text:p>
          </table:table-cell>
          <table:table-cell table:style-name="Tabla8.B2" office:value-type="string">
            <text:p text:style-name="P56"><text:ruby text:style-name="Ru1"><text:ruby-base><text:span text:style-name="T58">月</text:span></text:ruby-base><text:ruby-text>げつ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56"><text:ruby text:style-name="Ru1"><text:ruby-base><text:span text:style-name="T58">今</text:span></text:ruby-base><text:ruby-text>こん</text:ruby-text></text:ruby><text:ruby text:style-name="Ru1"><text:ruby-base><text:span text:style-name="T58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89">GATSU</text:p>
          </table:table-cell>
          <table:table-cell table:style-name="Tabla8.B2" office:value-type="string">
            <text:p text:style-name="P56"/>
          </table:table-cell>
          <table:table-cell table:style-name="Tabla8.D2" office:value-type="string">
            <text:p text:style-name="P108"><text:span text:style-name="T63"><text:s text:c="4"/>(* </text:span><text:span text:style-name="T64">一</text:span><text:ruby text:style-name="Ru1"><text:ruby-base><text:span text:style-name="T64">月</text:span></text:ruby-base><text:ruby-text>がつ</text:ruby-text></text:ruby><text:span text:style-name="T64"> / 二</text:span><text:ruby text:style-name="Ru1"><text:ruby-base><text:span text:style-name="T64">月</text:span></text:ruby-base><text:ruby-text>がつ</text:ruby-text></text:ruby><text:span text:style-name="T64"> / 三</text:span><text:ruby text:style-name="Ru1"><text:ruby-base><text:span text:style-name="T64">月</text:span></text:ruby-base><text:ruby-text>がつ</text:ruby-text></text:ruby><text:span text:style-name="T63">)</text:span></text:p>
          </table:table-cell>
        </table:table-row>
      </table:table>
      <text:p text:style-name="P119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2">火</text:p>
            </table:table-cell>
            <table:table-cell table:style-name="Tabla242.A1" table:number-rows-spanned="2" office:value-type="string">
              <text:p text:style-name="P55">HI</text:p>
            </table:table-cell>
            <table:table-cell table:style-name="Tabla242.A1" office:value-type="string">
              <text:p text:style-name="P103"><text:ruby text:style-name="Ru1"><text:ruby-base><text:span text:style-name="T58">火</text:span></text:ruby-base><text:ruby-text>ひ</text:ruby-text></text:ruby> <text:s text:c="15"/><text:span text:style-name="T62">(fuego)</text:span></text:p>
            </table:table-cell>
            <table:table-cell table:style-name="Tabla242.D1" office:value-type="string">
              <text:p text:style-name="P103"><text:ruby text:style-name="Ru1"><text:ruby-base><text:span text:style-name="T58">花</text:span></text:ruby-base><text:ruby-text>はな</text:ruby-text></text:ruby><text:ruby text:style-name="Ru1"><text:ruby-base><text:span text:style-name="T43">火</text:span></text:ruby-base><text:ruby-text>び</text:ruby-text></text:ruby><text:span text:style-name="T41"> </text:span></text:p>
              <text:p text:style-name="P103"><text:span text:style-name="T66"><text:s text:c="8"/></text:span><text:span text:style-name="T62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03"><text:ruby text:style-name="Ru1"><text:ruby-base><text:span text:style-name="T58">火</text:span></text:ruby-base><text:ruby-text>ひ</text:ruby-text></text:ruby><text:ruby text:style-name="Ru1"><text:ruby-base><text:span text:style-name="T43">花</text:span></text:ruby-base><text:ruby-text>ばな</text:ruby-text></text:ruby> <text:s text:c="11"/><text:span text:style-name="T62">(chispa)</text:span></text:p>
          </table:table-cell>
          <table:table-cell table:style-name="Tabla242.D2" office:value-type="string">
            <text:p text:style-name="P103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5">KA</text:p>
          </table:table-cell>
          <table:table-cell table:style-name="Tabla242.C2" office:value-type="string">
            <text:p text:style-name="P103"><text:ruby text:style-name="Ru1"><text:ruby-base><text:span text:style-name="T58">火</text:span></text:ruby-base><text:ruby-text>か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8"/><text:span text:style-name="T62">(martes)</text:span></text:p>
          </table:table-cell>
          <table:table-cell table:style-name="Tabla242.D3" office:value-type="string">
            <text:p text:style-name="P103"><text:ruby text:style-name="Ru1"><text:ruby-base><text:span text:style-name="T58">火</text:span></text:ruby-base><text:ruby-text>か</text:ruby-text></text:ruby><text:span text:style-name="T58">じ</text:span> <text:s text:c="9"/><text:span text:style-name="T62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03"><text:ruby text:style-name="Ru1"><text:ruby-base><text:span text:style-name="T58">火</text:span></text:ruby-base><text:ruby-text>か</text:ruby-text></text:ruby><text:ruby text:style-name="Ru1"><text:ruby-base><text:span text:style-name="T58">口</text:span></text:ruby-base><text:ruby-text>こう</text:ruby-text></text:ruby> <text:s text:c="12"/><text:span text:style-name="T62">(cráter)</text:span></text:p>
          </table:table-cell>
          <table:table-cell table:style-name="Tabla242.D3" office:value-type="string">
            <text:p text:style-name="P103"/>
          </table:table-cell>
        </table:table-row>
      </table:table>
      <text:p text:style-name="P3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47">水</text:p>
            </table:table-cell>
            <table:table-cell table:style-name="Tabla11.A1" table:number-rows-spanned="2" office:value-type="string">
              <text:p text:style-name="P53">MIZU</text:p>
            </table:table-cell>
            <table:table-cell table:style-name="Tabla11.C1" office:value-type="string">
              <text:p text:style-name="P56"><text:ruby text:style-name="Ru1"><text:ruby-base><text:span text:style-name="T58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56"><text:ruby text:style-name="Ru1"><text:ruby-base><text:span text:style-name="T58">水</text:span></text:ruby-base><text:ruby-text>みず</text:ruby-text></text:ruby><text:span text:style-name="T58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56"><text:ruby text:style-name="Ru1"><text:ruby-base><text:span text:style-name="T58">水</text:span></text:ruby-base><text:ruby-text>みず</text:ruby-text></text:ruby><text:ruby text:style-name="Ru1"><text:ruby-base><text:span text:style-name="T58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56"/>
          </table:table-cell>
        </table:table-row>
        <table:table-row>
          <table:covered-table-cell/>
          <table:table-cell table:style-name="Tabla11.B3" office:value-type="string">
            <text:p text:style-name="P53">SUI</text:p>
          </table:table-cell>
          <table:table-cell table:style-name="Tabla11.C2" office:value-type="string">
            <text:p text:style-name="P56"><text:ruby text:style-name="Ru1"><text:ruby-base><text:span text:style-name="T58">水</text:span></text:ruby-base><text:ruby-text>すい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56"><text:ruby text:style-name="Ru1"><text:ruby-base><text:span text:style-name="T58">水</text:span></text:ruby-base><text:ruby-text>すい</text:ruby-text></text:ruby><text:span text:style-name="T58">そう</text:span> <text:s text:c="7"/><text:span text:style-name="T1">(depósito)</text:span></text:p>
          </table:table-cell>
        </table:table-row>
      </table:table>
      <text:p text:style-name="P11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48">木</text:p>
            </table:table-cell>
            <table:table-cell table:style-name="Tabla12.A1" office:value-type="string">
              <text:p text:style-name="P53">KI</text:p>
            </table:table-cell>
            <table:table-cell table:style-name="Tabla12.C1" office:value-type="string">
              <text:p text:style-name="P56"><text:ruby text:style-name="Ru1"><text:ruby-base><text:span text:style-name="T58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3">MOKU</text:p>
          </table:table-cell>
          <table:table-cell table:style-name="Tabla12.C2" office:value-type="string">
            <text:p text:style-name="P56"><text:ruby text:style-name="Ru1"><text:ruby-base><text:span text:style-name="T58">木</text:span></text:ruby-base><text:ruby-text>もく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56"/>
          </table:table-cell>
        </table:table-row>
        <table:table-row>
          <table:covered-table-cell/>
          <table:table-cell table:style-name="Tabla12.B2" office:value-type="string">
            <text:p text:style-name="P53">BOKU</text:p>
          </table:table-cell>
          <table:table-cell table:style-name="Tabla12.C2" office:value-type="string">
            <text:p text:style-name="P56"><text:ruby text:style-name="Ru1"><text:ruby-base><text:span text:style-name="T58">大</text:span></text:ruby-base><text:ruby-text>たい</text:ruby-text></text:ruby><text:ruby text:style-name="Ru1"><text:ruby-base><text:span text:style-name="T58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56"/>
          </table:table-cell>
        </table:table-row>
      </table:table>
      <text:p text:style-name="P11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ext:soft-page-break/>
          <table:table-row>
            <table:table-cell table:style-name="Tabla14.A1" table:number-rows-spanned="4" office:value-type="string">
              <text:p text:style-name="P47">金</text:p>
            </table:table-cell>
            <table:table-cell table:style-name="Tabla14.A1" office:value-type="string">
              <text:p text:style-name="P53">KANE</text:p>
            </table:table-cell>
            <table:table-cell table:style-name="Tabla14.C1" office:value-type="string">
              <text:p text:style-name="P56"><text:span text:style-name="T58">お</text:span><text:ruby text:style-name="Ru1"><text:ruby-base><text:span text:style-name="T58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3">KIN</text:p>
          </table:table-cell>
          <table:table-cell table:style-name="Tabla14.C2" office:value-type="string">
            <text:p text:style-name="P56"><text:ruby text:style-name="Ru1"><text:ruby-base><text:span text:style-name="T58">金</text:span></text:ruby-base><text:ruby-text>きん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7"/><text:span text:style-name="T1">(viernes)</text:span></text:p>
          </table:table-cell>
          <table:table-cell table:style-name="Tabla14.D2" office:value-type="string">
            <text:p text:style-name="P91"><text:ruby text:style-name="Ru1"><text:ruby-base><text:span text:style-name="T60">金</text:span></text:ruby-base><text:ruby-text>きん</text:ruby-text></text:ruby><text:span text:style-name="T60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56"><text:ruby text:style-name="Ru1"><text:ruby-base><text:span text:style-name="T58">金</text:span></text:ruby-base><text:ruby-text>きん</text:ruby-text></text:ruby><text:ruby text:style-name="Ru1"><text:ruby-base><text:span text:style-name="T58">色</text:span></text:ruby-base><text:ruby-text>いろ</text:ruby-text></text:ruby><text:span text:style-name="T58">い</text:span> <text:s text:c="7"/><text:span text:style-name="T1">(dorado)</text:span></text:p>
          </table:table-cell>
          <table:table-cell table:style-name="Tabla14.D2" office:value-type="string">
            <text:p text:style-name="P57"/>
          </table:table-cell>
        </table:table-row>
        <table:table-row>
          <table:covered-table-cell/>
          <table:table-cell table:style-name="Tabla14.B2" office:value-type="string">
            <text:p text:style-name="P53">KANA</text:p>
          </table:table-cell>
          <table:table-cell table:style-name="Tabla14.C2" office:value-type="string">
            <text:p text:style-name="P56"><text:ruby text:style-name="Ru1"><text:ruby-base><text:span text:style-name="T58">金</text:span></text:ruby-base><text:ruby-text>かな</text:ruby-text></text:ruby><text:span text:style-name="T58">づち</text:span> <text:s text:c="7"/><text:span text:style-name="T1">(martillo)</text:span></text:p>
          </table:table-cell>
          <table:table-cell table:style-name="Tabla14.D2" office:value-type="string">
            <text:p text:style-name="P57"/>
          </table:table-cell>
        </table:table-row>
      </table:table>
      <text:p text:style-name="P115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48">土</text:p>
            </table:table-cell>
            <table:table-cell table:style-name="Tabla13.A1" office:value-type="string">
              <text:p text:style-name="P53">TSUCHI</text:p>
            </table:table-cell>
            <table:table-cell table:style-name="Tabla13.C1" office:value-type="string">
              <text:p text:style-name="P56"><text:ruby text:style-name="Ru1"><text:ruby-base><text:span text:style-name="T58">土</text:span></text:ruby-base><text:ruby-text>つち</text:ruby-text></text:ruby><text:span text:style-name="T58"> </text:span><text:s text:c="16"/><text:span text:style-name="T1">(tierra)</text:span></text:p>
            </table:table-cell>
            <table:table-cell table:style-name="Tabla13.D1" office:value-type="string">
              <text:p text:style-name="P56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3">DO</text:p>
          </table:table-cell>
          <table:table-cell table:style-name="Tabla13.C2" office:value-type="string">
            <text:p text:style-name="P56"><text:ruby text:style-name="Ru1"><text:ruby-base><text:span text:style-name="T58">土</text:span></text:ruby-base><text:ruby-text>ど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6"/><text:span text:style-name="T1"><text:s/>(sábado)</text:span></text:p>
          </table:table-cell>
          <table:table-cell table:style-name="Tabla13.D2" office:value-type="string">
            <text:p text:style-name="P56"><text:span text:style-name="T58">ねん</text:span><text:ruby text:style-name="Ru1"><text:ruby-base><text:span text:style-name="T58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8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47">日</text:p>
            </table:table-cell>
            <table:table-cell table:style-name="Tabla10.A1" table:number-rows-spanned="2" office:value-type="string">
              <text:p text:style-name="P53">HI <text:s text:c="3"/></text:p>
            </table:table-cell>
            <table:table-cell table:style-name="Tabla10.C1" office:value-type="string">
              <text:p text:style-name="P56"><text:ruby text:style-name="Ru1"><text:ruby-base><text:span text:style-name="T58">日</text:span></text:ruby-base><text:ruby-text>ひ</text:ruby-text></text:ruby><text:span text:style-name="T58"> </text:span><text:s text:c="16"/><text:span text:style-name="T1"><text:s text:c="4"/>(Sol)</text:span></text:p>
            </table:table-cell>
            <table:table-cell table:style-name="Tabla10.D1" office:value-type="string">
              <text:p text:style-name="P56"><text:ruby text:style-name="Ru1"><text:ruby-base><text:span text:style-name="T58">朝</text:span></text:ruby-base><text:ruby-text>あさ</text:ruby-text></text:ruby><text:ruby text:style-name="Ru1"><text:ruby-base><text:span text:style-name="T58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0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入</text:span></text:ruby-base><text:ruby-text>い</text:ruby-text></text:ruby><text:span text:style-name="T58">り</text:span> </text:p>
            <text:p text:style-name="P40"><text:s text:c="13"/>(puesta del sol)</text:p>
          </table:table-cell>
          <table:table-cell table:style-name="Tabla10.D2" office:value-type="string">
            <text:p text:style-name="P40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0">BI</text:p>
          </table:table-cell>
          <table:table-cell table:style-name="Tabla10.C2" office:value-type="string">
            <text:p text:style-name="P40"><text:span text:style-name="T58">たん</text:span><text:ruby text:style-name="Ru1"><text:ruby-base><text:span text:style-name="T43">生</text:span></text:ruby-base><text:ruby-text>じょう</text:ruby-text></text:ruby><text:ruby text:style-name="Ru1"><text:ruby-base><text:span text:style-name="T58">日</text:span></text:ruby-base><text:ruby-text>び</text:ruby-text></text:ruby> <text:s text:c="3"/>(cumple)</text:p>
          </table:table-cell>
          <table:table-cell table:style-name="Tabla10.D2" office:value-type="string">
            <text:p text:style-name="P42"><text:s text:c="23"/>( * <text:ruby text:style-name="Ru1"><text:ruby-base><text:span text:style-name="T73">曜</text:span></text:ruby-base><text:ruby-text>よう</text:ruby-text></text:ruby><text:ruby text:style-name="Ru1"><text:ruby-base><text:span text:style-name="T73">日</text:span></text:ruby-base><text:ruby-text>び</text:ruby-text></text:ruby><text:span text:style-name="T73"> </text:span>)</text:p>
          </table:table-cell>
        </table:table-row>
        <table:table-row>
          <table:covered-table-cell/>
          <table:table-cell table:style-name="Tabla10.B3" office:value-type="string">
            <text:p text:style-name="P53">NI </text:p>
          </table:table-cell>
          <table:table-cell table:style-name="Tabla10.C2" office:value-type="string">
            <text:p text:style-name="P56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span text:style-name="T58"> <text:s/></text:span><text:s text:c="10"/><text:span text:style-name="T1">(Japón)</text:span></text:p>
          </table:table-cell>
          <table:table-cell table:style-name="Tabla10.D4" office:value-type="string">
            <text:p text:style-name="P40"/>
          </table:table-cell>
        </table:table-row>
        <table:table-row>
          <table:covered-table-cell/>
          <table:table-cell table:style-name="Tabla10.B3" office:value-type="string">
            <text:p text:style-name="P53">NICHI</text:p>
          </table:table-cell>
          <table:table-cell table:style-name="Tabla10.C2" office:value-type="string">
            <text:p text:style-name="P56"><text:ruby text:style-name="Ru1"><text:ruby-base><text:span text:style-name="T58">日</text:span></text:ruby-base><text:ruby-text>にち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text:s/></text:span><text:s text:c="4"/><text:span text:style-name="T1">(domingo)</text:span></text:p>
          </table:table-cell>
          <table:table-cell table:style-name="Tabla10.D4" office:value-type="string">
            <text:p text:style-name="P56"><text:ruby text:style-name="Ru1"><text:ruby-base><text:span text:style-name="T43">日</text:span></text:ruby-base><text:ruby-text>にっ</text:ruby-text></text:ruby><text:ruby text:style-name="Ru1"><text:ruby-base><text:span text:style-name="T58">中</text:span></text:ruby-base><text:ruby-text>ちゅう</text:ruby-text></text:ruby><text:span text:style-name="T58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3">KA</text:p>
          </table:table-cell>
          <table:table-cell table:style-name="Tabla10.C2" office:value-type="string">
            <text:p text:style-name="P56"/>
          </table:table-cell>
          <table:table-cell table:style-name="Tabla10.D4" office:value-type="string">
            <text:p text:style-name="P56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6"/>
      <text:p text:style-name="P16"/>
      <text:p text:style-name="P16"/>
      <text:p text:style-name="P16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47">地</text:p>
          </table:table-cell>
          <table:table-cell table:style-name="Tabla102.A1" table:number-rows-spanned="2" office:value-type="string">
            <text:p text:style-name="P77">CHI</text:p>
          </table:table-cell>
          <table:table-cell table:style-name="Tabla102.C1" office:value-type="string">
            <text:p text:style-name="P74"><text:ruby text:style-name="Ru1"><text:ruby-base><text:span text:style-name="T58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4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4"><text:ruby text:style-name="Ru1"><text:ruby-base><text:span text:style-name="T58">土</text:span></text:ruby-base><text:ruby-text>と</text:ruby-text></text:ruby><text:ruby text:style-name="Ru1"><text:ruby-base><text:span text:style-name="T58">地</text:span></text:ruby-base><text:ruby-text>ち</text:ruby-text></text:ruby><text:span text:style-name="T58"> </text:span><text:s text:c="10"/><text:span text:style-name="T1">(terreno)</text:span></text:p>
          </table:table-cell>
          <table:table-cell table:style-name="Tabla102.D2" office:value-type="string">
            <text:p text:style-name="P74"><text:ruby text:style-name="Ru1"><text:ruby-base><text:span text:style-name="T58">地</text:span></text:ruby-base><text:ruby-text>ち</text:ruby-text></text:ruby><text:ruby text:style-name="Ru1"><text:ruby-base><text:span text:style-name="T58">上</text:span></text:ruby-base><text:ruby-text>じょう</text:ruby-text></text:ruby><text:span text:style-name="T58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77">JI</text:p>
          </table:table-cell>
          <table:table-cell table:style-name="Tabla102.C2" office:value-type="string">
            <text:p text:style-name="P74"><text:ruby text:style-name="Ru1"><text:ruby-base><text:span text:style-name="T58">地</text:span></text:ruby-base><text:ruby-text>じ</text:ruby-text></text:ruby><text:span text:style-name="T58">めん </text:span><text:s text:c="5"/></text:p>
            <text:p text:style-name="P60"><text:s text:c="5"/>(superficie terrestre)</text:p>
          </table:table-cell>
          <table:table-cell table:style-name="Tabla102.D2" office:value-type="string">
            <text:p text:style-name="P86"/>
          </table:table-cell>
        </table:table-row>
      </table:table>
      <text:p text:style-name="P16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47">池</text:p>
          </table:table-cell>
          <table:table-cell table:style-name="Tabla103.A1" office:value-type="string">
            <text:p text:style-name="P77">IKE</text:p>
          </table:table-cell>
          <table:table-cell table:style-name="Tabla103.C1" office:value-type="string">
            <text:p text:style-name="P56"><text:ruby text:style-name="Ru1"><text:ruby-base><text:span text:style-name="T58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4"/>
          </table:table-cell>
        </table:table-row>
        <table:table-row>
          <table:covered-table-cell/>
          <table:table-cell table:style-name="Tabla103.B2" office:value-type="string">
            <text:p text:style-name="P78">CHI</text:p>
          </table:table-cell>
          <table:table-cell table:style-name="Tabla103.C2" office:value-type="string">
            <text:p text:style-name="P74"><text:ruby text:style-name="Ru1"><text:ruby-base><text:span text:style-name="T58">電</text:span></text:ruby-base><text:ruby-text>でん</text:ruby-text></text:ruby><text:ruby text:style-name="Ru1"><text:ruby-base><text:span text:style-name="T58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86"/>
          </table:table-cell>
        </table:table-row>
      </table:table>
      <text:p text:style-name="P72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47">雪</text:p>
          </table:table-cell>
          <table:table-cell table:style-name="Tabla97.A1" office:value-type="string">
            <text:p text:style-name="P53">YUKI</text:p>
          </table:table-cell>
          <table:table-cell table:style-name="Tabla97.A1" office:value-type="string">
            <text:p text:style-name="P56"><text:ruby text:style-name="Ru1"><text:ruby-base><text:span text:style-name="T58">雪</text:span></text:ruby-base><text:ruby-text>ゆき</text:ruby-text></text:ruby><text:span text:style-name="T58"> </text:span><text:s text:c="16"/><text:span text:style-name="T1">(nieve)</text:span></text:p>
          </table:table-cell>
          <table:table-cell table:style-name="Tabla97.D1" office:value-type="string">
            <text:p text:style-name="P56"/>
          </table:table-cell>
        </table:table-row>
      </table:table>
      <text:p text:style-name="P36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47">雲</text:p>
          </table:table-cell>
          <table:table-cell table:style-name="Tabla99.A1" office:value-type="string">
            <text:p text:style-name="P53">KUMO</text:p>
          </table:table-cell>
          <table:table-cell table:style-name="Tabla99.A1" office:value-type="string">
            <text:p text:style-name="P56"><text:ruby text:style-name="Ru1"><text:ruby-base><text:span text:style-name="T58">雲</text:span></text:ruby-base><text:ruby-text>くも</text:ruby-text></text:ruby><text:span text:style-name="T58"> </text:span><text:s text:c="16"/><text:span text:style-name="T1">(nube)</text:span></text:p>
          </table:table-cell>
          <table:table-cell table:style-name="Tabla99.D1" office:value-type="string">
            <text:p text:style-name="P56"/>
          </table:table-cell>
        </table:table-row>
      </table:table>
      <text:p text:style-name="P69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47">汽</text:p>
          </table:table-cell>
          <table:table-cell table:style-name="Tabla232.A1" office:value-type="string">
            <text:p text:style-name="P77">KI</text:p>
          </table:table-cell>
          <table:table-cell table:style-name="Tabla232.A1" office:value-type="string">
            <text:p text:style-name="P56"><text:ruby text:style-name="Ru1"><text:ruby-base><text:span text:style-name="T58">汽</text:span></text:ruby-base><text:ruby-text>き</text:ruby-text></text:ruby><text:span text:style-name="T58"> <text:s/></text:span><text:s text:c="14"/><text:span text:style-name="T1">(vapor)</text:span></text:p>
          </table:table-cell>
          <table:table-cell table:style-name="Tabla232.D1" office:value-type="string">
            <text:p text:style-name="P75"><text:ruby text:style-name="Ru1"><text:ruby-base><text:span text:style-name="T58">汽</text:span></text:ruby-base><text:ruby-text>き</text:ruby-text></text:ruby><text:ruby text:style-name="Ru1"><text:ruby-base><text:span text:style-name="T58">船</text:span></text:ruby-base><text:ruby-text>せん</text:ruby-text></text:ruby><text:span text:style-name="T58"> <text:s text:c="2"/></text:span><text:span text:style-name="T1">(barco de vapor)</text:span> <text:s text:c="2"/></text:p>
          </table:table-cell>
        </table:table-row>
      </table:table>
      <text:p text:style-name="P73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47">海</text:p>
          </table:table-cell>
          <table:table-cell table:style-name="Tabla197.A1" office:value-type="string">
            <text:p text:style-name="P53">うみ</text:p>
          </table:table-cell>
          <table:table-cell table:style-name="Tabla197.A1" office:value-type="string">
            <text:p text:style-name="P40"><text:ruby text:style-name="Ru1"><text:ruby-base><text:span text:style-name="T58">海</text:span></text:ruby-base><text:ruby-text>うみ</text:ruby-text></text:ruby><text:span text:style-name="T74"> <text:s text:c="26"/></text:span>mar</text:p>
          </table:table-cell>
          <table:table-cell table:style-name="Tabla19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97.B2" office:value-type="string">
            <text:p text:style-name="P78">カイ</text:p>
          </table:table-cell>
          <table:table-cell table:style-name="Tabla197.C2" office:value-type="string">
            <text:p text:style-name="P69"><text:ruby text:style-name="Ru1"><text:ruby-base><text:span text:style-name="T58">海</text:span></text:ruby-base><text:ruby-text>かい</text:ruby-text></text:ruby><text:ruby text:style-name="Ru1"><text:ruby-base><text:span text:style-name="T58">水</text:span></text:ruby-base><text:ruby-text>すい</text:ruby-text></text:ruby><text:span text:style-name="T74"> <text:s text:c="8"/></text:span>agua salada</text:p>
          </table:table-cell>
          <table:table-cell table:style-name="Tabla197.D2" office:value-type="string">
            <text:p text:style-name="P87">　 <text:s text:c="5"/></text:p>
          </table:table-cell>
        </table:table-row>
      </table:table>
      <text:p text:style-name="P12"/>
      <text:p text:style-name="P12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47"><text:soft-page-break/>岸</text:p>
          </table:table-cell>
          <table:table-cell table:style-name="Tabla245.A1" office:value-type="string">
            <text:p text:style-name="P53">きし</text:p>
          </table:table-cell>
          <table:table-cell table:style-name="Tabla245.A1" office:value-type="string">
            <text:p text:style-name="P40"><text:ruby text:style-name="Ru1"><text:ruby-base><text:span text:style-name="T58">岸</text:span></text:ruby-base><text:ruby-text>きし</text:ruby-text></text:ruby><text:span text:style-name="T58"> <text:s text:c="2"/></text:span><text:s text:c="20"/>costa</text:p>
          </table:table-cell>
          <table:table-cell table:style-name="Tabla245.D1" office:value-type="string">
            <text:p text:style-name="P61"><text:s text:c="10"/></text:p>
          </table:table-cell>
        </table:table-row>
        <table:table-row>
          <table:covered-table-cell/>
          <table:table-cell table:style-name="Tabla245.B2" office:value-type="string">
            <text:p text:style-name="P78">ガン</text:p>
          </table:table-cell>
          <table:table-cell table:style-name="Tabla245.C2" office:value-type="string">
            <text:p text:style-name="P69"><text:ruby text:style-name="Ru1"><text:ruby-base><text:span text:style-name="T58">海</text:span></text:ruby-base><text:ruby-text>かい</text:ruby-text></text:ruby><text:ruby text:style-name="Ru1"><text:ruby-base><text:span text:style-name="T58">岸</text:span></text:ruby-base><text:ruby-text>がん</text:ruby-text></text:ruby><text:span text:style-name="T58"> <text:s text:c="2"/></text:span><text:s text:c="16"/>playa</text:p>
          </table:table-cell>
          <table:table-cell table:style-name="Tabla245.D2" office:value-type="string">
            <text:p text:style-name="P87">　 <text:s text:c="5"/></text:p>
          </table:table-cell>
        </table:table-row>
      </table:table>
      <text:p text:style-name="P12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4">川</text:p>
          </table:table-cell>
          <table:table-cell table:style-name="Tabla73.A1" office:value-type="string">
            <text:p text:style-name="P53">KAWA</text:p>
          </table:table-cell>
          <table:table-cell table:style-name="Tabla73.A1" office:value-type="string">
            <text:p text:style-name="P40"><text:ruby text:style-name="Ru1"><text:ruby-base><text:span text:style-name="T58">川</text:span></text:ruby-base><text:ruby-text>かわ</text:ruby-text></text:ruby> <text:s text:c="26"/>(río)</text:p>
          </table:table-cell>
          <table:table-cell table:style-name="Tabla73.D1" office:value-type="string">
            <text:p text:style-name="P92"><text:ruby text:style-name="Ru1"><text:ruby-base><text:span text:style-name="T42">小</text:span></text:ruby-base><text:ruby-text>お</text:ruby-text></text:ruby><text:ruby text:style-name="Ru1"><text:ruby-base><text:span text:style-name="T42">川</text:span></text:ruby-base><text:ruby-text>がわ</text:ruby-text></text:ruby><text:span text:style-name="T58"> </text:span><text:s text:c="12"/>(riachuelo)</text:p>
          </table:table-cell>
        </table:table-row>
      </table:table>
      <text:p text:style-name="P120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3">山</text:p>
          </table:table-cell>
          <table:table-cell table:style-name="Tabla72.A1" office:value-type="string">
            <text:p text:style-name="P53">YAMA</text:p>
          </table:table-cell>
          <table:table-cell table:style-name="Tabla72.A1" office:value-type="string">
            <text:p text:style-name="P40"><text:ruby text:style-name="Ru1"><text:ruby-base><text:span text:style-name="T58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0"><text:ruby text:style-name="Ru1"><text:ruby-base><text:span text:style-name="T58">山</text:span></text:ruby-base><text:ruby-text>やま</text:ruby-text></text:ruby><text:span text:style-name="T58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3">SAN</text:p>
          </table:table-cell>
          <table:table-cell table:style-name="Tabla72.C2" office:value-type="string">
            <text:p text:style-name="P40"><text:span text:style-name="T58">ふじ</text:span><text:ruby text:style-name="Ru1"><text:ruby-base><text:span text:style-name="T58">山</text:span></text:ruby-base><text:ruby-text>さん</text:ruby-text></text:ruby><text:span text:style-name="T58"> </text:span><text:s text:c="4"/>(monte <text:span text:style-name="T7">Fuji</text:span>)</text:p>
          </table:table-cell>
          <table:table-cell table:style-name="Tabla72.D2" office:value-type="string">
            <text:p text:style-name="P40"><text:ruby text:style-name="Ru1"><text:ruby-base><text:span text:style-name="T58">火</text:span></text:ruby-base><text:ruby-text>か</text:ruby-text></text:ruby><text:ruby text:style-name="Ru1"><text:ruby-base><text:span text:style-name="T43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15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47">谷</text:p>
          </table:table-cell>
          <table:table-cell table:style-name="Tabla152.A1" office:value-type="string">
            <text:p text:style-name="P77">TANI</text:p>
          </table:table-cell>
          <table:table-cell table:style-name="Tabla152.A1" office:value-type="string">
            <text:p text:style-name="P40"><text:ruby text:style-name="Ru1"><text:ruby-base><text:span text:style-name="T58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0"><text:ruby text:style-name="Ru1"><text:ruby-base><text:span text:style-name="T58">谷</text:span></text:ruby-base><text:ruby-text>たに</text:ruby-text></text:ruby><text:ruby text:style-name="Ru1"><text:ruby-base><text:span text:style-name="T43">川</text:span></text:ruby-base><text:ruby-text>がわ</text:ruby-text></text:ruby> <text:s text:c="9"/>(valle fluvial)</text:p>
          </table:table-cell>
        </table:table-row>
      </table:table>
      <text:p text:style-name="P33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4">湖</text:p>
          </table:table-cell>
          <table:table-cell table:style-name="Tabla246.A1" office:value-type="string">
            <text:p text:style-name="P53">みずうみ</text:p>
          </table:table-cell>
          <table:table-cell table:style-name="Tabla246.C1" office:value-type="string">
            <text:p text:style-name="P40"><text:ruby text:style-name="Ru1"><text:ruby-base><text:span text:style-name="T58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0"/>
          </table:table-cell>
        </table:table-row>
        <table:table-row>
          <table:covered-table-cell/>
          <table:table-cell table:style-name="Tabla246.B2" office:value-type="string">
            <text:p text:style-name="P89">コ</text:p>
          </table:table-cell>
          <table:table-cell table:style-name="Tabla246.C2" office:value-type="string">
            <text:p text:style-name="P94"><text:ruby text:style-name="Ru1"><text:ruby-base><text:span text:style-name="T58">湖</text:span></text:ruby-base><text:ruby-text>こ</text:ruby-text></text:ruby><text:ruby text:style-name="Ru1"><text:ruby-base><text:span text:style-name="T58">水</text:span></text:ruby-base><text:ruby-text>すい</text:ruby-text></text:ruby> <text:s text:c="22"/>lago</text:p>
          </table:table-cell>
          <table:table-cell table:style-name="Tabla246.D2" office:value-type="string">
            <text:p text:style-name="P40"/>
          </table:table-cell>
        </table:table-row>
      </table:table>
      <text:p text:style-name="P33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4">石</text:p>
          </table:table-cell>
          <table:table-cell table:style-name="Tabla76.A1" office:value-type="string">
            <text:p text:style-name="P53">ISHI</text:p>
          </table:table-cell>
          <table:table-cell table:style-name="Tabla76.C1" office:value-type="string">
            <text:p text:style-name="P40"><text:ruby text:style-name="Ru1"><text:ruby-base><text:span text:style-name="T58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0"/>
          </table:table-cell>
        </table:table-row>
        <table:table-row>
          <table:covered-table-cell/>
          <table:table-cell table:style-name="Tabla76.B2" office:value-type="string">
            <text:p text:style-name="P89">SEKI</text:p>
          </table:table-cell>
          <table:table-cell table:style-name="Tabla76.C2" office:value-type="string">
            <text:p text:style-name="P94"><text:ruby text:style-name="Ru1"><text:ruby-base><text:span text:style-name="T58">石</text:span></text:ruby-base><text:ruby-text>せき</text:ruby-text></text:ruby><text:span text:style-name="T58">ゆ</text:span> <text:s text:c="13"/>(petróleo)</text:p>
          </table:table-cell>
          <table:table-cell table:style-name="Tabla76.D2" office:value-type="string">
            <text:p text:style-name="P40"/>
          </table:table-cell>
        </table:table-row>
      </table:table>
      <text:p text:style-name="P33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47">岩</text:p>
          </table:table-cell>
          <table:table-cell table:style-name="Tabla101.A1" office:value-type="string">
            <text:p text:style-name="P53">IWA</text:p>
          </table:table-cell>
          <table:table-cell table:style-name="Tabla101.C1" office:value-type="string">
            <text:p text:style-name="P40"><text:ruby text:style-name="Ru1"><text:ruby-base><text:span text:style-name="T58">岩</text:span></text:ruby-base><text:ruby-text>いわ</text:ruby-text></text:ruby> <text:s text:c="23"/>(roca)</text:p>
          </table:table-cell>
          <table:table-cell table:style-name="Tabla101.D1" office:value-type="string">
            <text:p text:style-name="P40"><text:ruby text:style-name="Ru1"><text:ruby-base><text:span text:style-name="T58">岩</text:span></text:ruby-base><text:ruby-text>いわ</text:ruby-text></text:ruby><text:ruby text:style-name="Ru1"><text:ruby-base><text:span text:style-name="T58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3">GAN</text:p>
          </table:table-cell>
          <table:table-cell table:style-name="Tabla101.B2" office:value-type="string">
            <text:p text:style-name="P40"><text:ruby text:style-name="Ru1"><text:ruby-base><text:span text:style-name="T12">岩</text:span></text:ruby-base><text:ruby-text>がん</text:ruby-text></text:ruby><text:ruby text:style-name="Ru1"><text:ruby-base><text:span text:style-name="T12">石</text:span></text:ruby-base><text:ruby-text>せき</text:ruby-text></text:ruby><text:span text:style-name="T9"> <text:s text:c="4"/></text:span>(roca “técnico”)</text:p>
          </table:table-cell>
          <table:table-cell table:style-name="Tabla101.D2" office:value-type="string">
            <text:p text:style-name="P40"/>
          </table:table-cell>
        </table:table-row>
      </table:table>
      <text:p text:style-name="P33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4">銀</text:p>
          </table:table-cell>
          <table:table-cell table:style-name="Tabla247.A1" office:value-type="string">
            <text:p text:style-name="P53">しろがね</text:p>
          </table:table-cell>
          <table:table-cell table:style-name="Tabla247.C1" office:value-type="string">
            <text:p text:style-name="P40"><text:ruby text:style-name="Ru1"><text:ruby-base><text:span text:style-name="T58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0"/>
          </table:table-cell>
        </table:table-row>
        <table:table-row>
          <table:covered-table-cell/>
          <table:table-cell table:style-name="Tabla247.B2" office:value-type="string">
            <text:p text:style-name="P89">ギン</text:p>
          </table:table-cell>
          <table:table-cell table:style-name="Tabla247.C2" office:value-type="string">
            <text:p text:style-name="P94"><text:ruby text:style-name="Ru1"><text:ruby-base><text:span text:style-name="T58">銀</text:span></text:ruby-base><text:ruby-text>ぎん</text:ruby-text></text:ruby><text:ruby text:style-name="Ru1"><text:ruby-base><text:span text:style-name="T58">行</text:span></text:ruby-base><text:ruby-text>こう</text:ruby-text></text:ruby> <text:s text:c="19"/>banco</text:p>
          </table:table-cell>
          <table:table-cell table:style-name="Tabla247.D2" office:value-type="string">
            <text:p text:style-name="P40"/>
          </table:table-cell>
        </table:table-row>
      </table:table>
      <text:p text:style-name="P3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48">竹</text:p>
            </table:table-cell>
            <table:table-cell table:style-name="Tabla9.A1" office:value-type="string">
              <text:p text:style-name="P53">TAKE</text:p>
            </table:table-cell>
            <table:table-cell table:style-name="Tabla9.C1" office:value-type="string">
              <text:p text:style-name="P40"><text:ruby text:style-name="Ru1"><text:ruby-base><text:span text:style-name="T58">竹</text:span></text:ruby-base><text:ruby-text>たけ</text:ruby-text></text:ruby><text:span text:style-name="T58"> </text:span><text:s text:c="20"/>(bambú)</text:p>
            </table:table-cell>
            <table:table-cell table:style-name="Tabla9.D1" office:value-type="string">
              <text:p text:style-name="P12"><text:ruby text:style-name="Ru1"><text:ruby-base><text:span text:style-name="T58">竹</text:span></text:ruby-base><text:ruby-text>たけ</text:ruby-text></text:ruby><text:span text:style-name="T58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3">CHIKU</text:p>
          </table:table-cell>
          <table:table-cell table:style-name="Tabla9.C2" office:value-type="string">
            <text:p text:style-name="P40"><text:ruby text:style-name="Ru1"><text:ruby-base><text:span text:style-name="T58">竹</text:span></text:ruby-base><text:ruby-text>ちく</text:ruby-text></text:ruby><text:ruby text:style-name="Ru1"><text:ruby-base><text:span text:style-name="T58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2"/>
          </table:table-cell>
        </table:table-row>
      </table:table>
      <text:p text:style-name="P115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3">林</text:p>
          </table:table-cell>
          <table:table-cell table:style-name="Tabla74.A1" office:value-type="string">
            <text:p text:style-name="P53">HAYASHI</text:p>
          </table:table-cell>
          <table:table-cell table:style-name="Tabla74.C1" office:value-type="string">
            <text:p text:style-name="P46"><text:ruby text:style-name="Ru1"><text:ruby-base><text:span text:style-name="T58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0"/>
          </table:table-cell>
        </table:table-row>
        <table:table-row>
          <table:covered-table-cell/>
          <table:table-cell table:style-name="Tabla74.B2" office:value-type="string">
            <text:p text:style-name="P53">RIN</text:p>
          </table:table-cell>
          <table:table-cell table:style-name="Tabla74.C2" office:value-type="string">
            <text:p text:style-name="P46"><text:span text:style-name="T68"><text:s text:c="3"/>(* </text:span><text:ruby text:style-name="Ru1"><text:ruby-base><text:span text:style-name="T68">山</text:span></text:ruby-base><text:ruby-text>さん</text:ruby-text></text:ruby><text:ruby text:style-name="Ru1"><text:ruby-base><text:span text:style-name="T68">林</text:span></text:ruby-base><text:ruby-text>りん</text:ruby-text></text:ruby><text:span text:style-name="T68">/</text:span><text:ruby text:style-name="Ru1"><text:ruby-base><text:span text:style-name="T68">竹</text:span></text:ruby-base><text:ruby-text>ちく</text:ruby-text></text:ruby><text:ruby text:style-name="Ru1"><text:ruby-base><text:span text:style-name="T68">林</text:span></text:ruby-base><text:ruby-text>りん</text:ruby-text></text:ruby><text:span text:style-name="T68">/</text:span><text:ruby text:style-name="Ru1"><text:ruby-base><text:span text:style-name="T68">森</text:span></text:ruby-base><text:ruby-text>しん</text:ruby-text></text:ruby><text:ruby text:style-name="Ru1"><text:ruby-base><text:span text:style-name="T68">林</text:span></text:ruby-base><text:ruby-text>りん</text:ruby-text></text:ruby><text:span text:style-name="T68">)</text:span> </text:p>
          </table:table-cell>
          <table:table-cell table:style-name="Tabla74.D2" office:value-type="string">
            <text:p text:style-name="P40"/>
          </table:table-cell>
        </table:table-row>
      </table:table>
      <text:p text:style-name="P115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47">森</text:p>
          </table:table-cell>
          <table:table-cell table:style-name="Tabla75.A1" office:value-type="string">
            <text:p text:style-name="P53">MORI</text:p>
          </table:table-cell>
          <table:table-cell table:style-name="Tabla75.A1" office:value-type="string">
            <text:p text:style-name="P40"><text:ruby text:style-name="Ru1"><text:ruby-base><text:span text:style-name="T58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0"/>
          </table:table-cell>
        </table:table-row>
        <table:table-row>
          <table:covered-table-cell/>
          <table:table-cell table:style-name="Tabla75.B2" office:value-type="string">
            <text:p text:style-name="P53">SHIN</text:p>
          </table:table-cell>
          <table:table-cell table:style-name="Tabla75.B2" office:value-type="string">
            <text:p text:style-name="P46"><text:ruby text:style-name="Ru1"><text:ruby-base><text:span text:style-name="T58">森</text:span></text:ruby-base><text:ruby-text>しん</text:ruby-text></text:ruby><text:ruby text:style-name="Ru1"><text:ruby-base><text:span text:style-name="T58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0"/>
          </table:table-cell>
        </table:table-row>
      </table:table>
      <text:p text:style-name="P118"/>
      <text:p text:style-name="P118">CAMPO - COMIDA</text:p>
      <text:p text:style-name="P117"/>
      <text:p text:style-name="P120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3" office:value-type="string">
            <text:p text:style-name="P47">野</text:p>
          </table:table-cell>
          <table:table-cell table:style-name="Tabla106.A1" office:value-type="string">
            <text:p text:style-name="P77">NO</text:p>
          </table:table-cell>
          <table:table-cell table:style-name="Tabla106.C1" office:value-type="string">
            <text:p text:style-name="P40"><text:ruby text:style-name="Ru1"><text:ruby-base><text:span text:style-name="T58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0"/>
          </table:table-cell>
        </table:table-row>
        <table:table-row>
          <table:covered-table-cell/>
          <table:table-cell table:style-name="Tabla106.B2" table:number-rows-spanned="2" office:value-type="string">
            <text:p text:style-name="P78">YA</text:p>
          </table:table-cell>
          <table:table-cell table:style-name="Tabla106.C2" office:value-type="string">
            <text:p text:style-name="P60"><text:ruby text:style-name="Ru1"><text:ruby-base><text:span text:style-name="T58">野</text:span></text:ruby-base><text:ruby-text>や</text:ruby-text></text:ruby><text:span text:style-name="T58">さい</text:span> <text:s text:c="7"/>(verduras)</text:p>
          </table:table-cell>
          <table:table-cell table:style-name="Tabla106.D2" office:value-type="string">
            <text:p text:style-name="P94"><text:ruby text:style-name="Ru1"><text:ruby-base><text:span text:style-name="T58">分</text:span></text:ruby-base><text:ruby-text>ぶん</text:ruby-text></text:ruby><text:ruby text:style-name="Ru1"><text:ruby-base><text:span text:style-name="T58">野</text:span></text:ruby-base><text:ruby-text>や</text:ruby-text></text:ruby> <text:s/></text:p>
            <text:p text:style-name="P94"><text:s text:c="7"/>(campo académico)</text:p>
          </table:table-cell>
        </table:table-row>
        <table:table-row>
          <table:covered-table-cell/>
          <table:covered-table-cell/>
          <table:table-cell table:style-name="Tabla106.C2" office:value-type="string">
            <text:p text:style-name="P60"><text:ruby text:style-name="Ru1"><text:ruby-base><text:span text:style-name="T58">野</text:span></text:ruby-base><text:ruby-text>や</text:ruby-text></text:ruby><text:span text:style-name="T58">きゅう <text:s text:c="3"/></text:span><text:s/>(béisbol)</text:p>
          </table:table-cell>
          <table:table-cell table:style-name="Tabla106.D2" office:value-type="string">
            <text:p text:style-name="P94"/>
          </table:table-cell>
        </table:table-row>
      </table:table>
      <text:p text:style-name="P28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ext:soft-page-break/>
        <table:table-row>
          <table:table-cell table:style-name="Tabla151.A1" table:number-rows-spanned="2" office:value-type="string">
            <text:p text:style-name="P47">原</text:p>
          </table:table-cell>
          <table:table-cell table:style-name="Tabla151.A1" office:value-type="string">
            <text:p text:style-name="P77">HARA</text:p>
          </table:table-cell>
          <table:table-cell table:style-name="Tabla151.C1" office:value-type="string">
            <text:p text:style-name="P40"><text:ruby text:style-name="Ru1"><text:ruby-base><text:span text:style-name="T58">野</text:span></text:ruby-base><text:ruby-text>の</text:ruby-text></text:ruby><text:ruby text:style-name="Ru1"><text:ruby-base><text:span text:style-name="T58">原</text:span></text:ruby-base><text:ruby-text>はら</text:ruby-text></text:ruby> </text:p>
            <text:p text:style-name="P40"><text:s text:c="10"/>(campo, pradera)</text:p>
          </table:table-cell>
          <table:table-cell table:style-name="Tabla151.D1" office:value-type="string">
            <text:p text:style-name="P60"><text:ruby text:style-name="Ru1"><text:ruby-base><text:span text:style-name="T58">原</text:span></text:ruby-base><text:ruby-text>はら</text:ruby-text></text:ruby><text:span text:style-name="T58">っぱ</text:span> <text:s text:c="4"/></text:p>
            <text:p text:style-name="P60"><text:s text:c="8"/><text:span text:style-name="T9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78">GEN</text:p>
          </table:table-cell>
          <table:table-cell table:style-name="Tabla151.B2" office:value-type="string">
            <text:p text:style-name="P60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 <text:s text:c="15"/>(átomo)</text:p>
          </table:table-cell>
          <table:table-cell table:style-name="Tabla151.D2" office:value-type="string">
            <text:p text:style-name="P60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<text:ruby text:style-name="Ru1"><text:ruby-base><text:span text:style-name="T58">力</text:span></text:ruby-base><text:ruby-text>りょく</text:ruby-text></text:ruby> </text:p>
            <text:p text:style-name="P60"><text:s text:c="12"/>(energía nuclear)</text:p>
          </table:table-cell>
        </table:table-row>
      </table:table>
      <text:p text:style-name="P1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47">花</text:p>
            </table:table-cell>
            <table:table-cell table:style-name="Tabla6.A1" table:number-rows-spanned="2" office:value-type="string">
              <text:p text:style-name="P53">HANA</text:p>
            </table:table-cell>
            <table:table-cell table:style-name="Tabla6.C1" office:value-type="string">
              <text:p text:style-name="P40"><text:ruby text:style-name="Ru1"><text:ruby-base><text:span text:style-name="T58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0"><text:ruby text:style-name="Ru1"><text:ruby-base><text:span text:style-name="T58">花</text:span></text:ruby-base><text:ruby-text>はな</text:ruby-text></text:ruby><text:span text:style-name="T58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0"><text:ruby text:style-name="Ru1"><text:ruby-base><text:span text:style-name="T58">草</text:span></text:ruby-base><text:ruby-text>くさ</text:ruby-text></text:ruby><text:ruby text:style-name="Ru1"><text:ruby-base><text:span text:style-name="T43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0"/>
          </table:table-cell>
        </table:table-row>
        <table:table-row>
          <table:covered-table-cell/>
          <table:table-cell table:style-name="Tabla6.B3" office:value-type="string">
            <text:p text:style-name="P53">KA</text:p>
          </table:table-cell>
          <table:table-cell table:style-name="Tabla6.C2" office:value-type="string">
            <text:p text:style-name="P40"><text:ruby text:style-name="Ru1"><text:ruby-base><text:span text:style-name="T58">花</text:span></text:ruby-base><text:ruby-text>か</text:ruby-text></text:ruby><text:span text:style-name="T58">びん </text:span><text:s text:c="11"/>(<text:span text:style-name="T56">florero</text:span>)</text:p>
          </table:table-cell>
          <table:table-cell table:style-name="Tabla6.D2" office:value-type="string">
            <text:p text:style-name="P40"><text:ruby text:style-name="Ru1"><text:ruby-base><text:span text:style-name="T58">花</text:span></text:ruby-base><text:ruby-text>か</text:ruby-text></text:ruby><text:span text:style-name="T58">だん</text:span> <text:s text:c="10"/>(parterre)</text:p>
          </table:table-cell>
        </table:table-row>
      </table:table>
      <text:p text:style-name="P3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48">草</text:p>
            </table:table-cell>
            <table:table-cell table:style-name="Tabla7.A1" office:value-type="string">
              <text:p text:style-name="P53">KUSA</text:p>
            </table:table-cell>
            <table:table-cell table:style-name="Tabla7.C1" office:value-type="string">
              <text:p text:style-name="P40"><text:ruby text:style-name="Ru1"><text:ruby-base><text:span text:style-name="T58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0"><text:ruby text:style-name="Ru1"><text:ruby-base><text:span text:style-name="T58">草</text:span></text:ruby-base><text:ruby-text>くさ</text:ruby-text></text:ruby><text:span text:style-name="T58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3">SÔ</text:p>
          </table:table-cell>
          <table:table-cell table:style-name="Tabla7.C2" office:value-type="string">
            <text:p text:style-name="P40"><text:ruby text:style-name="Ru1"><text:ruby-base><text:span text:style-name="T58">草</text:span></text:ruby-base><text:ruby-text>そう</text:ruby-text></text:ruby><text:ruby text:style-name="Ru1"><text:ruby-base><text:span text:style-name="T58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4"><text:span text:style-name="T58">れんげ</text:span><text:ruby text:style-name="Ru1"><text:ruby-base><text:span text:style-name="T58">草</text:span></text:ruby-base><text:ruby-text>そう</text:ruby-text></text:ruby> <text:s text:c="7"/>(flor loto)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17"/>
      <text:p text:style-name="P117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3">田</text:p>
          </table:table-cell>
          <table:table-cell table:style-name="Tabla71.A1" office:value-type="string">
            <text:p text:style-name="P53">TA</text:p>
          </table:table-cell>
          <table:table-cell table:style-name="Tabla71.A1" office:value-type="string">
            <text:p text:style-name="P40"><text:ruby text:style-name="Ru1"><text:ruby-base><text:span text:style-name="T58">田</text:span></text:ruby-base><text:ruby-text>た</text:ruby-text></text:ruby><text:span text:style-name="T58">んぼ </text:span><text:s text:c="10"/>(arrozal)</text:p>
          </table:table-cell>
          <table:table-cell table:style-name="Tabla71.D1" office:value-type="string">
            <text:p text:style-name="P40"><text:s text:c="19"/><text:span text:style-name="T9"><text:s text:c="3"/></text:span><text:span text:style-name="T26">(apellidos)</text:span></text:p>
          </table:table-cell>
        </table:table-row>
      </table:table>
      <text:p text:style-name="P12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47">米</text:p>
          </table:table-cell>
          <table:table-cell table:style-name="Tabla116.A1" office:value-type="string">
            <text:p text:style-name="P77">KOME</text:p>
          </table:table-cell>
          <table:table-cell table:style-name="Tabla116.A1" office:value-type="string">
            <text:p text:style-name="P40"><text:ruby text:style-name="Ru1"><text:ruby-base><text:span text:style-name="T58">米</text:span></text:ruby-base><text:ruby-text>こめ</text:ruby-text></text:ruby> <text:s text:c="21"/>(arroz)</text:p>
          </table:table-cell>
          <table:table-cell table:style-name="Tabla116.D1" office:value-type="string">
            <text:p text:style-name="P61"><text:s text:c="8"/></text:p>
          </table:table-cell>
        </table:table-row>
        <table:table-row>
          <table:covered-table-cell/>
          <table:table-cell table:style-name="Tabla116.B2" office:value-type="string">
            <text:p text:style-name="P77">BEI</text:p>
          </table:table-cell>
          <table:table-cell table:style-name="Tabla116.B2" office:value-type="string">
            <text:p text:style-name="P40"><text:ruby text:style-name="Ru1"><text:ruby-base><text:span text:style-name="T58">米</text:span></text:ruby-base><text:ruby-text>べい</text:ruby-text></text:ruby><text:ruby text:style-name="Ru1"><text:ruby-base><text:span text:style-name="T58">国</text:span></text:ruby-base><text:ruby-text>こく</text:ruby-text></text:ruby> <text:s text:c="15"/>(EEUU)</text:p>
          </table:table-cell>
          <table:table-cell table:style-name="Tabla116.D2" office:value-type="string">
            <text:p text:style-name="P61"/>
          </table:table-cell>
        </table:table-row>
      </table:table>
      <text:p text:style-name="P33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47">麦</text:p>
          </table:table-cell>
          <table:table-cell table:style-name="Tabla158.A1" office:value-type="string">
            <text:p text:style-name="P77">MUGI</text:p>
          </table:table-cell>
          <table:table-cell table:style-name="Tabla158.A1" office:value-type="string">
            <text:p text:style-name="P40"><text:ruby text:style-name="Ru1"><text:ruby-base><text:span text:style-name="T58">麦</text:span></text:ruby-base><text:ruby-text>むぎ</text:ruby-text></text:ruby><text:span text:style-name="T58"> <text:s/></text:span><text:s text:c="21"/>(trigo)</text:p>
          </table:table-cell>
          <table:table-cell table:style-name="Tabla158.D1" office:value-type="string">
            <text:p text:style-name="P61"><text:ruby text:style-name="Ru1"><text:ruby-base><text:span text:style-name="T58">麦</text:span></text:ruby-base><text:ruby-text>むぎ</text:ruby-text></text:ruby><text:ruby text:style-name="Ru1"><text:ruby-base><text:span text:style-name="T58">茶</text:span></text:ruby-base><text:ruby-text>ちゃ</text:ruby-text></text:ruby> <text:s text:c="11"/>(té de trigo)</text:p>
          </table:table-cell>
        </table:table-row>
      </table:table>
      <text:p text:style-name="P12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49">茶</text:p>
          </table:table-cell>
          <table:table-cell table:style-name="Tabla173.A1" office:value-type="string">
            <text:p text:style-name="P77">CHA</text:p>
          </table:table-cell>
          <table:table-cell table:style-name="Tabla173.A1" office:value-type="string">
            <text:p text:style-name="P40"><text:span text:style-name="T58">お</text:span><text:ruby text:style-name="Ru1"><text:ruby-base><text:span text:style-name="T58">茶</text:span></text:ruby-base><text:ruby-text>ちゃ</text:ruby-text></text:ruby> <text:s text:c="22"/>(té)</text:p>
          </table:table-cell>
          <table:table-cell table:style-name="Tabla173.D1" office:value-type="string">
            <text:p text:style-name="P28"><text:ruby text:style-name="Ru1"><text:ruby-base><text:span text:style-name="T60">茶</text:span></text:ruby-base><text:ruby-text>ちゃ</text:ruby-text></text:ruby><text:ruby text:style-name="Ru1"><text:ruby-base><text:span text:style-name="T60">色</text:span></text:ruby-base><text:ruby-text>いろ</text:ruby-text></text:ruby><text:span text:style-name="T60">い</text:span><text:span text:style-name="T5"> <text:s text:c="12"/>(marrón)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78">CHI</text:p>
          </table:table-cell>
          <table:table-cell table:style-name="Tabla173.C2" office:value-type="string">
            <text:p text:style-name="P69"><text:ruby text:style-name="Ru1"><text:ruby-base><text:span text:style-name="T58">茶</text:span></text:ruby-base><text:ruby-text>さ</text:ruby-text></text:ruby><text:ruby text:style-name="Ru1"><text:ruby-base><text:span text:style-name="T58">道</text:span></text:ruby-base><text:ruby-text>どう</text:ruby-text></text:ruby> <text:s text:c="5"/>(ceremonia té)</text:p>
          </table:table-cell>
          <table:table-cell table:style-name="Tabla173.D2" office:value-type="string">
            <text:p text:style-name="P87">　 <text:s text:c="5"/></text:p>
          </table:table-cell>
        </table:table-row>
      </table:table>
      <text:p text:style-name="P12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22"/>
      <text:p text:style-name="P122"/>
      <text:p text:style-name="P122">PERSONAS - FAMILIARES</text:p>
      <text:p text:style-name="P33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47">人</text:p>
            </table:table-cell>
            <table:table-cell table:style-name="Tabla16.A1" office:value-type="string">
              <text:p text:style-name="P53">HITO</text:p>
            </table:table-cell>
            <table:table-cell table:style-name="Tabla16.C1" office:value-type="string">
              <text:p text:style-name="P40"><text:ruby text:style-name="Ru1"><text:ruby-base><text:span text:style-name="T69">人</text:span></text:ruby-base><text:ruby-text>ひと</text:ruby-text></text:ruby><text:span text:style-name="T69"> </text:span><text:s text:c="17"/>(persona)</text:p>
            </table:table-cell>
            <table:table-cell table:style-name="Tabla16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3">JIN</text:p>
          </table:table-cell>
          <table:table-cell table:style-name="Tabla16.C2" office:value-type="string">
            <text:p text:style-name="P40"><text:ruby text:style-name="Ru1"><text:ruby-base><text:span text:style-name="T69">人</text:span></text:ruby-base><text:ruby-text>じん</text:ruby-text></text:ruby><text:ruby text:style-name="Ru1"><text:ruby-base><text:span text:style-name="T69">生</text:span></text:ruby-base><text:ruby-text>せい</text:ruby-text></text:ruby><text:span text:style-name="T69"> <text:s text:c="2"/></text:span><text:s text:c="2"/>(vida humana)</text:p>
          </table:table-cell>
          <table:table-cell table:style-name="Tabla16.D2" office:value-type="string">
            <text:p text:style-name="P40"><text:ruby text:style-name="Ru1"><text:ruby-base><text:span text:style-name="T69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3">NIN</text:p>
          </table:table-cell>
          <table:table-cell table:style-name="Tabla16.C2" office:value-type="string">
            <text:p text:style-name="P44"><text:ruby text:style-name="Ru1"><text:ruby-base><text:span text:style-name="T69">人</text:span></text:ruby-base><text:ruby-text>にん</text:ruby-text></text:ruby> <text:s text:c="13"/><text:span text:style-name="T55">[ personas ]</text:span></text:p>
          </table:table-cell>
          <table:table-cell table:style-name="Tabla16.D2" office:value-type="string">
            <text:p text:style-name="P40"/>
            <text:p text:style-name="P40"><text:s/></text:p>
          </table:table-cell>
        </table:table-row>
      </table:table>
      <text:p text:style-name="P12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ext:soft-page-break/>
        <table:table-row>
          <table:table-cell table:style-name="Tabla79.A1" table:number-rows-spanned="2" office:value-type="string">
            <text:p text:style-name="P47">方</text:p>
          </table:table-cell>
          <table:table-cell table:style-name="Tabla79.A1" office:value-type="string">
            <text:p text:style-name="P77">KATA</text:p>
          </table:table-cell>
          <table:table-cell table:style-name="Tabla79.A1" office:value-type="string">
            <text:p text:style-name="P61"><text:ruby text:style-name="Ru1"><text:ruby-base><text:span text:style-name="T69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1"><text:ruby text:style-name="Ru1"><text:ruby-base><text:span text:style-name="T69">方</text:span></text:ruby-base><text:ruby-text>かた</text:ruby-text></text:ruby> <text:s text:c="3"/></text:p>
            <text:p text:style-name="P61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77">HÔ</text:p>
          </table:table-cell>
          <table:table-cell table:style-name="Tabla79.C2" office:value-type="string">
            <text:p text:style-name="P40"><text:ruby text:style-name="Ru1"><text:ruby-base><text:span text:style-name="T69">方</text:span></text:ruby-base><text:ruby-text>ほう</text:ruby-text></text:ruby><text:ruby text:style-name="Ru1"><text:ruby-base><text:span text:style-name="T46">角</text:span></text:ruby-base><text:ruby-text>がく</text:ruby-text></text:ruby> <text:s/></text:p>
            <text:p text:style-name="P40"><text:s text:c="5"/>(dirección N-S-W-E)</text:p>
          </table:table-cell>
          <table:table-cell table:style-name="Tabla79.D2" office:value-type="string">
            <text:p text:style-name="P61"/>
          </table:table-cell>
        </table:table-row>
      </table:table>
      <text:p text:style-name="P40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47">活</text:p>
          </table:table-cell>
          <table:table-cell table:style-name="Tabla91.A1" office:value-type="string">
            <text:p text:style-name="P77">KATSU</text:p>
          </table:table-cell>
          <table:table-cell table:style-name="Tabla91.A1" office:value-type="string">
            <text:p text:style-name="P40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3"/>(vida cotidiana)</text:span></text:p>
          </table:table-cell>
          <table:table-cell table:style-name="Tabla91.D1" office:value-type="string">
            <text:p text:style-name="P61"/>
          </table:table-cell>
        </table:table-row>
      </table:table>
      <text:p text:style-name="P7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47">子</text:p>
            </table:table-cell>
            <table:table-cell table:style-name="Tabla17.A1" office:value-type="string">
              <text:p text:style-name="P53">KO</text:p>
            </table:table-cell>
            <table:table-cell table:style-name="Tabla17.C1" office:value-type="string">
              <text:p text:style-name="P40"><text:ruby text:style-name="Ru1"><text:ruby-base><text:span text:style-name="T69">子</text:span></text:ruby-base><text:ruby-text>こ</text:ruby-text></text:ruby><text:span text:style-name="T69">ども </text:span><text:s text:c="14"/>(niño)</text:p>
            </table:table-cell>
            <table:table-cell table:style-name="Tabla17.D1" office:value-type="string">
              <text:p text:style-name="P40"><text:ruby text:style-name="Ru1"><text:ruby-base><text:span text:style-name="T69">親</text:span></text:ruby-base><text:ruby-text>おや</text:ruby-text></text:ruby><text:ruby text:style-name="Ru1"><text:ruby-base><text:span text:style-name="T69">子</text:span></text:ruby-base><text:ruby-text>こ</text:ruby-text></text:ruby><text:span text:style-name="T69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3">SHI</text:p>
          </table:table-cell>
          <table:table-cell table:style-name="Tabla17.C2" office:value-type="string">
            <text:p text:style-name="P40"><text:ruby text:style-name="Ru1"><text:ruby-base><text:span text:style-name="T69">女</text:span></text:ruby-base><text:ruby-text>じょ</text:ruby-text></text:ruby><text:ruby text:style-name="Ru1"><text:ruby-base><text:span text:style-name="T69">子</text:span></text:ruby-base><text:ruby-text>し</text:ruby-text></text:ruby> <text:s text:c="19"/>(niña)</text:p>
          </table:table-cell>
          <table:table-cell table:style-name="Tabla17.D2" office:value-type="string">
            <text:p text:style-name="P40"><text:ruby text:style-name="Ru1"><text:ruby-base><text:span text:style-name="T69">男</text:span></text:ruby-base><text:ruby-text>だん</text:ruby-text></text:ruby><text:ruby text:style-name="Ru1"><text:ruby-base><text:span text:style-name="T69">子</text:span></text:ruby-base><text:ruby-text>し</text:ruby-text></text:ruby><text:span text:style-name="T56"> <text:s text:c="18"/></text:span>(chico)</text:p>
          </table:table-cell>
        </table:table-row>
      </table:table>
      <text:p text:style-name="P1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47">女</text:p>
            </table:table-cell>
            <table:table-cell table:style-name="Tabla18.A1" office:value-type="string">
              <text:p text:style-name="P53">ONNA</text:p>
            </table:table-cell>
            <table:table-cell table:style-name="Tabla18.C1" office:value-type="string">
              <text:p text:style-name="P40"><text:ruby text:style-name="Ru1"><text:ruby-base><text:span text:style-name="T69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0"><text:ruby text:style-name="Ru1"><text:ruby-base><text:span text:style-name="T69">女</text:span></text:ruby-base><text:ruby-text>おんな</text:ruby-text></text:ruby><text:span text:style-name="T69">の</text:span><text:ruby text:style-name="Ru1"><text:ruby-base><text:span text:style-name="T69">子</text:span></text:ruby-base><text:ruby-text>こ</text:ruby-text></text:ruby><text:span text:style-name="T69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3">JHO</text:p>
          </table:table-cell>
          <table:table-cell table:style-name="Tabla18.B2" office:value-type="string">
            <text:p text:style-name="P40"><text:span text:style-name="T69">かの</text:span><text:ruby text:style-name="Ru1"><text:ruby-base><text:span text:style-name="T69">女</text:span></text:ruby-base><text:ruby-text>じょ</text:ruby-text></text:ruby><text:span text:style-name="T69"> </text:span><text:s text:c="12"/>(novia)</text:p>
          </table:table-cell>
          <table:table-cell table:style-name="Tabla18.D2" office:value-type="string">
            <text:p text:style-name="P40"><text:ruby text:style-name="Ru1"><text:ruby-base><text:span text:style-name="T69">女</text:span></text:ruby-base><text:ruby-text>じょ</text:ruby-text></text:ruby><text:ruby text:style-name="Ru1"><text:ruby-base><text:span text:style-name="T69">王</text:span></text:ruby-base><text:ruby-text>おう</text:ruby-text></text:ruby><text:span text:style-name="T69"> <text:s/></text:span><text:s text:c="16"/>(reina)</text:p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p text:style-name="P11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4">男</text:p>
            </table:table-cell>
            <table:table-cell table:style-name="Tabla20.B1" office:value-type="string">
              <text:p text:style-name="P53">OTOKO</text:p>
            </table:table-cell>
            <table:table-cell table:style-name="Tabla20.C1" office:value-type="string">
              <text:p text:style-name="P40"><text:ruby text:style-name="Ru1"><text:ruby-base><text:span text:style-name="T69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0"><text:ruby text:style-name="Ru1"><text:ruby-base><text:span text:style-name="T69">男</text:span></text:ruby-base><text:ruby-text>おとこ</text:ruby-text></text:ruby><text:span text:style-name="T69">の</text:span><text:ruby text:style-name="Ru1"><text:ruby-base><text:span text:style-name="T69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2">DAN</text:p>
          </table:table-cell>
          <table:table-cell table:style-name="Tabla20.C2" office:value-type="string">
            <text:p text:style-name="P40"><text:ruby text:style-name="Ru1"><text:ruby-base><text:span text:style-name="T69">男</text:span></text:ruby-base><text:ruby-text>だん</text:ruby-text></text:ruby><text:ruby text:style-name="Ru1"><text:ruby-base><text:span text:style-name="T69">女</text:span></text:ruby-base><text:ruby-text>じょ</text:ruby-text></text:ruby><text:span text:style-name="T69"> </text:span><text:s text:c="16"/>(<text:span text:style-name="T57">♂ y ♀</text:span>)</text:p>
          </table:table-cell>
          <table:table-cell table:style-name="Tabla20.D2" office:value-type="string">
            <text:p text:style-name="P40"/>
          </table:table-cell>
        </table:table-row>
      </table:table>
      <text:p text:style-name="P11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47">親</text:p>
          </table:table-cell>
          <table:table-cell table:style-name="Tabla39.A1" office:value-type="string">
            <text:p text:style-name="P52">OYA</text:p>
          </table:table-cell>
          <table:table-cell table:style-name="Tabla39.C1" office:value-type="string">
            <text:p text:style-name="P40"><text:ruby text:style-name="Ru1"><text:ruby-base><text:span text:style-name="T58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0"/>
          </table:table-cell>
        </table:table-row>
        <table:table-row>
          <table:covered-table-cell/>
          <table:table-cell table:style-name="Tabla39.B2" office:value-type="string">
            <text:p text:style-name="P52">SHIN</text:p>
          </table:table-cell>
          <table:table-cell table:style-name="Tabla39.C2" office:value-type="string">
            <text:p text:style-name="P59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0"/>
          </table:table-cell>
        </table:table-row>
      </table:table>
      <text:p text:style-name="P3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47">家</text:p>
          </table:table-cell>
          <table:table-cell table:style-name="Tabla40.A1" office:value-type="string">
            <text:p text:style-name="P52">IE</text:p>
          </table:table-cell>
          <table:table-cell table:style-name="Tabla40.C1" office:value-type="string">
            <text:p text:style-name="P40"><text:ruby text:style-name="Ru1"><text:ruby-base><text:span text:style-name="T58">家</text:span></text:ruby-base><text:ruby-text>いえ</text:ruby-text></text:ruby> <text:s text:c="22"/>(casa)</text:p>
          </table:table-cell>
          <table:table-cell table:style-name="Tabla40.D1" office:value-type="string">
            <text:p text:style-name="P40"><text:ruby text:style-name="Ru1"><text:ruby-base><text:span text:style-name="T58">家</text:span></text:ruby-base><text:ruby-text>いえ</text:ruby-text></text:ruby><text:ruby text:style-name="Ru1"><text:ruby-base><text:span text:style-name="T43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2">KA</text:p>
          </table:table-cell>
          <table:table-cell table:style-name="Tabla40.C2" office:value-type="string">
            <text:p text:style-name="P40"><text:ruby text:style-name="Ru1"><text:ruby-base><text:span text:style-name="T58">家</text:span></text:ruby-base><text:ruby-text>か</text:ruby-text></text:ruby><text:span text:style-name="T58">ぞく</text:span> <text:s text:c="11"/>(familia)</text:p>
          </table:table-cell>
          <table:table-cell table:style-name="Tabla40.D2" office:value-type="string">
            <text:p text:style-name="P61"><text:ruby text:style-name="Ru1"><text:ruby-base><text:span text:style-name="T58">画</text:span></text:ruby-base><text:ruby-text>が</text:ruby-text></text:ruby><text:ruby text:style-name="Ru1"><text:ruby-base><text:span text:style-name="T58">家</text:span></text:ruby-base><text:ruby-text>か</text:ruby-text></text:ruby> <text:s text:c="18"/>(pintor)</text:p>
          </table:table-cell>
        </table:table-row>
      </table:table>
      <text:p text:style-name="P33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47">母</text:p>
          </table:table-cell>
          <table:table-cell table:style-name="Tabla41.A1" office:value-type="string">
            <text:p text:style-name="P52">HAHA</text:p>
          </table:table-cell>
          <table:table-cell table:style-name="Tabla41.C1" office:value-type="string">
            <text:p text:style-name="P40"><text:ruby text:style-name="Ru1"><text:ruby-base><text:span text:style-name="T58">母</text:span></text:ruby-base><text:ruby-text>はは</text:ruby-text></text:ruby><text:span text:style-name="T58"> </text:span><text:s text:c="20"/>(mamá)</text:p>
          </table:table-cell>
          <table:table-cell table:style-name="Tabla41.D1" office:value-type="string">
            <text:p text:style-name="P40"/>
          </table:table-cell>
        </table:table-row>
        <table:table-row>
          <table:covered-table-cell/>
          <table:table-cell table:style-name="Tabla41.B2" office:value-type="string">
            <text:p text:style-name="P52">KAA</text:p>
          </table:table-cell>
          <table:table-cell table:style-name="Tabla41.C2" office:value-type="string">
            <text:p text:style-name="P40"><text:span text:style-name="T58">お</text:span><text:ruby text:style-name="Ru1"><text:ruby-base><text:span text:style-name="T58">母</text:span></text:ruby-base><text:ruby-text>かあ</text:ruby-text></text:ruby><text:span text:style-name="T58">さん</text:span> </text:p>
            <text:p text:style-name="P40"><text:s text:c="13"/>(madre de otro)</text:p>
          </table:table-cell>
          <table:table-cell table:style-name="Tabla41.D2" office:value-type="string">
            <text:p text:style-name="P40"/>
          </table:table-cell>
        </table:table-row>
        <table:table-row>
          <table:covered-table-cell/>
          <table:table-cell table:style-name="Tabla41.B2" office:value-type="string">
            <text:p text:style-name="P52">BO</text:p>
          </table:table-cell>
          <table:table-cell table:style-name="Tabla41.C2" office:value-type="string">
            <text:p text:style-name="P40"><text:span text:style-name="T58">そ</text:span><text:ruby text:style-name="Ru1"><text:ruby-base><text:span text:style-name="T58">母</text:span></text:ruby-base><text:ruby-text>ぼ</text:ruby-text></text:ruby> <text:s text:c="15"/>(abuela)</text:p>
          </table:table-cell>
          <table:table-cell table:style-name="Tabla41.D2" office:value-type="string">
            <text:p text:style-name="P40"/>
          </table:table-cell>
        </table:table-row>
      </table:table>
      <text:p text:style-name="P15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47">父</text:p>
          </table:table-cell>
          <table:table-cell table:style-name="Tabla42.A1" office:value-type="string">
            <text:p text:style-name="P52">CHICHI</text:p>
          </table:table-cell>
          <table:table-cell table:style-name="Tabla42.C1" office:value-type="string">
            <text:p text:style-name="P40"><text:ruby text:style-name="Ru1"><text:ruby-base><text:span text:style-name="T58">父</text:span></text:ruby-base><text:ruby-text>ちち</text:ruby-text></text:ruby><text:span text:style-name="T58"> </text:span><text:s text:c="22"/>(papá)</text:p>
          </table:table-cell>
          <table:table-cell table:style-name="Tabla42.D1" office:value-type="string">
            <text:p text:style-name="P40"/>
          </table:table-cell>
        </table:table-row>
        <table:table-row>
          <table:covered-table-cell/>
          <table:table-cell table:style-name="Tabla42.B2" office:value-type="string">
            <text:p text:style-name="P52">TÔ</text:p>
          </table:table-cell>
          <table:table-cell table:style-name="Tabla42.C2" office:value-type="string">
            <text:p text:style-name="P40"><text:span text:style-name="T58">お</text:span><text:ruby text:style-name="Ru1"><text:ruby-base><text:span text:style-name="T58">父</text:span></text:ruby-base><text:ruby-text>とう</text:ruby-text></text:ruby><text:span text:style-name="T58">さん</text:span> <text:s/></text:p>
            <text:p text:style-name="P40"><text:s text:c="14"/>(padre de otro)</text:p>
          </table:table-cell>
          <table:table-cell table:style-name="Tabla42.D2" office:value-type="string">
            <text:p text:style-name="P40"/>
          </table:table-cell>
        </table:table-row>
        <table:table-row>
          <table:covered-table-cell/>
          <table:table-cell table:style-name="Tabla42.B2" office:value-type="string">
            <text:p text:style-name="P52">FU</text:p>
          </table:table-cell>
          <table:table-cell table:style-name="Tabla42.C2" office:value-type="string">
            <text:p text:style-name="P40"><text:span text:style-name="T58">そ</text:span><text:ruby text:style-name="Ru1"><text:ruby-base><text:span text:style-name="T58">父</text:span></text:ruby-base><text:ruby-text>ふ</text:ruby-text></text:ruby> <text:s text:c="15"/>(abuelo)</text:p>
          </table:table-cell>
          <table:table-cell table:style-name="Tabla42.D2" office:value-type="string">
            <text:p text:style-name="P40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47">兄</text:p>
          </table:table-cell>
          <table:table-cell table:style-name="Tabla43.A1" office:value-type="string">
            <text:p text:style-name="P52">ANI</text:p>
          </table:table-cell>
          <table:table-cell table:style-name="Tabla43.C1" office:value-type="string">
            <text:p text:style-name="P40"><text:ruby text:style-name="Ru1"><text:ruby-base><text:span text:style-name="T58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0"/>
          </table:table-cell>
        </table:table-row>
        <table:table-row>
          <table:covered-table-cell/>
          <table:table-cell table:style-name="Tabla43.B2" office:value-type="string">
            <text:p text:style-name="P52">NII</text:p>
          </table:table-cell>
          <table:table-cell table:style-name="Tabla43.C2" office:value-type="string">
            <text:p text:style-name="P59">お<text:ruby text:style-name="Ru1"><text:ruby-base>兄</text:ruby-base><text:ruby-text>にい</text:ruby-text></text:ruby>さん</text:p>
            <text:p text:style-name="P40"><text:s text:c="5"/>(her. mayor “formal”)</text:p>
          </table:table-cell>
          <table:table-cell table:style-name="Tabla43.D2" office:value-type="string">
            <text:p text:style-name="P40"/>
          </table:table-cell>
        </table:table-row>
        <table:table-row>
          <table:covered-table-cell/>
          <table:table-cell table:style-name="Tabla43.B2" office:value-type="string">
            <text:p text:style-name="P52">KEI</text:p>
          </table:table-cell>
          <table:table-cell table:style-name="Tabla43.C2" office:value-type="string">
            <text:p text:style-name="P40"><text:ruby text:style-name="Ru1"><text:ruby-base><text:span text:style-name="T34">父</text:span></text:ruby-base><text:ruby-text>ふ</text:ruby-text></text:ruby><text:ruby text:style-name="Ru1"><text:ruby-base><text:span text:style-name="T12">兄</text:span></text:ruby-base><text:ruby-text>けい</text:ruby-text></text:ruby> <text:s text:c="3"/></text:p>
            <text:p text:style-name="P40"><text:s text:c="4"/>(padres y hermanos)</text:p>
          </table:table-cell>
          <table:table-cell table:style-name="Tabla43.D2" office:value-type="string">
            <text:p text:style-name="P40"/>
          </table:table-cell>
        </table:table-row>
      </table:table>
      <text:p text:style-name="P12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47">弟</text:p>
          </table:table-cell>
          <table:table-cell table:style-name="Tabla44.A1" office:value-type="string">
            <text:p text:style-name="P52">OTÔTO</text:p>
          </table:table-cell>
          <table:table-cell table:style-name="Tabla44.C1" office:value-type="string">
            <text:p text:style-name="P40"><text:ruby text:style-name="Ru1"><text:ruby-base><text:span text:style-name="T58">弟</text:span></text:ruby-base><text:ruby-text>おとうと</text:ruby-text></text:ruby> (hermano menor)</text:p>
          </table:table-cell>
          <table:table-cell table:style-name="Tabla44.D1" office:value-type="string">
            <text:p text:style-name="P40"/>
          </table:table-cell>
        </table:table-row>
        <table:table-row>
          <table:covered-table-cell/>
          <table:table-cell table:style-name="Tabla44.B2" office:value-type="string">
            <text:p text:style-name="P52">DAI</text:p>
          </table:table-cell>
          <table:table-cell table:style-name="Tabla44.C2" office:value-type="string">
            <text:p text:style-name="P40"><text:ruby text:style-name="Ru1"><text:ruby-base><text:span text:style-name="T43">兄</text:span></text:ruby-base><text:ruby-text>きょう</text:ruby-text></text:ruby><text:ruby text:style-name="Ru1"><text:ruby-base><text:span text:style-name="T58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0"/>
          </table:table-cell>
        </table:table-row>
      </table:table>
      <text:p text:style-name="P15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47">姉</text:p>
          </table:table-cell>
          <table:table-cell table:style-name="Tabla45.A1" office:value-type="string">
            <text:p text:style-name="P52">ANE</text:p>
          </table:table-cell>
          <table:table-cell table:style-name="Tabla45.C1" office:value-type="string">
            <text:p text:style-name="P40"><text:ruby text:style-name="Ru1"><text:ruby-base><text:span text:style-name="T58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0"/>
          </table:table-cell>
        </table:table-row>
        <table:table-row>
          <table:covered-table-cell/>
          <table:table-cell table:style-name="Tabla45.B2" office:value-type="string">
            <text:p text:style-name="P52">NEE</text:p>
          </table:table-cell>
          <table:table-cell table:style-name="Tabla45.C2" office:value-type="string">
            <text:p text:style-name="P59">お<text:ruby text:style-name="Ru1"><text:ruby-base>姉</text:ruby-base><text:ruby-text>ねえ</text:ruby-text></text:ruby>さん </text:p>
            <text:p text:style-name="P40"><text:s/>(herm. mayor “formal”)</text:p>
          </table:table-cell>
          <table:table-cell table:style-name="Tabla45.D2" office:value-type="string">
            <text:p text:style-name="P12"/>
          </table:table-cell>
        </table:table-row>
      </table:table>
      <text:p text:style-name="P33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47">妹</text:p>
          </table:table-cell>
          <table:table-cell table:style-name="Tabla46.A1" office:value-type="string">
            <text:p text:style-name="P52">IMÔTO</text:p>
          </table:table-cell>
          <table:table-cell table:style-name="Tabla46.C1" office:value-type="string">
            <text:p text:style-name="P40"><text:ruby text:style-name="Ru1"><text:ruby-base><text:span text:style-name="T58">妹</text:span></text:ruby-base><text:ruby-text>いもうと</text:ruby-text></text:ruby> (hermana menor)</text:p>
          </table:table-cell>
          <table:table-cell table:style-name="Tabla46.D1" office:value-type="string">
            <text:p text:style-name="P40"/>
          </table:table-cell>
        </table:table-row>
        <table:table-row>
          <table:covered-table-cell/>
          <table:table-cell table:style-name="Tabla46.B2" office:value-type="string">
            <text:p text:style-name="P52">MAI</text:p>
          </table:table-cell>
          <table:table-cell table:style-name="Tabla46.C2" office:value-type="string">
            <text:p text:style-name="P40"><text:ruby text:style-name="Ru1"><text:ruby-base><text:span text:style-name="T43">姉</text:span></text:ruby-base><text:ruby-text>し</text:ruby-text></text:ruby><text:ruby text:style-name="Ru1"><text:ruby-base><text:span text:style-name="T58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0"/>
          </table:table-cell>
        </table:table-row>
      </table:table>
      <text:p text:style-name="P33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47">友</text:p>
          </table:table-cell>
          <table:table-cell table:style-name="Tabla47.A1" office:value-type="string">
            <text:p text:style-name="P77">TOMO</text:p>
          </table:table-cell>
          <table:table-cell table:style-name="Tabla47.C1" office:value-type="string">
            <text:p text:style-name="P40"><text:ruby text:style-name="Ru1"><text:ruby-base><text:span text:style-name="T58">友</text:span></text:ruby-base><text:ruby-text>とも</text:ruby-text></text:ruby><text:span text:style-name="T58">だち</text:span> <text:s text:c="9"/>(amigos) <text:s text:c="8"/></text:p>
          </table:table-cell>
          <table:table-cell table:style-name="Tabla47.D1" office:value-type="string">
            <text:p text:style-name="P60"/>
          </table:table-cell>
        </table:table-row>
        <table:table-row>
          <table:covered-table-cell/>
          <table:table-cell table:style-name="Tabla47.B2" office:value-type="string">
            <text:p text:style-name="P78">YÛ</text:p>
          </table:table-cell>
          <table:table-cell table:style-name="Tabla47.C2" office:value-type="string">
            <text:p text:style-name="P60"><text:ruby text:style-name="Ru1"><text:ruby-base><text:span text:style-name="T58">親</text:span></text:ruby-base><text:ruby-text>しん</text:ruby-text></text:ruby><text:ruby text:style-name="Ru1"><text:ruby-base><text:span text:style-name="T58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4"><text:ruby text:style-name="Ru1"><text:ruby-base><text:span text:style-name="T58">友</text:span></text:ruby-base><text:ruby-text>ゆう</text:ruby-text></text:ruby><text:ruby text:style-name="Ru1"><text:ruby-base><text:span text:style-name="T58">人</text:span></text:ruby-base><text:ruby-text>じん</text:ruby-text></text:ruby> <text:s text:c="4"/>(amigo “formal”)</text:p>
          </table:table-cell>
        </table:table-row>
      </table:table>
      <text:p text:style-name="P121"/>
      <text:p text:style-name="P122"/>
      <text:p text:style-name="P122">PROFESIONES</text:p>
      <text:p text:style-name="P40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47">医</text:p>
          </table:table-cell>
          <table:table-cell table:style-name="Tabla244.A1" office:value-type="string">
            <text:p text:style-name="P77">イ</text:p>
          </table:table-cell>
          <table:table-cell table:style-name="Tabla244.A1" office:value-type="string">
            <text:p text:style-name="P40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61"/>
          </table:table-cell>
        </table:table-row>
      </table:table>
      <text:p text:style-name="P40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47">員</text:p>
          </table:table-cell>
          <table:table-cell table:style-name="Tabla254.A1" office:value-type="string">
            <text:p text:style-name="P77">イン</text:p>
          </table:table-cell>
          <table:table-cell table:style-name="Tabla254.A1" office:value-type="string">
            <text:p text:style-name="P40"><text:ruby text:style-name="Ru1"><text:ruby-base><text:span text:style-name="T34">定</text:span></text:ruby-base><text:ruby-text>てい</text:ruby-text></text:ruby><text:ruby text:style-name="Ru1"><text:ruby-base><text:span text:style-name="T34">員</text:span></text:ruby-base><text:ruby-text>いん</text:ruby-text></text:ruby><text:span text:style-name="T30"> <text:s text:c="8"/>dependiente</text:span></text:p>
          </table:table-cell>
          <table:table-cell table:style-name="Tabla254.D1" office:value-type="string">
            <text:p text:style-name="P61"><text:ruby text:style-name="Ru1"><text:ruby-base><text:span text:style-name="T58">会</text:span></text:ruby-base><text:ruby-text>かい</text:ruby-text></text:ruby><text:ruby text:style-name="Ru1"><text:ruby-base><text:span text:style-name="T58">員</text:span></text:ruby-base><text:ruby-text>いん</text:ruby-text></text:ruby> <text:s text:c="21"/>socio</text:p>
          </table:table-cell>
        </table:table-row>
      </table:table>
      <text:p text:style-name="P71"/>
      <text:p text:style-name="P71"/>
      <text:p text:style-name="P122">ANIMALES</text:p>
      <text:p text:style-name="P11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47">犬</text:p>
          </table:table-cell>
          <table:table-cell table:style-name="Tabla68.A1" office:value-type="string">
            <text:p text:style-name="P53">INU</text:p>
          </table:table-cell>
          <table:table-cell table:style-name="Tabla68.C1" office:value-type="string">
            <text:p text:style-name="P40"><text:ruby text:style-name="Ru1"><text:ruby-base><text:span text:style-name="T58">犬</text:span></text:ruby-base><text:ruby-text>いぬ</text:ruby-text></text:ruby><text:span text:style-name="T58"> </text:span><text:s text:c="21"/>(perro)</text:p>
          </table:table-cell>
          <table:table-cell table:style-name="Tabla68.D1" office:value-type="string">
            <text:p text:style-name="P40"/>
          </table:table-cell>
        </table:table-row>
        <table:table-row>
          <table:covered-table-cell/>
          <table:table-cell table:style-name="Tabla68.B2" office:value-type="string">
            <text:p text:style-name="P53">KEN</text:p>
          </table:table-cell>
          <table:table-cell table:style-name="Tabla68.C2" office:value-type="string">
            <text:p text:style-name="P59">けいさつ<text:ruby text:style-name="Ru1"><text:ruby-base>犬</text:ruby-base><text:ruby-text>けん</text:ruby-text></text:ruby></text:p>
            <text:p text:style-name="P40"><text:s text:c="16"/>(perro policía)</text:p>
          </table:table-cell>
          <table:table-cell table:style-name="Tabla68.D2" office:value-type="string">
            <text:p text:style-name="P40"><text:span text:style-name="T58">もうどう</text:span><text:ruby text:style-name="Ru1"><text:ruby-base><text:span text:style-name="T58">犬</text:span></text:ruby-base><text:ruby-text>けん</text:ruby-text></text:ruby><text:span text:style-name="T58"> </text:span><text:s text:c="5"/></text:p>
            <text:p text:style-name="P40"><text:s text:c="20"/>(perro guía)</text:p>
          </table:table-cell>
        </table:table-row>
      </table:table>
      <text:p text:style-name="P33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47">鳥</text:p>
          </table:table-cell>
          <table:table-cell table:style-name="Tabla94.A1" office:value-type="string">
            <text:p text:style-name="P53">TORI</text:p>
          </table:table-cell>
          <table:table-cell table:style-name="Tabla94.A1" office:value-type="string">
            <text:p text:style-name="P40"><text:ruby text:style-name="Ru1"><text:ruby-base><text:span text:style-name="T58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0"/>
          </table:table-cell>
        </table:table-row>
        <table:table-row>
          <table:covered-table-cell/>
          <table:table-cell table:style-name="Tabla94.B2" office:value-type="string">
            <text:p text:style-name="P53">CHÔ</text:p>
          </table:table-cell>
          <table:table-cell table:style-name="Tabla94.B2" office:value-type="string">
            <text:p text:style-name="P40"><text:ruby text:style-name="Ru1"><text:ruby-base><text:span text:style-name="T58">九</text:span></text:ruby-base><text:ruby-text>きゅう</text:ruby-text></text:ruby><text:span text:style-name="T58">かん</text:span><text:ruby text:style-name="Ru1"><text:ruby-base><text:span text:style-name="T58">鳥</text:span></text:ruby-base><text:ruby-text>ちょう</text:ruby-text></text:ruby> <text:s text:c="3"/></text:p>
            <text:p text:style-name="P40"><text:s text:c="13"/>(pájaro “Myna”)</text:p>
          </table:table-cell>
          <table:table-cell table:style-name="Tabla94.D2" office:value-type="string">
            <text:p text:style-name="P40"/>
          </table:table-cell>
        </table:table-row>
      </table:table>
      <text:p text:style-name="P33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47">馬</text:p>
          </table:table-cell>
          <table:table-cell table:style-name="Tabla95.A1" office:value-type="string">
            <text:p text:style-name="P53">UMA</text:p>
          </table:table-cell>
          <table:table-cell table:style-name="Tabla95.C1" office:value-type="string">
            <text:p text:style-name="P40"><text:ruby text:style-name="Ru1"><text:ruby-base><text:span text:style-name="T58">馬</text:span></text:ruby-base><text:ruby-text>うま</text:ruby-text></text:ruby><text:span text:style-name="T58"> </text:span><text:s text:c="18"/>(caballo)</text:p>
          </table:table-cell>
          <table:table-cell table:style-name="Tabla95.D1" office:value-type="string">
            <text:p text:style-name="P40"/>
          </table:table-cell>
        </table:table-row>
        <table:table-row>
          <table:covered-table-cell/>
          <table:table-cell table:style-name="Tabla95.B2" office:value-type="string">
            <text:p text:style-name="P81">BA</text:p>
          </table:table-cell>
          <table:table-cell table:style-name="Tabla95.C2" office:value-type="string">
            <text:p text:style-name="P106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3"/><text:span text:style-name="T30">(carruaje)</text:span></text:p>
          </table:table-cell>
          <table:table-cell table:style-name="Tabla95.D2" office:value-type="string">
            <text:p text:style-name="P106"/>
          </table:table-cell>
        </table:table-row>
      </table:table>
      <text:p text:style-name="P33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47">牛</text:p>
          </table:table-cell>
          <table:table-cell table:style-name="Tabla51.A1" office:value-type="string">
            <text:p text:style-name="P77">USHI</text:p>
          </table:table-cell>
          <table:table-cell table:style-name="Tabla51.C1" office:value-type="string">
            <text:p text:style-name="P40"><text:ruby text:style-name="Ru1"><text:ruby-base><text:span text:style-name="T58">牛</text:span></text:ruby-base><text:ruby-text>うし</text:ruby-text></text:ruby> <text:s text:c="22"/>(vaca)</text:p>
          </table:table-cell>
          <table:table-cell table:style-name="Tabla51.D1" office:value-type="string">
            <text:p text:style-name="P60"><text:ruby text:style-name="Ru1"><text:ruby-base><text:span text:style-name="T58">子</text:span></text:ruby-base><text:ruby-text>こ</text:ruby-text></text:ruby><text:ruby text:style-name="Ru1"><text:ruby-base><text:span text:style-name="T58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89">GYÛ</text:p>
          </table:table-cell>
          <table:table-cell table:style-name="Tabla51.C2" office:value-type="string">
            <text:p text:style-name="P92"><text:ruby text:style-name="Ru1"><text:ruby-base><text:span text:style-name="T58">牛</text:span></text:ruby-base><text:ruby-text>ぎゅう</text:ruby-text></text:ruby><text:ruby text:style-name="Ru1"><text:ruby-base><text:span text:style-name="T58">肉</text:span></text:ruby-base><text:ruby-text>にく</text:ruby-text></text:ruby><text:span text:style-name="T58"> </text:span><text:s text:c="5"/>(carne vaca)</text:p>
          </table:table-cell>
          <table:table-cell table:style-name="Tabla51.D2" office:value-type="string">
            <text:p text:style-name="P94"><text:ruby text:style-name="Ru1"><text:ruby-base><text:span text:style-name="T60">牛</text:span></text:ruby-base><text:ruby-text>ぎゅう</text:ruby-text></text:ruby><text:span text:style-name="T60">にゅう</text:span>　 <text:s text:c="4"/>(leche)</text:p>
          </table:table-cell>
        </table:table-row>
      </table:table>
      <text:p text:style-name="P33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47">魚</text:p>
          </table:table-cell>
          <table:table-cell table:style-name="Tabla50.A1" office:value-type="string">
            <text:p text:style-name="P77">SAKANA</text:p>
          </table:table-cell>
          <table:table-cell table:style-name="Tabla50.C1" office:value-type="string">
            <text:p text:style-name="P40"><text:ruby text:style-name="Ru1"><text:ruby-base><text:span text:style-name="T58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0"/>
          </table:table-cell>
        </table:table-row>
        <table:table-row>
          <table:covered-table-cell/>
          <table:table-cell table:style-name="Tabla50.B2" office:value-type="string">
            <text:p text:style-name="P78">GYO</text:p>
          </table:table-cell>
          <table:table-cell table:style-name="Tabla50.C2" office:value-type="string">
            <text:p text:style-name="P69"><text:ruby text:style-name="Ru1"><text:ruby-base><text:span text:style-name="T58">金</text:span></text:ruby-base><text:ruby-text>きん</text:ruby-text></text:ruby><text:ruby text:style-name="Ru1"><text:ruby-base><text:span text:style-name="T58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88"/>
          </table:table-cell>
        </table:table-row>
        <table:table-row>
          <table:covered-table-cell/>
          <table:table-cell table:style-name="Tabla50.B2" office:value-type="string">
            <text:p text:style-name="P78">UO</text:p>
          </table:table-cell>
          <table:table-cell table:style-name="Tabla50.C2" office:value-type="string">
            <text:p text:style-name="P40"><text:ruby text:style-name="Ru1"><text:ruby-base><text:span text:style-name="T58">魚</text:span></text:ruby-base><text:ruby-text>うお</text:ruby-text></text:ruby><text:ruby text:style-name="Ru1"><text:ruby-base><text:span text:style-name="T58">市</text:span></text:ruby-base><text:ruby-text>いち</text:ruby-text></text:ruby><text:ruby text:style-name="Ru1"><text:ruby-base><text:span text:style-name="T58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88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4">虫</text:p>
          </table:table-cell>
          <table:table-cell table:style-name="Tabla77.A1" table:number-rows-spanned="2" office:value-type="string">
            <text:p text:style-name="P53">MUSHI</text:p>
          </table:table-cell>
          <table:table-cell table:style-name="Tabla77.C1" office:value-type="string">
            <text:p text:style-name="P40"><text:ruby text:style-name="Ru1"><text:ruby-base><text:span text:style-name="T58">虫</text:span></text:ruby-base><text:ruby-text>むし</text:ruby-text></text:ruby><text:span text:style-name="T58"> </text:span><text:s text:c="21"/>(bicho)</text:p>
          </table:table-cell>
          <table:table-cell table:style-name="Tabla77.D1" office:value-type="string">
            <text:p text:style-name="P40"><text:ruby text:style-name="Ru1"><text:ruby-base><text:span text:style-name="T58">虫</text:span></text:ruby-base><text:ruby-text>むし</text:ruby-text></text:ruby><text:span text:style-name="T58">かご</text:span> <text:s text:c="3"/></text:p>
            <text:p text:style-name="P40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0"><text:ruby text:style-name="Ru1"><text:ruby-base><text:span text:style-name="T58">虫</text:span></text:ruby-base><text:ruby-text>むし</text:ruby-text></text:ruby><text:span text:style-name="T58">めがね</text:span> <text:s text:c="10"/>(lupa)</text:p>
          </table:table-cell>
          <table:table-cell table:style-name="Tabla77.D2" office:value-type="string">
            <text:p text:style-name="P40"><text:s/><text:ruby text:style-name="Ru1"><text:ruby-base><text:span text:style-name="T58">虫</text:span></text:ruby-base><text:ruby-text>むし</text:ruby-text></text:ruby><text:span text:style-name="T58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3">CHÛ</text:p>
          </table:table-cell>
          <table:table-cell table:style-name="Tabla77.C2" office:value-type="string">
            <text:p text:style-name="P40"><text:span text:style-name="T58">こん</text:span><text:ruby text:style-name="Ru1"><text:ruby-base><text:span text:style-name="T58">虫</text:span></text:ruby-base><text:ruby-text>ちゅう</text:ruby-text></text:ruby><text:span text:style-name="T58"> <text:s/></text:span><text:s text:c="6"/>(insecto)</text:p>
          </table:table-cell>
          <table:table-cell table:style-name="Tabla77.D2" office:value-type="string">
            <text:p text:style-name="P40"><text:s text:c="2"/></text:p>
          </table:table-cell>
        </table:table-row>
      </table:table>
      <text:p text:style-name="P115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47">貝</text:p>
          </table:table-cell>
          <table:table-cell table:style-name="Tabla80.A1" office:value-type="string">
            <text:p text:style-name="P53">KAI</text:p>
          </table:table-cell>
          <table:table-cell table:style-name="Tabla80.A1" office:value-type="string">
            <text:p text:style-name="P40"><text:ruby text:style-name="Ru1"><text:ruby-base><text:span text:style-name="T58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0"><text:ruby text:style-name="Ru1"><text:ruby-base><text:span text:style-name="T58">貝</text:span></text:ruby-base><text:ruby-text>かい</text:ruby-text></text:ruby><text:span text:style-name="T58">がら</text:span> <text:s text:c="9"/>(caracola)</text:p>
          </table:table-cell>
        </table:table-row>
      </table:table>
      <text:p text:style-name="P33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47">羽</text:p>
          </table:table-cell>
          <table:table-cell table:style-name="Tabla154.A1" office:value-type="string">
            <text:p text:style-name="P53">HANE</text:p>
          </table:table-cell>
          <table:table-cell table:style-name="Tabla154.A1" office:value-type="string">
            <text:p text:style-name="P40"><text:ruby text:style-name="Ru1"><text:ruby-base><text:span text:style-name="T58">羽</text:span></text:ruby-base><text:ruby-text>はね</text:ruby-text></text:ruby> <text:s text:c="24"/>(alas)</text:p>
          </table:table-cell>
          <table:table-cell table:style-name="Tabla154.D1" office:value-type="string">
            <text:p text:style-name="P40"/>
          </table:table-cell>
        </table:table-row>
        <table:table-row>
          <table:covered-table-cell/>
          <table:table-cell table:style-name="Tabla154.B2" office:value-type="string">
            <text:p text:style-name="P53">WA</text:p>
          </table:table-cell>
          <table:table-cell table:style-name="Tabla154.B2" office:value-type="string">
            <text:p text:style-name="P40"><text:ruby text:style-name="Ru1"><text:ruby-base><text:span text:style-name="T58">羽</text:span></text:ruby-base><text:ruby-text>わ</text:ruby-text></text:ruby> <text:s text:c="21"/>[ aves ]</text:p>
          </table:table-cell>
          <table:table-cell table:style-name="Tabla154.D2" office:value-type="string">
            <text:p text:style-name="P40"/>
          </table:table-cell>
        </table:table-row>
      </table:table>
      <text:p text:style-name="P12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47">角</text:p>
          </table:table-cell>
          <table:table-cell table:style-name="Tabla93.A1" office:value-type="string">
            <text:p text:style-name="P77">TSUNO</text:p>
          </table:table-cell>
          <table:table-cell table:style-name="Tabla93.A1" office:value-type="string">
            <text:p text:style-name="P40"><text:ruby text:style-name="Ru1"><text:ruby-base><text:span text:style-name="T58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1"/>
          </table:table-cell>
        </table:table-row>
        <table:table-row>
          <table:covered-table-cell/>
          <table:table-cell table:style-name="Tabla93.B2" office:value-type="string">
            <text:p text:style-name="P78">KAKU</text:p>
          </table:table-cell>
          <table:table-cell table:style-name="Tabla93.C2" office:value-type="string">
            <text:p text:style-name="P69"><text:ruby text:style-name="Ru1"><text:ruby-base><text:span text:style-name="T58">三</text:span></text:ruby-base><text:ruby-text>さん</text:ruby-text></text:ruby><text:ruby text:style-name="Ru1"><text:ruby-base><text:span text:style-name="T58">角</text:span></text:ruby-base><text:ruby-text>かく</text:ruby-text></text:ruby><text:span text:style-name="T58"> </text:span><text:s text:c="11"/>(triángulo)</text:p>
          </table:table-cell>
          <table:table-cell table:style-name="Tabla93.D2" office:value-type="string">
            <text:p text:style-name="P69"><text:ruby text:style-name="Ru1"><text:ruby-base><text:span text:style-name="T12">四</text:span></text:ruby-base><text:ruby-text>し</text:ruby-text></text:ruby><text:ruby text:style-name="Ru1"><text:ruby-base><text:span text:style-name="T12">角</text:span></text:ruby-base><text:ruby-text>かく</text:ruby-text></text:ruby><text:span text:style-name="T12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78">KADO</text:p>
          </table:table-cell>
          <table:table-cell table:style-name="Tabla93.C2" office:value-type="string">
            <text:p text:style-name="P40"><text:ruby text:style-name="Ru1"><text:ruby-base><text:span text:style-name="T58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69"/>
          </table:table-cell>
        </table:table-row>
      </table:table>
      <text:p text:style-name="P12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47">肉</text:p>
          </table:table-cell>
          <table:table-cell table:style-name="Tabla166.A1" table:number-rows-spanned="2" office:value-type="string">
            <text:p text:style-name="P77">NIKU</text:p>
          </table:table-cell>
          <table:table-cell table:style-name="Tabla166.A1" office:value-type="string">
            <text:p text:style-name="P40"><text:ruby text:style-name="Ru1"><text:ruby-base><text:span text:style-name="T58">肉</text:span></text:ruby-base><text:ruby-text>にく</text:ruby-text></text:ruby><text:span text:style-name="T58"> <text:s/></text:span><text:s text:c="18"/>(carne)</text:p>
          </table:table-cell>
          <table:table-cell table:style-name="Tabla166.D1" office:value-type="string">
            <text:p text:style-name="P61"><text:ruby text:style-name="Ru1"><text:ruby-base><text:span text:style-name="T58">鳥</text:span></text:ruby-base><text:ruby-text>とり</text:ruby-text></text:ruby><text:ruby text:style-name="Ru1"><text:ruby-base><text:span text:style-name="T58">肉</text:span></text:ruby-base><text:ruby-text>にく</text:ruby-text></text:ruby><text:span text:style-name="T58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69"><text:span text:style-name="T58">ぶた</text:span><text:ruby text:style-name="Ru1"><text:ruby-base><text:span text:style-name="T58">肉</text:span></text:ruby-base><text:ruby-text>にく</text:ruby-text></text:ruby><text:span text:style-name="T58"> </text:span><text:s text:c="2"/>(carne cerdo)</text:p>
          </table:table-cell>
          <table:table-cell table:style-name="Tabla166.D2" office:value-type="string">
            <text:p text:style-name="P69"><text:span text:style-name="T12">きん</text:span><text:ruby text:style-name="Ru1"><text:ruby-base><text:span text:style-name="T12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3"/>
      <text:p text:style-name="P33"/>
      <text:p text:style-name="P33"/>
      <text:p text:style-name="P33"/>
      <text:p text:style-name="P111">PARTES DEL CUERPO</text:p>
      <text:p text:style-name="P111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47">体</text:p>
          </table:table-cell>
          <table:table-cell table:style-name="Tabla32.A1" office:value-type="string">
            <text:p text:style-name="P77">からだ</text:p>
          </table:table-cell>
          <table:table-cell table:style-name="Tabla32.A1" office:value-type="string">
            <text:p text:style-name="P40"><text:ruby text:style-name="Ru1"><text:ruby-base><text:span text:style-name="T69">体</text:span></text:ruby-base><text:ruby-text>からだ</text:ruby-text></text:ruby><text:span text:style-name="T69"> </text:span><text:s text:c="19"/>cuerpo <text:s/></text:p>
          </table:table-cell>
          <table:table-cell table:style-name="Tabla32.D1" office:value-type="string">
            <text:p text:style-name="P61"/>
          </table:table-cell>
        </table:table-row>
        <table:table-row>
          <table:covered-table-cell/>
          <table:table-cell table:style-name="Tabla32.B2" office:value-type="string">
            <text:p text:style-name="P77">タイ</text:p>
          </table:table-cell>
          <table:table-cell table:style-name="Tabla32.B2" office:value-type="string">
            <text:p text:style-name="P61"><text:ruby text:style-name="Ru1"><text:ruby-base><text:span text:style-name="T69">肉</text:span></text:ruby-base><text:ruby-text>にく</text:ruby-text></text:ruby><text:ruby text:style-name="Ru1"><text:ruby-base><text:span text:style-name="T69">体</text:span></text:ruby-base><text:ruby-text>たい</text:ruby-text></text:ruby><text:span text:style-name="T69"> </text:span><text:s text:c="8"/>fuerza física</text:p>
          </table:table-cell>
          <table:table-cell table:style-name="Tabla32.D2" office:value-type="string">
            <text:p text:style-name="P61"><text:ruby text:style-name="Ru1"><text:ruby-base><text:span text:style-name="T69">体</text:span></text:ruby-base><text:ruby-text>たい</text:ruby-text></text:ruby><text:ruby text:style-name="Ru1"><text:ruby-base><text:span text:style-name="T69">育</text:span></text:ruby-base><text:ruby-text>いく</text:ruby-text></text:ruby><text:span text:style-name="T69"> </text:span><text:s text:c="14"/>gimnasia</text:p>
          </table:table-cell>
        </table:table-row>
      </table:table>
      <text:p text:style-name="P35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4">力</text:p>
          </table:table-cell>
          <table:table-cell table:style-name="Tabla165.A1" office:value-type="string">
            <text:p text:style-name="P53">CHIKARA</text:p>
          </table:table-cell>
          <table:table-cell table:style-name="Tabla165.A1" office:value-type="string">
            <text:p text:style-name="P40"><text:ruby text:style-name="Ru1"><text:ruby-base><text:span text:style-name="T58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0"><text:ruby text:style-name="Ru1"><text:ruby-base><text:span text:style-name="T58">力</text:span></text:ruby-base><text:ruby-text>ちから</text:ruby-text></text:ruby><text:span text:style-name="T58">いっぱい</text:span> <text:s text:c="11"/></text:p>
            <text:p text:style-name="P40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78">RYOKU</text:p>
          </table:table-cell>
          <table:table-cell table:style-name="Tabla165.C2" office:value-type="string">
            <text:p text:style-name="P61"><text:ruby text:style-name="Ru1"><text:ruby-base><text:span text:style-name="T69">体</text:span></text:ruby-base><text:ruby-text>たい</text:ruby-text></text:ruby><text:ruby text:style-name="Ru1"><text:ruby-base><text:span text:style-name="T69">力</text:span></text:ruby-base><text:ruby-text>りょく</text:ruby-text></text:ruby><text:span text:style-name="T69"> </text:span><text:s text:c="4"/>(fuerza física)</text:p>
          </table:table-cell>
          <table:table-cell table:style-name="Tabla165.D2" office:value-type="string">
            <text:p text:style-name="P40"/>
          </table:table-cell>
        </table:table-row>
      </table:table>
      <text:p text:style-name="P12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47">頭</text:p>
          </table:table-cell>
          <table:table-cell table:style-name="Tabla33.A1" office:value-type="string">
            <text:p text:style-name="P77">ATAMA</text:p>
          </table:table-cell>
          <table:table-cell table:style-name="Tabla33.A1" office:value-type="string">
            <text:p text:style-name="P40"><text:ruby text:style-name="Ru1"><text:ruby-base><text:span text:style-name="T69">頭</text:span></text:ruby-base><text:ruby-text>あたま</text:ruby-text></text:ruby> <text:s text:c="16"/>(cabeza)</text:p>
          </table:table-cell>
          <table:table-cell table:style-name="Tabla33.D1" office:value-type="string">
            <text:p text:style-name="P61"><text:s text:c="7"/></text:p>
          </table:table-cell>
        </table:table-row>
        <table:table-row>
          <table:covered-table-cell/>
          <table:table-cell table:style-name="Tabla33.B2" office:value-type="string">
            <text:p text:style-name="P89">TÔ</text:p>
          </table:table-cell>
          <table:table-cell table:style-name="Tabla33.C2" office:value-type="string">
            <text:p text:style-name="P100"><text:ruby text:style-name="Ru1"><text:ruby-base>頭</text:ruby-base><text:ruby-text>とう</text:ruby-text></text:ruby> <text:s/><text:span text:style-name="T62">[animales grandes]</text:span></text:p>
          </table:table-cell>
          <table:table-cell table:style-name="Tabla33.D2" office:value-type="string">
            <text:p text:style-name="P87">　 <text:s text:c="5"/></text:p>
          </table:table-cell>
        </table:table-row>
      </table:table>
      <text:p text:style-name="P12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47">顔</text:p>
          </table:table-cell>
          <table:table-cell table:style-name="Tabla35.A1" office:value-type="string">
            <text:p text:style-name="P77">KAO</text:p>
          </table:table-cell>
          <table:table-cell table:style-name="Tabla35.A1" office:value-type="string">
            <text:p text:style-name="P40"><text:ruby text:style-name="Ru1"><text:ruby-base><text:span text:style-name="T69">顔</text:span></text:ruby-base><text:ruby-text>かお</text:ruby-text></text:ruby> <text:s text:c="22"/>(cara)</text:p>
          </table:table-cell>
          <table:table-cell table:style-name="Tabla35.D1" office:value-type="string">
            <text:p text:style-name="P61"><text:s text:c="12"/><text:span text:style-name="T7">(expresiones </text:span><text:span text:style-name="T8">が</text:span><text:span text:style-name="T7">)</text:span></text:p>
          </table:table-cell>
        </table:table-row>
      </table:table>
      <text:p text:style-name="P15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1">目</text:p>
            </table:table-cell>
            <table:table-cell table:style-name="Tabla36.A1" office:value-type="string">
              <text:p text:style-name="P53">ME</text:p>
            </table:table-cell>
            <table:table-cell table:style-name="Tabla36.A1" office:value-type="string">
              <text:p text:style-name="P40"><text:ruby text:style-name="Ru1"><text:ruby-base><text:span text:style-name="T69">目</text:span></text:ruby-base><text:ruby-text>め</text:ruby-text></text:ruby> <text:s text:c="26"/>(ojo)</text:p>
            </table:table-cell>
            <table:table-cell table:style-name="Tabla36.D1" office:value-type="string">
              <text:p text:style-name="P40"/>
            </table:table-cell>
          </table:table-row>
        </table:table-header-rows>
      </table:table>
      <text:p text:style-name="P115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ext:soft-page-break/>
          <table:table-row>
            <table:table-cell table:style-name="Tabla37.A1" office:value-type="string">
              <text:p text:style-name="P50">耳</text:p>
            </table:table-cell>
            <table:table-cell table:style-name="Tabla37.A1" office:value-type="string">
              <text:p text:style-name="P53">MIMI</text:p>
            </table:table-cell>
            <table:table-cell table:style-name="Tabla37.A1" office:value-type="string">
              <text:p text:style-name="P40"><text:ruby text:style-name="Ru1"><text:ruby-base><text:span text:style-name="T69">耳</text:span></text:ruby-base><text:ruby-text>みみ</text:ruby-text></text:ruby> <text:s text:c="22"/>(oreja)</text:p>
            </table:table-cell>
            <table:table-cell table:style-name="Tabla37.D1" office:value-type="string">
              <text:p text:style-name="P94"><text:ruby text:style-name="Ru1"><text:ruby-base><text:span text:style-name="T69">耳</text:span></text:ruby-base><text:ruby-text>みみ</text:ruby-text></text:ruby><text:span text:style-name="T69"> かざり</text:span> <text:s/></text:p>
              <text:p text:style-name="P94"><text:s text:c="21"/>(pendiente)</text:p>
            </table:table-cell>
          </table:table-row>
        </table:table-header-rows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47">口</text:p>
            </table:table-cell>
            <table:table-cell table:style-name="Tabla146.A1" office:value-type="string">
              <text:p text:style-name="P53">KUCHI</text:p>
            </table:table-cell>
            <table:table-cell table:style-name="Tabla146.A1" office:value-type="string">
              <text:p text:style-name="P40"><text:ruby text:style-name="Ru1"><text:ruby-base><text:span text:style-name="T69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0"><text:span text:style-name="T7"><text:s text:c="7"/></text:span><text:span text:style-name="T68">(* </text:span><text:ruby text:style-name="Ru1"><text:ruby-base><text:span text:style-name="T68">出</text:span></text:ruby-base><text:ruby-text>で</text:ruby-text></text:ruby><text:ruby text:style-name="Ru1"><text:ruby-base><text:span text:style-name="T48">口</text:span></text:ruby-base><text:ruby-text>ぐち</text:ruby-text></text:ruby><text:span text:style-name="T68"> <text:s/>/ </text:span><text:ruby text:style-name="Ru1"><text:ruby-base><text:span text:style-name="T68">入</text:span></text:ruby-base><text:ruby-text>い</text:ruby-text></text:ruby><text:span text:style-name="T68">り</text:span><text:ruby text:style-name="Ru1"><text:ruby-base><text:span text:style-name="T47">口</text:span></text:ruby-base><text:ruby-text>ぐち</text:ruby-text></text:ruby><text:span text:style-name="T68">)</text:span><text:span text:style-name="T67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3">KÔ</text:p>
          </table:table-cell>
          <table:table-cell table:style-name="Tabla146.C2" office:value-type="string">
            <text:p text:style-name="P60"><text:ruby text:style-name="Ru1"><text:ruby-base><text:span text:style-name="T69">人</text:span></text:ruby-base><text:ruby-text>じん</text:ruby-text></text:ruby><text:ruby text:style-name="Ru1"><text:ruby-base><text:span text:style-name="T69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0"/>
          </table:table-cell>
        </table:table-row>
      </table:table>
      <text:p text:style-name="P12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47">声</text:p>
          </table:table-cell>
          <table:table-cell table:style-name="Tabla198.A1" office:value-type="string">
            <text:p text:style-name="P77">KOE</text:p>
          </table:table-cell>
          <table:table-cell table:style-name="Tabla198.A1" office:value-type="string">
            <text:p text:style-name="P40"><text:ruby text:style-name="Ru1"><text:ruby-base><text:span text:style-name="T58">声</text:span></text:ruby-base><text:ruby-text>こえ</text:ruby-text></text:ruby> <text:s text:c="23"/>(voz)</text:p>
          </table:table-cell>
          <table:table-cell table:style-name="Tabla198.D1" office:value-type="string">
            <text:p text:style-name="P61"><text:ruby text:style-name="Ru1"><text:ruby-base><text:span text:style-name="T58">歌</text:span></text:ruby-base><text:ruby-text>うた</text:ruby-text></text:ruby><text:ruby text:style-name="Ru1"><text:ruby-base><text:span text:style-name="T43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77">SEI</text:p>
          </table:table-cell>
          <table:table-cell table:style-name="Tabla198.B2" office:value-type="string">
            <text:p text:style-name="P40"><text:ruby text:style-name="Ru1"><text:ruby-base><text:span text:style-name="T58">名</text:span></text:ruby-base><text:ruby-text>めい</text:ruby-text></text:ruby><text:ruby text:style-name="Ru1"><text:ruby-base><text:span text:style-name="T58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1"/>
          </table:table-cell>
        </table:table-row>
      </table:table>
      <text:p text:style-name="P14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47">毛</text:p>
          </table:table-cell>
          <table:table-cell table:style-name="Tabla160.A1" office:value-type="string">
            <text:p text:style-name="P77">KE</text:p>
          </table:table-cell>
          <table:table-cell table:style-name="Tabla160.A1" office:value-type="string">
            <text:p text:style-name="P40"><text:s/><text:ruby text:style-name="Ru1"><text:ruby-base><text:span text:style-name="T58">毛</text:span></text:ruby-base><text:ruby-text>け</text:ruby-text></text:ruby> <text:s text:c="22"/>(pelo)</text:p>
          </table:table-cell>
          <table:table-cell table:style-name="Tabla160.D1" office:value-type="string">
            <text:p text:style-name="P61"><text:span text:style-name="T58">かみの</text:span><text:ruby text:style-name="Ru1"><text:ruby-base><text:span text:style-name="T58">毛</text:span></text:ruby-base><text:ruby-text>け</text:ruby-text></text:ruby> <text:s text:c="7"/>(cabello)</text:p>
          </table:table-cell>
        </table:table-row>
        <table:table-row>
          <table:covered-table-cell/>
          <table:table-cell table:style-name="Tabla160.B2" office:value-type="string">
            <text:p text:style-name="P77">MÔ</text:p>
          </table:table-cell>
          <table:table-cell table:style-name="Tabla160.B2" office:value-type="string">
            <text:p text:style-name="P40"><text:s/><text:ruby text:style-name="Ru1"><text:ruby-base><text:span text:style-name="T58">毛</text:span></text:ruby-base><text:ruby-text>もう</text:ruby-text></text:ruby><text:span text:style-name="T58">ふ</text:span> <text:s text:c="14"/>(manta)</text:p>
          </table:table-cell>
          <table:table-cell table:style-name="Tabla160.D2" office:value-type="string">
            <text:p text:style-name="P61"/>
            <text:p text:style-name="P61"/>
          </table:table-cell>
        </table:table-row>
      </table:table>
      <text:p text:style-name="P12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47">首</text:p>
          </table:table-cell>
          <table:table-cell table:style-name="Tabla161.A1" office:value-type="string">
            <text:p text:style-name="P77">KUBI</text:p>
          </table:table-cell>
          <table:table-cell table:style-name="Tabla161.A1" office:value-type="string">
            <text:p text:style-name="P40"><text:ruby text:style-name="Ru1"><text:ruby-base><text:span text:style-name="T58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1"/>
          </table:table-cell>
        </table:table-row>
        <table:table-row>
          <table:covered-table-cell/>
          <table:table-cell table:style-name="Tabla161.B2" office:value-type="string">
            <text:p text:style-name="P78">SHU</text:p>
          </table:table-cell>
          <table:table-cell table:style-name="Tabla161.C2" office:value-type="string">
            <text:p text:style-name="P69"><text:ruby text:style-name="Ru1"><text:ruby-base><text:span text:style-name="T58">首</text:span></text:ruby-base><text:ruby-text>しゅ</text:ruby-text></text:ruby><text:span text:style-name="T58">と</text:span> <text:s text:c="2"/>(capital de país)</text:p>
          </table:table-cell>
          <table:table-cell table:style-name="Tabla161.D2" office:value-type="string">
            <text:p text:style-name="P98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47">心</text:p>
          </table:table-cell>
          <table:table-cell table:style-name="Tabla162.A1" office:value-type="string">
            <text:p text:style-name="P77">KOKORO</text:p>
          </table:table-cell>
          <table:table-cell table:style-name="Tabla162.A1" office:value-type="string">
            <text:p text:style-name="P40"><text:ruby text:style-name="Ru1"><text:ruby-base><text:span text:style-name="T58">心</text:span></text:ruby-base><text:ruby-text>こころ</text:ruby-text></text:ruby> <text:s text:c="14"/>(corazón)</text:p>
          </table:table-cell>
          <table:table-cell table:style-name="Tabla162.D1" office:value-type="string">
            <text:p text:style-name="P61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78">SHIN</text:p>
          </table:table-cell>
          <table:table-cell table:style-name="Tabla162.C2" office:value-type="string">
            <text:p text:style-name="P69"><text:span text:style-name="T58">あん</text:span><text:ruby text:style-name="Ru1"><text:ruby-base><text:span text:style-name="T58">心</text:span></text:ruby-base><text:ruby-text>しん</text:ruby-text></text:ruby><text:span text:style-name="T58"> <text:s/></text:span><text:s/>(tranquilizar)</text:p>
          </table:table-cell>
          <table:table-cell table:style-name="Tabla162.D2" office:value-type="string">
            <text:p text:style-name="P69"><text:ruby text:style-name="Ru1"><text:ruby-base><text:span text:style-name="T58">心</text:span></text:ruby-base><text:ruby-text>しん</text:ruby-text></text:ruby><text:span text:style-name="T12">ぱい</text:span><text:span text:style-name="T6"> <text:s text:c="6"/></text:span>(preocupar)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69"><text:ruby text:style-name="Ru1"><text:ruby-base><text:span text:style-name="T58">中</text:span></text:ruby-base><text:ruby-text>ちゅう</text:ruby-text></text:ruby><text:ruby text:style-name="Ru1"><text:ruby-base><text:span text:style-name="T58">心</text:span></text:ruby-base><text:ruby-text>しん</text:ruby-text></text:ruby> <text:s text:c="12"/>(centro)</text:p>
          </table:table-cell>
          <table:table-cell table:style-name="Tabla162.D2" office:value-type="string">
            <text:p text:style-name="P69"/>
          </table:table-cell>
        </table:table-row>
      </table:table>
      <text:p text:style-name="P35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47">手</text:p>
            </table:table-cell>
            <table:table-cell table:style-name="Tabla163.A1" table:number-rows-spanned="2" office:value-type="string">
              <text:p text:style-name="P53">TE</text:p>
            </table:table-cell>
            <table:table-cell table:style-name="Tabla163.A1" office:value-type="string">
              <text:p text:style-name="P40"><text:ruby text:style-name="Ru1"><text:ruby-base><text:span text:style-name="T58">手</text:span></text:ruby-base><text:ruby-text>て</text:ruby-text></text:ruby><text:span text:style-name="T58"> </text:span><text:s text:c="21"/>(mano)</text:p>
            </table:table-cell>
            <table:table-cell table:style-name="Tabla163.D1" office:value-type="string">
              <text:p text:style-name="P61"><text:ruby text:style-name="Ru1"><text:ruby-base><text:span text:style-name="T58">手</text:span></text:ruby-base><text:ruby-text>て</text:ruby-text></text:ruby><text:ruby text:style-name="Ru1"><text:ruby-base><text:span text:style-name="T58">首</text:span></text:ruby-base><text:ruby-text>くび</text:ruby-text></text:ruby> <text:s text:c="14"/>(muñeca)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46"><text:ruby text:style-name="Ru1"><text:ruby-base><text:span text:style-name="T58">手</text:span></text:ruby-base><text:ruby-text>て</text:ruby-text></text:ruby><text:span text:style-name="T58">つだう</text:span> <text:s text:c="6"/>(ayudar)</text:p>
          </table:table-cell>
          <table:table-cell table:style-name="Tabla163.D2" office:value-type="string">
            <text:p text:style-name="P106"><text:ruby text:style-name="Ru1"><text:ruby-base><text:span text:style-name="T12">手</text:span></text:ruby-base><text:ruby-text>て</text:ruby-text></text:ruby><text:span text:style-name="T12">じな</text:span><text:span text:style-name="T9"> <text:s text:c="13"/>(magia</text:span>)</text:p>
          </table:table-cell>
        </table:table-row>
        <table:table-row>
          <table:covered-table-cell/>
          <table:table-cell table:style-name="Tabla163.B3" office:value-type="string">
            <text:p text:style-name="P53">SHU</text:p>
          </table:table-cell>
          <table:table-cell table:style-name="Tabla163.C2" office:value-type="string">
            <text:p text:style-name="P40"><text:span text:style-name="T58">せん</text:span><text:ruby text:style-name="Ru1"><text:ruby-base><text:span text:style-name="T58">手</text:span></text:ruby-base><text:ruby-text>しゅ</text:ruby-text></text:ruby> <text:s text:c="9"/>(jugador)</text:p>
          </table:table-cell>
          <table:table-cell table:style-name="Tabla163.D2" office:value-type="string">
            <text:p text:style-name="P40"><text:span text:style-name="T58">あく</text:span><text:ruby text:style-name="Ru1"><text:ruby-base><text:span text:style-name="T58">手</text:span></text:ruby-base><text:ruby-text>しゅ</text:ruby-text></text:ruby> (darse la mano)</text:p>
          </table:table-cell>
        </table:table-row>
      </table:table>
      <text:p text:style-name="P115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47">足</text:p>
            </table:table-cell>
            <table:table-cell table:style-name="Tabla164.A1" office:value-type="string">
              <text:p text:style-name="P53">ASHI</text:p>
            </table:table-cell>
            <table:table-cell table:style-name="Tabla164.A1" office:value-type="string">
              <text:p text:style-name="P40"><text:ruby text:style-name="Ru2"><text:ruby-base><text:span text:style-name="T58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1"><text:ruby text:style-name="Ru1"><text:ruby-base><text:span text:style-name="T58">足</text:span></text:ruby-base><text:ruby-text>あし</text:ruby-text></text:ruby><text:ruby text:style-name="Ru1"><text:ruby-base><text:span text:style-name="T58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3">SOKU</text:p>
          </table:table-cell>
          <table:table-cell table:style-name="Tabla164.C2" office:value-type="string">
            <text:p text:style-name="P40"><text:ruby text:style-name="Ru1"><text:ruby-base><text:span text:style-name="T58">足</text:span></text:ruby-base><text:ruby-text>そく</text:ruby-text></text:ruby><text:span text:style-name="T58"> <text:s text:c="13"/></text:span>[ pares ]</text:p>
          </table:table-cell>
          <table:table-cell table:style-name="Tabla164.D2" office:value-type="string">
            <text:p text:style-name="P40"/>
          </table:table-cell>
        </table:table-row>
        <table:table-row>
          <table:covered-table-cell/>
          <table:table-cell table:style-name="Tabla164.B2" office:value-type="string">
            <text:p text:style-name="P53">TA</text:p>
          </table:table-cell>
          <table:table-cell table:style-name="Tabla164.C2" office:value-type="string">
            <text:p text:style-name="P40"><text:ruby text:style-name="Ru1"><text:ruby-base><text:span text:style-name="T58">足</text:span></text:ruby-base><text:ruby-text>た</text:ruby-text></text:ruby><text:span text:style-name="T58">し</text:span><text:ruby text:style-name="Ru1"><text:ruby-base><text:span text:style-name="T43">算</text:span></text:ruby-base><text:ruby-text>ざん</text:ruby-text></text:ruby><text:span text:style-name="T58"> <text:s text:c="4"/></text:span>(suma “+”)</text:p>
          </table:table-cell>
          <table:table-cell table:style-name="Tabla164.D2" office:value-type="string">
            <text:p text:style-name="P40"><text:ruby text:style-name="Ru1"><text:ruby-base><text:span text:style-name="T58">足</text:span></text:ruby-base><text:ruby-text>た</text:ruby-text></text:ruby><text:span text:style-name="T58">りる <text:s/></text:span>(ser suficiente)</text:p>
          </table:table-cell>
        </table:table-row>
      </table:table>
      <text:p text:style-name="P27"/>
      <text:p text:style-name="P124"/>
      <text:p text:style-name="P124"><text:soft-page-break/></text:p>
      <text:p text:style-name="P124"/>
      <text:p text:style-name="P124"/>
      <text:p text:style-name="P123"/>
      <text:p text:style-name="P123"/>
      <text:p text:style-name="P123">ESCRITURA – ESTUDIO</text:p>
      <text:p text:style-name="P123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3">本</text:p>
            </table:table-cell>
            <table:table-cell table:style-name="Tabla26.A1" office:value-type="string">
              <text:p text:style-name="P53">HON</text:p>
            </table:table-cell>
            <table:table-cell table:style-name="Tabla26.A1" office:value-type="string">
              <text:p text:style-name="P46"><text:ruby text:style-name="Ru1"><text:ruby-base><text:span text:style-name="T69">本</text:span></text:ruby-base><text:ruby-text>ほん</text:ruby-text></text:ruby> <text:s text:c="23"/>(libro)</text:p>
            </table:table-cell>
            <table:table-cell table:style-name="Tabla26.D1" office:value-type="string">
              <text:p text:style-name="P88"><text:ruby text:style-name="Ru1"><text:ruby-base><text:span text:style-name="T18">本</text:span></text:ruby-base><text:ruby-text>ほん</text:ruby-text></text:ruby> <text:s text:c="22"/><text:span text:style-name="T9">[ libros ] </text:span></text:p>
            </table:table-cell>
          </table:table-row>
        </table:table-header-rows>
      </table:table>
      <text:p text:style-name="P11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47">字</text:p>
            </table:table-cell>
            <table:table-cell table:style-name="Tabla19.A1" table:number-rows-spanned="2" office:value-type="string">
              <text:p text:style-name="P53">JI</text:p>
            </table:table-cell>
            <table:table-cell table:style-name="Tabla19.C1" office:value-type="string">
              <text:p text:style-name="P40"><text:ruby text:style-name="Ru1"><text:ruby-base><text:span text:style-name="T69">字</text:span></text:ruby-base><text:ruby-text>じ</text:ruby-text></text:ruby> <text:s text:c="18"/>(carácter)</text:p>
            </table:table-cell>
            <table:table-cell table:style-name="Tabla19.D1" office:value-type="string">
              <text:p text:style-name="P40"><text:span text:style-name="T69">ロ−マ</text:span><text:ruby text:style-name="Ru1"><text:ruby-base><text:span text:style-name="T69">字</text:span></text:ruby-base><text:ruby-text>じ</text:ruby-text></text:ruby>　 <text:s text:c="6"/>(romaji)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0"><text:span text:style-name="T69">かん</text:span><text:ruby text:style-name="Ru1"><text:ruby-base><text:span text:style-name="T69">字</text:span></text:ruby-base><text:ruby-text>じ</text:ruby-text></text:ruby> <text:s text:c="14"/>(<text:span text:style-name="T7">Kanji</text:span>)</text:p>
          </table:table-cell>
          <table:table-cell table:style-name="Tabla19.D2" office:value-type="string">
            <text:p text:style-name="P40"><text:ruby text:style-name="Ru1"><text:ruby-base><text:span text:style-name="T69">数</text:span></text:ruby-base><text:ruby-text>すう</text:ruby-text></text:ruby><text:ruby text:style-name="Ru1"><text:ruby-base><text:span text:style-name="T69">字</text:span></text:ruby-base><text:ruby-text>じ</text:ruby-text></text:ruby> <text:s text:c="14"/>(número)</text:p>
          </table:table-cell>
        </table:table-row>
      </table:table>
      <text:p text:style-name="P115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48">文</text:p>
            </table:table-cell>
            <table:table-cell table:style-name="Tabla23.A1" office:value-type="string">
              <text:p text:style-name="P53">MO</text:p>
            </table:table-cell>
            <table:table-cell table:style-name="Tabla23.C1" office:value-type="string">
              <text:p text:style-name="P40"><text:ruby text:style-name="Ru1"><text:ruby-base><text:span text:style-name="T69">文</text:span></text:ruby-base><text:ruby-text>も</text:ruby-text></text:ruby><text:ruby text:style-name="Ru1"><text:ruby-base><text:span text:style-name="T69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3">BUN</text:p>
          </table:table-cell>
          <table:table-cell table:style-name="Tabla23.C2" office:value-type="string">
            <text:p text:style-name="P40"><text:ruby text:style-name="Ru1"><text:ruby-base><text:span text:style-name="T69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0"><text:ruby text:style-name="Ru1"><text:ruby-base><text:span text:style-name="T69">作</text:span></text:ruby-base><text:ruby-text>さく</text:ruby-text></text:ruby><text:ruby text:style-name="Ru1"><text:ruby-base><text:span text:style-name="T69">文</text:span></text:ruby-base><text:ruby-text>ぶん</text:ruby-text></text:ruby><text:span text:style-name="T69"> </text:span><text:s text:c="19"/>(texto)</text:p>
          </table:table-cell>
        </table:table-row>
      </table:table>
      <text:p text:style-name="P12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47">数</text:p>
          </table:table-cell>
          <table:table-cell table:style-name="Tabla204.A1" office:value-type="string">
            <text:p text:style-name="P77">KAZU</text:p>
          </table:table-cell>
          <table:table-cell table:style-name="Tabla204.A1" office:value-type="string">
            <text:p text:style-name="P40"><text:ruby text:style-name="Ru1"><text:ruby-base><text:span text:style-name="T69">数</text:span></text:ruby-base><text:ruby-text>かず</text:ruby-text></text:ruby><text:span text:style-name="T69"> <text:s text:c="2"/></text:span>(núm. “concepto”)</text:p>
          </table:table-cell>
          <table:table-cell table:style-name="Tabla204.D1" office:value-type="string">
            <text:p text:style-name="P61"><text:s text:c="8"/></text:p>
          </table:table-cell>
        </table:table-row>
        <table:table-row>
          <table:covered-table-cell/>
          <table:table-cell table:style-name="Tabla204.B2" office:value-type="string">
            <text:p text:style-name="P77">KAZO</text:p>
          </table:table-cell>
          <table:table-cell table:style-name="Tabla204.B2" office:value-type="string">
            <text:p text:style-name="P40"><text:ruby text:style-name="Ru1"><text:ruby-base><text:span text:style-name="T69">数</text:span></text:ruby-base><text:ruby-text>かぞ</text:ruby-text></text:ruby><text:span text:style-name="T69">える <text:s text:c="7"/></text:span>(contar)</text:p>
          </table:table-cell>
          <table:table-cell table:style-name="Tabla204.D2" office:value-type="string">
            <text:p text:style-name="P61"/>
          </table:table-cell>
        </table:table-row>
        <table:table-row>
          <table:covered-table-cell/>
          <table:table-cell table:style-name="Tabla204.B2" office:value-type="string">
            <text:p text:style-name="P78">SÛ</text:p>
          </table:table-cell>
          <table:table-cell table:style-name="Tabla204.C3" office:value-type="string">
            <text:p text:style-name="P69"><text:ruby text:style-name="Ru1"><text:ruby-base><text:span text:style-name="T69">数</text:span></text:ruby-base><text:ruby-text>すう</text:ruby-text></text:ruby><text:ruby text:style-name="Ru1"><text:ruby-base><text:span text:style-name="T69">学</text:span></text:ruby-base><text:ruby-text>がく</text:ruby-text></text:ruby> <text:s text:c="15"/>(mates)</text:p>
          </table:table-cell>
          <table:table-cell table:style-name="Tabla204.D3" office:value-type="string">
            <text:p text:style-name="P69"><text:ruby text:style-name="Ru1"><text:ruby-base><text:span text:style-name="T69">人</text:span></text:ruby-base><text:ruby-text>にん</text:ruby-text></text:ruby><text:ruby text:style-name="Ru1"><text:ruby-base><text:span text:style-name="T69">数</text:span></text:ruby-base><text:ruby-text>すう</text:ruby-text></text:ruby> <text:s text:c="3"/>(núm. personas)</text:p>
          </table:table-cell>
        </table:table-row>
      </table:table>
      <text:p text:style-name="P12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47">形</text:p>
          </table:table-cell>
          <table:table-cell table:style-name="Tabla169.A1" office:value-type="string">
            <text:p text:style-name="P77">KATACHI</text:p>
          </table:table-cell>
          <table:table-cell table:style-name="Tabla169.A1" office:value-type="string">
            <text:p text:style-name="P40"><text:ruby text:style-name="Ru1"><text:ruby-base><text:span text:style-name="T58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1"><text:s text:c="8"/></text:p>
          </table:table-cell>
        </table:table-row>
        <table:table-row>
          <table:covered-table-cell/>
          <table:table-cell table:style-name="Tabla169.B2" office:value-type="string">
            <text:p text:style-name="P89">GYÔ</text:p>
          </table:table-cell>
          <table:table-cell table:style-name="Tabla169.C2" office:value-type="string">
            <text:p text:style-name="P92"><text:ruby text:style-name="Ru1"><text:ruby-base><text:span text:style-name="T58">人</text:span></text:ruby-base><text:ruby-text>にん</text:ruby-text></text:ruby><text:ruby text:style-name="Ru1"><text:ruby-base><text:span text:style-name="T58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87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89">KEI</text:p>
          </table:table-cell>
          <table:table-cell table:style-name="Tabla169.C2" office:value-type="string">
            <text:p text:style-name="P92"><text:ruby text:style-name="Ru1"><text:ruby-base><text:span text:style-name="T58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69"><text:s/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47">紙</text:p>
          </table:table-cell>
          <table:table-cell table:style-name="Tabla150.A1" table:number-rows-spanned="2" office:value-type="string">
            <text:p text:style-name="P77">KAMI</text:p>
          </table:table-cell>
          <table:table-cell table:style-name="Tabla150.A1" office:value-type="string">
            <text:p text:style-name="P40"><text:ruby text:style-name="Ru1"><text:ruby-base><text:span text:style-name="T69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1"><text:ruby text:style-name="Ru1"><text:ruby-base><text:span text:style-name="T46">紙</text:span></text:ruby-base><text:ruby-text>がみ</text:ruby-text></text:ruby><text:span text:style-name="T69">しばい</text:span></text:p>
            <text:p text:style-name="P61"><text:span text:style-name="T69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1"><text:ruby text:style-name="Ru1"><text:ruby-base><text:span text:style-name="T69">手</text:span></text:ruby-base><text:ruby-text>て</text:ruby-text></text:ruby><text:ruby text:style-name="Ru1"><text:ruby-base><text:span text:style-name="T46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1"/>
          </table:table-cell>
        </table:table-row>
        <table:table-row>
          <table:covered-table-cell/>
          <table:table-cell table:style-name="Tabla150.C2" office:value-type="string">
            <text:p text:style-name="P89">SHI</text:p>
          </table:table-cell>
          <table:table-cell table:style-name="Tabla150.C3" office:value-type="string">
            <text:p text:style-name="P92"><text:ruby text:style-name="Ru1"><text:ruby-base><text:span text:style-name="T69">画</text:span></text:ruby-base><text:ruby-text>が</text:ruby-text></text:ruby><text:ruby text:style-name="Ru1"><text:ruby-base><text:span text:style-name="T69">用</text:span></text:ruby-base><text:ruby-text>よう</text:ruby-text></text:ruby><text:ruby text:style-name="Ru1"><text:ruby-base><text:span text:style-name="T69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2"><text:span text:style-name="T69">ひょう</text:span><text:ruby text:style-name="Ru1"><text:ruby-base><text:span text:style-name="T69">紙</text:span></text:ruby-base><text:ruby-text>し</text:ruby-text></text:ruby> <text:s text:c="7"/></text:p>
            <text:p text:style-name="P87"><text:span text:style-name="T9"><text:s text:c="11"/>(cubierta de </text:span><text:span text:style-name="T21">libro</text:span><text:span text:style-name="T9">)</text:span>　 <text:s text:c="5"/></text:p>
          </table:table-cell>
        </table:table-row>
      </table:table>
      <text:p text:style-name="P12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47">記</text:p>
          </table:table-cell>
          <table:table-cell table:style-name="Tabla175.A1" office:value-type="string">
            <text:p text:style-name="P77">KI</text:p>
          </table:table-cell>
          <table:table-cell table:style-name="Tabla175.A1" office:value-type="string">
            <text:p text:style-name="P40"><text:ruby text:style-name="Ru1"><text:ruby-base><text:span text:style-name="T43">日</text:span></text:ruby-base><text:ruby-text>にっ</text:ruby-text></text:ruby><text:ruby text:style-name="Ru1"><text:ruby-base><text:span text:style-name="T58">記</text:span></text:ruby-base><text:ruby-text>き</text:ruby-text></text:ruby><text:span text:style-name="T56"> <text:s text:c="16"/></text:span>(diario)</text:p>
          </table:table-cell>
          <table:table-cell table:style-name="Tabla175.D1" office:value-type="string">
            <text:p text:style-name="P61"><text:s text:c="10"/></text:p>
          </table:table-cell>
        </table:table-row>
      </table:table>
      <text:p text:style-name="P12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47">点</text:p>
          </table:table-cell>
          <table:table-cell table:style-name="Tabla120.A1" office:value-type="string">
            <text:p text:style-name="P77">TEN</text:p>
          </table:table-cell>
          <table:table-cell table:style-name="Tabla120.A1" office:value-type="string">
            <text:p text:style-name="P40"><text:ruby text:style-name="Ru1"><text:ruby-base><text:span text:style-name="T5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2"/>
          </table:table-cell>
        </table:table-row>
      </table:table>
      <text:p text:style-name="P12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47">絵</text:p>
          </table:table-cell>
          <table:table-cell table:style-name="Tabla168.A1" office:value-type="string">
            <text:p text:style-name="P77">E</text:p>
          </table:table-cell>
          <table:table-cell table:style-name="Tabla168.A1" office:value-type="string">
            <text:p text:style-name="P40"><text:ruby text:style-name="Ru1"><text:ruby-base><text:span text:style-name="T58">絵</text:span></text:ruby-base><text:ruby-text>え</text:ruby-text></text:ruby> <text:s text:c="20"/>(dibujo)</text:p>
          </table:table-cell>
          <table:table-cell table:style-name="Tabla168.D1" office:value-type="string">
            <text:p text:style-name="P61"><text:s/><text:ruby text:style-name="Ru1"><text:ruby-base><text:span text:style-name="T58">絵</text:span></text:ruby-base><text:ruby-text>え</text:ruby-text></text:ruby><text:ruby text:style-name="Ru1"><text:ruby-base><text:span text:style-name="T58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77">KAI</text:p>
          </table:table-cell>
          <table:table-cell table:style-name="Tabla168.B2" office:value-type="string">
            <text:p text:style-name="P40"><text:ruby text:style-name="Ru1"><text:ruby-base><text:span text:style-name="T58">絵</text:span></text:ruby-base><text:ruby-text>かい</text:ruby-text></text:ruby><text:ruby text:style-name="Ru1"><text:ruby-base><text:span text:style-name="T58">画</text:span></text:ruby-base><text:ruby-text>が</text:ruby-text></text:ruby> <text:s text:c="14"/>(pintura)</text:p>
          </table:table-cell>
          <table:table-cell table:style-name="Tabla168.D2" office:value-type="string">
            <text:p text:style-name="P61"/>
          </table:table-cell>
        </table:table-row>
      </table:table>
      <text:p text:style-name="P12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47"><text:soft-page-break/>線</text:p>
          </table:table-cell>
          <table:table-cell table:style-name="Tabla170.A1" table:number-rows-spanned="2" office:value-type="string">
            <text:p text:style-name="P77">SEN</text:p>
          </table:table-cell>
          <table:table-cell table:style-name="Tabla170.A1" office:value-type="string">
            <text:p text:style-name="P40"><text:ruby text:style-name="Ru1"><text:ruby-base><text:span text:style-name="T58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1"><text:ruby text:style-name="Ru1"><text:ruby-base><text:span text:style-name="T58">点</text:span></text:ruby-base><text:ruby-text>てん</text:ruby-text></text:ruby><text:ruby text:style-name="Ru1"><text:ruby-base><text:span text:style-name="T58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線</text:span></text:ruby-base><text:ruby-text>せん</text:ruby-text></text:ruby><text:span text:style-name="T58"> <text:s/></text:span>(cable eléctrico)</text:p>
          </table:table-cell>
          <table:table-cell table:style-name="Tabla170.D2" office:value-type="string">
            <text:p text:style-name="P61"/>
          </table:table-cell>
        </table:table-row>
      </table:table>
      <text:p text:style-name="P12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47">丸</text:p>
          </table:table-cell>
          <table:table-cell table:style-name="Tabla227.A1" office:value-type="string">
            <text:p text:style-name="P77">MARU</text:p>
          </table:table-cell>
          <table:table-cell table:style-name="Tabla227.A1" office:value-type="string">
            <text:p text:style-name="P40"><text:ruby text:style-name="Ru1"><text:ruby-base><text:span text:style-name="T58">丸</text:span></text:ruby-base><text:ruby-text>まる</text:ruby-text></text:ruby><text:span text:style-name="T58"> </text:span><text:s text:c="18"/>(círculo)</text:p>
          </table:table-cell>
          <table:table-cell table:style-name="Tabla227.D1" office:value-type="string">
            <text:p text:style-name="P61"><text:ruby text:style-name="Ru1"><text:ruby-base><text:span text:style-name="T58">丸</text:span></text:ruby-base><text:ruby-text>まる</text:ruby-text></text:ruby><text:span text:style-name="T58">い</text:span> <text:s text:c="15"/>(circular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99">語</text:p>
          </table:table-cell>
          <table:table-cell table:style-name="Tabla182.A1" office:value-type="string">
            <text:p text:style-name="P77">GO</text:p>
          </table:table-cell>
          <table:table-cell table:style-name="Tabla182.A1" office:value-type="string">
            <text:p text:style-name="P61"><text:ruby text:style-name="Ru1"><text:ruby-base><text:span text:style-name="T58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1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ruby text:style-name="Ru1"><text:ruby-base><text:span text:style-name="T58">語</text:span></text:ruby-base><text:ruby-text>ご</text:ruby-text></text:ruby> 　 <text:s text:c="5"/>(japonés) <text:s text:c="8"/></text:p>
          </table:table-cell>
        </table:table-row>
      </table:table>
      <text:p text:style-name="P40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47">理</text:p>
          </table:table-cell>
          <table:table-cell table:style-name="Tabla230.A1" table:number-rows-spanned="2" office:value-type="string">
            <text:p text:style-name="P77">RI</text:p>
          </table:table-cell>
          <table:table-cell table:style-name="Tabla230.A1" office:value-type="string">
            <text:p text:style-name="P40"><text:ruby text:style-name="Ru1"><text:ruby-base><text:span text:style-name="T58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0"><text:ruby text:style-name="Ru1"><text:ruby-base><text:span text:style-name="T58">理</text:span></text:ruby-base><text:ruby-text>り</text:ruby-text></text:ruby><text:ruby text:style-name="Ru1"><text:ruby-base><text:span text:style-name="T58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1"><text:span text:style-name="T58">りょう</text:span><text:ruby text:style-name="Ru1"><text:ruby-base><text:span text:style-name="T58">理</text:span></text:ruby-base><text:ruby-text>り</text:ruby-text></text:ruby> <text:s text:c="6"/>(cocina)</text:p>
          </table:table-cell>
          <table:table-cell table:style-name="Tabla230.D2" office:value-type="string">
            <text:p text:style-name="P61"/>
          </table:table-cell>
        </table:table-row>
      </table:table>
      <text:p text:style-name="P40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47">科</text:p>
          </table:table-cell>
          <table:table-cell table:style-name="Tabla203.A1" office:value-type="string">
            <text:p text:style-name="P77">KA</text:p>
          </table:table-cell>
          <table:table-cell table:style-name="Tabla203.A1" office:value-type="string">
            <text:p text:style-name="P61"><text:ruby text:style-name="Ru1"><text:ruby-base><text:span text:style-name="T58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1"><text:ruby text:style-name="Ru1"><text:ruby-base><text:span text:style-name="T58">科</text:span></text:ruby-base><text:ruby-text>か</text:ruby-text></text:ruby><text:ruby text:style-name="Ru1"><text:ruby-base><text:span text:style-name="T58">学</text:span></text:ruby-base><text:ruby-text>がく</text:ruby-text></text:ruby> <text:s/></text:p>
            <text:p text:style-name="P61"><text:s text:c="7"/>(ciencias naturales)</text:p>
          </table:table-cell>
        </table:table-row>
      </table:table>
      <text:p text:style-name="P69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47">算</text:p>
          </table:table-cell>
          <table:table-cell table:style-name="Tabla236.A1" office:value-type="string">
            <text:p text:style-name="P77">SAN</text:p>
          </table:table-cell>
          <table:table-cell table:style-name="Tabla236.A1" office:value-type="string">
            <text:p text:style-name="P40"><text:ruby text:style-name="Ru1"><text:ruby-base><text:span text:style-name="T58">計</text:span></text:ruby-base><text:ruby-text>けい</text:ruby-text></text:ruby><text:ruby text:style-name="Ru1"><text:ruby-base><text:span text:style-name="T58">算</text:span></text:ruby-base><text:ruby-text>さん</text:ruby-text></text:ruby><text:span text:style-name="T58"> <text:s/></text:span><text:s text:c="11"/>(cálculo)</text:p>
          </table:table-cell>
          <table:table-cell table:style-name="Tabla236.D1" office:value-type="string">
            <text:p text:style-name="P61"><text:ruby text:style-name="Ru1"><text:ruby-base><text:span text:style-name="T58">算</text:span></text:ruby-base><text:ruby-text>さん</text:ruby-text></text:ruby><text:ruby text:style-name="Ru1"><text:ruby-base><text:span text:style-name="T58">数</text:span></text:ruby-base><text:ruby-text>すう</text:ruby-text></text:ruby> <text:s text:c="9"/>(aritmética)</text:p>
          </table:table-cell>
        </table:table-row>
      </table:table>
      <text:p text:style-name="P12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47">計</text:p>
          </table:table-cell>
          <table:table-cell table:style-name="Tabla135.A1" office:value-type="string">
            <text:p text:style-name="P77">KEI</text:p>
          </table:table-cell>
          <table:table-cell table:style-name="Tabla135.A1" office:value-type="string">
            <text:p text:style-name="P61"><text:ruby text:style-name="Ru1"><text:ruby-base><text:span text:style-name="T58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3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1"><text:s text:c="8"/>(economía familiar)</text:p>
          </table:table-cell>
        </table:table-row>
      </table:table>
      <text:p text:style-name="P69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47">用</text:p>
          </table:table-cell>
          <table:table-cell table:style-name="Tabla216.A1" office:value-type="string">
            <text:p text:style-name="P77">YÔ</text:p>
          </table:table-cell>
          <table:table-cell table:style-name="Tabla216.A1" office:value-type="string">
            <text:p text:style-name="P40"><text:ruby text:style-name="Ru1"><text:ruby-base><text:span text:style-name="T58">用</text:span></text:ruby-base><text:ruby-text>よう</text:ruby-text></text:ruby><text:span text:style-name="T58"> <text:s text:c="2"/></text:span>(cosas que hacer)</text:p>
          </table:table-cell>
          <table:table-cell table:style-name="Tabla216.D1" office:value-type="string">
            <text:p text:style-name="P61"><text:ruby text:style-name="Ru1"><text:ruby-base><text:span text:style-name="T58">用</text:span></text:ruby-base><text:ruby-text>よう</text:ruby-text></text:ruby><text:ruby text:style-name="Ru1"><text:ruby-base><text:span text:style-name="T58">心</text:span></text:ruby-base><text:ruby-text>じん</text:ruby-text></text:ruby><text:span text:style-name="T58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77">MOCHI</text:p>
          </table:table-cell>
          <table:table-cell table:style-name="Tabla216.B2" office:value-type="string">
            <text:p text:style-name="P40"><text:ruby text:style-name="Ru1"><text:ruby-base><text:span text:style-name="T58">用</text:span></text:ruby-base><text:ruby-text>もち</text:ruby-text></text:ruby><text:span text:style-name="T58">いる <text:s text:c="7"/></text:span>(utilizar)</text:p>
          </table:table-cell>
          <table:table-cell table:style-name="Tabla216.D2" office:value-type="string">
            <text:p text:style-name="P61"/>
          </table:table-cell>
        </table:table-row>
      </table:table>
      <text:p text:style-name="P1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47">答</text:p>
          </table:table-cell>
          <table:table-cell table:style-name="Tabla237.A1" office:value-type="string">
            <text:p text:style-name="P77">KOTA</text:p>
          </table:table-cell>
          <table:table-cell table:style-name="Tabla237.A1" office:value-type="string">
            <text:p text:style-name="P61"><text:ruby text:style-name="Ru1"><text:ruby-base><text:span text:style-name="T58">答</text:span></text:ruby-base><text:ruby-text>こた</text:ruby-text></text:ruby><text:span text:style-name="T58">え <text:s/></text:span><text:s text:c="7"/>(respuesta)</text:p>
          </table:table-cell>
          <table:table-cell table:style-name="Tabla237.D1" office:value-type="string">
            <text:p text:style-name="P61"><text:ruby text:style-name="Ru1"><text:ruby-base><text:span text:style-name="T58">答</text:span></text:ruby-base><text:ruby-text>こた</text:ruby-text></text:ruby><text:span text:style-name="T58">える</text:span> <text:s text:c="7"/>(responder)</text:p>
          </table:table-cell>
        </table:table-row>
      </table:table>
      <text:p text:style-name="P27"/>
      <text:p text:style-name="P125"/>
      <text:p text:style-name="P126"/>
      <text:p text:style-name="P122">LOCALIZACIÓN</text:p>
      <text:p text:style-name="P128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3">中</text:p>
            </table:table-cell>
            <table:table-cell table:style-name="Tabla28.A1" office:value-type="string">
              <text:p text:style-name="P53">NAKA</text:p>
            </table:table-cell>
            <table:table-cell table:style-name="Tabla28.A1" office:value-type="string">
              <text:p text:style-name="P40"><text:ruby text:style-name="Ru1"><text:ruby-base><text:span text:style-name="T58">中</text:span></text:ruby-base><text:ruby-text>なか</text:ruby-text></text:ruby> <text:s text:c="9"/>(centro,dentro)</text:p>
            </table:table-cell>
            <table:table-cell table:style-name="Tabla28.D1" office:value-type="string">
              <text:p text:style-name="P40"><text:span text:style-name="T58">まん</text:span><text:ruby text:style-name="Ru1"><text:ruby-base><text:span text:style-name="T58">中</text:span></text:ruby-base><text:ruby-text>なか</text:ruby-text></text:ruby> <text:s text:c="7"/>(en medio)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3">CHÛ</text:p>
          </table:table-cell>
          <table:table-cell table:style-name="Tabla28.C2" office:value-type="string">
            <text:p text:style-name="P94"><text:ruby text:style-name="Ru1"><text:ruby-base><text:span text:style-name="T58">中</text:span></text:ruby-base><text:ruby-text>ちゅう</text:ruby-text></text:ruby><text:ruby text:style-name="Ru1"><text:ruby-base><text:span text:style-name="T43">学</text:span></text:ruby-base><text:ruby-text>がっ</text:ruby-text></text:ruby><text:ruby text:style-name="Ru1"><text:ruby-base><text:span text:style-name="T58">校</text:span></text:ruby-base><text:ruby-text>こう</text:ruby-text></text:ruby> <text:s text:c="2"/>(secundaria)</text:p>
          </table:table-cell>
          <table:table-cell table:style-name="Tabla28.D2" office:value-type="string">
            <text:p text:style-name="P60"><text:ruby text:style-name="Ru1"><text:ruby-base><text:span text:style-name="T58">中</text:span></text:ruby-base><text:ruby-text>ちゅう</text:ruby-text></text:ruby><text:ruby text:style-name="Ru1"><text:ruby-base><text:span text:style-name="T43">国</text:span></text:ruby-base><text:ruby-text>ごく</text:ruby-text></text:ruby> <text:s text:c="14"/>(China)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4"><text:ruby text:style-name="Ru1"><text:ruby-base><text:span text:style-name="T58">水</text:span></text:ruby-base><text:ruby-text>すい</text:ruby-text></text:ruby><text:ruby text:style-name="Ru1"><text:ruby-base><text:span text:style-name="T58">中</text:span></text:ruby-base><text:ruby-text>ちゅう</text:ruby-text></text:ruby> <text:s text:c="4"/>(bajo el agua)</text:p>
          </table:table-cell>
          <table:table-cell table:style-name="Tabla28.D2" office:value-type="string">
            <text:p text:style-name="P60"/>
          </table:table-cell>
        </table:table-row>
      </table:table>
      <text:p text:style-name="P11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47">右</text:p>
            </table:table-cell>
            <table:table-cell table:style-name="Tabla29.A1" office:value-type="string">
              <text:p text:style-name="P53">MIGI</text:p>
            </table:table-cell>
            <table:table-cell table:style-name="Tabla29.A1" office:value-type="string">
              <text:p text:style-name="P40"><text:ruby text:style-name="Ru1"><text:ruby-base><text:span text:style-name="T58">右</text:span></text:ruby-base><text:ruby-text>みぎ</text:ruby-text></text:ruby>　　　　 <text:s text:c="2"/>(derecha)</text:p>
            </table:table-cell>
            <table:table-cell table:style-name="Tabla29.D1" office:value-type="string">
              <text:p text:style-name="P40"><text:ruby text:style-name="Ru1"><text:ruby-base><text:span text:style-name="T58">右</text:span></text:ruby-base><text:ruby-text>みぎ</text:ruby-text></text:ruby><text:ruby text:style-name="Ru1"><text:ruby-base><text:span text:style-name="T58">手</text:span></text:ruby-base><text:ruby-text text:style-name="Rubies">て</text:ruby-text></text:ruby><text:span text:style-name="T58"> </text:span><text:s text:c="7"/>(mano dcha.)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3">YÛ</text:p>
          </table:table-cell>
          <table:table-cell table:style-name="Tabla29.C2" office:value-type="string">
            <text:p text:style-name="P40"><text:ruby text:style-name="Ru1"><text:ruby-base><text:span text:style-name="T58">左</text:span></text:ruby-base><text:ruby-text>さ</text:ruby-text></text:ruby><text:ruby text:style-name="Ru1"><text:ruby-base><text:span text:style-name="T58">右</text:span></text:ruby-base><text:ruby-text>ゆう</text:ruby-text></text:ruby><text:span text:style-name="T58"> <text:s text:c="4"/></text:span><text:s text:c="2"/>(izq. y dcha.)</text:p>
          </table:table-cell>
          <table:table-cell table:style-name="Tabla29.D2" office:value-type="string">
            <text:p text:style-name="P40"/>
          </table:table-cell>
        </table:table-row>
      </table:table>
      <text:p text:style-name="P11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47">左</text:p>
            </table:table-cell>
            <table:table-cell table:style-name="Tabla30.A1" office:value-type="string">
              <text:p text:style-name="P53">HIDARI</text:p>
            </table:table-cell>
            <table:table-cell table:style-name="Tabla30.A1" office:value-type="string">
              <text:p text:style-name="P40"><text:ruby text:style-name="Ru1"><text:ruby-base><text:span text:style-name="T58">左</text:span></text:ruby-base><text:ruby-text>ひだり</text:ruby-text></text:ruby> <text:s text:c="13"/>(izquierda)</text:p>
            </table:table-cell>
            <table:table-cell table:style-name="Tabla30.D1" office:value-type="string">
              <text:p text:style-name="P40"><text:ruby text:style-name="Ru1"><text:ruby-base><text:span text:style-name="T58">左</text:span></text:ruby-base><text:ruby-text>ひだり</text:ruby-text></text:ruby><text:ruby text:style-name="Ru1"><text:ruby-base><text:span text:style-name="T58">手</text:span></text:ruby-base><text:ruby-text text:style-name="Rubies">て</text:ruby-text></text:ruby> 　 <text:s text:c="4"/>(mano izq.)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3">SA</text:p>
          </table:table-cell>
          <table:table-cell table:style-name="Tabla30.C2" office:value-type="string">
            <text:p text:style-name="P60"><text:ruby text:style-name="Ru1"><text:ruby-base><text:span text:style-name="T58">左</text:span></text:ruby-base><text:ruby-text>さ</text:ruby-text></text:ruby><text:span text:style-name="T58">せつ</text:span> <text:s text:c="9"/>(giro izq.)</text:p>
          </table:table-cell>
          <table:table-cell table:style-name="Tabla30.D2" office:value-type="string">
            <text:p text:style-name="P40"/>
          </table:table-cell>
        </table:table-row>
      </table:table>
      <text:p text:style-name="P11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ext:soft-page-break/>
          <table:table-row>
            <table:table-cell table:style-name="Tabla34.A1" table:number-rows-spanned="4" office:value-type="string">
              <text:p text:style-name="P48">上</text:p>
            </table:table-cell>
            <table:table-cell table:style-name="Tabla34.A1" office:value-type="string">
              <text:p text:style-name="P53">UE</text:p>
            </table:table-cell>
            <table:table-cell table:style-name="Tabla34.A1" office:value-type="string">
              <text:p text:style-name="P40"><text:s/><text:ruby text:style-name="Ru1"><text:ruby-base><text:span text:style-name="T58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3">A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あ</text:ruby-text></text:ruby><text:span text:style-name="T58">げる</text:span> <text:s text:c="3"/>　 <text:s text:c="6"/>(subir)</text:p>
          </table:table-cell>
          <table:table-cell table:style-name="Tabla34.D2" office:value-type="string">
            <text:p text:style-name="P40"><text:ruby text:style-name="Ru1"><text:ruby-base><text:span text:style-name="T58">上</text:span></text:ruby-base><text:ruby-text>あ</text:ruby-text></text:ruby><text:span text:style-name="T58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3">NOBO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のぼ</text:ruby-text></text:ruby><text:span text:style-name="T58">る </text:span><text:s text:c="8"/>　 <text:s text:c="5"/>(subir)</text:p>
          </table:table-cell>
          <table:table-cell table:style-name="Tabla34.D2" office:value-type="string">
            <text:p text:style-name="P40"/>
          </table:table-cell>
        </table:table-row>
        <table:table-row>
          <table:covered-table-cell/>
          <table:table-cell table:style-name="Tabla34.B2" office:value-type="string">
            <text:p text:style-name="P53">JHÔ</text:p>
          </table:table-cell>
          <table:table-cell table:style-name="Tabla34.C2" office:value-type="string">
            <text:p text:style-name="P40"><text:ruby text:style-name="Ru1"><text:ruby-base><text:span text:style-name="T58">上</text:span></text:ruby-base><text:ruby-text>じょう</text:ruby-text></text:ruby><text:ruby text:style-name="Ru1"><text:ruby-base><text:span text:style-name="T58">手</text:span></text:ruby-base><text:ruby-text>ず</text:ruby-text></text:ruby> <text:s text:c="17"/>(hábil)</text:p>
          </table:table-cell>
          <table:table-cell table:style-name="Tabla34.D2" office:value-type="string">
            <text:p text:style-name="P40"><text:ruby text:style-name="Ru1"><text:ruby-base><text:span text:style-name="T58">上</text:span></text:ruby-base><text:ruby-text>じょう</text:ruby-text></text:ruby><text:ruby text:style-name="Ru1"><text:ruby-base><text:span text:style-name="T12">下</text:span></text:ruby-base><text:ruby-text>げ</text:ruby-text></text:ruby><text:span text:style-name="T27"> <text:s text:c="3"/></text:span><text:span text:style-name="T9">(arriba y abajo)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39"/>
              <text:p text:style-name="P47">下</text:p>
            </table:table-cell>
            <table:table-cell table:style-name="Tabla31.A1" office:value-type="string">
              <text:p text:style-name="P53">SHITA</text:p>
            </table:table-cell>
            <table:table-cell table:style-name="Tabla31.A1" office:value-type="string">
              <text:p text:style-name="P40"><text:ruby text:style-name="Ru1"><text:ruby-base><text:span text:style-name="T58">下</text:span></text:ruby-base><text:ruby-text>した</text:ruby-text></text:ruby><text:span text:style-name="T58"> </text:span><text:s text:c="19"/>(debajo)</text:p>
            </table:table-cell>
            <table:table-cell table:style-name="Tabla31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3">O</text:p>
          </table:table-cell>
          <table:table-cell table:style-name="Tabla31.C2" office:value-type="string">
            <text:p text:style-name="P40"><text:ruby text:style-name="Ru1"><text:ruby-base><text:span text:style-name="T58">下</text:span></text:ruby-base><text:ruby-text>お</text:ruby-text></text:ruby><text:span text:style-name="T58">ろす</text:span> <text:s text:c="14"/>(bajar)</text:p>
          </table:table-cell>
          <table:table-cell table:style-name="Tabla31.D2" office:value-type="string">
            <text:p text:style-name="P40"><text:ruby text:style-name="Ru1"><text:ruby-base><text:span text:style-name="T58">下</text:span></text:ruby-base><text:ruby-text>お</text:ruby-text></text:ruby><text:span text:style-name="T58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3">KUDA</text:p>
          </table:table-cell>
          <table:table-cell table:style-name="Tabla31.C2" office:value-type="string">
            <text:p text:style-name="P40"><text:ruby text:style-name="Ru1"><text:ruby-base><text:span text:style-name="T58">下</text:span></text:ruby-base><text:ruby-text>くだ</text:ruby-text></text:ruby><text:span text:style-name="T58">る <text:s/></text:span>(bajar escaleras)</text:p>
          </table:table-cell>
          <table:table-cell table:style-name="Tabla31.D2" office:value-type="string">
            <text:p text:style-name="P40"/>
          </table:table-cell>
        </table:table-row>
        <table:table-row>
          <table:covered-table-cell/>
          <table:table-cell table:style-name="Tabla31.B2" office:value-type="string">
            <text:p text:style-name="P78">KA</text:p>
          </table:table-cell>
          <table:table-cell table:style-name="Tabla31.C2" office:value-type="string">
            <text:p text:style-name="P60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<text:span text:style-name="T58">てつ</text:span> <text:s text:c="8"/>(metro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HE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へ</text:ruby-text></text:ruby><text:ruby text:style-name="Ru1"><text:ruby-base><text:span text:style-name="T58">手</text:span></text:ruby-base><text:ruby-text>た</text:ruby-text></text:ruby> <text:s text:c="18"/>(torpe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GE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げ</text:ruby-text></text:ruby><text:ruby text:style-name="Ru1"><text:ruby-base><text:span text:style-name="T58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88"/>
          </table:table-cell>
        </table:table-row>
        <table:table-row>
          <table:covered-table-cell/>
          <table:table-cell table:style-name="Tabla31.B2" office:value-type="string">
            <text:p text:style-name="P89">SHIMO</text:p>
          </table:table-cell>
          <table:table-cell table:style-name="Tabla31.C2" office:value-type="string">
            <text:p text:style-name="P94"><text:ruby text:style-name="Ru1"><text:ruby-base><text:span text:style-name="T58">下</text:span></text:ruby-base><text:ruby-text>しも</text:ruby-text></text:ruby><text:ruby text:style-name="Ru1"><text:ruby-base><text:span text:style-name="T58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4"><text:ruby text:style-name="Ru1"><text:ruby-base><text:span text:style-name="T58">川</text:span></text:ruby-base><text:ruby-text>かわ</text:ruby-text></text:ruby><text:ruby text:style-name="Ru1"><text:ruby-base><text:span text:style-name="T58">下</text:span></text:ruby-base><text:ruby-text>しも</text:ruby-text></text:ruby> <text:s text:c="13"/>(río abajo)</text:p>
          </table:table-cell>
        </table:table-row>
      </table:table>
      <text:p text:style-name="P120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47">外</text:p>
          </table:table-cell>
          <table:table-cell table:style-name="Tabla118.A1" office:value-type="string">
            <text:p text:style-name="P77">SOTO</text:p>
          </table:table-cell>
          <table:table-cell table:style-name="Tabla118.C1" office:value-type="string">
            <text:p text:style-name="P40"><text:ruby text:style-name="Ru1"><text:ruby-base><text:span text:style-name="T69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2"/>
          </table:table-cell>
        </table:table-row>
        <table:table-row>
          <table:covered-table-cell/>
          <table:table-cell table:style-name="Tabla118.B2" office:value-type="string">
            <text:p text:style-name="P77">HOKA</text:p>
          </table:table-cell>
          <table:table-cell table:style-name="Tabla118.C2" office:value-type="string">
            <text:p text:style-name="P40"><text:ruby text:style-name="Ru1"><text:ruby-base><text:span text:style-name="T69">外</text:span></text:ruby-base><text:ruby-text>ほか</text:ruby-text></text:ruby><text:span text:style-name="T69">に <text:s/></text:span><text:s/>(aparte de eso)</text:p>
          </table:table-cell>
          <table:table-cell table:style-name="Tabla118.D2" office:value-type="string">
            <text:p text:style-name="P62"/>
          </table:table-cell>
        </table:table-row>
        <table:table-row>
          <table:covered-table-cell/>
          <table:table-cell table:style-name="Tabla118.B2" office:value-type="string">
            <text:p text:style-name="P78">GAI</text:p>
          </table:table-cell>
          <table:table-cell table:style-name="Tabla118.C2" office:value-type="string">
            <text:p text:style-name="P69"><text:ruby text:style-name="Ru1"><text:ruby-base><text:span text:style-name="T69">外</text:span></text:ruby-base><text:ruby-text>がい</text:ruby-text></text:ruby><text:ruby text:style-name="Ru1"><text:ruby-base><text:span text:style-name="T69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69"><text:ruby text:style-name="Ru1"><text:ruby-base><text:span text:style-name="T69">海</text:span></text:ruby-base><text:ruby-text>かい</text:ruby-text></text:ruby><text:ruby text:style-name="Ru1"><text:ruby-base><text:span text:style-name="T69">外</text:span></text:ruby-base><text:ruby-text>がい</text:ruby-text></text:ruby> <text:s text:c="7"/>(el extranjero)</text:p>
          </table:table-cell>
        </table:table-row>
      </table:table>
      <text:p text:style-name="P12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47">内</text:p>
          </table:table-cell>
          <table:table-cell table:style-name="Tabla119.A1" office:value-type="string">
            <text:p text:style-name="P77">UCHI</text:p>
          </table:table-cell>
          <table:table-cell table:style-name="Tabla119.A1" office:value-type="string">
            <text:p text:style-name="P40"><text:ruby text:style-name="Ru1"><text:ruby-base><text:span text:style-name="T69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1"/>
          </table:table-cell>
        </table:table-row>
        <table:table-row>
          <table:covered-table-cell/>
          <table:table-cell table:style-name="Tabla119.B2" office:value-type="string">
            <text:p text:style-name="P78">NAI</text:p>
          </table:table-cell>
          <table:table-cell table:style-name="Tabla119.C2" office:value-type="string">
            <text:p text:style-name="P69"><text:ruby text:style-name="Ru1"><text:ruby-base><text:span text:style-name="T69">家</text:span></text:ruby-base><text:ruby-text>か</text:ruby-text></text:ruby><text:ruby text:style-name="Ru1"><text:ruby-base><text:span text:style-name="T69">内</text:span></text:ruby-base><text:ruby-text>ない</text:ruby-text></text:ruby> <text:s/></text:p>
            <text:p text:style-name="P69"><text:s text:c="4"/>(esposa “tradicional”)</text:p>
          </table:table-cell>
          <table:table-cell table:style-name="Tabla119.D2" office:value-type="string">
            <text:p text:style-name="P94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47">間</text:p>
          </table:table-cell>
          <table:table-cell table:style-name="Tabla121.A1" office:value-type="string">
            <text:p text:style-name="P77">AIDA</text:p>
          </table:table-cell>
          <table:table-cell table:style-name="Tabla121.A1" office:value-type="string">
            <text:p text:style-name="P40"><text:ruby text:style-name="Ru1"><text:ruby-base><text:span text:style-name="T69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0"><text:span text:style-name="T69">この</text:span><text:ruby text:style-name="Ru1"><text:ruby-base><text:span text:style-name="T69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78">KAN</text:p>
          </table:table-cell>
          <table:table-cell table:style-name="Tabla121.C2" office:value-type="string">
            <text:p text:style-name="P85"><text:ruby text:style-name="Ru1"><text:ruby-base>間</text:ruby-base><text:ruby-text>かん</text:ruby-text></text:ruby></text:p>
            <text:p text:style-name="P69"><text:span text:style-name="T69"><text:s text:c="3"/></text:span>(intervalo de tiempo)</text:p>
          </table:table-cell>
          <table:table-cell table:style-name="Tabla121.D2" office:value-type="string">
            <text:p text:style-name="P69"><text:ruby text:style-name="Ru1"><text:ruby-base><text:span text:style-name="T69">夜</text:span></text:ruby-base><text:ruby-text>や</text:ruby-text></text:ruby><text:ruby text:style-name="Ru1"><text:ruby-base><text:span text:style-name="T69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78">MA</text:p>
          </table:table-cell>
          <table:table-cell table:style-name="Tabla121.C2" office:value-type="string">
            <text:p text:style-name="P41"><text:ruby text:style-name="Ru1"><text:ruby-base><text:span text:style-name="T37">昼</text:span></text:ruby-base><text:ruby-text>ひる</text:ruby-text></text:ruby><text:ruby text:style-name="Ru1"><text:ruby-base><text:span text:style-name="T18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70"/>
          </table:table-cell>
        </table:table-row>
        <table:table-row>
          <table:covered-table-cell/>
          <table:table-cell table:style-name="Tabla121.B2" office:value-type="string">
            <text:p text:style-name="P78">GEN</text:p>
          </table:table-cell>
          <table:table-cell table:style-name="Tabla121.C2" office:value-type="string">
            <text:p text:style-name="P41"><text:ruby text:style-name="Ru1"><text:ruby-base><text:span text:style-name="T39">人</text:span></text:ruby-base><text:ruby-text>にん</text:ruby-text></text:ruby><text:ruby text:style-name="Ru1"><text:ruby-base><text:span text:style-name="T39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70"/>
          </table:table-cell>
        </table:table-row>
      </table:table>
      <text:p text:style-name="P87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47">東</text:p>
          </table:table-cell>
          <table:table-cell table:style-name="Tabla114.A1" office:value-type="string">
            <text:p text:style-name="P77">HIGASHI</text:p>
          </table:table-cell>
          <table:table-cell table:style-name="Tabla114.C1" office:value-type="string">
            <text:p text:style-name="P40"><text:ruby text:style-name="Ru1"><text:ruby-base><text:span text:style-name="T58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2"/>
          </table:table-cell>
        </table:table-row>
        <table:table-row>
          <table:covered-table-cell/>
          <table:table-cell table:style-name="Tabla114.B2" office:value-type="string">
            <text:p text:style-name="P78">TÔ</text:p>
          </table:table-cell>
          <table:table-cell table:style-name="Tabla114.C2" office:value-type="string">
            <text:p text:style-name="P69"><text:ruby text:style-name="Ru1"><text:ruby-base><text:span text:style-name="T58">東</text:span></text:ruby-base><text:ruby-text>とう</text:ruby-text></text:ruby><text:ruby text:style-name="Ru1"><text:ruby-base><text:span text:style-name="T58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4"/>
          </table:table-cell>
        </table:table-row>
      </table:table>
      <text:p text:style-name="P12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47"><text:soft-page-break/>南</text:p>
          </table:table-cell>
          <table:table-cell table:style-name="Tabla115.A1" office:value-type="string">
            <text:p text:style-name="P77">MINAMI</text:p>
          </table:table-cell>
          <table:table-cell table:style-name="Tabla115.A1" office:value-type="string">
            <text:p text:style-name="P40"><text:ruby text:style-name="Ru1"><text:ruby-base><text:span text:style-name="T58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3"><text:ruby text:style-name="Ru1"><text:ruby-base>南</text:ruby-base><text:ruby-text>みなみ</text:ruby-text></text:ruby>アメリカ</text:p>
            <text:p text:style-name="P61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77">NAN</text:p>
          </table:table-cell>
          <table:table-cell table:style-name="Tabla115.B2" office:value-type="string">
            <text:p text:style-name="P40"><text:ruby text:style-name="Ru1"><text:ruby-base><text:span text:style-name="T58">南</text:span></text:ruby-base><text:ruby-text>なん</text:ruby-text></text:ruby><text:ruby text:style-name="Ru1"><text:ruby-base><text:span text:style-name="T4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3"/>
          </table:table-cell>
        </table:table-row>
      </table:table>
      <text:p text:style-name="P12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47">北</text:p>
          </table:table-cell>
          <table:table-cell table:style-name="Tabla240.A1" office:value-type="string">
            <text:p text:style-name="P77">KITA</text:p>
          </table:table-cell>
          <table:table-cell table:style-name="Tabla240.A1" office:value-type="string">
            <text:p text:style-name="P40"><text:ruby text:style-name="Ru1"><text:ruby-base><text:span text:style-name="T58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1"><text:s text:c="7"/></text:p>
          </table:table-cell>
        </table:table-row>
        <table:table-row>
          <table:covered-table-cell/>
          <table:table-cell table:style-name="Tabla240.B2" office:value-type="string">
            <text:p text:style-name="P89">HO_</text:p>
          </table:table-cell>
          <table:table-cell table:style-name="Tabla240.C2" office:value-type="string">
            <text:p text:style-name="P10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2"><text:s text:c="7"/></text:span><text:span text:style-name="T63">(Hokaido)</text:span></text:p>
          </table:table-cell>
          <table:table-cell table:style-name="Tabla240.D2" office:value-type="string">
            <text:p text:style-name="P87">　 <text:s text:c="5"/></text:p>
          </table:table-cell>
        </table:table-row>
      </table:table>
      <text:p text:style-name="P12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47">西</text:p>
          </table:table-cell>
          <table:table-cell table:style-name="Tabla117.A1" office:value-type="string">
            <text:p text:style-name="P77">NISHI</text:p>
          </table:table-cell>
          <table:table-cell table:style-name="Tabla117.A1" office:value-type="string">
            <text:p text:style-name="P40"><text:ruby text:style-name="Ru1"><text:ruby-base><text:span text:style-name="T58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1"/>
          </table:table-cell>
        </table:table-row>
      </table:table>
      <text:p text:style-name="P87"/>
      <text:p text:style-name="P46"/>
      <text:p text:style-name="P46"/>
      <text:p text:style-name="P46"/>
      <text:p text:style-name="P109"/>
      <text:p text:style-name="P109">NÚMEROS – CONTADORES</text:p>
      <text:p text:style-name="P127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47">一</text:p>
            </table:table-cell>
            <table:table-cell table:style-name="Tabla38.A1" office:value-type="string">
              <text:p text:style-name="P53">HITO</text:p>
            </table:table-cell>
            <table:table-cell table:style-name="Tabla38.A1" office:value-type="string">
              <text:p text:style-name="P40"><text:ruby text:style-name="Ru1"><text:ruby-base><text:span text:style-name="T58">一</text:span></text:ruby-base><text:ruby-text>ひと</text:ruby-text></text:ruby><text:span text:style-name="T58">つ</text:span> <text:s text:c="22"/>[ 1 ]</text:p>
            </table:table-cell>
            <table:table-cell table:style-name="Tabla38.D1" office:value-type="string">
              <text:p text:style-name="P40"><text:ruby text:style-name="Ru1"><text:ruby-base><text:span text:style-name="T58">一</text:span></text:ruby-base><text:ruby-text>ひと</text:ruby-text></text:ruby><text:ruby text:style-name="Ru1"><text:ruby-base><text:span text:style-name="T4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3">ICHI</text:p>
          </table:table-cell>
          <table:table-cell table:style-name="Tabla38.C2" office:value-type="string">
            <text:p text:style-name="P40"><text:ruby text:style-name="Ru1"><text:ruby-base><text:span text:style-name="T58">一</text:span></text:ruby-base><text:ruby-text>いち</text:ruby-text></text:ruby><text:ruby text:style-name="Ru1"><text:ruby-base><text:span text:style-name="T58">月</text:span></text:ruby-base><text:ruby-text>がつ</text:ruby-text></text:ruby> <text:s text:c="16"/>(Enero)</text:p>
          </table:table-cell>
          <table:table-cell table:style-name="Tabla38.D2" office:value-type="string">
            <text:p text:style-name="P40"><text:ruby text:style-name="Ru1"><text:ruby-base><text:span text:style-name="T58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0"><text:ruby text:style-name="Ru1"><text:ruby-base><text:span text:style-name="T43">一</text:span></text:ruby-base><text:ruby-text>いっ</text:ruby-text></text:ruby><text:ruby text:style-name="Ru1"><text:ruby-base><text:span text:style-name="T58">才</text:span></text:ruby-base><text:ruby-text>さい</text:ruby-text></text:ruby> <text:s/>(un año de edad)</text:p>
          </table:table-cell>
          <table:table-cell table:style-name="Tabla38.D2" office:value-type="string">
            <text:p text:style-name="P40"><text:ruby text:style-name="Ru1"><text:ruby-base><text:span text:style-name="T43">一</text:span></text:ruby-base><text:ruby-text>いっ</text:ruby-text></text:ruby><text:ruby text:style-name="Ru1"><text:ruby-base><text:span text:style-name="T58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3">TSUI</text:p>
          </table:table-cell>
          <table:table-cell table:style-name="Tabla38.C2" office:value-type="string">
            <text:p text:style-name="P40"><text:ruby text:style-name="Ru1"><text:ruby-base><text:span text:style-name="T58">一</text:span></text:ruby-base><text:ruby-text>つい</text:ruby-text></text:ruby><text:ruby text:style-name="Ru1"><text:ruby-base><text:span text:style-name="T4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0"/>
          </table:table-cell>
        </table:table-row>
      </table:table>
      <text:p text:style-name="P11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47">二</text:p>
            </table:table-cell>
            <table:table-cell table:style-name="Tabla55.A1" office:value-type="string">
              <text:p text:style-name="P53">FUTA</text:p>
            </table:table-cell>
            <table:table-cell table:style-name="Tabla55.A1" office:value-type="string">
              <text:p text:style-name="P41"><text:ruby text:style-name="Ru1"><text:ruby-base><text:span text:style-name="T43">二</text:span></text:ruby-base><text:ruby-text>ふつ</text:ruby-text></text:ruby><text:ruby text:style-name="Ru1"><text:ruby-base><text:span text:style-name="T58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0"><text:ruby text:style-name="Ru1"><text:ruby-base><text:span text:style-name="T58">二</text:span></text:ruby-base><text:ruby-text>ふた</text:ruby-text></text:ruby><text:ruby text:style-name="Ru1"><text:ruby-base><text:span text:style-name="T43">人</text:span></text:ruby-base><text:ruby-text>り</text:ruby-text></text:ruby><text:span text:style-name="T58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3">NI</text:p>
          </table:table-cell>
          <table:table-cell table:style-name="Tabla55.C2" office:value-type="string">
            <text:p text:style-name="P40"><text:ruby text:style-name="Ru1"><text:ruby-base><text:span text:style-name="T58">二</text:span></text:ruby-base><text:ruby-text>に</text:ruby-text></text:ruby><text:ruby text:style-name="Ru1"><text:ruby-base><text:span text:style-name="T58">月</text:span></text:ruby-base><text:ruby-text>がつ</text:ruby-text></text:ruby><text:span text:style-name="T58"> </text:span><text:s text:c="12"/>(Febrero)</text:p>
          </table:table-cell>
          <table:table-cell table:style-name="Tabla55.D2" office:value-type="string">
            <text:p text:style-name="P40"><text:ruby text:style-name="Ru1"><text:ruby-base><text:span text:style-name="T58">二</text:span></text:ruby-base><text:ruby-text>に</text:ruby-text></text:ruby><text:span text:style-name="T58"> </text:span><text:s text:c="29"/>(2)</text:p>
          </table:table-cell>
        </table:table-row>
      </table:table>
      <text:p text:style-name="P11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47">三</text:p>
            </table:table-cell>
            <table:table-cell table:style-name="Tabla54.A1" office:value-type="string">
              <text:p text:style-name="P53">MI</text:p>
            </table:table-cell>
            <table:table-cell table:style-name="Tabla54.A1" office:value-type="string">
              <text:p text:style-name="P40"><text:ruby text:style-name="Ru1"><text:ruby-base><text:span text:style-name="T43">三</text:span></text:ruby-base><text:ruby-text>みっ</text:ruby-text></text:ruby><text:ruby text:style-name="Ru1"><text:ruby-base><text:span text:style-name="T58">日</text:span></text:ruby-base><text:ruby-text>か</text:ruby-text></text:ruby><text:span text:style-name="T58"> </text:span><text:s text:c="17"/>(día 3)</text:p>
            </table:table-cell>
            <table:table-cell table:style-name="Tabla54.D1" office:value-type="string">
              <text:p text:style-name="P40"><text:ruby text:style-name="Ru1"><text:ruby-base><text:span text:style-name="T58">三</text:span></text:ruby-base><text:ruby-text>み</text:ruby-text></text:ruby><text:ruby text:style-name="Ru1"><text:ruby-base><text:span text:style-name="T58">日</text:span></text:ruby-base><text:ruby-text>か</text:ruby-text></text:ruby><text:ruby text:style-name="Ru1"><text:ruby-base><text:span text:style-name="T43">月</text:span></text:ruby-base><text:ruby-text>ずき</text:ruby-text></text:ruby><text:span text:style-name="T58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3">SAN</text:p>
          </table:table-cell>
          <table:table-cell table:style-name="Tabla54.C2" office:value-type="string">
            <text:p text:style-name="P40"><text:ruby text:style-name="Ru1"><text:ruby-base><text:span text:style-name="T58">三</text:span></text:ruby-base><text:ruby-text>さん</text:ruby-text></text:ruby><text:ruby text:style-name="Ru1"><text:ruby-base><text:span text:style-name="T58">月</text:span></text:ruby-base><text:ruby-text>がつ</text:ruby-text></text:ruby> <text:s text:c="16"/>(Marzo)</text:p>
          </table:table-cell>
          <table:table-cell table:style-name="Tabla54.D2" office:value-type="string">
            <text:p text:style-name="P40"><text:ruby text:style-name="Ru1"><text:ruby-base><text:span text:style-name="T58">三</text:span></text:ruby-base><text:ruby-text>さん</text:ruby-text></text:ruby> <text:s text:c="29"/>(3)</text:p>
          </table:table-cell>
        </table:table-row>
      </table:table>
      <text:p text:style-name="P11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47">四</text:p>
            </table:table-cell>
            <table:table-cell table:style-name="Tabla53.B1" office:value-type="string">
              <text:p text:style-name="P54"/>
              <text:p text:style-name="P54">YON　</text:p>
            </table:table-cell>
            <table:table-cell table:style-name="Tabla53.A1" office:value-type="string">
              <text:p text:style-name="P40"><text:ruby text:style-name="Ru1"><text:ruby-base><text:span text:style-name="T43">四</text:span></text:ruby-base><text:ruby-text>よっ</text:ruby-text></text:ruby><text:ruby text:style-name="Ru1"><text:ruby-base><text:span text:style-name="T58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0"><text:ruby text:style-name="Ru1"><text:ruby-base><text:span text:style-name="T58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4">YO</text:p>
          </table:table-cell>
          <table:table-cell table:style-name="Tabla53.B2" office:value-type="string">
            <text:p text:style-name="P40"><text:ruby text:style-name="Ru1"><text:ruby-base><text:span text:style-name="T15">四</text:span></text:ruby-base><text:ruby-text>よ</text:ruby-text></text:ruby><text:ruby text:style-name="Ru1"><text:ruby-base><text:span text:style-name="T15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0"/>
          </table:table-cell>
        </table:table-row>
        <table:table-row>
          <table:covered-table-cell/>
          <table:table-cell table:style-name="Tabla53.B2" office:value-type="string">
            <text:p text:style-name="P54">SHI</text:p>
          </table:table-cell>
          <table:table-cell table:style-name="Tabla53.C3" office:value-type="string">
            <text:p text:style-name="P40"><text:ruby text:style-name="Ru1"><text:ruby-base><text:span text:style-name="T58">四</text:span></text:ruby-base><text:ruby-text>し</text:ruby-text></text:ruby><text:ruby text:style-name="Ru1"><text:ruby-base><text:span text:style-name="T58">月</text:span></text:ruby-base><text:ruby-text>がつ</text:ruby-text></text:ruby> <text:s text:c="19"/>(Abril)</text:p>
          </table:table-cell>
          <table:table-cell table:style-name="Tabla53.D3" office:value-type="string">
            <text:p text:style-name="P40"/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p text:style-name="P11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47">五</text:p>
            </table:table-cell>
            <table:table-cell table:style-name="Tabla52.A1" office:value-type="string">
              <text:p text:style-name="P53">ITSU</text:p>
            </table:table-cell>
            <table:table-cell table:style-name="Tabla52.A1" office:value-type="string">
              <text:p text:style-name="P40"><text:ruby text:style-name="Ru1"><text:ruby-base><text:span text:style-name="T58">五</text:span></text:ruby-base><text:ruby-text>いつ</text:ruby-text></text:ruby><text:ruby text:style-name="Ru1"><text:ruby-base><text:span text:style-name="T58">日</text:span></text:ruby-base><text:ruby-text>か</text:ruby-text></text:ruby><text:span text:style-name="T58"> <text:s/></text:span><text:s text:c="16"/>(día 5)</text:p>
            </table:table-cell>
            <table:table-cell table:style-name="Tabla52.D1" office:value-type="string">
              <text:p text:style-name="P40"><text:ruby text:style-name="Ru1"><text:ruby-base><text:span text:style-name="T58">五</text:span></text:ruby-base><text:ruby-text>いつ</text:ruby-text></text:ruby><text:span text:style-name="T58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3">GO</text:p>
          </table:table-cell>
          <table:table-cell table:style-name="Tabla52.C2" office:value-type="string">
            <text:p text:style-name="P40"><text:ruby text:style-name="Ru1"><text:ruby-base><text:span text:style-name="T58">五</text:span></text:ruby-base><text:ruby-text>ご</text:ruby-text></text:ruby><text:ruby text:style-name="Ru1"><text:ruby-base><text:span text:style-name="T58">月</text:span></text:ruby-base><text:ruby-text>がつ</text:ruby-text></text:ruby> <text:s text:c="17"/>(Mayo)</text:p>
          </table:table-cell>
          <table:table-cell table:style-name="Tabla52.D2" office:value-type="string">
            <text:p text:style-name="P40"><text:ruby text:style-name="Ru1"><text:ruby-base><text:span text:style-name="T58">五</text:span></text:ruby-base><text:ruby-text>ご</text:ruby-text></text:ruby> <text:s text:c="29"/>(5)</text:p>
          </table:table-cell>
        </table:table-row>
      </table:table>
      <text:p text:style-name="P11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47">六</text:p>
            </table:table-cell>
            <table:table-cell table:style-name="Tabla56.A1" office:value-type="string">
              <text:p text:style-name="P53">MUI</text:p>
            </table:table-cell>
            <table:table-cell table:style-name="Tabla56.A1" office:value-type="string">
              <text:p text:style-name="P40"><text:ruby text:style-name="Ru1"><text:ruby-base><text:span text:style-name="T12">六</text:span></text:ruby-base><text:ruby-text>むい</text:ruby-text></text:ruby><text:ruby text:style-name="Ru1"><text:ruby-base><text:span text:style-name="T58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0"><text:ruby text:style-name="Ru1"><text:ruby-base><text:span text:style-name="T43">六</text:span></text:ruby-base><text:ruby-text>むっ</text:ruby-text></text:ruby><text:span text:style-name="T58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3">ROKU</text:p>
          </table:table-cell>
          <table:table-cell table:style-name="Tabla56.C2" office:value-type="string">
            <text:p text:style-name="P40"><text:ruby text:style-name="Ru1"><text:ruby-base><text:span text:style-name="T58">六</text:span></text:ruby-base><text:ruby-text>ろく</text:ruby-text></text:ruby><text:ruby text:style-name="Ru1"><text:ruby-base><text:span text:style-name="T58">月</text:span></text:ruby-base><text:ruby-text>がつ</text:ruby-text></text:ruby> <text:s text:c="17"/>(Junio)</text:p>
          </table:table-cell>
          <table:table-cell table:style-name="Tabla56.D2" office:value-type="string">
            <text:p text:style-name="P40"><text:ruby text:style-name="Ru1"><text:ruby-base><text:span text:style-name="T58">六</text:span></text:ruby-base><text:ruby-text>ろく</text:ruby-text></text:ruby><text:span text:style-name="T58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0"><text:ruby text:style-name="Ru1"><text:ruby-base><text:span text:style-name="T43">六</text:span></text:ruby-base><text:ruby-text>ろっ</text:ruby-text></text:ruby><text:ruby text:style-name="Ru1"><text:ruby-base><text:span text:style-name="T58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0"/>
          </table:table-cell>
        </table:table-row>
      </table:table>
      <text:p text:style-name="P11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ext:soft-page-break/>
          <table:table-row>
            <table:table-cell table:style-name="Tabla57.A1" table:number-rows-spanned="4" office:value-type="string">
              <text:p text:style-name="P47">七</text:p>
            </table:table-cell>
            <table:table-cell table:style-name="Tabla57.A1" office:value-type="string">
              <text:p text:style-name="P53">NANA</text:p>
            </table:table-cell>
            <table:table-cell table:style-name="Tabla57.A1" office:value-type="string">
              <text:p text:style-name="P40"><text:ruby text:style-name="Ru1"><text:ruby-base><text:span text:style-name="T58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3">NANO</text:p>
          </table:table-cell>
          <table:table-cell table:style-name="Tabla57.B2" office:value-type="string">
            <text:p text:style-name="P94"><text:ruby text:style-name="Ru1"><text:ruby-base><text:span text:style-name="T58">七</text:span></text:ruby-base><text:ruby-text>なの</text:ruby-text></text:ruby><text:ruby text:style-name="Ru1"><text:ruby-base><text:span text:style-name="T58">日</text:span></text:ruby-base><text:ruby-text>か</text:ruby-text></text:ruby> <text:s text:c="18"/>(día 7)</text:p>
          </table:table-cell>
          <table:table-cell table:style-name="Tabla57.D2" office:value-type="string">
            <text:p text:style-name="P40"/>
          </table:table-cell>
        </table:table-row>
        <table:table-row>
          <table:covered-table-cell/>
          <table:table-cell table:style-name="Tabla57.B2" office:value-type="string">
            <text:p text:style-name="P53">TANA</text:p>
          </table:table-cell>
          <table:table-cell table:style-name="Tabla57.B2" office:value-type="string">
            <text:p text:style-name="P94"><text:ruby text:style-name="Ru1"><text:ruby-base><text:span text:style-name="T35">七</text:span></text:ruby-base><text:ruby-text>たな</text:ruby-text></text:ruby><text:ruby text:style-name="Ru1"><text:ruby-base><text:span text:style-name="T4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0"/>
          </table:table-cell>
        </table:table-row>
        <table:table-row>
          <table:covered-table-cell/>
          <table:table-cell table:style-name="Tabla57.B2" office:value-type="string">
            <text:p text:style-name="P53">SHICHI</text:p>
          </table:table-cell>
          <table:table-cell table:style-name="Tabla57.C4" office:value-type="string">
            <text:p text:style-name="P40"><text:ruby text:style-name="Ru1"><text:ruby-base><text:span text:style-name="T58">七</text:span></text:ruby-base><text:ruby-text>しち</text:ruby-text></text:ruby><text:ruby text:style-name="Ru1"><text:ruby-base><text:span text:style-name="T58">月</text:span></text:ruby-base><text:ruby-text>がつ</text:ruby-text></text:ruby> <text:s text:c="18"/>(Julio)</text:p>
          </table:table-cell>
          <table:table-cell table:style-name="Tabla57.D4" office:value-type="string">
            <text:p text:style-name="P40"/>
          </table:table-cell>
        </table:table-row>
      </table:table>
      <text:p text:style-name="P11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47">八</text:p>
            </table:table-cell>
            <table:table-cell table:style-name="Tabla58.A1" office:value-type="string">
              <text:p text:style-name="P53">YÔ</text:p>
            </table:table-cell>
            <table:table-cell table:style-name="Tabla58.A1" office:value-type="string">
              <text:p text:style-name="P40"><text:ruby text:style-name="Ru1"><text:ruby-base><text:span text:style-name="T12">八</text:span></text:ruby-base><text:ruby-text>よう</text:ruby-text></text:ruby><text:ruby text:style-name="Ru1"><text:ruby-base><text:span text:style-name="T58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0"><text:ruby text:style-name="Ru1"><text:ruby-base><text:span text:style-name="T43">八</text:span></text:ruby-base><text:ruby-text>やっ</text:ruby-text></text:ruby><text:span text:style-name="T12">つ</text:span><text:span text:style-name="T9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3">HACHI</text:p>
          </table:table-cell>
          <table:table-cell table:style-name="Tabla58.C2" office:value-type="string">
            <text:p text:style-name="P40"><text:ruby text:style-name="Ru1"><text:ruby-base><text:span text:style-name="T58">八</text:span></text:ruby-base><text:ruby-text>はち</text:ruby-text></text:ruby><text:ruby text:style-name="Ru1"><text:ruby-base><text:span text:style-name="T58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0"><text:ruby text:style-name="Ru1"><text:ruby-base><text:span text:style-name="T58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0"><text:ruby text:style-name="Ru1"><text:ruby-base><text:span text:style-name="T43">八</text:span></text:ruby-base><text:ruby-text>はっ</text:ruby-text></text:ruby><text:ruby text:style-name="Ru1"><text:ruby-base><text:span text:style-name="T58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0"/>
          </table:table-cell>
        </table:table-row>
      </table:table>
      <text:p text:style-name="P115"/>
      <text:p text:style-name="P115"/>
      <text:p text:style-name="P11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47">九</text:p>
          </table:table-cell>
          <table:table-cell table:style-name="Tabla59.A1" office:value-type="string">
            <text:p text:style-name="P53">KOKONO</text:p>
          </table:table-cell>
          <table:table-cell table:style-name="Tabla59.C1" office:value-type="string">
            <text:p text:style-name="P40"><text:ruby text:style-name="Ru1"><text:ruby-base><text:span text:style-name="T58">九</text:span></text:ruby-base><text:ruby-text>ここの</text:ruby-text></text:ruby><text:ruby text:style-name="Ru1"><text:ruby-base><text:span text:style-name="T58">日</text:span></text:ruby-base><text:ruby-text>か</text:ruby-text></text:ruby><text:span text:style-name="T58"> </text:span>　 <text:s text:c="10"/>(día 9)</text:p>
          </table:table-cell>
          <table:table-cell table:style-name="Tabla59.D1" office:value-type="string">
            <text:p text:style-name="P40"><text:ruby text:style-name="Ru1"><text:ruby-base><text:span text:style-name="T58">九</text:span></text:ruby-base><text:ruby-text>ここの</text:ruby-text></text:ruby><text:span text:style-name="T58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3">KU</text:p>
          </table:table-cell>
          <table:table-cell table:style-name="Tabla59.C2" office:value-type="string">
            <text:p text:style-name="P40"><text:ruby text:style-name="Ru1"><text:ruby-base><text:span text:style-name="T58">九</text:span></text:ruby-base><text:ruby-text>く</text:ruby-text></text:ruby><text:ruby text:style-name="Ru1"><text:ruby-base><text:span text:style-name="T58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0"/>
          </table:table-cell>
        </table:table-row>
        <table:table-row>
          <table:covered-table-cell/>
          <table:table-cell table:style-name="Tabla59.B2" office:value-type="string">
            <text:p text:style-name="P53">KYÛ</text:p>
          </table:table-cell>
          <table:table-cell table:style-name="Tabla59.C2" office:value-type="string">
            <text:p text:style-name="P40"><text:ruby text:style-name="Ru1"><text:ruby-base><text:span text:style-name="T58">九</text:span></text:ruby-base><text:ruby-text>きゅう</text:ruby-text></text:ruby> <text:s text:c="26"/>(9)</text:p>
          </table:table-cell>
          <table:table-cell table:style-name="Tabla59.D2" office:value-type="string">
            <text:p text:style-name="P40"/>
          </table:table-cell>
        </table:table-row>
      </table:table>
      <text:p text:style-name="P11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47">十</text:p>
          </table:table-cell>
          <table:table-cell table:style-name="Tabla60.A1" office:value-type="string">
            <text:p text:style-name="P53">TOO</text:p>
          </table:table-cell>
          <table:table-cell table:style-name="Tabla60.C1" office:value-type="string">
            <text:p text:style-name="P40"><text:ruby text:style-name="Ru1"><text:ruby-base><text:span text:style-name="T58">十</text:span></text:ruby-base><text:ruby-text>とお</text:ruby-text></text:ruby><text:ruby text:style-name="Ru1"><text:ruby-base><text:span text:style-name="T58">日</text:span></text:ruby-base><text:ruby-text>か</text:ruby-text></text:ruby> <text:s text:c="16"/>(día 10)</text:p>
          </table:table-cell>
          <table:table-cell table:style-name="Tabla60.D1" office:value-type="string">
            <text:p text:style-name="P40"><text:ruby text:style-name="Ru1"><text:ruby-base><text:span text:style-name="T43">二</text:span></text:ruby-base><text:ruby-text>は</text:ruby-text></text:ruby><text:ruby text:style-name="Ru1"><text:ruby-base><text:span text:style-name="T43">十</text:span></text:ruby-base><text:ruby-text>つ</text:ruby-text></text:ruby><text:ruby text:style-name="Ru1"><text:ruby-base><text:span text:style-name="T58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3">JHÛ</text:p>
          </table:table-cell>
          <table:table-cell table:style-name="Tabla60.C2" office:value-type="string">
            <text:p text:style-name="P40"><text:ruby text:style-name="Ru1"><text:ruby-base><text:span text:style-name="T58">十</text:span></text:ruby-base><text:ruby-text>じゅう</text:ruby-text></text:ruby><text:ruby text:style-name="Ru1"><text:ruby-base><text:span text:style-name="T58">月</text:span></text:ruby-base><text:ruby-text>がつ</text:ruby-text></text:ruby><text:span text:style-name="T58"> <text:s/></text:span><text:s text:c="9"/>(Octubre)</text:p>
          </table:table-cell>
          <table:table-cell table:style-name="Tabla60.D2" office:value-type="string">
            <text:p text:style-name="P40"><text:ruby text:style-name="Ru1"><text:ruby-base><text:span text:style-name="T58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0"><text:ruby text:style-name="Ru1"><text:ruby-base><text:span text:style-name="T43">十</text:span></text:ruby-base><text:ruby-text>じゅっ</text:ruby-text></text:ruby><text:ruby text:style-name="Ru1"><text:ruby-base><text:span text:style-name="T58">回</text:span></text:ruby-base><text:ruby-text>かい</text:ruby-text></text:ruby><text:span text:style-name="T58"> </text:span><text:s text:c="6"/>(diez veces)</text:p>
          </table:table-cell>
          <table:table-cell table:style-name="Tabla60.D2" office:value-type="string">
            <text:p text:style-name="P40"/>
          </table:table-cell>
        </table:table-row>
      </table:table>
      <text:p text:style-name="P11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3">百</text:p>
          </table:table-cell>
          <table:table-cell table:style-name="Tabla61.A1" table:number-rows-spanned="2" office:value-type="string">
            <text:p text:style-name="P53">HYAKU</text:p>
          </table:table-cell>
          <table:table-cell table:style-name="Tabla61.A1" office:value-type="string">
            <text:p text:style-name="P40"><text:ruby text:style-name="Ru1"><text:ruby-base><text:span text:style-name="T58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0"><text:ruby text:style-name="Ru1"><text:ruby-base><text:span text:style-name="T58">百</text:span></text:ruby-base><text:ruby-text>ひゃく</text:ruby-text></text:ruby><text:ruby text:style-name="Ru1"><text:ruby-base><text:span text:style-name="T58">円</text:span></text:ruby-base><text:ruby-text>えん</text:ruby-text></text:ruby><text:span text:style-name="T58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0"><text:ruby text:style-name="Ru1"><text:ruby-base><text:span text:style-name="T43">百</text:span></text:ruby-base><text:ruby-text>ひゃっ</text:ruby-text></text:ruby><text:ruby text:style-name="Ru1"><text:ruby-base><text:span text:style-name="T58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0"/>
          </table:table-cell>
        </table:table-row>
      </table:table>
      <text:p text:style-name="P11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3">千</text:p>
          </table:table-cell>
          <table:table-cell table:style-name="Tabla62.A1" office:value-type="string">
            <text:p text:style-name="P53">SEN</text:p>
          </table:table-cell>
          <table:table-cell table:style-name="Tabla62.A1" office:value-type="string">
            <text:p text:style-name="P40"><text:ruby text:style-name="Ru1"><text:ruby-base><text:span text:style-name="T69">千</text:span></text:ruby-base><text:ruby-text>せん</text:ruby-text></text:ruby> <text:s text:c="22"/>(1000)</text:p>
          </table:table-cell>
          <table:table-cell table:style-name="Tabla62.D1" office:value-type="string">
            <text:p text:style-name="P107"><text:ruby text:style-name="Ru1"><text:ruby-base>千</text:ruby-base><text:ruby-text>せん</text:ruby-text></text:ruby><text:ruby text:style-name="Ru1"><text:ruby-base><text:span text:style-name="T54">羽</text:span></text:ruby-base><text:ruby-text>ば</text:ruby-text></text:ruby>づる</text:p>
            <text:p text:style-name="P40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3">BAN</text:p>
          </table:table-cell>
          <table:table-cell table:style-name="Tabla62.B2" office:value-type="string">
            <text:p text:style-name="P40"><text:ruby text:style-name="Ru1"><text:ruby-base><text:span text:style-name="T69">万</text:span></text:ruby-base><text:ruby-text>ばん</text:ruby-text></text:ruby><text:ruby text:style-name="Ru1"><text:ruby-base><text:span text:style-name="T69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07"><text:ruby text:style-name="Ru1"><text:ruby-base>万</text:ruby-base><text:ruby-text>ばん</text:ruby-text></text:ruby><text:ruby text:style-name="Ru1"><text:ruby-base>国</text:ruby-base><text:ruby-text>こく</text:ruby-text></text:ruby><text:span text:style-name="T62"> <text:s text:c="12"/>(universal)</text:span></text:p>
          </table:table-cell>
        </table:table-row>
      </table:table>
      <text:p text:style-name="P40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47">万</text:p>
          </table:table-cell>
          <table:table-cell table:style-name="Tabla239.A1" office:value-type="string">
            <text:p text:style-name="P77">MAN</text:p>
          </table:table-cell>
          <table:table-cell table:style-name="Tabla239.A1" office:value-type="string">
            <text:p text:style-name="P40"><text:ruby text:style-name="Ru1"><text:ruby-base><text:span text:style-name="T69">万</text:span></text:ruby-base><text:ruby-text>まん</text:ruby-text></text:ruby><text:span text:style-name="T69"> </text:span><text:s text:c="18"/>(10.000)</text:p>
          </table:table-cell>
          <table:table-cell table:style-name="Tabla239.D1" office:value-type="string">
            <text:p text:style-name="P61"><text:s text:c="5"/>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47">回</text:p>
          </table:table-cell>
          <table:table-cell table:style-name="Tabla179.A1" office:value-type="string">
            <text:p text:style-name="P77">KAI</text:p>
          </table:table-cell>
          <table:table-cell table:style-name="Tabla179.A1" office:value-type="string">
            <text:p text:style-name="P40"><text:ruby text:style-name="Ru1"><text:ruby-base><text:span text:style-name="T69">回</text:span></text:ruby-base><text:ruby-text>かい</text:ruby-text></text:ruby><text:span text:style-name="T69"> </text:span><text:s text:c="18"/>[ veces ]</text:p>
          </table:table-cell>
          <table:table-cell table:style-name="Tabla179.D1" office:value-type="string">
            <text:p text:style-name="P95"><text:ruby text:style-name="Ru1"><text:ruby-base><text:span text:style-name="T69">回</text:span></text:ruby-base><text:ruby-text>かい</text:ruby-text></text:ruby><text:span text:style-name="T69">てんすし</text:span> <text:s text:c="11"/></text:p>
            <text:p text:style-name="P95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78">MAWA</text:p>
          </table:table-cell>
          <table:table-cell table:style-name="Tabla179.C2" office:value-type="string">
            <text:p text:style-name="P69"><text:ruby text:style-name="Ru1"><text:ruby-base><text:span text:style-name="T69">回</text:span></text:ruby-base><text:ruby-text>まわ</text:ruby-text></text:ruby><text:span text:style-name="T69">す</text:span> <text:s text:c="18"/>(girar)</text:p>
          </table:table-cell>
          <table:table-cell table:style-name="Tabla179.D2" office:value-type="string">
            <text:p text:style-name="P92"><text:ruby text:style-name="Ru1"><text:ruby-base><text:span text:style-name="T69">回</text:span></text:ruby-base><text:ruby-text>まわ</text:ruby-text></text:ruby><text:span text:style-name="T69">る <text:s text:c="2"/></text:span>　 <text:s/>(dar vueltas)</text:p>
          </table:table-cell>
        </table:table-row>
      </table:table>
      <text:p text:style-name="P33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47">台</text:p>
          </table:table-cell>
          <table:table-cell table:style-name="Tabla109.A1" table:number-rows-spanned="2" office:value-type="string">
            <text:p text:style-name="P77">DAI</text:p>
          </table:table-cell>
          <table:table-cell table:style-name="Tabla109.C1" office:value-type="string">
            <text:p text:style-name="P40"><text:ruby text:style-name="Ru1"><text:ruby-base><text:span text:style-name="T69">台</text:span></text:ruby-base><text:ruby-text>だい</text:ruby-text></text:ruby><text:span text:style-name="T69"> <text:s text:c="2"/></text:span><text:s text:c="2"/></text:p>
            <text:p text:style-name="P40"><text:s/>[ vehículos, máquinas ]</text:p>
          </table:table-cell>
          <table:table-cell table:style-name="Tabla109.D1" office:value-type="string">
            <text:p text:style-name="P61"><text:ruby text:style-name="Ru1"><text:ruby-base><text:span text:style-name="T69">台</text:span></text:ruby-base><text:ruby-text>だい</text:ruby-text></text:ruby><text:span text:style-name="T69">どころ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69"><text:ruby text:style-name="Ru1"><text:ruby-base><text:span text:style-name="T45">台</text:span></text:ruby-base><text:ruby-text>たい</text:ruby-text></text:ruby><text:ruby text:style-name="Ru1"><text:ruby-base><text:span text:style-name="T69">風</text:span></text:ruby-base><text:ruby-text>ふう</text:ruby-text></text:ruby><text:span text:style-name="T69"> </text:span><text:s text:c="18"/>(tifón)</text:p>
          </table:table-cell>
          <table:table-cell table:style-name="Tabla109.D2" office:value-type="string">
            <text:p text:style-name="P61"><text:span text:style-name="T69">たべり</text:span><text:ruby text:style-name="Ru1"><text:ruby-base><text:span text:style-name="T69">台</text:span></text:ruby-base><text:ruby-text>だい</text:ruby-text></text:ruby><text:span text:style-name="T69"> <text:s text:c="2"/></text:span><text:s text:c="2"/>(tobogán)</text:p>
          </table:table-cell>
        </table:table-row>
      </table:table>
      <text:p text:style-name="P12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47"><text:soft-page-break/>番</text:p>
          </table:table-cell>
          <table:table-cell table:style-name="Tabla136.A1" table:number-rows-spanned="2" office:value-type="string">
            <text:p text:style-name="P77">BAN</text:p>
          </table:table-cell>
          <table:table-cell table:style-name="Tabla136.A1" office:value-type="string">
            <text:p text:style-name="P40"><text:ruby text:style-name="Ru1"><text:ruby-base><text:span text:style-name="T69">一</text:span></text:ruby-base><text:ruby-text>いち</text:ruby-text></text:ruby><text:ruby text:style-name="Ru1"><text:ruby-base><text:span text:style-name="T69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1"><text:ruby text:style-name="Ru1"><text:ruby-base><text:span text:style-name="T69">一</text:span></text:ruby-base><text:ruby-text>いち</text:ruby-text></text:ruby><text:ruby text:style-name="Ru1"><text:ruby-base><text:span text:style-name="T69">番</text:span></text:ruby-base><text:ruby-text>ばん</text:ruby-text></text:ruby><text:ruby text:style-name="Ru1"><text:ruby-base><text:span text:style-name="T69">目</text:span></text:ruby-base><text:ruby-text>め</text:ruby-text></text:ruby><text:span text:style-name="T69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69"><text:ruby text:style-name="Ru1"><text:ruby-base><text:span text:style-name="T69">番</text:span></text:ruby-base><text:ruby-text>ばん</text:ruby-text></text:ruby><text:span text:style-name="T69">ごう</text:span> <text:s text:c="9"/>(número)</text:p>
          </table:table-cell>
          <table:table-cell table:style-name="Tabla136.D2" office:value-type="string">
            <text:p text:style-name="P69"><text:ruby text:style-name="Ru1"><text:ruby-base><text:span text:style-name="T69">番</text:span></text:ruby-base><text:ruby-text>ばん</text:ruby-text></text:ruby><text:ruby text:style-name="Ru1"><text:ruby-base><text:span text:style-name="T45">組</text:span></text:ruby-base><text:ruby-text>ぐみ</text:ruby-text></text:ruby> <text:s text:c="4"/>(programa TV)</text:p>
          </table:table-cell>
        </table:table-row>
      </table:table>
      <text:p text:style-name="P40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47">才</text:p>
          </table:table-cell>
          <table:table-cell table:style-name="Tabla241.A1" office:value-type="string">
            <text:p text:style-name="P77">SAI</text:p>
          </table:table-cell>
          <table:table-cell table:style-name="Tabla241.A1" office:value-type="string">
            <text:p text:style-name="P40"><text:ruby text:style-name="Ru1"><text:ruby-base><text:span text:style-name="T34">才</text:span></text:ruby-base><text:ruby-text>さい</text:ruby-text></text:ruby><text:span text:style-name="T30"> <text:s text:c="6"/>[ años de edad ]</text:span> <text:s text:c="9"/></text:p>
          </table:table-cell>
          <table:table-cell table:style-name="Tabla241.D1" office:value-type="string">
            <text:p text:style-name="P61"><text:s text:c="5"/></text:p>
          </table:table-cell>
        </table:table-row>
      </table:table>
      <text:p text:style-name="P71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47">何</text:p>
          </table:table-cell>
          <table:table-cell table:style-name="Tabla69.A1" office:value-type="string">
            <text:p text:style-name="P77">NANI</text:p>
          </table:table-cell>
          <table:table-cell table:style-name="Tabla69.A1" office:value-type="string">
            <text:p text:style-name="P40"><text:ruby text:style-name="Ru1"><text:ruby-base><text:span text:style-name="T69">何</text:span></text:ruby-base><text:ruby-text>なに</text:ruby-text></text:ruby> <text:s text:c="22"/>(qué)</text:p>
          </table:table-cell>
          <table:table-cell table:style-name="Tabla69.D1" office:value-type="string">
            <text:p text:style-name="P64"/>
          </table:table-cell>
        </table:table-row>
        <table:table-row>
          <table:covered-table-cell/>
          <table:table-cell table:style-name="Tabla69.B2" office:value-type="string">
            <text:p text:style-name="P77">NAN</text:p>
          </table:table-cell>
          <table:table-cell table:style-name="Tabla69.B2" office:value-type="string">
            <text:p text:style-name="P64"><text:ruby text:style-name="Ru1"><text:ruby-base><text:span text:style-name="T69">何</text:span></text:ruby-base><text:ruby-text>なん</text:ruby-text></text:ruby><text:ruby text:style-name="Ru1"><text:ruby-base><text:span text:style-name="T69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4"/>
          </table:table-cell>
        </table:table-row>
      </table:table>
      <text:p text:style-name="P110"/>
      <text:p text:style-name="P110"/>
      <text:p text:style-name="P110"/>
      <text:p text:style-name="P110"/>
      <text:p text:style-name="P110"/>
      <text:p text:style-name="P110"/>
      <text:p text:style-name="P110">ADJETIVOS – COLORES</text:p>
      <text:p text:style-name="P113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47">大</text:p>
          </table:table-cell>
          <table:table-cell table:style-name="Tabla67.A1" office:value-type="string">
            <text:p text:style-name="P53">OO</text:p>
          </table:table-cell>
          <table:table-cell table:style-name="Tabla67.C1" office:value-type="string">
            <text:p text:style-name="P40"><text:ruby text:style-name="Ru1"><text:ruby-base><text:span text:style-name="T69">大</text:span></text:ruby-base><text:ruby-text>おお</text:ruby-text></text:ruby><text:span text:style-name="T69">きい</text:span> <text:s text:c="10"/>(grande)　 </text:p>
          </table:table-cell>
          <table:table-cell table:style-name="Tabla67.D1" office:value-type="string">
            <text:p text:style-name="P40"/>
          </table:table-cell>
        </table:table-row>
        <table:table-row>
          <table:covered-table-cell/>
          <table:table-cell table:style-name="Tabla67.B2" office:value-type="string">
            <text:p text:style-name="P78">DAI</text:p>
          </table:table-cell>
          <table:table-cell table:style-name="Tabla67.C2" office:value-type="string">
            <text:p text:style-name="P60"><text:ruby text:style-name="Ru1"><text:ruby-base><text:span text:style-name="T69">大</text:span></text:ruby-base><text:ruby-text>だい</text:ruby-text></text:ruby><text:ruby text:style-name="Ru1"><text:ruby-base><text:span text:style-name="T69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38"/>
          </table:table-cell>
        </table:table-row>
      </table:table>
      <text:p text:style-name="P115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48">小</text:p>
          </table:table-cell>
          <table:table-cell table:style-name="Tabla66.A1" office:value-type="string">
            <text:p text:style-name="P53">CHII</text:p>
          </table:table-cell>
          <table:table-cell table:style-name="Tabla66.C1" office:value-type="string">
            <text:p text:style-name="P40"><text:ruby text:style-name="Ru1"><text:ruby-base><text:span text:style-name="T69">小</text:span></text:ruby-base><text:ruby-text>ちい</text:ruby-text></text:ruby><text:span text:style-name="T69">さい</text:span> <text:s text:c="7"/>(pequeño)</text:p>
          </table:table-cell>
          <table:table-cell table:style-name="Tabla66.D1" office:value-type="string">
            <text:p text:style-name="P40"/>
          </table:table-cell>
        </table:table-row>
        <table:table-row>
          <table:covered-table-cell/>
          <table:table-cell table:style-name="Tabla66.B2" office:value-type="string">
            <text:p text:style-name="P89">KO</text:p>
          </table:table-cell>
          <table:table-cell table:style-name="Tabla66.C2" office:value-type="string">
            <text:p text:style-name="P92"><text:ruby text:style-name="Ru1"><text:ruby-base><text:span text:style-name="T69">小</text:span></text:ruby-base><text:ruby-text>こ</text:ruby-text></text:ruby><text:ruby text:style-name="Ru1"><text:ruby-base><text:span text:style-name="T69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0"><text:ruby text:style-name="Ru1"><text:ruby-base><text:span text:style-name="T17">小</text:span></text:ruby-base><text:ruby-text>こ</text:ruby-text></text:ruby><text:ruby text:style-name="Ru1"><text:ruby-base><text:span text:style-name="T69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89">SHÔ</text:p>
          </table:table-cell>
          <table:table-cell table:style-name="Tabla66.C2" office:value-type="string">
            <text:p text:style-name="P92"><text:ruby text:style-name="Ru1"><text:ruby-base><text:span text:style-name="T69">小</text:span></text:ruby-base><text:ruby-text>しょう</text:ruby-text></text:ruby><text:ruby text:style-name="Ru1"><text:ruby-base><text:span text:style-name="T69">学</text:span></text:ruby-base><text:ruby-text>がく</text:ruby-text></text:ruby><text:ruby text:style-name="Ru1"><text:ruby-base><text:span text:style-name="T69">生</text:span></text:ruby-base><text:ruby-text>せい</text:ruby-text></text:ruby><text:span text:style-name="T69"> </text:span><text:s text:c="6"/>(primaria)</text:p>
          </table:table-cell>
          <table:table-cell table:style-name="Tabla66.D2" office:value-type="string">
            <text:p text:style-name="P12"/>
          </table:table-cell>
        </table:table-row>
      </table:table>
      <text:p text:style-name="P12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47">多</text:p>
          </table:table-cell>
          <table:table-cell table:style-name="Tabla220.A1" office:value-type="string">
            <text:p text:style-name="P77">OO</text:p>
          </table:table-cell>
          <table:table-cell table:style-name="Tabla220.A1" office:value-type="string">
            <text:p text:style-name="P61"><text:ruby text:style-name="Ru1"><text:ruby-base><text:span text:style-name="T18">多</text:span></text:ruby-base><text:ruby-text>おお</text:ruby-text></text:ruby><text:span text:style-name="T18">い</text:span> <text:s text:c="14"/>(mucho)</text:p>
          </table:table-cell>
          <table:table-cell table:style-name="Tabla220.D1" office:value-type="string">
            <text:p text:style-name="P93"><text:s text:c="5"/></text:p>
          </table:table-cell>
        </table:table-row>
        <table:table-row>
          <table:covered-table-cell/>
          <table:table-cell table:style-name="Tabla220.B2" office:value-type="string">
            <text:p text:style-name="P78">TA</text:p>
          </table:table-cell>
          <table:table-cell table:style-name="Tabla220.C2" office:value-type="string">
            <text:p text:style-name="P85"><text:ruby text:style-name="Ru1"><text:ruby-base>多</text:ruby-base><text:ruby-text>た</text:ruby-text></text:ruby><text:ruby text:style-name="Ru1"><text:ruby-base>分</text:ruby-base><text:ruby-text>ぶん</text:ruby-text></text:ruby> <text:span text:style-name="T62">(probablemente)</text:span></text:p>
          </table:table-cell>
          <table:table-cell table:style-name="Tabla220.D2" office:value-type="string">
            <text:p text:style-name="P87"><text:ruby text:style-name="Ru1"><text:ruby-base><text:span text:style-name="T12">多</text:span></text:ruby-base><text:ruby-text>た</text:ruby-text></text:ruby><text:ruby text:style-name="Ru1"><text:ruby-base><text:span text:style-name="T12">少</text:span></text:ruby-base><text:ruby-text>しょう</text:ruby-text></text:ruby> <text:s text:c="2"/><text:span text:style-name="T30">(más o menos)</text:span></text:p>
          </table:table-cell>
        </table:table-row>
      </table:table>
      <text:p text:style-name="P12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47">少</text:p>
          </table:table-cell>
          <table:table-cell table:style-name="Tabla221.A1" office:value-type="string">
            <text:p text:style-name="P77">SUKO</text:p>
          </table:table-cell>
          <table:table-cell table:style-name="Tabla221.A1" office:value-type="string">
            <text:p text:style-name="P40"><text:ruby text:style-name="Ru1"><text:ruby-base><text:span text:style-name="T69">少</text:span></text:ruby-base><text:ruby-text>すこ</text:ruby-text></text:ruby><text:span text:style-name="T69">しい</text:span> <text:s text:c="13"/>(poco)</text:p>
          </table:table-cell>
          <table:table-cell table:style-name="Tabla221.D1" office:value-type="string">
            <text:p text:style-name="P61"><text:s text:c="5"/></text:p>
          </table:table-cell>
        </table:table-row>
        <table:table-row>
          <table:covered-table-cell/>
          <table:table-cell table:style-name="Tabla221.B2" office:value-type="string">
            <text:p text:style-name="P77">SUKU</text:p>
          </table:table-cell>
          <table:table-cell table:style-name="Tabla221.B2" office:value-type="string">
            <text:p text:style-name="P40"><text:ruby text:style-name="Ru1"><text:ruby-base><text:span text:style-name="T69">少</text:span></text:ruby-base><text:ruby-text>すく</text:ruby-text></text:ruby><text:span text:style-name="T69">ない</text:span> <text:s text:c="10"/>(escaso)</text:p>
          </table:table-cell>
          <table:table-cell table:style-name="Tabla221.D2" office:value-type="string">
            <text:p text:style-name="P61"/>
          </table:table-cell>
        </table:table-row>
        <table:table-row>
          <table:covered-table-cell/>
          <table:table-cell table:style-name="Tabla221.B2" office:value-type="string">
            <text:p text:style-name="P78">SHÔ</text:p>
          </table:table-cell>
          <table:table-cell table:style-name="Tabla221.C3" office:value-type="string">
            <text:p text:style-name="P69"><text:ruby text:style-name="Ru1"><text:ruby-base><text:span text:style-name="T69">少</text:span></text:ruby-base><text:ruby-text>しょう</text:ruby-text></text:ruby><text:ruby text:style-name="Ru1"><text:ruby-base><text:span text:style-name="T69">年</text:span></text:ruby-base><text:ruby-text>ねん</text:ruby-text></text:ruby> <text:s text:c="14"/>(joven)</text:p>
          </table:table-cell>
          <table:table-cell table:style-name="Tabla221.D3" office:value-type="string">
            <text:p text:style-name="P69"><text:ruby text:style-name="Ru1"><text:ruby-base><text:span text:style-name="T69">少</text:span></text:ruby-base><text:ruby-text>しょう</text:ruby-text></text:ruby><text:ruby text:style-name="Ru1"><text:ruby-base><text:span text:style-name="T69">々</text:span></text:ruby-base><text:ruby-text>しょう</text:ruby-text></text:ruby><text:span text:style-name="T69"> </text:span><text:span text:style-name="T73">(un momento)</text:span></text:p>
          </table:table-cell>
        </table:table-row>
      </table:table>
      <text:p text:style-name="P12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47">近</text:p>
          </table:table-cell>
          <table:table-cell table:style-name="Tabla155.A1" office:value-type="string">
            <text:p text:style-name="P77">CHIKA</text:p>
          </table:table-cell>
          <table:table-cell table:style-name="Tabla155.A1" office:value-type="string">
            <text:p text:style-name="P61"><text:ruby text:style-name="Ru1"><text:ruby-base><text:span text:style-name="T58">近</text:span></text:ruby-base><text:ruby-text>ちか</text:ruby-text></text:ruby><text:span text:style-name="T58">い </text:span><text:s text:c="16"/>(cerca)</text:p>
          </table:table-cell>
          <table:table-cell table:style-name="Tabla155.D1" office:value-type="string">
            <text:p text:style-name="P61"><text:ruby text:style-name="Ru1"><text:ruby-base><text:span text:style-name="T58">近</text:span></text:ruby-base><text:ruby-text>ちか</text:ruby-text></text:ruby><text:span text:style-name="T58">づく</text:span> <text:s text:c="7"/>(acercarse) <text:s text:c="6"/></text:p>
          </table:table-cell>
        </table:table-row>
        <table:table-row>
          <table:covered-table-cell/>
          <table:table-cell table:style-name="Tabla155.B2" office:value-type="string">
            <text:p text:style-name="P78">KIN</text:p>
          </table:table-cell>
          <table:table-cell table:style-name="Tabla155.C2" office:value-type="string">
            <text:p text:style-name="P82">さい<text:ruby text:style-name="Ru1"><text:ruby-base>近</text:ruby-base><text:ruby-text>きん</text:ruby-text></text:ruby><text:span text:style-name="T4"> <text:s text:c="2"/>(últimamente)</text:span></text:p>
          </table:table-cell>
          <table:table-cell table:style-name="Tabla155.D2" office:value-type="string">
            <text:p text:style-name="P82"><text:ruby text:style-name="Ru1"><text:ruby-base>近</text:ruby-base><text:ruby-text>きん</text:ruby-text></text:ruby>じょ<text:span text:style-name="T4"> <text:s text:c="13"/>(barrio)</text:span></text:p>
          </table:table-cell>
        </table:table-row>
      </table:table>
      <text:p text:style-name="P12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47">遠</text:p>
          </table:table-cell>
          <table:table-cell table:style-name="Tabla192.A1" office:value-type="string">
            <text:p text:style-name="P77">TOO</text:p>
          </table:table-cell>
          <table:table-cell table:style-name="Tabla192.A1" office:value-type="string">
            <text:p text:style-name="P40"><text:ruby text:style-name="Ru1"><text:ruby-base><text:span text:style-name="T58">遠</text:span></text:ruby-base><text:ruby-text>とお</text:ruby-text></text:ruby><text:span text:style-name="T58">い</text:span> <text:s text:c="18"/>(lejos)</text:p>
          </table:table-cell>
          <table:table-cell table:style-name="Tabla192.D1" office:value-type="string">
            <text:p text:style-name="P61"><text:s text:c="3"/></text:p>
          </table:table-cell>
        </table:table-row>
        <table:table-row>
          <table:covered-table-cell/>
          <table:table-cell table:style-name="Tabla192.B2" office:value-type="string">
            <text:p text:style-name="P78">EN</text:p>
          </table:table-cell>
          <table:table-cell table:style-name="Tabla192.C2" office:value-type="string">
            <text:p text:style-name="P40"><text:ruby text:style-name="Ru1"><text:ruby-base><text:span text:style-name="T58">遠</text:span></text:ruby-base><text:ruby-text>えん</text:ruby-text></text:ruby><text:ruby text:style-name="Ru1"><text:ruby-base><text:span text:style-name="T58">足</text:span></text:ruby-base><text:ruby-text>そく</text:ruby-text></text:ruby><text:span text:style-name="T58"> <text:s/></text:span><text:s text:c="8"/>(excursión)</text:p>
          </table:table-cell>
          <table:table-cell table:style-name="Tabla192.D2" office:value-type="string">
            <text:p text:style-name="P40"><text:ruby text:style-name="Ru1"><text:ruby-base><text:span text:style-name="T58">遠</text:span></text:ruby-base><text:ruby-text>えん</text:ruby-text></text:ruby><text:ruby text:style-name="Ru1"><text:ruby-base><text:span text:style-name="T58">近</text:span></text:ruby-base><text:ruby-text>きん</text:ruby-text></text:ruby><text:span text:style-name="T58"> <text:s/></text:span><text:s text:c="11"/>(distancia)</text:p>
          </table:table-cell>
        </table:table-row>
      </table:table>
      <text:p text:style-name="P12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47">新</text:p>
          </table:table-cell>
          <table:table-cell table:style-name="Tabla218.A1" office:value-type="string">
            <text:p text:style-name="P77">ATARA</text:p>
          </table:table-cell>
          <table:table-cell table:style-name="Tabla218.A1" office:value-type="string">
            <text:p text:style-name="P40"><text:ruby text:style-name="Ru1"><text:ruby-base><text:span text:style-name="T58">新</text:span></text:ruby-base><text:ruby-text>あたら</text:ruby-text></text:ruby><text:span text:style-name="T58">しい</text:span> <text:s text:c="9"/>(nuevo)</text:p>
          </table:table-cell>
          <table:table-cell table:style-name="Tabla218.D1" office:value-type="string">
            <text:p text:style-name="P61"><text:s text:c="5"/></text:p>
          </table:table-cell>
        </table:table-row>
        <table:table-row>
          <table:covered-table-cell/>
          <table:table-cell table:style-name="Tabla218.B2" office:value-type="string">
            <text:p text:style-name="P78">SHIN</text:p>
          </table:table-cell>
          <table:table-cell table:style-name="Tabla218.C2" office:value-type="string">
            <text:p text:style-name="P69"><text:ruby text:style-name="Ru1"><text:ruby-base><text:span text:style-name="T58">新</text:span></text:ruby-base><text:ruby-text>しん</text:ruby-text></text:ruby><text:ruby text:style-name="Ru1"><text:ruby-base><text:span text:style-name="T58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87"><text:ruby text:style-name="Ru1"><text:ruby-base><text:span text:style-name="T12">新</text:span></text:ruby-base><text:ruby-text>しん</text:ruby-text></text:ruby><text:ruby text:style-name="Ru1"><text:ruby-base><text:span text:style-name="T12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12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47">古</text:p>
          </table:table-cell>
          <table:table-cell table:style-name="Tabla219.A1" office:value-type="string">
            <text:p text:style-name="P77">FURU</text:p>
          </table:table-cell>
          <table:table-cell table:style-name="Tabla219.A1" office:value-type="string">
            <text:p text:style-name="P40"><text:ruby text:style-name="Ru1"><text:ruby-base><text:span text:style-name="T58">古</text:span></text:ruby-base><text:ruby-text>ふる</text:ruby-text></text:ruby><text:span text:style-name="T58">い</text:span> <text:s text:c="18"/>(viejo)</text:p>
          </table:table-cell>
          <table:table-cell table:style-name="Tabla219.D1" office:value-type="string">
            <text:p text:style-name="P61"><text:s text:c="5"/></text:p>
          </table:table-cell>
        </table:table-row>
      </table:table>
      <text:p text:style-name="P12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ext:soft-page-break/>
        <table:table-row>
          <table:table-cell table:style-name="Tabla196.A1" table:number-rows-spanned="2" office:value-type="string">
            <text:p text:style-name="P47">強</text:p>
          </table:table-cell>
          <table:table-cell table:style-name="Tabla196.A1" office:value-type="string">
            <text:p text:style-name="P79">TSUYO</text:p>
          </table:table-cell>
          <table:table-cell table:style-name="Tabla196.A1" office:value-type="string">
            <text:p text:style-name="P40"><text:ruby text:style-name="Ru1"><text:ruby-base><text:span text:style-name="T58">強</text:span></text:ruby-base><text:ruby-text>つよ</text:ruby-text></text:ruby><text:span text:style-name="T58">い <text:s/></text:span><text:s text:c="14"/>(fuerte)</text:p>
          </table:table-cell>
          <table:table-cell table:style-name="Tabla196.D1" office:value-type="string">
            <text:p text:style-name="P61"><text:ruby text:style-name="Ru1"><text:ruby-base><text:span text:style-name="T58">強</text:span></text:ruby-base><text:ruby-text>つよ</text:ruby-text></text:ruby><text:ruby text:style-name="Ru1"><text:ruby-base><text:span text:style-name="T58">気</text:span></text:ruby-base><text:ruby-text>き</text:ruby-text></text:ruby> <text:s text:c="4"/>(determinación)</text:p>
          </table:table-cell>
        </table:table-row>
        <table:table-row>
          <table:covered-table-cell/>
          <table:table-cell table:style-name="Tabla196.B2" office:value-type="string">
            <text:p text:style-name="P80">KYÔ</text:p>
          </table:table-cell>
          <table:table-cell table:style-name="Tabla196.C2" office:value-type="string">
            <text:p text:style-name="P69"><text:span text:style-name="T58">べん</text:span><text:ruby text:style-name="Ru1"><text:ruby-base><text:span text:style-name="T58">強</text:span></text:ruby-base><text:ruby-text>きょう</text:ruby-text></text:ruby> <text:s text:c="6"/>(estudiar)</text:p>
          </table:table-cell>
          <table:table-cell table:style-name="Tabla196.D2" office:value-type="string">
            <text:p text:style-name="P87">　 <text:s text:c="5"/></text:p>
          </table:table-cell>
        </table:table-row>
      </table:table>
      <text:p text:style-name="P12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47">弱</text:p>
          </table:table-cell>
          <table:table-cell table:style-name="Tabla200.A1" office:value-type="string">
            <text:p text:style-name="P77">YOWA</text:p>
          </table:table-cell>
          <table:table-cell table:style-name="Tabla200.A1" office:value-type="string">
            <text:p text:style-name="P40"><text:ruby text:style-name="Ru1"><text:ruby-base><text:span text:style-name="T58">弱</text:span></text:ruby-base><text:ruby-text>よわ</text:ruby-text></text:ruby><text:span text:style-name="T58">い</text:span> <text:s text:c="17"/>(débil)</text:p>
          </table:table-cell>
          <table:table-cell table:style-name="Tabla200.D1" office:value-type="string">
            <text:p text:style-name="P61"><text:ruby text:style-name="Ru1"><text:ruby-base><text:span text:style-name="T58">弱</text:span></text:ruby-base><text:ruby-text>よわ</text:ruby-text></text:ruby><text:ruby text:style-name="Ru1"><text:ruby-base><text:span text:style-name="T58">気</text:span></text:ruby-base><text:ruby-text>き</text:ruby-text></text:ruby> <text:s text:c="17"/>(débil) <text:s text:c="8"/></text:p>
          </table:table-cell>
        </table:table-row>
        <table:table-row>
          <table:covered-table-cell/>
          <table:table-cell table:style-name="Tabla200.B2" office:value-type="string">
            <text:p text:style-name="P78">JHAKU</text:p>
          </table:table-cell>
          <table:table-cell table:style-name="Tabla200.C2" office:value-type="string">
            <text:p text:style-name="P69"><text:ruby text:style-name="Ru1"><text:ruby-base><text:span text:style-name="T58">弱</text:span></text:ruby-base><text:ruby-text>じゃく</text:ruby-text></text:ruby><text:ruby text:style-name="Ru1"><text:ruby-base><text:span text:style-name="T58">点</text:span></text:ruby-base><text:ruby-text>てん</text:ruby-text></text:ruby> <text:s text:c="5"/>(punto débil)</text:p>
          </table:table-cell>
          <table:table-cell table:style-name="Tabla200.D2" office:value-type="string">
            <text:p text:style-name="P87">　 <text:s text:c="5"/></text:p>
          </table:table-cell>
        </table:table-row>
      </table:table>
      <text:p text:style-name="P40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47">細</text:p>
          </table:table-cell>
          <table:table-cell table:style-name="Tabla226.A1" office:value-type="string">
            <text:p text:style-name="P77">HOSO</text:p>
          </table:table-cell>
          <table:table-cell table:style-name="Tabla226.A1" office:value-type="string">
            <text:p text:style-name="P40"><text:ruby text:style-name="Ru1"><text:ruby-base><text:span text:style-name="T69">細</text:span></text:ruby-base><text:ruby-text>ほそ</text:ruby-text></text:ruby><text:span text:style-name="T69">い</text:span> <text:s text:c="5"/>(fino, delgado)</text:p>
          </table:table-cell>
          <table:table-cell table:style-name="Tabla226.D1" office:value-type="string">
            <text:p text:style-name="P61"><text:ruby text:style-name="Ru1"><text:ruby-base><text:span text:style-name="T69">細</text:span></text:ruby-base><text:ruby-text>ほそ</text:ruby-text></text:ruby><text:ruby text:style-name="Ru1"><text:ruby-base><text:span text:style-name="T69">長</text:span></text:ruby-base><text:ruby-text>なが</text:ruby-text></text:ruby><text:span text:style-name="T69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78">KOMA</text:p>
          </table:table-cell>
          <table:table-cell table:style-name="Tabla226.C2" office:value-type="string">
            <text:p text:style-name="P69"><text:ruby text:style-name="Ru1"><text:ruby-base><text:span text:style-name="T69">細</text:span></text:ruby-base><text:ruby-text>こま</text:ruby-text></text:ruby><text:span text:style-name="T69">かい</text:span>(detallado, liso)</text:p>
          </table:table-cell>
          <table:table-cell table:style-name="Tabla226.D2" office:value-type="string">
            <text:p text:style-name="P87">　 <text:s text:c="5"/></text:p>
          </table:table-cell>
        </table:table-row>
      </table:table>
      <text:p text:style-name="P40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47">太</text:p>
          </table:table-cell>
          <table:table-cell table:style-name="Tabla228.A1" office:value-type="string">
            <text:p text:style-name="P77">FUTO</text:p>
          </table:table-cell>
          <table:table-cell table:style-name="Tabla228.A1" office:value-type="string">
            <text:p text:style-name="P40"><text:ruby text:style-name="Ru1"><text:ruby-base><text:span text:style-name="T69">太</text:span></text:ruby-base><text:ruby-text>ふと</text:ruby-text></text:ruby><text:span text:style-name="T69">い <text:s text:c="10"/></text:span>(grueso)</text:p>
          </table:table-cell>
          <table:table-cell table:style-name="Tabla228.D1" office:value-type="string">
            <text:p text:style-name="P61"><text:ruby text:style-name="Ru1"><text:ruby-base><text:span text:style-name="T69">太</text:span></text:ruby-base><text:ruby-text>ふと</text:ruby-text></text:ruby><text:span text:style-name="T69">る</text:span> <text:s text:c="12"/>(engordar)</text:p>
          </table:table-cell>
        </table:table-row>
        <table:table-row>
          <table:covered-table-cell/>
          <table:table-cell table:style-name="Tabla228.B2" office:value-type="string">
            <text:p text:style-name="P77">TA</text:p>
          </table:table-cell>
          <table:table-cell table:style-name="Tabla228.B2" office:value-type="string">
            <text:p text:style-name="P40"><text:ruby text:style-name="Ru1"><text:ruby-base><text:span text:style-name="T58">丸</text:span></text:ruby-base><text:ruby-text>まる</text:ruby-text></text:ruby><text:ruby text:style-name="Ru1"><text:ruby-base><text:span text:style-name="T58">太</text:span></text:ruby-base><text:ruby-text>た</text:ruby-text></text:ruby><text:span text:style-name="T58"> <text:s text:c="10"/></text:span>(tronco)</text:p>
          </table:table-cell>
          <table:table-cell table:style-name="Tabla228.D2" office:value-type="string">
            <text:p text:style-name="P61"/>
          </table:table-cell>
        </table:table-row>
      </table:table>
      <text:p text:style-name="P40"/>
      <text:p text:style-name="P40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47">長</text:p>
          </table:table-cell>
          <table:table-cell table:style-name="Tabla222.A1" office:value-type="string">
            <text:p text:style-name="P77">NAGA</text:p>
          </table:table-cell>
          <table:table-cell table:style-name="Tabla222.A1" office:value-type="string">
            <text:p text:style-name="P40"><text:ruby text:style-name="Ru1"><text:ruby-base><text:span text:style-name="T69">長</text:span></text:ruby-base><text:ruby-text>なが</text:ruby-text></text:ruby><text:span text:style-name="T69">い</text:span> <text:s text:c="17"/>(largo)</text:p>
          </table:table-cell>
          <table:table-cell table:style-name="Tabla222.D1" office:value-type="string">
            <text:p text:style-name="P61"><text:s text:c="5"/></text:p>
          </table:table-cell>
        </table:table-row>
        <table:table-row>
          <table:covered-table-cell/>
          <table:table-cell table:style-name="Tabla222.B2" office:value-type="string">
            <text:p text:style-name="P78">CHÔ</text:p>
          </table:table-cell>
          <table:table-cell table:style-name="Tabla222.C2" office:value-type="string">
            <text:p text:style-name="P69"><text:ruby text:style-name="Ru1"><text:ruby-base><text:span text:style-name="T69">社</text:span></text:ruby-base><text:ruby-text>しゃ</text:ruby-text></text:ruby><text:ruby text:style-name="Ru1"><text:ruby-base><text:span text:style-name="T69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87"><text:ruby text:style-name="Ru1"><text:ruby-base><text:span text:style-name="T20">市</text:span></text:ruby-base><text:ruby-text>し</text:ruby-text></text:ruby><text:ruby text:style-name="Ru1"><text:ruby-base><text:span text:style-name="T20">長</text:span></text:ruby-base><text:ruby-text>ちょう</text:ruby-text></text:ruby><text:span text:style-name="T21"> <text:s text:c="13"/>(alcalde</text:span><text:span text:style-name="T9">) </text:span><text:s text:c="2"/></text:p>
          </table:table-cell>
        </table:table-row>
      </table:table>
      <text:p text:style-name="P12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47">高</text:p>
          </table:table-cell>
          <table:table-cell table:style-name="Tabla217.A1" office:value-type="string">
            <text:p text:style-name="P77">TAKA</text:p>
          </table:table-cell>
          <table:table-cell table:style-name="Tabla217.A1" office:value-type="string">
            <text:p text:style-name="P40"><text:ruby text:style-name="Ru1"><text:ruby-base><text:span text:style-name="T58">高</text:span></text:ruby-base><text:ruby-text>たか</text:ruby-text></text:ruby><text:span text:style-name="T58">い</text:span> <text:s text:c="13"/>alto, caro</text:p>
          </table:table-cell>
          <table:table-cell table:style-name="Tabla217.D1" office:value-type="string">
            <text:p text:style-name="P61"><text:s text:c="5"/></text:p>
          </table:table-cell>
        </table:table-row>
        <table:table-row>
          <table:covered-table-cell/>
          <table:table-cell table:style-name="Tabla217.B2" office:value-type="string">
            <text:p text:style-name="P78">KÔ</text:p>
          </table:table-cell>
          <table:table-cell table:style-name="Tabla217.C2" office:value-type="string">
            <text:p text:style-name="P69"><text:span text:style-name="T58">さい</text:span><text:ruby text:style-name="Ru1"><text:ruby-base><text:span text:style-name="T58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87">　 <text:s text:c="5"/></text:p>
          </table:table-cell>
        </table:table-row>
      </table:table>
      <text:p text:style-name="P12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47">安</text:p>
          </table:table-cell>
          <table:table-cell table:style-name="Tabla224.A1" office:value-type="string">
            <text:p text:style-name="P77">やす</text:p>
          </table:table-cell>
          <table:table-cell table:style-name="Tabla224.A1" office:value-type="string">
            <text:p text:style-name="P40"><text:ruby text:style-name="Ru1"><text:ruby-base><text:span text:style-name="T58">安</text:span></text:ruby-base><text:ruby-text>やす</text:ruby-text></text:ruby><text:span text:style-name="T58">い</text:span> <text:s text:c="18"/>barato</text:p>
          </table:table-cell>
          <table:table-cell table:style-name="Tabla224.D1" office:value-type="string">
            <text:p text:style-name="P61"><text:s text:c="5"/></text:p>
          </table:table-cell>
        </table:table-row>
        <table:table-row>
          <table:covered-table-cell/>
          <table:table-cell table:style-name="Tabla224.B2" office:value-type="string">
            <text:p text:style-name="P78">アン</text:p>
          </table:table-cell>
          <table:table-cell table:style-name="Tabla224.C2" office:value-type="string">
            <text:p text:style-name="P69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20"/>alivio</text:p>
          </table:table-cell>
          <table:table-cell table:style-name="Tabla224.D2" office:value-type="string">
            <text:p text:style-name="P87">　 <text:s text:c="5"/></text:p>
          </table:table-cell>
        </table:table-row>
      </table:table>
      <text:p text:style-name="P12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47">広</text:p>
          </table:table-cell>
          <table:table-cell table:style-name="Tabla223.A1" table:number-rows-spanned="2" office:value-type="string">
            <text:p text:style-name="P77">HIRO</text:p>
          </table:table-cell>
          <table:table-cell table:style-name="Tabla223.A1" office:value-type="string">
            <text:p text:style-name="P40"><text:ruby text:style-name="Ru1"><text:ruby-base><text:span text:style-name="T69">広</text:span></text:ruby-base><text:ruby-text>ひろ</text:ruby-text></text:ruby><text:span text:style-name="T69">い</text:span> <text:s text:c="15"/>(amplio)</text:p>
          </table:table-cell>
          <table:table-cell table:style-name="Tabla223.D1" office:value-type="string">
            <text:p text:style-name="P61"><text:ruby text:style-name="Ru1"><text:ruby-base><text:span text:style-name="T69">広</text:span></text:ruby-base><text:ruby-text>ひろ</text:ruby-text></text:ruby><text:ruby text:style-name="Ru1"><text:ruby-base><text:span text:style-name="T69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69"><text:s/><text:ruby text:style-name="Ru1"><text:ruby-base><text:span text:style-name="T69">広</text:span></text:ruby-base><text:ruby-text>ひろ</text:ruby-text></text:ruby><text:span text:style-name="T69">がる</text:span> <text:s text:c="8"/>(difundir) <text:s text:c="2"/></text:p>
          </table:table-cell>
          <table:table-cell table:style-name="Tabla223.D2" office:value-type="string">
            <text:p text:style-name="P87">　 <text:s text:c="5"/></text:p>
          </table:table-cell>
        </table:table-row>
      </table:table>
      <text:p text:style-name="P12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3">円</text:p>
          </table:table-cell>
          <table:table-cell table:style-name="Tabla63.A1" office:value-type="string">
            <text:p text:style-name="P53">MARU</text:p>
          </table:table-cell>
          <table:table-cell table:style-name="Tabla63.C1" office:value-type="string">
            <text:p text:style-name="P40"><text:ruby text:style-name="Ru1"><text:ruby-base><text:span text:style-name="T58">円</text:span></text:ruby-base><text:ruby-text>まる</text:ruby-text></text:ruby><text:span text:style-name="T58">い</text:span> <text:s text:c="13"/>(redondo)</text:p>
          </table:table-cell>
          <table:table-cell table:style-name="Tabla63.D1" office:value-type="string">
            <text:p text:style-name="P40"/>
          </table:table-cell>
        </table:table-row>
        <table:table-row>
          <table:covered-table-cell/>
          <table:table-cell table:style-name="Tabla63.B2" office:value-type="string">
            <text:p text:style-name="P53">EN</text:p>
          </table:table-cell>
          <table:table-cell table:style-name="Tabla63.C2" office:value-type="string">
            <text:p text:style-name="P40"><text:ruby text:style-name="Ru1"><text:ruby-base><text:span text:style-name="T58">円</text:span></text:ruby-base><text:ruby-text>えん</text:ruby-text></text:ruby> <text:s text:c="24"/>(yen)</text:p>
          </table:table-cell>
          <table:table-cell table:style-name="Tabla63.D2" office:value-type="string">
            <text:p text:style-name="P40"/>
          </table:table-cell>
        </table:table-row>
      </table:table>
      <text:p text:style-name="P12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47">楽</text:p>
          </table:table-cell>
          <table:table-cell table:style-name="Tabla225.A1" office:value-type="string">
            <text:p text:style-name="P77">TANO</text:p>
          </table:table-cell>
          <table:table-cell table:style-name="Tabla225.A1" office:value-type="string">
            <text:p text:style-name="P40"><text:ruby text:style-name="Ru1"><text:ruby-base><text:span text:style-name="T58">楽</text:span></text:ruby-base><text:ruby-text>たの</text:ruby-text></text:ruby><text:span text:style-name="T58">しい</text:span> <text:s text:c="7"/>(divertido)</text:p>
          </table:table-cell>
          <table:table-cell table:style-name="Tabla225.D1" office:value-type="string">
            <text:p text:style-name="P61"><text:ruby text:style-name="Ru1"><text:ruby-base><text:span text:style-name="T58">楽</text:span></text:ruby-base><text:ruby-text>たの</text:ruby-text></text:ruby><text:span text:style-name="T58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78">RAKU</text:p>
          </table:table-cell>
          <table:table-cell table:style-name="Tabla225.C2" office:value-type="string">
            <text:p text:style-name="P69"><text:ruby text:style-name="Ru1"><text:ruby-base><text:span text:style-name="T58">楽</text:span></text:ruby-base><text:ruby-text>らく</text:ruby-text></text:ruby><text:span text:style-name="T58">な</text:span> <text:s text:c="13"/>(cómodo) <text:s text:c="2"/></text:p>
          </table:table-cell>
          <table:table-cell table:style-name="Tabla225.D2" office:value-type="string">
            <text:p text:style-name="P87"><text:ruby text:style-name="Ru1"><text:ruby-base><text:span text:style-name="T12">気</text:span></text:ruby-base><text:ruby-text>き</text:ruby-text></text:ruby><text:ruby text:style-name="Ru1"><text:ruby-base><text:span text:style-name="T12">楽</text:span></text:ruby-base><text:ruby-text>らく</text:ruby-text></text:ruby><text:span text:style-name="T9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69"><text:ruby text:style-name="Ru1"><text:ruby-base><text:span text:style-name="T58">楽</text:span></text:ruby-base><text:ruby-text>らく</text:ruby-text></text:ruby><text:ruby text:style-name="Ru1"><text:ruby-base><text:span text:style-name="T58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87"/>
          </table:table-cell>
        </table:table-row>
        <table:table-row>
          <table:covered-table-cell/>
          <table:table-cell table:style-name="Tabla225.B2" office:value-type="string">
            <text:p text:style-name="P78">GAKU</text:p>
          </table:table-cell>
          <table:table-cell table:style-name="Tabla225.C2" office:value-type="string">
            <text:p text:style-name="P69"><text:ruby text:style-name="Ru1"><text:ruby-base><text:span text:style-name="T69">音</text:span></text:ruby-base><text:ruby-text>おん</text:ruby-text></text:ruby><text:ruby text:style-name="Ru1"><text:ruby-base><text:span text:style-name="T17">楽</text:span></text:ruby-base><text:ruby-text>がく</text:ruby-text></text:ruby><text:span text:style-name="T9"> <text:s/></text:span><text:s text:c="13"/>(música)</text:p>
          </table:table-cell>
          <table:table-cell table:style-name="Tabla225.D2" office:value-type="string">
            <text:p text:style-name="P87"/>
          </table:table-cell>
        </table:table-row>
      </table:table>
      <text:p text:style-name="P4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6">明</text:p>
          </table:table-cell>
          <table:table-cell table:style-name="Tabla49.A1" office:value-type="string">
            <text:p text:style-name="P90">AKA </text:p>
          </table:table-cell>
          <table:table-cell table:style-name="Tabla49.C1" office:value-type="string">
            <text:p text:style-name="P40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97"/>
          </table:table-cell>
        </table:table-row>
        <table:table-row>
          <table:covered-table-cell/>
          <table:table-cell table:style-name="Tabla49.B2" office:value-type="string">
            <text:p text:style-name="P90">AKI</text:p>
          </table:table-cell>
          <table:table-cell table:style-name="Tabla49.C2" office:value-type="string">
            <text:p text:style-name="P59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59"/>
          </table:table-cell>
        </table:table-row>
        <table:table-row>
          <table:covered-table-cell/>
          <table:table-cell table:style-name="Tabla49.B2" office:value-type="string">
            <text:p text:style-name="P90">A</text:p>
          </table:table-cell>
          <table:table-cell table:style-name="Tabla49.C2" office:value-type="string">
            <text:p text:style-name="P40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した</text:ruby-text></text:ruby><text:span text:style-name="T53"> </text:span><text:span text:style-name="T23"><text:s text:c="15"/>mañana</text:span></text:p>
          </table:table-cell>
          <table:table-cell table:style-name="Tabla49.D2" office:value-type="string">
            <text:p text:style-name="P40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す</text:ruby-text></text:ruby><text:span text:style-name="T52"> </text:span><text:span text:style-name="T23"><text:s text:c="3"/></text:span></text:p>
            <text:p text:style-name="P101"><text:s text:c="9"/>mañana “coloquial”</text:p>
          </table:table-cell>
        </table:table-row>
      </table:table>
      <text:p text:style-name="P12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47"><text:soft-page-break/>暗</text:p>
          </table:table-cell>
          <table:table-cell table:style-name="Tabla243.A1" office:value-type="string">
            <text:p text:style-name="P77">くら</text:p>
          </table:table-cell>
          <table:table-cell table:style-name="Tabla243.A1" office:value-type="string">
            <text:p text:style-name="P40"><text:ruby text:style-name="Ru1"><text:ruby-base><text:span text:style-name="T58">暗</text:span></text:ruby-base><text:ruby-text>くら</text:ruby-text></text:ruby><text:span text:style-name="T58">い</text:span> <text:s text:c="17"/>oscuro</text:p>
          </table:table-cell>
          <table:table-cell table:style-name="Tabla243.D1" office:value-type="string">
            <text:p text:style-name="P61"><text:s text:c="5"/></text:p>
          </table:table-cell>
        </table:table-row>
        <table:table-row>
          <table:covered-table-cell/>
          <table:table-cell table:style-name="Tabla243.B2" office:value-type="string">
            <text:p text:style-name="P78">アン</text:p>
          </table:table-cell>
          <table:table-cell table:style-name="Tabla243.C2" office:value-type="string">
            <text:p text:style-name="P69"/>
          </table:table-cell>
          <table:table-cell table:style-name="Tabla243.D2" office:value-type="string">
            <text:p text:style-name="P87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4">正</text:p>
            </table:table-cell>
            <table:table-cell table:style-name="Tabla27.A1" office:value-type="string">
              <text:p text:style-name="P53">TADA</text:p>
            </table:table-cell>
            <table:table-cell table:style-name="Tabla27.A1" office:value-type="string">
              <text:p text:style-name="P40"><text:ruby text:style-name="Ru1"><text:ruby-base><text:span text:style-name="T58">正</text:span></text:ruby-base><text:ruby-text>ただ</text:ruby-text></text:ruby><text:span text:style-name="T58">しい</text:span> <text:s text:c="9"/>(correcto)</text:p>
            </table:table-cell>
            <table:table-cell table:style-name="Tabla27.D1" office:value-type="string">
              <text:p text:style-name="P94"><text:ruby text:style-name="Ru1"><text:ruby-base><text:span text:style-name="T58">正</text:span></text:ruby-base><text:ruby-text>ただ</text:ruby-text></text:ruby><text:span text:style-name="T58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3">SHÔ</text:p>
          </table:table-cell>
          <table:table-cell table:style-name="Tabla27.C2" office:value-type="string">
            <text:p text:style-name="P40"><text:ruby text:style-name="Ru1"><text:ruby-base><text:span text:style-name="T58">正</text:span></text:ruby-base><text:ruby-text>しょう</text:ruby-text></text:ruby><text:ruby text:style-name="Ru1"><text:ruby-base><text:span text:style-name="T58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0"><text:ruby text:style-name="Ru1"><text:ruby-base><text:span text:style-name="T58">正</text:span></text:ruby-base><text:ruby-text>しょう</text:ruby-text></text:ruby><text:span text:style-name="T58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3">SEI</text:p>
          </table:table-cell>
          <table:table-cell table:style-name="Tabla27.C2" office:value-type="string">
            <text:p text:style-name="P61"><text:ruby text:style-name="Ru1"><text:ruby-base><text:span text:style-name="T12">正</text:span></text:ruby-base><text:ruby-text>せい</text:ruby-text></text:ruby><text:ruby text:style-name="Ru1"><text:ruby-base><text:span text:style-name="T58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0"/>
          </table:table-cell>
        </table:table-row>
      </table:table>
      <text:p text:style-name="P12"/>
      <text:p text:style-name="P12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47">悪</text:p>
          </table:table-cell>
          <table:table-cell table:style-name="Tabla159.A1" office:value-type="string">
            <text:p text:style-name="P77">わる</text:p>
          </table:table-cell>
          <table:table-cell table:style-name="Tabla159.A1" office:value-type="string">
            <text:p text:style-name="P40"><text:ruby text:style-name="Ru1"><text:ruby-base><text:span text:style-name="T58">悪</text:span></text:ruby-base><text:ruby-text>わる</text:ruby-text></text:ruby><text:span text:style-name="T58">い</text:span> <text:s text:c="20"/>malo</text:p>
          </table:table-cell>
          <table:table-cell table:style-name="Tabla159.D1" office:value-type="string">
            <text:p text:style-name="P61"><text:s text:c="5"/></text:p>
          </table:table-cell>
        </table:table-row>
        <table:table-row>
          <table:covered-table-cell/>
          <table:table-cell table:style-name="Tabla159.B2" office:value-type="string">
            <text:p text:style-name="P78">アク</text:p>
          </table:table-cell>
          <table:table-cell table:style-name="Tabla159.C2" office:value-type="string">
            <text:p text:style-name="P69"><text:ruby text:style-name="Ru1"><text:ruby-base><text:span text:style-name="T58">悪</text:span></text:ruby-base><text:ruby-text>あく</text:ruby-text></text:ruby><text:ruby text:style-name="Ru1"><text:ruby-base><text:span text:style-name="T58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87">　 <text:s text:c="5"/></text:p>
          </table:table-cell>
        </table:table-row>
      </table:table>
      <text:p text:style-name="P12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4">早</text:p>
          </table:table-cell>
          <table:table-cell table:style-name="Tabla84.A1" office:value-type="string">
            <text:p text:style-name="P53">HAYA</text:p>
          </table:table-cell>
          <table:table-cell table:style-name="Tabla84.C1" office:value-type="string">
            <text:p text:style-name="P40"><text:ruby text:style-name="Ru1"><text:ruby-base><text:span text:style-name="T58">早</text:span></text:ruby-base><text:ruby-text>はや</text:ruby-text></text:ruby><text:span text:style-name="T58">い</text:span> <text:s text:c="11"/>(temprano)</text:p>
          </table:table-cell>
          <table:table-cell table:style-name="Tabla84.D1" office:value-type="string">
            <text:p text:style-name="P40"><text:ruby text:style-name="Ru1"><text:ruby-base><text:span text:style-name="T58">早</text:span></text:ruby-base><text:ruby-text>はや</text:ruby-text></text:ruby><text:span text:style-name="T58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3">SÔ</text:p>
          </table:table-cell>
          <table:table-cell table:style-name="Tabla84.C2" office:value-type="string">
            <text:p text:style-name="P40"><text:ruby text:style-name="Ru1"><text:ruby-base><text:span text:style-name="T58">早</text:span></text:ruby-base><text:ruby-text>そう</text:ruby-text></text:ruby><text:ruby text:style-name="Ru1"><text:ruby-base><text:span text:style-name="T58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0"/>
          </table:table-cell>
        </table:table-row>
      </table:table>
      <text:p text:style-name="P115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4">名</text:p>
          </table:table-cell>
          <table:table-cell table:style-name="Tabla48.A1" office:value-type="string">
            <text:p text:style-name="P53">MEI</text:p>
          </table:table-cell>
          <table:table-cell table:style-name="Tabla48.C1" office:value-type="string">
            <text:p text:style-name="P40"><text:span text:style-name="T58">ゆう</text:span><text:ruby text:style-name="Ru1"><text:ruby-base><text:span text:style-name="T58">名</text:span></text:ruby-base><text:ruby-text>めい</text:ruby-text></text:ruby><text:span text:style-name="T58">な</text:span> <text:s text:c="5"/>(famoso)</text:p>
          </table:table-cell>
          <table:table-cell table:style-name="Tabla48.D1" office:value-type="string">
            <text:p text:style-name="P40"><text:ruby text:style-name="Ru1"><text:ruby-base><text:span text:style-name="T58">名</text:span></text:ruby-base><text:ruby-text>めい</text:ruby-text></text:ruby><text:ruby text:style-name="Ru1"><text:ruby-base><text:span text:style-name="T58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3">MYÔ</text:p>
          </table:table-cell>
          <table:table-cell table:style-name="Tabla48.C2" office:value-type="string">
            <text:p text:style-name="P46"><text:ruby text:style-name="Ru1"><text:ruby-base><text:span text:style-name="T58">名</text:span></text:ruby-base><text:ruby-text>みょう</text:ruby-text></text:ruby><text:ruby text:style-name="Ru1"><text:ruby-base><text:span text:style-name="T58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2"><text:ruby text:style-name="Ru1"><text:ruby-base><text:span text:style-name="T58">大</text:span></text:ruby-base><text:ruby-text>だい</text:ruby-text></text:ruby><text:ruby text:style-name="Ru1"><text:ruby-base><text:span text:style-name="T58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3">NA</text:p>
          </table:table-cell>
          <table:table-cell table:style-name="Tabla48.C2" office:value-type="string">
            <text:p text:style-name="P40"><text:ruby text:style-name="Ru1"><text:ruby-base><text:span text:style-name="T58">名</text:span></text:ruby-base><text:ruby-text>な</text:ruby-text></text:ruby><text:ruby text:style-name="Ru1"><text:ruby-base><text:span text:style-name="T58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0"/>
          </table:table-cell>
        </table:table-row>
      </table:table>
      <text:p text:style-name="P120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4">同</text:p>
          </table:table-cell>
          <table:table-cell table:style-name="Tabla238.A1" office:value-type="string">
            <text:p text:style-name="P53">ONA</text:p>
          </table:table-cell>
          <table:table-cell table:style-name="Tabla238.C1" office:value-type="string">
            <text:p text:style-name="P40"><text:ruby text:style-name="Ru1"><text:ruby-base><text:span text:style-name="T58">同</text:span></text:ruby-base><text:ruby-text>おな</text:ruby-text></text:ruby><text:span text:style-name="T58">じな</text:span> <text:s text:c="9"/>(idéntico)</text:p>
          </table:table-cell>
          <table:table-cell table:style-name="Tabla238.D1" office:value-type="string">
            <text:p text:style-name="P40"/>
          </table:table-cell>
        </table:table-row>
        <table:table-row>
          <table:covered-table-cell/>
          <table:table-cell table:style-name="Tabla238.B2" office:value-type="string">
            <text:p text:style-name="P53">DÔ</text:p>
          </table:table-cell>
          <table:table-cell table:style-name="Tabla238.C2" office:value-type="string">
            <text:p text:style-name="P40"><text:ruby text:style-name="Ru1"><text:ruby-base><text:span text:style-name="T58">同</text:span></text:ruby-base><text:ruby-text>どう</text:ruby-text></text:ruby><text:ruby text:style-name="Ru1"><text:ruby-base><text:span text:style-name="T58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0"/>
          </table:table-cell>
        </table:table-row>
      </table:table>
      <text:p text:style-name="P114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47">色</text:p>
          </table:table-cell>
          <table:table-cell table:style-name="Tabla81.A1" office:value-type="string">
            <text:p text:style-name="P77">IRO</text:p>
          </table:table-cell>
          <table:table-cell table:style-name="Tabla81.A1" office:value-type="string">
            <text:p text:style-name="P40"><text:ruby text:style-name="Ru1"><text:ruby-base><text:span text:style-name="T58">色</text:span></text:ruby-base><text:ruby-text>いろ</text:ruby-text></text:ruby> <text:s text:c="22"/>(color)</text:p>
          </table:table-cell>
          <table:table-cell table:style-name="Tabla81.D1" office:value-type="string">
            <text:p text:style-name="P61"><text:ruby text:style-name="Ru1"><text:ruby-base><text:span text:style-name="T58">色</text:span></text:ruby-base><text:ruby-text>いろ</text:ruby-text></text:ruby><text:ruby text:style-name="Ru1"><text:ruby-base><text:span text:style-name="T58">々</text:span></text:ruby-base><text:ruby-text>いろ</text:ruby-text></text:ruby><text:span text:style-name="T58">な</text:span> <text:s text:c="9"/>(colorido)</text:p>
          </table:table-cell>
        </table:table-row>
      </table:table>
      <text:p text:style-name="P12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4">白</text:p>
          </table:table-cell>
          <table:table-cell table:style-name="Tabla82.A1" table:number-rows-spanned="2" office:value-type="string">
            <text:p text:style-name="P53">SHIRO</text:p>
          </table:table-cell>
          <table:table-cell table:style-name="Tabla82.A1" office:value-type="string">
            <text:p text:style-name="P40"><text:ruby text:style-name="Ru1"><text:ruby-base><text:span text:style-name="T58">白</text:span></text:ruby-base><text:ruby-text>しろ</text:ruby-text></text:ruby><text:span text:style-name="T58">い <text:s/></text:span><text:s text:c="12"/>(blanco)</text:p>
          </table:table-cell>
          <table:table-cell table:style-name="Tabla82.D1" office:value-type="string">
            <text:p text:style-name="P59">まっ<text:ruby text:style-name="Ru1"><text:ruby-base>白</text:ruby-base><text:ruby-text>しろ</text:ruby-text></text:ruby></text:p>
            <text:p text:style-name="P40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0"><text:span text:style-name="T58">おも</text:span><text:ruby text:style-name="Ru1"><text:ruby-base><text:span text:style-name="T58">白</text:span></text:ruby-base><text:ruby-text>しろ</text:ruby-text></text:ruby><text:span text:style-name="T58">い</text:span> (interesante)</text:p>
          </table:table-cell>
          <table:table-cell table:style-name="Tabla82.D2" office:value-type="string">
            <text:p text:style-name="P40"/>
          </table:table-cell>
        </table:table-row>
      </table:table>
      <text:p text:style-name="P115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47">黒</text:p>
          </table:table-cell>
          <table:table-cell table:style-name="Tabla83.A1" office:value-type="string">
            <text:p text:style-name="P77">KURO</text:p>
          </table:table-cell>
          <table:table-cell table:style-name="Tabla83.A1" office:value-type="string">
            <text:p text:style-name="P40"><text:ruby text:style-name="Ru1"><text:ruby-base><text:span text:style-name="T58">黒</text:span></text:ruby-base><text:ruby-text>くろ</text:ruby-text></text:ruby><text:span text:style-name="T58">い </text:span><text:s text:c="16"/>(negro)</text:p>
          </table:table-cell>
          <table:table-cell table:style-name="Tabla83.D1" office:value-type="string">
            <text:p text:style-name="P40"><text:ruby text:style-name="Ru1"><text:ruby-base><text:span text:style-name="T58">黒</text:span></text:ruby-base><text:ruby-text>くろ</text:ruby-text></text:ruby><text:span text:style-name="T58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78">KOKU</text:p>
          </table:table-cell>
          <table:table-cell table:style-name="Tabla83.C2" office:value-type="string">
            <text:p text:style-name="P69"><text:ruby text:style-name="Ru1"><text:ruby-base><text:span text:style-name="T58">黒</text:span></text:ruby-base><text:ruby-text>こく</text:ruby-text></text:ruby><text:ruby text:style-name="Ru1"><text:ruby-base><text:span text:style-name="T58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87">　 <text:s text:c="5"/></text:p>
          </table:table-cell>
        </table:table-row>
      </table:table>
      <text:p text:style-name="P12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47">黄</text:p>
          </table:table-cell>
          <table:table-cell table:style-name="Tabla167.A1" office:value-type="string">
            <text:p text:style-name="P77">KI</text:p>
          </table:table-cell>
          <table:table-cell table:style-name="Tabla167.A1" office:value-type="string">
            <text:p text:style-name="P40"><text:ruby text:style-name="Ru1"><text:ruby-base><text:span text:style-name="T58">黄</text:span></text:ruby-base><text:ruby-text>き</text:ruby-text></text:ruby><text:ruby text:style-name="Ru1"><text:ruby-base><text:span text:style-name="T58">色</text:span></text:ruby-base><text:ruby-text>いろ</text:ruby-text></text:ruby><text:span text:style-name="T58">い</text:span> <text:s text:c="8"/>(amarillo)</text:p>
          </table:table-cell>
          <table:table-cell table:style-name="Tabla167.D1" office:value-type="string">
            <text:p text:style-name="P61"><text:ruby text:style-name="Ru1"><text:ruby-base><text:span text:style-name="T58">黄</text:span></text:ruby-base><text:ruby-text>き</text:ruby-text></text:ruby><text:span text:style-name="T58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77">Ô</text:p>
          </table:table-cell>
          <table:table-cell table:style-name="Tabla167.B2" office:value-type="string">
            <text:p text:style-name="P40"><text:ruby text:style-name="Ru1"><text:ruby-base><text:span text:style-name="T58">黄</text:span></text:ruby-base><text:ruby-text>おう</text:ruby-text></text:ruby><text:ruby text:style-name="Ru1"><text:ruby-base><text:span text:style-name="T43">金</text:span></text:ruby-base><text:ruby-text>ごん</text:ruby-text></text:ruby> <text:s text:c="20"/>(oro)</text:p>
          </table:table-cell>
          <table:table-cell table:style-name="Tabla167.D2" office:value-type="string">
            <text:p text:style-name="P61"/>
          </table:table-cell>
        </table:table-row>
      </table:table>
      <text:p text:style-name="P12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4">赤</text:p>
          </table:table-cell>
          <table:table-cell table:style-name="Tabla171.A1" office:value-type="string">
            <text:p text:style-name="P53">AKA</text:p>
          </table:table-cell>
          <table:table-cell table:style-name="Tabla171.C1" office:value-type="string">
            <text:p text:style-name="P40"><text:ruby text:style-name="Ru1"><text:ruby-base><text:span text:style-name="T58">赤</text:span></text:ruby-base><text:ruby-text>あか</text:ruby-text></text:ruby><text:span text:style-name="T58">い</text:span> <text:s text:c="20"/>(rojo)</text:p>
          </table:table-cell>
          <table:table-cell table:style-name="Tabla171.D1" office:value-type="string">
            <text:p text:style-name="P40"><text:ruby text:style-name="Ru1"><text:ruby-base><text:span text:style-name="T58">赤</text:span></text:ruby-base><text:ruby-text>あか</text:ruby-text></text:ruby><text:span text:style-name="T58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3">SEKI</text:p>
          </table:table-cell>
          <table:table-cell table:style-name="Tabla171.B2" office:value-type="string">
            <text:p text:style-name="P40"><text:ruby text:style-name="Ru1"><text:ruby-base><text:span text:style-name="T58">赤</text:span></text:ruby-base><text:ruby-text>せき</text:ruby-text></text:ruby><text:ruby text:style-name="Ru1"><text:ruby-base><text:span text:style-name="T58">十</text:span></text:ruby-base><text:ruby-text>じゅう</text:ruby-text></text:ruby><text:ruby text:style-name="Ru1"><text:ruby-base><text:span text:style-name="T58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4"><text:ruby text:style-name="Ru1"><text:ruby-base><text:span text:style-name="T58">赤</text:span></text:ruby-base><text:ruby-text>せき</text:ruby-text></text:ruby><text:span text:style-name="T58">はん</text:span> </text:p>
            <text:p text:style-name="P94">(arroz de celebraciones)</text:p>
          </table:table-cell>
        </table:table-row>
      </table:table>
      <text:p text:style-name="P115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48"><text:soft-page-break/>青</text:p>
          </table:table-cell>
          <table:table-cell table:style-name="Tabla172.A1" office:value-type="string">
            <text:p text:style-name="P53">AO</text:p>
          </table:table-cell>
          <table:table-cell table:style-name="Tabla172.C1" office:value-type="string">
            <text:p text:style-name="P40"><text:ruby text:style-name="Ru1"><text:ruby-base><text:span text:style-name="T58">青</text:span></text:ruby-base><text:ruby-text>あお</text:ruby-text></text:ruby><text:span text:style-name="T58">い</text:span> <text:s text:c="19"/>(azul)</text:p>
          </table:table-cell>
          <table:table-cell table:style-name="Tabla172.D1" office:value-type="string">
            <text:p text:style-name="P40"/>
          </table:table-cell>
        </table:table-row>
        <table:table-row>
          <table:covered-table-cell/>
          <table:table-cell table:style-name="Tabla172.B2" office:value-type="string">
            <text:p text:style-name="P89">SEI</text:p>
          </table:table-cell>
          <table:table-cell table:style-name="Tabla172.C2" office:value-type="string">
            <text:p text:style-name="P94"><text:ruby text:style-name="Ru1"><text:ruby-base><text:span text:style-name="T58">青</text:span></text:ruby-base><text:ruby-text>せい</text:ruby-text></text:ruby><text:ruby text:style-name="Ru1"><text:ruby-base><text:span text:style-name="T58">年</text:span></text:ruby-base><text:ruby-text>ねん</text:ruby-text></text:ruby><text:span text:style-name="T58"> </text:span>　 <text:s/>(veinteañero)</text:p>
          </table:table-cell>
          <table:table-cell table:style-name="Tabla172.D2" office:value-type="string">
            <text:p text:style-name="P60"><text:ruby text:style-name="Ru1"><text:ruby-base><text:span text:style-name="T58">青</text:span></text:ruby-base><text:ruby-text>せい</text:ruby-text></text:ruby><text:ruby text:style-name="Ru1"><text:ruby-base><text:span text:style-name="T58">天</text:span></text:ruby-base><text:ruby-text>てん</text:ruby-text></text:ruby> <text:s text:c="11"/>(cielo azul)</text:p>
          </table:table-cell>
        </table:table-row>
      </table:table>
      <text:p text:style-name="P112"/>
      <text:p text:style-name="P109">OBJETOS – VEHÍCULOS </text:p>
      <text:p text:style-name="P109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47">自</text:p>
          </table:table-cell>
          <table:table-cell table:style-name="Tabla195.A1" table:number-rows-spanned="2" office:value-type="string">
            <text:p text:style-name="P77">JI</text:p>
          </table:table-cell>
          <table:table-cell table:style-name="Tabla195.C1" office:value-type="string">
            <text:p text:style-name="P40"><text:ruby text:style-name="Ru1"><text:ruby-base><text:span text:style-name="T58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0"><text:ruby text:style-name="Ru1"><text:ruby-base><text:span text:style-name="T58">自</text:span></text:ruby-base><text:ruby-text>じ</text:ruby-text></text:ruby><text:ruby text:style-name="Ru1"><text:ruby-base><text:span text:style-name="T58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0"><text:ruby text:style-name="Ru1"><text:ruby-base><text:span text:style-name="T58">自</text:span></text:ruby-base><text:ruby-text>じ</text:ruby-text></text:ruby><text:span text:style-name="T58">どう</text:span><text:ruby text:style-name="Ru1"><text:ruby-base><text:span text:style-name="T58">車</text:span></text:ruby-base><text:ruby-text>しゃ</text:ruby-text></text:ruby> <text:s/>(automóvil)</text:p>
          </table:table-cell>
          <table:table-cell table:style-name="Tabla195.D2" office:value-type="string">
            <text:p text:style-name="P60"/>
          </table:table-cell>
        </table:table-row>
      </table:table>
      <text:p text:style-name="P33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47">車</text:p>
          </table:table-cell>
          <table:table-cell table:style-name="Tabla100.A1" office:value-type="string">
            <text:p text:style-name="P53">KURUMA</text:p>
          </table:table-cell>
          <table:table-cell table:style-name="Tabla100.C1" office:value-type="string">
            <text:p text:style-name="P40"><text:ruby text:style-name="Ru1"><text:ruby-base><text:span text:style-name="T58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0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3">SHA</text:p>
          </table:table-cell>
          <table:table-cell table:style-name="Tabla100.C2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車</text:span></text:ruby-base><text:ruby-text>しゃ</text:ruby-text></text:ruby><text:span text:style-name="T58"> </text:span><text:s text:c="19"/>(tren)</text:p>
          </table:table-cell>
          <table:table-cell table:style-name="Tabla100.D2" office:value-type="string">
            <text:p text:style-name="P60"><text:ruby text:style-name="Ru1"><text:ruby-base><text:span text:style-name="T58">自</text:span></text:ruby-base><text:ruby-text>じ</text:ruby-text></text:ruby><text:span text:style-name="T58">てん</text:span><text:ruby text:style-name="Ru1"><text:ruby-base><text:span text:style-name="T58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0"><text:ruby text:style-name="Ru1"><text:ruby-base><text:span text:style-name="T58">車</text:span></text:ruby-base><text:ruby-text>しゃ</text:ruby-text></text:ruby><text:span text:style-name="T58">こ</text:span> <text:s text:c="16"/>(garaje)</text:p>
          </table:table-cell>
          <table:table-cell table:style-name="Tabla100.D2" office:value-type="string">
            <text:p text:style-name="P40"/>
          </table:table-cell>
        </table:table-row>
      </table:table>
      <text:p text:style-name="P4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47">船</text:p>
          </table:table-cell>
          <table:table-cell table:style-name="Tabla231.A1" office:value-type="string">
            <text:p text:style-name="P78">FUNE</text:p>
          </table:table-cell>
          <table:table-cell table:style-name="Tabla231.A1" office:value-type="string">
            <text:p text:style-name="P40"><text:ruby text:style-name="Ru1"><text:ruby-base><text:span text:style-name="T35">船</text:span></text:ruby-base><text:ruby-text>ふね</text:ruby-text></text:ruby><text:span text:style-name="T35"> <text:s/></text:span><text:span text:style-name="T31"><text:s text:c="19"/>(barco)</text:span> <text:s text:c="7"/></text:p>
          </table:table-cell>
          <table:table-cell table:style-name="Tabla231.D1" office:value-type="string">
            <text:p text:style-name="P61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78">SEN</text:p>
          </table:table-cell>
          <table:table-cell table:style-name="Tabla231.C2" office:value-type="string">
            <text:p text:style-name="P70"><text:ruby text:style-name="Ru1"><text:ruby-base><text:span text:style-name="T58">風</text:span></text:ruby-base><text:ruby-text>ふう</text:ruby-text></text:ruby><text:ruby text:style-name="Ru1"><text:ruby-base><text:span text:style-name="T58">船</text:span></text:ruby-base><text:ruby-text>せん</text:ruby-text></text:ruby> <text:s text:c="17"/>(globo)</text:p>
          </table:table-cell>
          <table:table-cell table:style-name="Tabla231.D2" office:value-type="string">
            <text:p text:style-name="P87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4"> <text:s text:c="2"/></text:span><text:span text:style-name="T30">(capitán barco)</text:span></text:p>
          </table:table-cell>
        </table:table-row>
      </table:table>
      <text:p text:style-name="P33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47">電</text:p>
          </table:table-cell>
          <table:table-cell table:style-name="Tabla78.A1" office:value-type="string">
            <text:p text:style-name="P53">DEN</text:p>
          </table:table-cell>
          <table:table-cell table:style-name="Tabla78.A1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0"><text:ruby text:style-name="Ru1"><text:ruby-base><text:span text:style-name="T58">電</text:span></text:ruby-base><text:ruby-text>でん</text:ruby-text></text:ruby><text:ruby text:style-name="Ru1"><text:ruby-base><text:span text:style-name="T58">話</text:span></text:ruby-base><text:ruby-text>わ</text:ruby-text></text:ruby> <text:s text:c="14"/>(teléfono)</text:p>
          </table:table-cell>
        </table:table-row>
      </table:table>
      <text:p text:style-name="P12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47">門</text:p>
          </table:table-cell>
          <table:table-cell table:style-name="Tabla147.A1" table:number-rows-spanned="2" office:value-type="string">
            <text:p text:style-name="P77">MON</text:p>
          </table:table-cell>
          <table:table-cell table:style-name="Tabla147.A1" office:value-type="string">
            <text:p text:style-name="P40"><text:ruby text:style-name="Ru1"><text:ruby-base><text:span text:style-name="T58">門</text:span></text:ruby-base><text:ruby-text>もん</text:ruby-text></text:ruby><text:span text:style-name="T58"> </text:span><text:s text:c="19"/>(puerta)</text:p>
          </table:table-cell>
          <table:table-cell table:style-name="Tabla147.D1" office:value-type="string">
            <text:p text:style-name="P61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69"><text:ruby text:style-name="Ru1"><text:ruby-base><text:span text:style-name="T58">入</text:span></text:ruby-base><text:ruby-text>にゅう</text:ruby-text></text:ruby><text:ruby text:style-name="Ru1"><text:ruby-base><text:span text:style-name="T58">門</text:span></text:ruby-base><text:ruby-text>もん</text:ruby-text></text:ruby> <text:s text:c="2"/></text:p>
            <text:p text:style-name="P69"><text:s text:c="7"/>(curso principiante)</text:p>
          </table:table-cell>
          <table:table-cell table:style-name="Tabla147.D2" office:value-type="string">
            <text:p text:style-name="P82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47">戸</text:p>
          </table:table-cell>
          <table:table-cell table:style-name="Tabla153.A1" office:value-type="string">
            <text:p text:style-name="P77">TO</text:p>
          </table:table-cell>
          <table:table-cell table:style-name="Tabla153.A1" office:value-type="string">
            <text:p text:style-name="P40"><text:ruby text:style-name="Ru1"><text:ruby-base><text:span text:style-name="T58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1"><text:ruby text:style-name="Ru1"><text:ruby-base><text:span text:style-name="T58">雨</text:span></text:ruby-base><text:ruby-text>あま</text:ruby-text></text:ruby><text:ruby text:style-name="Ru1"><text:ruby-base><text:span text:style-name="T41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77">KO</text:p>
          </table:table-cell>
          <table:table-cell table:style-name="Tabla153.B2" office:value-type="string">
            <text:p text:style-name="P40"><text:ruby text:style-name="Ru1"><text:ruby-base><text:span text:style-name="T58">戸</text:span></text:ruby-base><text:ruby-text>こ</text:ruby-text></text:ruby><text:ruby text:style-name="Ru1"><text:ruby-base><text:span text:style-name="T58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1"/>
          </table:table-cell>
        </table:table-row>
      </table:table>
      <text:p text:style-name="P34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47">玉</text:p>
          </table:table-cell>
          <table:table-cell table:style-name="Tabla64.A1" office:value-type="string">
            <text:p text:style-name="P53">TAMA</text:p>
          </table:table-cell>
          <table:table-cell table:style-name="Tabla64.A1" office:value-type="string">
            <text:p text:style-name="P40"><text:ruby text:style-name="Ru1"><text:ruby-base><text:span text:style-name="T58">玉</text:span></text:ruby-base><text:ruby-text>たま</text:ruby-text></text:ruby> <text:s text:c="20"/>(pelota)</text:p>
          </table:table-cell>
          <table:table-cell table:style-name="Tabla64.D1" office:value-type="string">
            <text:p text:style-name="P59">シャボン<text:ruby text:style-name="Ru1"><text:ruby-base><text:span text:style-name="T54">玉</text:span></text:ruby-base><text:ruby-text>だま</text:ruby-text></text:ruby></text:p>
            <text:p text:style-name="P40"><text:s text:c="16"/>(pompa jabón)</text:p>
          </table:table-cell>
        </table:table-row>
      </table:table>
      <text:p text:style-name="P115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47">糸</text:p>
          </table:table-cell>
          <table:table-cell table:style-name="Tabla70.A1" office:value-type="string">
            <text:p text:style-name="P53">ITO</text:p>
          </table:table-cell>
          <table:table-cell table:style-name="Tabla70.A1" office:value-type="string">
            <text:p text:style-name="P40"><text:ruby text:style-name="Ru1"><text:ruby-base><text:span text:style-name="T58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0"><text:ruby text:style-name="Ru1"><text:ruby-base><text:span text:style-name="T58">毛</text:span></text:ruby-base><text:ruby-text>け</text:ruby-text></text:ruby><text:ruby text:style-name="Ru1"><text:ruby-base><text:span text:style-name="T58">糸</text:span></text:ruby-base><text:ruby-text>いと</text:ruby-text></text:ruby> <text:s/>　 <text:s text:c="8"/>(hilo lana)</text:p>
          </table:table-cell>
        </table:table-row>
      </table:table>
      <text:p text:style-name="P12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47">組</text:p>
          </table:table-cell>
          <table:table-cell table:style-name="Tabla184.A1" office:value-type="string">
            <text:p text:style-name="P77">KUMI</text:p>
          </table:table-cell>
          <table:table-cell table:style-name="Tabla184.A1" office:value-type="string">
            <text:p text:style-name="P40"><text:ruby text:style-name="Ru1"><text:ruby-base><text:span text:style-name="T69">組</text:span></text:ruby-base><text:ruby-text>くみ</text:ruby-text></text:ruby><text:span text:style-name="T69"> </text:span><text:s text:c="9"/>(set, conjunto)</text:p>
          </table:table-cell>
          <table:table-cell table:style-name="Tabla184.D1" office:value-type="string">
            <text:p text:style-name="P61"><text:ruby text:style-name="Ru1"><text:ruby-base><text:span text:style-name="T69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78">KU</text:p>
          </table:table-cell>
          <table:table-cell table:style-name="Tabla184.B2" office:value-type="string">
            <text:p text:style-name="P69"><text:ruby text:style-name="Ru1"><text:ruby-base><text:span text:style-name="T69">組</text:span></text:ruby-base><text:ruby-text>く</text:ruby-text></text:ruby><text:span text:style-name="T69">む </text:span><text:s text:c="10"/>(combinar)</text:p>
          </table:table-cell>
          <table:table-cell table:style-name="Tabla184.D2" office:value-type="string">
            <text:p text:style-name="P69"><text:ruby text:style-name="Ru1"><text:ruby-base><text:span text:style-name="T69">組</text:span></text:ruby-base><text:ruby-text>く</text:ruby-text></text:ruby><text:span text:style-name="T69">み</text:span><text:ruby text:style-name="Ru1"><text:ruby-base><text:span text:style-name="T69">合</text:span></text:ruby-base><text:ruby-text>あ</text:ruby-text></text:ruby><text:span text:style-name="T69">わせ</text:span> <text:s text:c="12"/></text:p>
            <text:p text:style-name="P69"><text:s text:c="16"/>(combinación)</text:p>
          </table:table-cell>
        </table:table-row>
      </table:table>
      <text:p text:style-name="P40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47">刀</text:p>
          </table:table-cell>
          <table:table-cell table:style-name="Tabla233.A1" office:value-type="string">
            <text:p text:style-name="P77">KATANA</text:p>
          </table:table-cell>
          <table:table-cell table:style-name="Tabla233.A1" office:value-type="string">
            <text:p text:style-name="P40"><text:ruby text:style-name="Ru1"><text:ruby-base><text:span text:style-name="T69">刀</text:span></text:ruby-base><text:ruby-text>かたな</text:ruby-text></text:ruby><text:span text:style-name="T69"> </text:span><text:s text:c="16"/>(<text:span text:style-name="T7">Katana</text:span>)</text:p>
          </table:table-cell>
          <table:table-cell table:style-name="Tabla233.D1" office:value-type="string">
            <text:p text:style-name="P61"><text:s text:c="3"/></text:p>
          </table:table-cell>
        </table:table-row>
        <table:table-row>
          <table:covered-table-cell/>
          <table:table-cell table:style-name="Tabla233.B2" office:value-type="string">
            <text:p text:style-name="P78">TÔ</text:p>
          </table:table-cell>
          <table:table-cell table:style-name="Tabla233.C2" office:value-type="string">
            <text:p text:style-name="P85"><text:ruby text:style-name="Ru1"><text:ruby-base><text:span text:style-name="T9">木</text:span></text:ruby-base><text:ruby-text>ぼく</text:ruby-text></text:ruby><text:ruby text:style-name="Ru1"><text:ruby-base>刀</text:ruby-base><text:ruby-text>とう</text:ruby-text></text:ruby> <text:span text:style-name="T62">(espada madera)</text:span></text:p>
          </table:table-cell>
          <table:table-cell table:style-name="Tabla233.D2" office:value-type="string">
            <text:p text:style-name="P87">　 <text:s text:c="5"/></text:p>
          </table:table-cell>
        </table:table-row>
      </table:table>
      <text:p text:style-name="P4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ext:soft-page-break/>
        <table:table-row>
          <table:table-cell table:style-name="Tabla234.A1" office:value-type="string">
            <text:p text:style-name="P47">矢</text:p>
          </table:table-cell>
          <table:table-cell table:style-name="Tabla234.A1" office:value-type="string">
            <text:p text:style-name="P77">YA</text:p>
          </table:table-cell>
          <table:table-cell table:style-name="Tabla234.A1" office:value-type="string">
            <text:p text:style-name="P40"><text:ruby text:style-name="Ru1"><text:ruby-base><text:span text:style-name="T69">矢</text:span></text:ruby-base><text:ruby-text>や</text:ruby-text></text:ruby><text:span text:style-name="T69"> </text:span><text:s text:c="19"/>(flecha)</text:p>
          </table:table-cell>
          <table:table-cell table:style-name="Tabla234.D1" office:value-type="string">
            <text:p text:style-name="P61"><text:s text:c="4"/></text:p>
          </table:table-cell>
        </table:table-row>
      </table:table>
      <text:p text:style-name="P40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47">弓</text:p>
          </table:table-cell>
          <table:table-cell table:style-name="Tabla235.A1" office:value-type="string">
            <text:p text:style-name="P77">YUMI</text:p>
          </table:table-cell>
          <table:table-cell table:style-name="Tabla235.A1" office:value-type="string">
            <text:p text:style-name="P40"><text:ruby text:style-name="Ru1"><text:ruby-base><text:span text:style-name="T69">弓</text:span></text:ruby-base><text:ruby-text>ゆみ</text:ruby-text></text:ruby> <text:s text:c="22"/>(arco)</text:p>
          </table:table-cell>
          <table:table-cell table:style-name="Tabla235.D1" office:value-type="string">
            <text:p text:style-name="P61"/>
          </table:table-cell>
        </table:table-row>
      </table:table>
      <text:p text:style-name="P40"/>
      <text:p text:style-name="P109">TIEMPO – ESTACIONES</text:p>
      <text:p text:style-name="P127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48">年</text:p>
            </table:table-cell>
            <table:table-cell table:style-name="Tabla25.A1" office:value-type="string">
              <text:p text:style-name="P53">TOSHI</text:p>
            </table:table-cell>
            <table:table-cell table:style-name="Tabla25.A1" office:value-type="string">
              <text:p text:style-name="P40"><text:ruby text:style-name="Ru1"><text:ruby-base><text:span text:style-name="T69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0"><text:ruby text:style-name="Ru1"><text:ruby-base><text:span text:style-name="T69">年</text:span></text:ruby-base><text:ruby-text>とし</text:ruby-text></text:ruby><text:ruby text:style-name="Ru1"><text:ruby-base><text:span text:style-name="T69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3">NEN</text:p>
          </table:table-cell>
          <table:table-cell table:style-name="Tabla25.C2" office:value-type="string">
            <text:p text:style-name="P40"><text:ruby text:style-name="Ru1"><text:ruby-base><text:span text:style-name="T69">一</text:span></text:ruby-base><text:ruby-text>いち</text:ruby-text></text:ruby><text:ruby text:style-name="Ru1"><text:ruby-base><text:span text:style-name="T69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0"/>
          </table:table-cell>
        </table:table-row>
      </table:table>
      <text:p text:style-name="P15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3" office:value-type="string">
            <text:p text:style-name="P47">時</text:p>
          </table:table-cell>
          <table:table-cell table:style-name="Tabla123.A1" office:value-type="string">
            <text:p text:style-name="P77">TOKI</text:p>
          </table:table-cell>
          <table:table-cell table:style-name="Tabla123.A1" office:value-type="string">
            <text:p text:style-name="P40"><text:ruby text:style-name="Ru1"><text:ruby-base><text:span text:style-name="T69">時</text:span></text:ruby-base><text:ruby-text>とき</text:ruby-text></text:ruby><text:ruby text:style-name="Ru1"><text:ruby-base><text:span text:style-name="T69">々</text:span></text:ruby-base><text:ruby-text>どき</text:ruby-text></text:ruby> <text:s text:c="13"/>(a veces)</text:p>
          </table:table-cell>
          <table:table-cell table:style-name="Tabla123.D1" office:value-type="string">
            <text:p text:style-name="P61"/>
          </table:table-cell>
        </table:table-row>
        <table:table-row>
          <table:covered-table-cell/>
          <table:table-cell table:style-name="Tabla123.B2" office:value-type="string">
            <text:p text:style-name="P77">TO</text:p>
          </table:table-cell>
          <table:table-cell table:style-name="Tabla123.B2" office:value-type="string">
            <text:p text:style-name="P61"><text:ruby text:style-name="Ru1"><text:ruby-base><text:span text:style-name="T17">時</text:span></text:ruby-base><text:ruby-text>と</text:ruby-text></text:ruby><text:ruby text:style-name="Ru1"><text:ruby-base><text:span text:style-name="T69">計</text:span></text:ruby-base><text:ruby-text>けい</text:ruby-text></text:ruby> <text:s text:c="19"/>(reloj)</text:p>
          </table:table-cell>
          <table:table-cell table:style-name="Tabla123.D2" office:value-type="string">
            <text:p text:style-name="P61"/>
          </table:table-cell>
        </table:table-row>
        <table:table-row>
          <table:covered-table-cell/>
          <table:table-cell table:style-name="Tabla123.B2" office:value-type="string">
            <text:p text:style-name="P78">JI</text:p>
          </table:table-cell>
          <table:table-cell table:style-name="Tabla123.C3" office:value-type="string">
            <text:p text:style-name="P69"><text:ruby text:style-name="Ru1"><text:ruby-base><text:span text:style-name="T69">時</text:span></text:ruby-base><text:ruby-text>じ</text:ruby-text></text:ruby> <text:s text:c="11"/>(hora “sufijo”)</text:p>
          </table:table-cell>
          <table:table-cell table:style-name="Tabla123.D3" office:value-type="string">
            <text:p text:style-name="P69"><text:ruby text:style-name="Ru1"><text:ruby-base><text:span text:style-name="T69">時</text:span></text:ruby-base><text:ruby-text>じ</text:ruby-text></text:ruby><text:ruby text:style-name="Ru1"><text:ruby-base><text:span text:style-name="T69">間</text:span></text:ruby-base><text:ruby-text>かん</text:ruby-text></text:ruby><text:span text:style-name="T69"> <text:s/></text:span><text:s text:c="11"/>　[ horas ]</text:p>
          </table:table-cell>
        </table:table-row>
      </table:table>
      <text:p text:style-name="P15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47">今</text:p>
          </table:table-cell>
          <table:table-cell table:style-name="Tabla132.A1" office:value-type="string">
            <text:p text:style-name="P77">IMA</text:p>
          </table:table-cell>
          <table:table-cell table:style-name="Tabla132.A1" office:value-type="string">
            <text:p text:style-name="P40"><text:ruby text:style-name="Ru1"><text:ruby-base><text:span text:style-name="T69">今</text:span></text:ruby-base><text:ruby-text>いま</text:ruby-text></text:ruby> <text:s text:c="20"/>(ahora)</text:p>
          </table:table-cell>
          <table:table-cell table:style-name="Tabla132.D1" office:value-type="string">
            <text:p text:style-name="P61"><text:ruby text:style-name="Ru1"><text:ruby-base><text:span text:style-name="T46">今日</text:span></text:ruby-base><text:ruby-text>きょう</text:ruby-text></text:ruby> <text:s text:c="21"/>(hoy)</text:p>
          </table:table-cell>
        </table:table-row>
        <table:table-row>
          <table:covered-table-cell/>
          <table:table-cell table:style-name="Tabla132.B2" office:value-type="string">
            <text:p text:style-name="P78">KON</text:p>
          </table:table-cell>
          <table:table-cell table:style-name="Tabla132.C2" office:value-type="string">
            <text:p text:style-name="P69"><text:ruby text:style-name="Ru1"><text:ruby-base><text:span text:style-name="T69">今</text:span></text:ruby-base><text:ruby-text>こん</text:ruby-text></text:ruby><text:ruby text:style-name="Ru1"><text:ruby-base><text:span text:style-name="T69">月</text:span></text:ruby-base><text:ruby-text>げつ</text:ruby-text></text:ruby> <text:s text:c="11"/>(este mes)</text:p>
          </table:table-cell>
          <table:table-cell table:style-name="Tabla132.D2" office:value-type="string">
            <text:p text:style-name="P69"><text:ruby text:style-name="Ru1"><text:ruby-base><text:span text:style-name="T45">今</text:span></text:ruby-base><text:ruby-text>こ</text:ruby-text></text:ruby><text:ruby text:style-name="Ru1"><text:ruby-base><text:span text:style-name="T69">年</text:span></text:ruby-base><text:ruby-text>とし</text:ruby-text></text:ruby><text:span text:style-name="T69"> </text:span><text:s text:c="12"/>(este año)</text:p>
          </table:table-cell>
        </table:table-row>
      </table:table>
      <text:p text:style-name="P12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47">毎</text:p>
          </table:table-cell>
          <table:table-cell table:style-name="Tabla133.A1" table:number-rows-spanned="2" office:value-type="string">
            <text:p text:style-name="P77">MAI</text:p>
          </table:table-cell>
          <table:table-cell table:style-name="Tabla133.A1" office:value-type="string">
            <text:p text:style-name="P40"><text:ruby text:style-name="Ru1"><text:ruby-base><text:span text:style-name="T69">毎</text:span></text:ruby-base><text:ruby-text>まい</text:ruby-text></text:ruby><text:span text:style-name="T69"> </text:span><text:s text:c="17"/>(siempre)</text:p>
          </table:table-cell>
          <table:table-cell table:style-name="Tabla133.D1" office:value-type="string">
            <text:p text:style-name="P61"><text:ruby text:style-name="Ru1"><text:ruby-base><text:span text:style-name="T69">毎</text:span></text:ruby-base><text:ruby-text>まい</text:ruby-text></text:ruby><text:ruby text:style-name="Ru1"><text:ruby-base><text:span text:style-name="T69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9"><text:ruby text:style-name="Ru1"><text:ruby-base><text:span text:style-name="T69">毎</text:span></text:ruby-base><text:ruby-text>まい</text:ruby-text></text:ruby><text:ruby text:style-name="Ru1"><text:ruby-base><text:span text:style-name="T69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69"><text:ruby text:style-name="Ru1"><text:ruby-base><text:span text:style-name="T69">毎</text:span></text:ruby-base><text:ruby-text>まい</text:ruby-text></text:ruby><text:ruby text:style-name="Ru1"><text:ruby-base><text:span text:style-name="T69">年</text:span></text:ruby-base><text:ruby-text>とし</text:ruby-text></text:ruby> <text:s text:c="11"/>(cada año)</text:p>
          </table:table-cell>
        </table:table-row>
      </table:table>
      <text:p text:style-name="P1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47">先</text:p>
            </table:table-cell>
            <table:table-cell table:style-name="Tabla24.A1" office:value-type="string">
              <text:p text:style-name="P53">SAKI</text:p>
            </table:table-cell>
            <table:table-cell table:style-name="Tabla24.A1" office:value-type="string">
              <text:p text:style-name="P40"><text:ruby text:style-name="Ru1"><text:ruby-base><text:span text:style-name="T69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3">SEN</text:p>
          </table:table-cell>
          <table:table-cell table:style-name="Tabla24.C2" office:value-type="string">
            <text:p text:style-name="P107"><text:ruby text:style-name="Ru1"><text:ruby-base><text:span text:style-name="T55">先</text:span></text:ruby-base><text:ruby-text>せん</text:ruby-text></text:ruby><text:ruby text:style-name="Ru1"><text:ruby-base><text:span text:style-name="T55">週</text:span></text:ruby-base><text:ruby-text>しゅう</text:ruby-text></text:ruby><text:span text:style-name="T65">(semana pasada)</text:span></text:p>
          </table:table-cell>
          <table:table-cell table:style-name="Tabla24.D2" office:value-type="string">
            <text:p text:style-name="P104"/>
          </table:table-cell>
        </table:table-row>
      </table:table>
      <text:p text:style-name="P12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47">曜</text:p>
          </table:table-cell>
          <table:table-cell table:style-name="Tabla110.A1" office:value-type="string">
            <text:p text:style-name="P77">YÔ</text:p>
          </table:table-cell>
          <table:table-cell table:style-name="Tabla110.A1" office:value-type="string">
            <text:p text:style-name="P40"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/text:p>
            <text:p text:style-name="P40"><text:s text:c="2"/>( <text:span text:style-name="T7">* días de la semana</text:span>)</text:p>
          </table:table-cell>
          <table:table-cell table:style-name="Tabla110.D1" office:value-type="string">
            <text:p text:style-name="P61"/>
          </table:table-cell>
        </table:table-row>
      </table:table>
      <text:p text:style-name="P33"/>
      <text:p text:style-name="P33"/>
      <text:p text:style-name="P33"/>
      <text:p text:style-name="P33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47">春</text:p>
          </table:table-cell>
          <table:table-cell table:style-name="Tabla111.A1" office:value-type="string">
            <text:p text:style-name="P77">HARU</text:p>
          </table:table-cell>
          <table:table-cell table:style-name="Tabla111.C1" office:value-type="string">
            <text:p text:style-name="P40"><text:ruby text:style-name="Ru1"><text:ruby-base><text:span text:style-name="T58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2"/>
          </table:table-cell>
        </table:table-row>
        <table:table-row>
          <table:covered-table-cell/>
          <table:table-cell table:style-name="Tabla111.B2" office:value-type="string">
            <text:p text:style-name="P78">SHUN</text:p>
          </table:table-cell>
          <table:table-cell table:style-name="Tabla111.C2" office:value-type="string">
            <text:p text:style-name="P69"><text:ruby text:style-name="Ru1"><text:ruby-base><text:span text:style-name="T58">青</text:span></text:ruby-base><text:ruby-text>せい</text:ruby-text></text:ruby><text:ruby text:style-name="Ru1"><text:ruby-base><text:span text:style-name="T58">春</text:span></text:ruby-base><text:ruby-text>しゅん</text:ruby-text></text:ruby><text:span text:style-name="T58"> </text:span><text:s/>(adolescencia)</text:p>
          </table:table-cell>
          <table:table-cell table:style-name="Tabla111.D2" office:value-type="string">
            <text:p text:style-name="P96">(*)</text:p>
          </table:table-cell>
        </table:table-row>
      </table:table>
      <text:p text:style-name="P12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47">夏</text:p>
          </table:table-cell>
          <table:table-cell table:style-name="Tabla112.A1" office:value-type="string">
            <text:p text:style-name="P77">NATSU</text:p>
          </table:table-cell>
          <table:table-cell table:style-name="Tabla112.A1" office:value-type="string">
            <text:p text:style-name="P40"><text:ruby text:style-name="Ru1"><text:ruby-base><text:span text:style-name="T58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1"><text:ruby text:style-name="Ru1"><text:ruby-base><text:span text:style-name="T58">夏</text:span></text:ruby-base><text:ruby-text>なつ</text:ruby-text></text:ruby><text:ruby text:style-name="Ru1"><text:ruby-base><text:span text:style-name="T58">休</text:span></text:ruby-base><text:ruby-text>やす</text:ruby-text></text:ruby><text:span text:style-name="T58">み</text:span> <text:s/></text:p>
            <text:p text:style-name="P61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78">KA</text:p>
          </table:table-cell>
          <table:table-cell table:style-name="Tabla112.C2" office:value-type="string">
            <text:p text:style-name="P69"/>
          </table:table-cell>
          <table:table-cell table:style-name="Tabla112.D2" office:value-type="string">
            <text:p text:style-name="P96">(*)</text:p>
          </table:table-cell>
        </table:table-row>
      </table:table>
      <text:p text:style-name="P12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47">秋</text:p>
          </table:table-cell>
          <table:table-cell table:style-name="Tabla113.A1" office:value-type="string">
            <text:p text:style-name="P77">AKI</text:p>
          </table:table-cell>
          <table:table-cell table:style-name="Tabla113.C1" office:value-type="string">
            <text:p text:style-name="P40"><text:ruby text:style-name="Ru1"><text:ruby-base><text:span text:style-name="T58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2"/>
          </table:table-cell>
        </table:table-row>
        <table:table-row>
          <table:covered-table-cell/>
          <table:table-cell table:style-name="Tabla113.B2" office:value-type="string">
            <text:p text:style-name="P78">SHÛ</text:p>
          </table:table-cell>
          <table:table-cell table:style-name="Tabla113.C2" office:value-type="string">
            <text:p text:style-name="P69"/>
          </table:table-cell>
          <table:table-cell table:style-name="Tabla113.D2" office:value-type="string">
            <text:p text:style-name="P96">(*)</text:p>
          </table:table-cell>
        </table:table-row>
      </table:table>
      <text:p text:style-name="P12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47">冬</text:p>
          </table:table-cell>
          <table:table-cell table:style-name="Tabla144.A1" office:value-type="string">
            <text:p text:style-name="P77">FUYU</text:p>
          </table:table-cell>
          <table:table-cell table:style-name="Tabla144.A1" office:value-type="string">
            <text:p text:style-name="P40"><text:ruby text:style-name="Ru1"><text:ruby-base><text:span text:style-name="T58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1"><text:ruby text:style-name="Ru1"><text:ruby-base><text:span text:style-name="T58">冬</text:span></text:ruby-base><text:ruby-text>ふゆ</text:ruby-text></text:ruby><text:ruby text:style-name="Ru1"><text:ruby-base><text:span text:style-name="T58">休</text:span></text:ruby-base><text:ruby-text>やす</text:ruby-text></text:ruby><text:span text:style-name="T58">み</text:span> <text:s text:c="5"/></text:p>
            <text:p text:style-name="P61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78">TÔ</text:p>
          </table:table-cell>
          <table:table-cell table:style-name="Tabla144.C2" office:value-type="string">
            <text:p text:style-name="P69"/>
          </table:table-cell>
          <table:table-cell table:style-name="Tabla144.D2" office:value-type="string">
            <text:p text:style-name="P69"><text:ruby text:style-name="Ru1"><text:ruby-base><text:span text:style-name="T58">春</text:span></text:ruby-base><text:ruby-text>しゅん</text:ruby-text></text:ruby><text:ruby text:style-name="Ru1"><text:ruby-base><text:span text:style-name="T58">夏</text:span></text:ruby-base><text:ruby-text>か</text:ruby-text></text:ruby><text:ruby text:style-name="Ru1"><text:ruby-base><text:span text:style-name="T58">秋</text:span></text:ruby-base><text:ruby-text>しゅう</text:ruby-text></text:ruby><text:ruby text:style-name="Ru1"><text:ruby-base><text:span text:style-name="T58">冬</text:span></text:ruby-base><text:ruby-text>とう</text:ruby-text></text:ruby> </text:p>
            <text:p text:style-name="P69"><text:s text:c="2"/>(*) (estaciones del año)</text:p>
          </table:table-cell>
        </table:table-row>
      </table:table>
      <text:p text:style-name="P120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ext:soft-page-break/>
        <table:table-row>
          <table:table-cell table:style-name="Tabla134.A1" office:value-type="string">
            <text:p text:style-name="P47">週</text:p>
          </table:table-cell>
          <table:table-cell table:style-name="Tabla134.A1" office:value-type="string">
            <text:p text:style-name="P77">SHÛ</text:p>
          </table:table-cell>
          <table:table-cell table:style-name="Tabla134.A1" office:value-type="string">
            <text:p text:style-name="P40"><text:ruby text:style-name="Ru1"><text:ruby-base><text:span text:style-name="T58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1"><text:ruby text:style-name="Ru1"><text:ruby-base><text:span text:style-name="T58">来</text:span></text:ruby-base><text:ruby-text>らい</text:ruby-text></text:ruby><text:ruby text:style-name="Ru1"><text:ruby-base><text:span text:style-name="T58">週</text:span></text:ruby-base><text:ruby-text>しゅう</text:ruby-text></text:ruby></text:p>
            <text:p text:style-name="P61"><text:span text:style-name="T58"><text:s text:c="8"/></text:span>(próxima semana)</text:p>
          </table:table-cell>
        </table:table-row>
      </table:table>
      <text:p text:style-name="P12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47">分</text:p>
          </table:table-cell>
          <table:table-cell table:style-name="Tabla124.A1" office:value-type="string">
            <text:p text:style-name="P77">WA</text:p>
          </table:table-cell>
          <table:table-cell table:style-name="Tabla124.A1" office:value-type="string">
            <text:p text:style-name="P40"><text:ruby text:style-name="Ru1"><text:ruby-base><text:span text:style-name="T69">分</text:span></text:ruby-base><text:ruby-text>わ</text:ruby-text></text:ruby><text:span text:style-name="T69">ける <text:s text:c="4"/></text:span><text:s text:c="5"/>(dividir)</text:p>
          </table:table-cell>
          <table:table-cell table:style-name="Tabla124.D1" office:value-type="string">
            <text:p text:style-name="P61"><text:ruby text:style-name="Ru1"><text:ruby-base><text:span text:style-name="T69">分</text:span></text:ruby-base><text:ruby-text>わ</text:ruby-text></text:ruby><text:span text:style-name="T69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78">BUN</text:p>
          </table:table-cell>
          <table:table-cell table:style-name="Tabla124.C2" office:value-type="string">
            <text:p text:style-name="P69"><text:ruby text:style-name="Ru1"><text:ruby-base><text:span text:style-name="T69">半</text:span></text:ruby-base><text:ruby-text>はん</text:ruby-text></text:ruby><text:ruby text:style-name="Ru1"><text:ruby-base><text:span text:style-name="T69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66">Minutos</text:p>
            <text:p text:style-name="P66"><text:s text:c="6"/><text:span text:style-name="T67">(ふん / ぶん / ぷん</text:span>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47">半</text:p>
          </table:table-cell>
          <table:table-cell table:style-name="Tabla131.A1" office:value-type="string">
            <text:p text:style-name="P77">HAN</text:p>
          </table:table-cell>
          <table:table-cell table:style-name="Tabla131.A1" office:value-type="string">
            <text:p text:style-name="P40"><text:ruby text:style-name="Ru1"><text:ruby-base><text:span text:style-name="T69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68"/>
          </table:table-cell>
        </table:table-row>
      </table:table>
      <text:p text:style-name="P12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47">朝</text:p>
          </table:table-cell>
          <table:table-cell table:style-name="Tabla125.A1" table:number-rows-spanned="2" office:value-type="string">
            <text:p text:style-name="P77">ASA</text:p>
          </table:table-cell>
          <table:table-cell table:style-name="Tabla125.A1" office:value-type="string">
            <text:p text:style-name="P40"><text:ruby text:style-name="Ru1"><text:ruby-base><text:span text:style-name="T69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1"><text:ruby text:style-name="Ru1"><text:ruby-base><text:span text:style-name="T46">今</text:span></text:ruby-base><text:ruby-text>け</text:ruby-text></text:ruby><text:ruby text:style-name="Ru1"><text:ruby-base><text:span text:style-name="T46">朝</text:span></text:ruby-base><text:ruby-text>さ</text:ruby-text></text:ruby><text:span text:style-name="T44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07"><text:ruby text:style-name="Ru1"><text:ruby-base>朝</text:ruby-base><text:ruby-text>あさ</text:ruby-text></text:ruby>ごはん</text:p>
            <text:p text:style-name="P40"><text:s text:c="20"/>(desayuno)</text:p>
          </table:table-cell>
          <table:table-cell table:style-name="Tabla125.D2" office:value-type="string">
            <text:p text:style-name="P61"><text:ruby text:style-name="Ru1"><text:ruby-base><text:span text:style-name="T69">毎</text:span></text:ruby-base><text:ruby-text>まい</text:ruby-text></text:ruby><text:ruby text:style-name="Ru1"><text:ruby-base><text:span text:style-name="T69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89">CHÔ</text:p>
          </table:table-cell>
          <table:table-cell table:style-name="Tabla125.C3" office:value-type="string">
            <text:p text:style-name="P10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06"><text:s text:c="5"/><text:span text:style-name="T9"><text:s/>(desayuno “formal”)</text:span></text:p>
          </table:table-cell>
          <table:table-cell table:style-name="Tabla125.D3" office:value-type="string">
            <text:p text:style-name="P69"/>
          </table:table-cell>
        </table:table-row>
      </table:table>
      <text:p text:style-name="P12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47">昼</text:p>
          </table:table-cell>
          <table:table-cell table:style-name="Tabla126.A1" table:number-rows-spanned="2" office:value-type="string">
            <text:p text:style-name="P77">HIRU</text:p>
          </table:table-cell>
          <table:table-cell table:style-name="Tabla126.A1" office:value-type="string">
            <text:p text:style-name="P40"><text:ruby text:style-name="Ru1"><text:ruby-base><text:span text:style-name="T69">昼</text:span></text:ruby-base><text:ruby-text>ひる</text:ruby-text></text:ruby><text:span text:style-name="T69"> <text:s/></text:span><text:s text:c="20"/>(tarde)</text:p>
          </table:table-cell>
          <table:table-cell table:style-name="Tabla126.D1" office:value-type="string">
            <text:p text:style-name="P40"><text:ruby text:style-name="Ru1"><text:ruby-base><text:span text:style-name="T69">昼</text:span></text:ruby-base><text:ruby-text>ひる</text:ruby-text></text:ruby><text:span text:style-name="T69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0"><text:ruby text:style-name="Ru1"><text:ruby-base><text:span text:style-name="T69">昼</text:span></text:ruby-base><text:ruby-text>ひる</text:ruby-text></text:ruby><text:ruby text:style-name="Ru1"><text:ruby-base><text:span text:style-name="T69">休</text:span></text:ruby-base><text:ruby-text>やす</text:ruby-text></text:ruby><text:span text:style-name="T69">み </text:span><text:s/></text:p>
            <text:p text:style-name="P40"><text:s text:c="4"/>(descanso mediodía)</text:p>
          </table:table-cell>
          <table:table-cell table:style-name="Tabla126.D2" office:value-type="string">
            <text:p text:style-name="P40"><text:ruby text:style-name="Ru1"><text:ruby-base><text:span text:style-name="T69">昼</text:span></text:ruby-base><text:ruby-text>ひる</text:ruby-text></text:ruby><text:span text:style-name="T69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89">CHÛ</text:p>
          </table:table-cell>
          <table:table-cell table:style-name="Tabla126.C3" office:value-type="string">
            <text:p text:style-name="P92"><text:ruby text:style-name="Ru1"><text:ruby-base><text:span text:style-name="T69">昼</text:span></text:ruby-base><text:ruby-text>ちゅう</text:ruby-text></text:ruby><text:ruby text:style-name="Ru1"><text:ruby-base><text:span text:style-name="T69">食</text:span></text:ruby-base><text:ruby-text>しょく</text:ruby-text></text:ruby> </text:p>
            <text:p text:style-name="P92"><text:s text:c="10"/>(comida “formal”)</text:p>
          </table:table-cell>
          <table:table-cell table:style-name="Tabla126.D3" office:value-type="string">
            <text:p text:style-name="P69"/>
          </table:table-cell>
        </table:table-row>
      </table:table>
      <text:p text:style-name="P12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47">夜</text:p>
          </table:table-cell>
          <table:table-cell table:style-name="Tabla127.A1" office:value-type="string">
            <text:p text:style-name="P77">YORU</text:p>
          </table:table-cell>
          <table:table-cell table:style-name="Tabla127.A1" office:value-type="string">
            <text:p text:style-name="P40"><text:ruby text:style-name="Ru1"><text:ruby-base><text:span text:style-name="T58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1"/>
          </table:table-cell>
        </table:table-row>
        <table:table-row>
          <table:covered-table-cell/>
          <table:table-cell table:style-name="Tabla127.B2" office:value-type="string">
            <text:p text:style-name="P78">YA</text:p>
          </table:table-cell>
          <table:table-cell table:style-name="Tabla127.C2" office:value-type="string">
            <text:p text:style-name="P69"><text:ruby text:style-name="Ru1"><text:ruby-base><text:span text:style-name="T58">今</text:span></text:ruby-base><text:ruby-text>こん</text:ruby-text></text:ruby><text:ruby text:style-name="Ru1"><text:ruby-base><text:span text:style-name="T58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69"/>
          </table:table-cell>
        </table:table-row>
        <table:table-row>
          <table:covered-table-cell/>
          <table:table-cell table:style-name="Tabla127.B2" office:value-type="string">
            <text:p text:style-name="P78">YO</text:p>
          </table:table-cell>
          <table:table-cell table:style-name="Tabla127.C2" office:value-type="string">
            <text:p text:style-name="P69"><text:ruby text:style-name="Ru1"><text:ruby-base><text:span text:style-name="T58">夜</text:span></text:ruby-base><text:ruby-text>よ</text:ruby-text></text:ruby><text:ruby text:style-name="Ru1"><text:ruby-base><text:span text:style-name="T58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69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48">夕</text:p>
          </table:table-cell>
          <table:table-cell table:style-name="Tabla88.A1" table:number-rows-spanned="2" office:value-type="string">
            <text:p text:style-name="P53">YÛ</text:p>
          </table:table-cell>
          <table:table-cell table:style-name="Tabla88.C1" office:value-type="string">
            <text:p text:style-name="P59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0"><text:ruby text:style-name="Ru1"><text:ruby-base><text:span text:style-name="T58">夕</text:span></text:ruby-base><text:ruby-text>ゆう</text:ruby-text></text:ruby><text:ruby text:style-name="Ru1"><text:ruby-base><text:span text:style-name="T58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0"><text:ruby text:style-name="Ru1"><text:ruby-base><text:span text:style-name="T69">夕</text:span></text:ruby-base><text:ruby-text>ゆう</text:ruby-text></text:ruby><text:span text:style-name="T69">やた</text:span> <text:s text:c="12"/>(ocaso)</text:p>
          </table:table-cell>
          <table:table-cell table:style-name="Tabla88.D2" office:value-type="string">
            <text:p text:style-name="P40"/>
          </table:table-cell>
        </table:table-row>
      </table:table>
      <text:p text:style-name="P115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47">前</text:p>
          </table:table-cell>
          <table:table-cell table:style-name="Tabla129.A1" office:value-type="string">
            <text:p text:style-name="P77">MAE</text:p>
          </table:table-cell>
          <table:table-cell table:style-name="Tabla129.A1" office:value-type="string">
            <text:p text:style-name="P40"><text:ruby text:style-name="Ru1"><text:ruby-base><text:span text:style-name="T69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1"/>
          </table:table-cell>
        </table:table-row>
        <table:table-row>
          <table:covered-table-cell/>
          <table:table-cell table:style-name="Tabla129.B2" office:value-type="string">
            <text:p text:style-name="P77">ZEN</text:p>
          </table:table-cell>
          <table:table-cell table:style-name="Tabla129.B2" office:value-type="string">
            <text:p text:style-name="P67"><text:ruby text:style-name="Ru1"><text:ruby-base><text:span text:style-name="T70">午</text:span></text:ruby-base><text:ruby-text>ご</text:ruby-text></text:ruby><text:ruby text:style-name="Ru1"><text:ruby-base><text:span text:style-name="T19">前</text:span></text:ruby-base><text:ruby-text>ぜん</text:ruby-text></text:ruby> <text:s text:c="20"/><text:span text:style-name="T55">(AM)</text:span></text:p>
          </table:table-cell>
          <table:table-cell table:style-name="Tabla129.D2" office:value-type="string">
            <text:p text:style-name="P61"/>
          </table:table-cell>
        </table:table-row>
      </table:table>
      <text:p text:style-name="P12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47">後</text:p>
          </table:table-cell>
          <table:table-cell table:style-name="Tabla130.A1" office:value-type="string">
            <text:p text:style-name="P77">ATO</text:p>
          </table:table-cell>
          <table:table-cell table:style-name="Tabla130.A1" office:value-type="string">
            <text:p text:style-name="P40"><text:ruby text:style-name="Ru1"><text:ruby-base><text:span text:style-name="T69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1"/>
          </table:table-cell>
        </table:table-row>
        <table:table-row>
          <table:covered-table-cell/>
          <table:table-cell table:style-name="Tabla130.B2" office:value-type="string">
            <text:p text:style-name="P78">USHI</text:p>
          </table:table-cell>
          <table:table-cell table:style-name="Tabla130.C2" office:value-type="string">
            <text:p text:style-name="P69"><text:ruby text:style-name="Ru1"><text:ruby-base><text:span text:style-name="T69">後</text:span></text:ruby-base><text:ruby-text>うし</text:ruby-text></text:ruby><text:span text:style-name="T69">ろ </text:span><text:s text:c="15"/>(detrás)</text:p>
          </table:table-cell>
          <table:table-cell table:style-name="Tabla130.D2" office:value-type="string">
            <text:p text:style-name="P69"/>
          </table:table-cell>
        </table:table-row>
        <table:table-row>
          <table:covered-table-cell/>
          <table:table-cell table:style-name="Tabla130.B2" office:value-type="string">
            <text:p text:style-name="P78">GO</text:p>
          </table:table-cell>
          <table:table-cell table:style-name="Tabla130.C2" office:value-type="string">
            <text:p text:style-name="P45"><text:ruby text:style-name="Ru1"><text:ruby-base><text:span text:style-name="T37">午</text:span></text:ruby-base><text:ruby-text>ご</text:ruby-text></text:ruby><text:ruby text:style-name="Ru1"><text:ruby-base><text:span text:style-name="T18">後</text:span></text:ruby-base><text:ruby-text>ご</text:ruby-text></text:ruby><text:span text:style-name="T37"> </text:span><text:span text:style-name="T31"><text:s text:c="19"/>(PM)</text:span></text:p>
          </table:table-cell>
          <table:table-cell table:style-name="Tabla130.D2" office:value-type="string">
            <text:p text:style-name="P69"/>
          </table:table-cell>
        </table:table-row>
      </table:table>
      <text:p text:style-name="P12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ext:soft-page-break/>
        <table:table-row>
          <table:table-cell table:style-name="Tabla128.A1" office:value-type="string">
            <text:p text:style-name="P47">午</text:p>
          </table:table-cell>
          <table:table-cell table:style-name="Tabla128.A1" office:value-type="string">
            <text:p text:style-name="P76">GO</text:p>
          </table:table-cell>
          <table:table-cell table:style-name="Tabla128.A1" office:value-type="string">
            <text:p text:style-name="P63"><text:ruby text:style-name="Ru1"><text:ruby-base><text:span text:style-name="T69">正</text:span></text:ruby-base><text:ruby-text>しょう</text:ruby-text></text:ruby><text:ruby text:style-name="Ru1"><text:ruby-base><text:span text:style-name="T69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3"><text:s text:c="14"/><text:span text:style-name="T67">* (午前 /</text:span><text:span text:style-name="T36"> 午後</text:span><text:span text:style-name="T67">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9"/>
      <text:p text:style-name="P109"/>
      <text:p text:style-name="P109"/>
      <text:p text:style-name="P109"/>
      <text:p text:style-name="P109">CIUDAD</text:p>
      <text:p text:style-name="P109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4">町</text:p>
          </table:table-cell>
          <table:table-cell table:style-name="Tabla86.A1" office:value-type="string">
            <text:p text:style-name="P53">MACHI</text:p>
          </table:table-cell>
          <table:table-cell table:style-name="Tabla86.A1" office:value-type="string">
            <text:p text:style-name="P46"><text:ruby text:style-name="Ru1"><text:ruby-base><text:span text:style-name="T58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0"><text:ruby text:style-name="Ru1"><text:ruby-base><text:span text:style-name="T60">町</text:span></text:ruby-base><text:ruby-text>まち</text:ruby-text></text:ruby><text:span text:style-name="T58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3">CHÔ</text:p>
          </table:table-cell>
          <table:table-cell table:style-name="Tabla86.B2" office:value-type="string">
            <text:p text:style-name="P46"><text:ruby text:style-name="Ru1"><text:ruby-base><text:span text:style-name="T58">町</text:span></text:ruby-base><text:ruby-text>ちょう</text:ruby-text></text:ruby><text:ruby text:style-name="Ru1"><text:ruby-base><text:span text:style-name="T58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0"/>
          </table:table-cell>
        </table:table-row>
      </table:table>
      <text:p text:style-name="P115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4">村</text:p>
          </table:table-cell>
          <table:table-cell table:style-name="Tabla87.A1" office:value-type="string">
            <text:p text:style-name="P53">MURA</text:p>
          </table:table-cell>
          <table:table-cell table:style-name="Tabla87.A1" office:value-type="string">
            <text:p text:style-name="P40"><text:ruby text:style-name="Ru1"><text:ruby-base><text:span text:style-name="T58">村</text:span></text:ruby-base><text:ruby-text>むら</text:ruby-text></text:ruby> <text:s text:c="19"/>(pueblo)</text:p>
          </table:table-cell>
          <table:table-cell table:style-name="Tabla87.D1" office:value-type="string">
            <text:p text:style-name="P88"/>
          </table:table-cell>
        </table:table-row>
      </table:table>
      <text:p text:style-name="P12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47">里</text:p>
          </table:table-cell>
          <table:table-cell table:style-name="Tabla105.A1" office:value-type="string">
            <text:p text:style-name="P77">SATO</text:p>
          </table:table-cell>
          <table:table-cell table:style-name="Tabla105.A1" office:value-type="string">
            <text:p text:style-name="P40"><text:ruby text:style-name="Ru1"><text:ruby-base><text:span text:style-name="T58">里</text:span></text:ruby-base><text:ruby-text>さと</text:ruby-text></text:ruby><text:span text:style-name="T58"> </text:span><text:s text:c="8"/>(pueblo origen)</text:p>
          </table:table-cell>
          <table:table-cell table:style-name="Tabla105.D1" office:value-type="string">
            <text:p text:style-name="P61"/>
          </table:table-cell>
        </table:table-row>
      </table:table>
      <text:p text:style-name="P12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47">京</text:p>
          </table:table-cell>
          <table:table-cell table:style-name="Tabla148.A1" office:value-type="string">
            <text:p text:style-name="P77">KYÔ</text:p>
          </table:table-cell>
          <table:table-cell table:style-name="Tabla148.A1" office:value-type="string">
            <text:p text:style-name="P40"><text:ruby text:style-name="Ru1"><text:ruby-base><text:span text:style-name="T58">京</text:span></text:ruby-base><text:ruby-text>きょう</text:ruby-text></text:ruby> <text:s text:c="17"/>(capital)</text:p>
          </table:table-cell>
          <table:table-cell table:style-name="Tabla148.D1" office:value-type="string">
            <text:p text:style-name="P61"><text:ruby text:style-name="Ru1"><text:ruby-base><text:span text:style-name="T58">京</text:span></text:ruby-base><text:ruby-text>きょう</text:ruby-text></text:ruby><text:span text:style-name="T58">と</text:span> <text:s text:c="16"/>(Kyoto)</text:p>
          </table:table-cell>
        </table:table-row>
      </table:table>
      <text:p text:style-name="P12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47">国</text:p>
          </table:table-cell>
          <table:table-cell table:style-name="Tabla139.A1" office:value-type="string">
            <text:p text:style-name="P77">KUNI</text:p>
          </table:table-cell>
          <table:table-cell table:style-name="Tabla139.A1" office:value-type="string">
            <text:p text:style-name="P40"><text:ruby text:style-name="Ru1"><text:ruby-base><text:span text:style-name="T58">国</text:span></text:ruby-base><text:ruby-text>くに</text:ruby-text></text:ruby> <text:s text:c="23"/>(país)</text:p>
          </table:table-cell>
          <table:table-cell table:style-name="Tabla139.D1" office:value-type="string">
            <text:p text:style-name="P61"/>
          </table:table-cell>
        </table:table-row>
        <table:table-row>
          <table:covered-table-cell/>
          <table:table-cell table:style-name="Tabla139.B2" office:value-type="string">
            <text:p text:style-name="P78">KOKU</text:p>
          </table:table-cell>
          <table:table-cell table:style-name="Tabla139.B2" office:value-type="string">
            <text:p text:style-name="P69"><text:ruby text:style-name="Ru1"><text:ruby-base><text:span text:style-name="T58">外</text:span></text:ruby-base><text:ruby-text>がい</text:ruby-text></text:ruby><text:ruby text:style-name="Ru1"><text:ruby-base><text:span text:style-name="T58">国</text:span></text:ruby-base><text:ruby-text>こく</text:ruby-text></text:ruby><text:ruby text:style-name="Ru1"><text:ruby-base><text:span text:style-name="T58">人</text:span></text:ruby-base><text:ruby-text>じん</text:ruby-text></text:ruby> <text:s text:c="5"/>(extranjero)</text:p>
          </table:table-cell>
          <table:table-cell table:style-name="Tabla139.D2" office:value-type="string">
            <text:p text:style-name="P69"><text:ruby text:style-name="Ru1"><text:ruby-base><text:span text:style-name="T58">国</text:span></text:ruby-base><text:ruby-text>こく</text:ruby-text></text:ruby><text:ruby text:style-name="Ru1"><text:ruby-base><text:span text:style-name="T58">語</text:span></text:ruby-base><text:ruby-text>ご</text:ruby-text></text:ruby><text:span text:style-name="T58"> <text:s text:c="10"/></text:span>(lengua)</text:p>
          </table:table-cell>
        </table:table-row>
      </table:table>
      <text:p text:style-name="P115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47">王</text:p>
          </table:table-cell>
          <table:table-cell table:style-name="Tabla65.A1" office:value-type="string">
            <text:p text:style-name="P53">Ô</text:p>
          </table:table-cell>
          <table:table-cell table:style-name="Tabla65.A1" office:value-type="string">
            <text:p text:style-name="P40"><text:ruby text:style-name="Ru1"><text:ruby-base><text:span text:style-name="T58">王</text:span></text:ruby-base><text:ruby-text>おう</text:ruby-text></text:ruby><text:span text:style-name="T58">さま</text:span> <text:s text:c="17"/>(rey)</text:p>
          </table:table-cell>
          <table:table-cell table:style-name="Tabla65.D1" office:value-type="string">
            <text:p text:style-name="P40"><text:ruby text:style-name="Ru1"><text:ruby-base><text:span text:style-name="T58">王</text:span></text:ruby-base><text:ruby-text>おう</text:ruby-text></text:ruby><text:ruby text:style-name="Ru1"><text:ruby-base><text:span text:style-name="T43">国</text:span></text:ruby-base><text:ruby-text>ごく</text:ruby-text></text:ruby><text:span text:style-name="T58"> </text:span><text:s text:c="19"/>(reino)</text:p>
          </table:table-cell>
        </table:table-row>
      </table:table>
      <text:p text:style-name="P112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47">道</text:p>
          </table:table-cell>
          <table:table-cell table:style-name="Tabla122.A1" office:value-type="string">
            <text:p text:style-name="P77">みち</text:p>
          </table:table-cell>
          <table:table-cell table:style-name="Tabla122.A1" office:value-type="string">
            <text:p text:style-name="P40"><text:ruby text:style-name="Ru1"><text:ruby-base><text:span text:style-name="T69">道</text:span></text:ruby-base><text:ruby-text>みち</text:ruby-text></text:ruby> <text:s text:c="21"/>camino</text:p>
          </table:table-cell>
          <table:table-cell table:style-name="Tabla122.D1" office:value-type="string">
            <text:p text:style-name="P61"><text:ruby text:style-name="Ru1"><text:ruby-base><text:span text:style-name="T69">近</text:span></text:ruby-base><text:ruby-text>ちか</text:ruby-text></text:ruby><text:ruby text:style-name="Ru1"><text:ruby-base><text:span text:style-name="T69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78">ドウ</text:p>
          </table:table-cell>
          <table:table-cell table:style-name="Tabla122.C2" office:value-type="string">
            <text:p text:style-name="P69"><text:ruby text:style-name="Ru2"><text:ruby-base><text:span text:style-name="T69">水</text:span></text:ruby-base><text:ruby-text>すい</text:ruby-text></text:ruby><text:ruby text:style-name="Ru1"><text:ruby-base><text:span text:style-name="T69">道</text:span></text:ruby-base><text:ruby-text>どう</text:ruby-text></text:ruby> <text:s text:c="21"/>grifo</text:p>
          </table:table-cell>
          <table:table-cell table:style-name="Tabla122.D2" office:value-type="string">
            <text:p text:style-name="P69"><text:ruby text:style-name="Ru1"><text:ruby-base><text:span text:style-name="T17">空</text:span></text:ruby-base><text:ruby-text>から</text:ruby-text></text:ruby><text:ruby text:style-name="Ru1"><text:ruby-base><text:span text:style-name="T17">手</text:span></text:ruby-base><text:ruby-text>て</text:ruby-text></text:ruby><text:ruby text:style-name="Ru1"><text:ruby-base><text:span text:style-name="T17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137"/>
      <text:p text:style-name="P109">EDIFICIOS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47">寺</text:p>
          </table:table-cell>
          <table:table-cell table:style-name="Tabla157.A1" office:value-type="string">
            <text:p text:style-name="P77">てら</text:p>
          </table:table-cell>
          <table:table-cell table:style-name="Tabla157.A1" office:value-type="string">
            <text:p text:style-name="P40"><text:ruby text:style-name="Ru1"><text:ruby-base><text:span text:style-name="T69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57.B2" office:value-type="string">
            <text:p text:style-name="P78">ジ</text:p>
          </table:table-cell>
          <table:table-cell table:style-name="Tabla157.B2" office:value-type="string">
            <text:p text:style-name="P69"><text:ruby text:style-name="Ru1"><text:ruby-base><text:span text:style-name="T69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87">　 <text:s text:c="4"/></text:p>
          </table:table-cell>
        </table:table-row>
      </table:table>
      <text:p text:style-name="P140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47">園</text:p>
          </table:table-cell>
          <table:table-cell table:style-name="Tabla138.A1" office:value-type="string">
            <text:p text:style-name="P77">EN</text:p>
          </table:table-cell>
          <table:table-cell table:style-name="Tabla138.A1" office:value-type="string">
            <text:p text:style-name="P40"><text:ruby text:style-name="Ru1"><text:ruby-base><text:span text:style-name="T69">公</text:span></text:ruby-base><text:ruby-text>こう</text:ruby-text></text:ruby><text:ruby text:style-name="Ru1"><text:ruby-base><text:span text:style-name="T69">園</text:span></text:ruby-base><text:ruby-text>えん</text:ruby-text></text:ruby><text:span text:style-name="T69"> </text:span><text:s text:c="14"/>(parque)</text:p>
          </table:table-cell>
          <table:table-cell table:style-name="Tabla138.D1" office:value-type="string">
            <text:p text:style-name="P61"><text:span text:style-name="T69">ゆう</text:span><text:ruby text:style-name="Ru1"><text:ruby-base><text:span text:style-name="T69">園</text:span></text:ruby-base><text:ruby-text>えん</text:ruby-text></text:ruby><text:ruby text:style-name="Ru1"><text:ruby-base><text:span text:style-name="T69">地</text:span></text:ruby-base><text:ruby-text>ち</text:ruby-text></text:ruby><text:span text:style-name="T69"> </text:span><text:s/></text:p>
            <text:p text:style-name="P61"><text:s/>(parque de atracciones)</text:p>
          </table:table-cell>
        </table:table-row>
      </table:table>
      <text:p text:style-name="P12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47">図</text:p>
          </table:table-cell>
          <table:table-cell table:style-name="Tabla104.A1" office:value-type="string">
            <text:p text:style-name="P77">ト</text:p>
          </table:table-cell>
          <table:table-cell table:style-name="Tabla104.C1" office:value-type="string">
            <text:p text:style-name="P40"><text:ruby text:style-name="Ru1"><text:ruby-base><text:span text:style-name="T58">図</text:span></text:ruby-base><text:ruby-text>と</text:ruby-text></text:ruby><text:ruby text:style-name="Ru1"><text:ruby-base><text:span text:style-name="T58">書</text:span></text:ruby-base><text:ruby-text>しょ</text:ruby-text></text:ruby><text:ruby text:style-name="Ru1"><text:ruby-base><text:span text:style-name="T58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0"/>
          </table:table-cell>
        </table:table-row>
        <table:table-row>
          <table:covered-table-cell/>
          <table:table-cell table:style-name="Tabla104.B2" office:value-type="string">
            <text:p text:style-name="P78">ズ</text:p>
          </table:table-cell>
          <table:table-cell table:style-name="Tabla104.C2" office:value-type="string">
            <text:p text:style-name="P60"><text:ruby text:style-name="Ru1"><text:ruby-base><text:span text:style-name="T58">地</text:span></text:ruby-base><text:ruby-text>ち</text:ruby-text></text:ruby><text:ruby text:style-name="Ru1"><text:ruby-base><text:span text:style-name="T58">図</text:span></text:ruby-base><text:ruby-text>ず</text:ruby-text></text:ruby> <text:s text:c="19"/>mapa</text:p>
          </table:table-cell>
          <table:table-cell table:style-name="Tabla104.D2" office:value-type="string">
            <text:p text:style-name="P60"><text:ruby text:style-name="Ru1"><text:ruby-base><text:span text:style-name="T58">図</text:span></text:ruby-base><text:ruby-text>ず</text:ruby-text></text:ruby><text:ruby text:style-name="Ru1"><text:ruby-base><text:span text:style-name="T58">工</text:span></text:ruby-base><text:ruby-text>こう</text:ruby-text></text:ruby> <text:s text:c="5"/>artes manuales</text:p>
          </table:table-cell>
        </table:table-row>
      </table:table>
      <text:p text:style-name="P12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47">院</text:p>
          </table:table-cell>
          <table:table-cell table:style-name="Tabla255.A1" office:value-type="string">
            <text:p text:style-name="P77">イン</text:p>
          </table:table-cell>
          <table:table-cell table:style-name="Tabla255.A1" office:value-type="string">
            <text:p text:style-name="P40"><text:ruby text:style-name="Ru1"><text:ruby-base><text:span text:style-name="T58">病</text:span></text:ruby-base><text:ruby-text>びょう</text:ruby-text></text:ruby><text:ruby text:style-name="Ru1"><text:ruby-base><text:span text:style-name="T58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0"/>
          </table:table-cell>
        </table:table-row>
      </table:table>
      <text:p text:style-name="P12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ext:soft-page-break/>
        <table:table-row>
          <table:table-cell table:style-name="Tabla174.A1" table:number-rows-spanned="2" office:value-type="string">
            <text:p text:style-name="P47">画</text:p>
          </table:table-cell>
          <table:table-cell table:style-name="Tabla174.A1" office:value-type="string">
            <text:p text:style-name="P77">ガ</text:p>
          </table:table-cell>
          <table:table-cell table:style-name="Tabla174.A1" office:value-type="string">
            <text:p text:style-name="P40"><text:span text:style-name="T58">えい</text:span><text:ruby text:style-name="Ru1"><text:ruby-base><text:span text:style-name="T58">画</text:span></text:ruby-base><text:ruby-text>が</text:ruby-text></text:ruby><text:ruby text:style-name="Ru1"><text:ruby-base><text:span text:style-name="T58">館</text:span></text:ruby-base><text:ruby-text>かん</text:ruby-text></text:ruby><text:span text:style-name="T74"> <text:s text:c="13"/></text:span>cine</text:p>
          </table:table-cell>
          <table:table-cell table:style-name="Tabla174.D1" office:value-type="string">
            <text:p text:style-name="P40"><text:span text:style-name="T58">えい</text:span><text:ruby text:style-name="Ru1"><text:ruby-base><text:span text:style-name="T58">画</text:span></text:ruby-base><text:ruby-text>が</text:ruby-text></text:ruby><text:span text:style-name="T58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89">カク</text:p>
          </table:table-cell>
          <table:table-cell table:style-name="Tabla174.C2" office:value-type="string">
            <text:p text:style-name="P92"><text:ruby text:style-name="Ru1"><text:ruby-base><text:span text:style-name="T58">計</text:span></text:ruby-base><text:ruby-text>けい</text:ruby-text></text:ruby><text:ruby text:style-name="Ru1"><text:ruby-base><text:span text:style-name="T58">画</text:span></text:ruby-base><text:ruby-text>かく</text:ruby-text></text:ruby><text:span text:style-name="T74"> <text:s text:c="17"/></text:span>horario</text:p>
          </table:table-cell>
          <table:table-cell table:style-name="Tabla174.D2" office:value-type="string">
            <text:p text:style-name="P87">　 <text:s text:c="3"/></text:p>
          </table:table-cell>
        </table:table-row>
      </table:table>
      <text:p text:style-name="P1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47">校</text:p>
            </table:table-cell>
            <table:table-cell table:style-name="Tabla22.A1" office:value-type="string">
              <text:p text:style-name="P53">KÔ</text:p>
            </table:table-cell>
            <table:table-cell table:style-name="Tabla22.A1" office:value-type="string">
              <text:p text:style-name="P40"><text:ruby text:style-name="Ru1"><text:ruby-base><text:span text:style-name="T46">学</text:span></text:ruby-base><text:ruby-text>がっ</text:ruby-text></text:ruby><text:ruby text:style-name="Ru1"><text:ruby-base><text:span text:style-name="T69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0"><text:ruby text:style-name="Ru1"><text:ruby-base><text:span text:style-name="T69">校</text:span></text:ruby-base><text:ruby-text>こう</text:ruby-text></text:ruby><text:ruby text:style-name="Ru1"><text:ruby-base><text:span text:style-name="T69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2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47">市</text:p>
          </table:table-cell>
          <table:table-cell table:style-name="Tabla140.A1" office:value-type="string">
            <text:p text:style-name="P78">ICHI</text:p>
          </table:table-cell>
          <table:table-cell table:style-name="Tabla140.A1" office:value-type="string">
            <text:p text:style-name="P69"><text:ruby text:style-name="Ru1"><text:ruby-base><text:span text:style-name="T69">市</text:span></text:ruby-base><text:ruby-text>いち</text:ruby-text></text:ruby><text:ruby text:style-name="Ru1"><text:ruby-base><text:span text:style-name="T69">場</text:span></text:ruby-base><text:ruby-text>ば</text:ruby-text></text:ruby> <text:s text:c="11"/>(mercado)</text:p>
          </table:table-cell>
          <table:table-cell table:style-name="Tabla140.D1" office:value-type="string">
            <text:p text:style-name="P61"/>
          </table:table-cell>
        </table:table-row>
        <table:table-row>
          <table:covered-table-cell/>
          <table:table-cell table:style-name="Tabla140.B2" office:value-type="string">
            <text:p text:style-name="P77">SHI</text:p>
          </table:table-cell>
          <table:table-cell table:style-name="Tabla140.C2" office:value-type="string">
            <text:p text:style-name="P40"><text:ruby text:style-name="Ru1"><text:ruby-base><text:span text:style-name="T69">市</text:span></text:ruby-base><text:ruby-text>し</text:ruby-text></text:ruby> <text:s text:c="7"/>(ciudad “sufijo”)</text:p>
          </table:table-cell>
          <table:table-cell table:style-name="Tabla140.D2" office:value-type="string">
            <text:p text:style-name="P84"><text:ruby text:style-name="Ru1"><text:ruby-base>市</text:ruby-base><text:ruby-text>し</text:ruby-text></text:ruby>やくしょ</text:p>
            <text:p text:style-name="P61"><text:s text:c="15"/>(ayuntamiento)</text:p>
          </table:table-cell>
        </table:table-row>
      </table:table>
      <text:p text:style-name="P12"/>
      <text:p text:style-name="P12"/>
      <text:p text:style-name="P12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47">場</text:p>
          </table:table-cell>
          <table:table-cell table:style-name="Tabla141.A1" office:value-type="string">
            <text:p text:style-name="P77">BA</text:p>
          </table:table-cell>
          <table:table-cell table:style-name="Tabla141.A1" office:value-type="string">
            <text:p text:style-name="P40"><text:ruby text:style-name="Ru1"><text:ruby-base><text:span text:style-name="T69">売</text:span></text:ruby-base><text:ruby-text>う</text:ruby-text></text:ruby><text:span text:style-name="T69">り</text:span><text:ruby text:style-name="Ru1"><text:ruby-base><text:span text:style-name="T37">場</text:span></text:ruby-base><text:ruby-text>ば</text:ruby-text></text:ruby><text:span text:style-name="T37"> <text:s text:c="3"/></text:span><text:span text:style-name="T31"><text:s text:c="3"/>(sección)</text:span></text:p>
          </table:table-cell>
          <table:table-cell table:style-name="Tabla141.D1" office:value-type="string">
            <text:p text:style-name="P84">タクシ–のり<text:ruby text:style-name="Ru1"><text:ruby-base><text:span text:style-name="T5">場</text:span></text:ruby-base><text:ruby-text>ば</text:ruby-text></text:ruby></text:p>
            <text:p text:style-name="P70"><text:s text:c="12"/>(parada de taxis)</text:p>
          </table:table-cell>
        </table:table-row>
        <table:table-row>
          <table:covered-table-cell/>
          <table:table-cell table:style-name="Tabla141.B2" office:value-type="string">
            <text:p text:style-name="P77">JHÔ</text:p>
          </table:table-cell>
          <table:table-cell table:style-name="Tabla141.B2" office:value-type="string">
            <text:p text:style-name="P94"><text:span text:style-name="T69">ぼく</text:span><text:ruby text:style-name="Ru1"><text:ruby-base><text:span text:style-name="T69">場</text:span></text:ruby-base><text:ruby-text>じょう</text:ruby-text></text:ruby> <text:s text:c="8"/><text:span text:style-name="T31">(granja)</text:span></text:p>
          </table:table-cell>
          <table:table-cell table:style-name="Tabla141.D2" office:value-type="string">
            <text:p text:style-name="P95"><text:ruby text:style-name="Ru1"><text:ruby-base><text:span text:style-name="T69">市</text:span></text:ruby-base><text:ruby-text>し</text:ruby-text></text:ruby><text:ruby text:style-name="Ru1"><text:ruby-base><text:span text:style-name="T69">場</text:span></text:ruby-base><text:ruby-text>じょう</text:ruby-text></text:ruby> <text:s text:c="5"/><text:span text:style-name="T31">(“el mercado”)</text:span></text:p>
          </table:table-cell>
        </table:table-row>
      </table:table>
      <text:p text:style-name="P12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47">工</text:p>
          </table:table-cell>
          <table:table-cell table:style-name="Tabla142.A1" office:value-type="string">
            <text:p text:style-name="P77">KÔ</text:p>
          </table:table-cell>
          <table:table-cell table:style-name="Tabla142.A1" office:value-type="string">
            <text:p text:style-name="P40"><text:ruby text:style-name="Ru1"><text:ruby-base><text:span text:style-name="T69">工</text:span></text:ruby-base><text:ruby-text>こう</text:ruby-text></text:ruby><text:ruby text:style-name="Ru1"><text:ruby-base><text:span text:style-name="T69">場</text:span></text:ruby-base><text:ruby-text>じょう</text:ruby-text></text:ruby> <text:s text:c="12"/>(fábrica)</text:p>
          </table:table-cell>
          <table:table-cell table:style-name="Tabla142.D1" office:value-type="string">
            <text:p text:style-name="P61"><text:ruby text:style-name="Ru1"><text:ruby-base><text:span text:style-name="T69">人</text:span></text:ruby-base><text:ruby-text>じん</text:ruby-text></text:ruby><text:ruby text:style-name="Ru1"><text:ruby-base><text:span text:style-name="T69">工</text:span></text:ruby-base><text:ruby-text>こう</text:ruby-text></text:ruby> <text:s text:c="10"/>(artificial)</text:p>
          </table:table-cell>
        </table:table-row>
        <table:table-row>
          <table:covered-table-cell/>
          <table:table-cell table:style-name="Tabla142.B2" office:value-type="string">
            <text:p text:style-name="P77">KU</text:p>
          </table:table-cell>
          <table:table-cell table:style-name="Tabla142.C2" office:value-type="string">
            <text:p text:style-name="P40"><text:ruby text:style-name="Ru1"><text:ruby-base><text:span text:style-name="T69">大</text:span></text:ruby-base><text:ruby-text>だい</text:ruby-text></text:ruby><text:ruby text:style-name="Ru1"><text:ruby-base><text:span text:style-name="T69">工</text:span></text:ruby-base><text:ruby-text>く</text:ruby-text></text:ruby> <text:s text:c="9"/>(carpintero)</text:p>
          </table:table-cell>
          <table:table-cell table:style-name="Tabla142.D2" office:value-type="string">
            <text:p text:style-name="P61"/>
          </table:table-cell>
        </table:table-row>
      </table:table>
      <text:p text:style-name="P33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47">店</text:p>
          </table:table-cell>
          <table:table-cell table:style-name="Tabla143.A1" office:value-type="string">
            <text:p text:style-name="P77">MISE</text:p>
          </table:table-cell>
          <table:table-cell table:style-name="Tabla143.A1" office:value-type="string">
            <text:p text:style-name="P40"><text:ruby text:style-name="Ru1"><text:ruby-base><text:span text:style-name="T69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1"/>
          </table:table-cell>
        </table:table-row>
        <table:table-row>
          <table:covered-table-cell/>
          <table:table-cell table:style-name="Tabla143.B2" office:value-type="string">
            <text:p text:style-name="P78">TEN</text:p>
          </table:table-cell>
          <table:table-cell table:style-name="Tabla143.C2" office:value-type="string">
            <text:p text:style-name="P69"><text:ruby text:style-name="Ru1"><text:ruby-base><text:span text:style-name="T69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69"><text:span text:style-name="T69">きっ</text:span><text:ruby text:style-name="Ru1"><text:ruby-base><text:span text:style-name="T69">茶</text:span></text:ruby-base><text:ruby-text>さ</text:ruby-text></text:ruby><text:ruby text:style-name="Ru1"><text:ruby-base><text:span text:style-name="T69">店</text:span></text:ruby-base><text:ruby-text>てん</text:ruby-text></text:ruby><text:span text:style-name="T69"> <text:s text:c="3"/></text:span>(cafetería)</text:p>
          </table:table-cell>
        </table:table-row>
      </table:table>
      <text:p text:style-name="P12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47">社</text:p>
          </table:table-cell>
          <table:table-cell table:style-name="Tabla194.A1" office:value-type="string">
            <text:p text:style-name="P77">YASHIRO</text:p>
          </table:table-cell>
          <table:table-cell table:style-name="Tabla194.A1" office:value-type="string">
            <text:p text:style-name="P40"><text:ruby text:style-name="Ru1"><text:ruby-base><text:span text:style-name="T58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1"/>
          </table:table-cell>
        </table:table-row>
        <table:table-row>
          <table:covered-table-cell/>
          <table:table-cell table:style-name="Tabla194.B2" office:value-type="string">
            <text:p text:style-name="P77">SHA</text:p>
          </table:table-cell>
          <table:table-cell table:style-name="Tabla194.C2" office:value-type="string">
            <text:p text:style-name="P40"><text:ruby text:style-name="Ru1"><text:ruby-base><text:span text:style-name="T35">会</text:span></text:ruby-base><text:ruby-text>かい</text:ruby-text></text:ruby><text:ruby text:style-name="Ru1"><text:ruby-base><text:span text:style-name="T58">社</text:span></text:ruby-base><text:ruby-text>しゃ</text:ruby-text></text:ruby><text:span text:style-name="T58"> <text:s text:c="3"/></text:span><text:s text:c="6"/>(empresa)</text:p>
          </table:table-cell>
          <table:table-cell table:style-name="Tabla194.D2" office:value-type="string">
            <text:p text:style-name="P61"/>
          </table:table-cell>
        </table:table-row>
      </table:table>
      <text:p text:style-name="P12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47">室</text:p>
          </table:table-cell>
          <table:table-cell table:style-name="Tabla85.A1" table:number-rows-spanned="2" office:value-type="string">
            <text:p text:style-name="P77">SHITSU</text:p>
          </table:table-cell>
          <table:table-cell table:style-name="Tabla85.A1" office:value-type="string">
            <text:p text:style-name="P40"><text:ruby text:style-name="Ru1"><text:ruby-base><text:span text:style-name="T69">教</text:span></text:ruby-base><text:ruby-text>きょう</text:ruby-text></text:ruby><text:ruby text:style-name="Ru1"><text:ruby-base><text:span text:style-name="T69">室</text:span></text:ruby-base><text:ruby-text>しつ</text:ruby-text></text:ruby> <text:s text:c="16"/>(aula)</text:p>
          </table:table-cell>
          <table:table-cell table:style-name="Tabla85.D1" office:value-type="string">
            <text:p text:style-name="P61"><text:ruby text:style-name="Ru1"><text:ruby-base><text:span text:style-name="T69">室</text:span></text:ruby-base><text:ruby-text>しつ</text:ruby-text></text:ruby> <text:s text:c="9"/>(cuarto “sufijo”)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69"><text:ruby text:style-name="Ru1"><text:ruby-base><text:span text:style-name="T69">会</text:span></text:ruby-base><text:ruby-text>かい</text:ruby-text></text:ruby><text:span text:style-name="T69">ぎ</text:span><text:ruby text:style-name="Ru1"><text:ruby-base><text:span text:style-name="T69">室</text:span></text:ruby-base><text:ruby-text>しつ</text:ruby-text></text:ruby> <text:s text:c="12"/></text:p>
            <text:p text:style-name="P69"><text:s text:c="12"/>(sala reuniones)</text:p>
          </table:table-cell>
          <table:table-cell table:style-name="Tabla85.D2" office:value-type="string">
            <text:p text:style-name="P87"><text:ruby text:style-name="Ru1"><text:ruby-base><text:span text:style-name="T38">室</text:span></text:ruby-base><text:ruby-text>しつ</text:ruby-text></text:ruby><text:ruby text:style-name="Ru1"><text:ruby-base><text:span text:style-name="T38">内</text:span></text:ruby-base><text:ruby-text>ない</text:ruby-text></text:ruby>　 <text:s/><text:span text:style-name="T30"><text:s text:c="11"/>(interior)</text:span></text:p>
          </table:table-cell>
        </table:table-row>
      </table:table>
      <text:p text:style-name="P2"/>
      <text:p text:style-name="P109"/>
      <text:p text:style-name="P109"/>
      <text:p text:style-name="P109"/>
      <text:p text:style-name="P109"/>
      <text:p text:style-name="P109"/>
      <text:p text:style-name="P109">VERBOS</text:p>
      <text:p text:style-name="P10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47">歩</text:p>
          </table:table-cell>
          <table:table-cell table:style-name="Tabla206.A1" office:value-type="string">
            <text:p text:style-name="P77">ARU</text:p>
          </table:table-cell>
          <table:table-cell table:style-name="Tabla206.A1" office:value-type="string">
            <text:p text:style-name="P40"><text:ruby text:style-name="Ru1"><text:ruby-base><text:span text:style-name="T58">歩</text:span></text:ruby-base><text:ruby-text>ある</text:ruby-text></text:ruby><text:span text:style-name="T58">く</text:span> <text:s text:c="16"/>(andar)</text:p>
          </table:table-cell>
          <table:table-cell table:style-name="Tabla206.D1" office:value-type="string">
            <text:p text:style-name="P61"><text:ruby text:style-name="Ru1"><text:ruby-base><text:span text:style-name="T58">歩</text:span></text:ruby-base><text:ruby-text>ある</text:ruby-text></text:ruby><text:span text:style-name="T58">き</text:span><text:ruby text:style-name="Ru1"><text:ruby-base><text:span text:style-name="T58">回</text:span></text:ruby-base><text:ruby-text>まわ</text:ruby-text></text:ruby><text:span text:style-name="T58">る</text:span> <text:s text:c="9"/>(vagar) <text:s text:c="9"/></text:p>
          </table:table-cell>
        </table:table-row>
        <table:table-row>
          <table:covered-table-cell/>
          <table:table-cell table:style-name="Tabla206.B2" office:value-type="string">
            <text:p text:style-name="P78">HO</text:p>
          </table:table-cell>
          <table:table-cell table:style-name="Tabla206.C2" office:value-type="string">
            <text:p text:style-name="P69"><text:span text:style-name="T58">さん</text:span><text:ruby text:style-name="Ru1"><text:ruby-base><text:span text:style-name="T42">歩</text:span></text:ruby-base><text:ruby-text>ぽ</text:ruby-text></text:ruby> <text:s text:c="11"/>(paseo)</text:p>
          </table:table-cell>
          <table:table-cell table:style-name="Tabla206.D2" office:value-type="string">
            <text:p text:style-name="P69"><text:ruby text:style-name="Ru1"><text:ruby-base><text:span text:style-name="T58">歩</text:span></text:ruby-base><text:ruby-text>ほ</text:ruby-text></text:ruby><text:ruby text:style-name="Ru1"><text:ruby-base><text:span text:style-name="T58">道</text:span></text:ruby-base><text:ruby-text>どう</text:ruby-text></text:ruby><text:span text:style-name="T6">　 <text:s text:c="14"/></text:span>(acera)</text:p>
          </table:table-cell>
        </table:table-row>
      </table:table>
      <text:p text:style-name="P11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47">学</text:p>
            </table:table-cell>
            <table:table-cell table:style-name="Tabla21.A1" office:value-type="string">
              <text:p text:style-name="P53">MANA</text:p>
            </table:table-cell>
            <table:table-cell table:style-name="Tabla21.C1" office:value-type="string">
              <text:p text:style-name="P40"><text:ruby text:style-name="Ru1"><text:ruby-base><text:span text:style-name="T58">学</text:span></text:ruby-base><text:ruby-text>まな</text:ruby-text></text:ruby><text:span text:style-name="T58">ぶ</text:span>　 <text:s text:c="8"/>(aprender)</text:p>
            </table:table-cell>
            <table:table-cell table:style-name="Tabla21.D1" office:value-type="string">
              <text:p text:style-name="P88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3">GAKU</text:p>
          </table:table-cell>
          <table:table-cell table:style-name="Tabla21.C2" office:value-type="string">
            <text:p text:style-name="P40"><text:ruby text:style-name="Ru1"><text:ruby-base><text:span text:style-name="T58">学</text:span></text:ruby-base><text:ruby-text>がく</text:ruby-text></text:ruby><text:ruby text:style-name="Ru1"><text:ruby-base><text:span text:style-name="T58">生</text:span></text:ruby-base><text:ruby-text>せい</text:ruby-text></text:ruby><text:span text:style-name="T58"> </text:span><text:s text:c="9"/>(estudiante)</text:p>
          </table:table-cell>
          <table:table-cell table:style-name="Tabla21.D2" office:value-type="string">
            <text:p text:style-name="P105"/>
          </table:table-cell>
        </table:table-row>
      </table:table>
      <text:p text:style-name="P12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47">直</text:p>
          </table:table-cell>
          <table:table-cell table:style-name="Tabla209.A1" office:value-type="string">
            <text:p text:style-name="P77">なお</text:p>
          </table:table-cell>
          <table:table-cell table:style-name="Tabla209.A1" office:value-type="string">
            <text:p text:style-name="P40"><text:ruby text:style-name="Ru1"><text:ruby-base><text:span text:style-name="T58">直</text:span></text:ruby-base><text:ruby-text>なお</text:ruby-text></text:ruby><text:span text:style-name="T58">す </text:span><text:span text:style-name="T76"><text:s text:c="2"/></text:span>arreglar, reparar</text:p>
          </table:table-cell>
          <table:table-cell table:style-name="Tabla209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9.B2" office:value-type="string">
            <text:p text:style-name="P78">チョク</text:p>
          </table:table-cell>
          <table:table-cell table:style-name="Tabla209.C2" office:value-type="string">
            <text:p text:style-name="P69"><text:ruby text:style-name="Ru1"><text:ruby-base><text:span text:style-name="T58">直</text:span></text:ruby-base><text:ruby-text>ちょく</text:ruby-text></text:ruby><text:ruby text:style-name="Ru1"><text:ruby-base><text:span text:style-name="T58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87">　 <text:s text:c="5"/></text:p>
          </table:table-cell>
        </table:table-row>
      </table:table>
      <text:p text:style-name="P12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ext:soft-page-break/>
        <table:table-row>
          <table:table-cell table:style-name="Tabla256.A1" table:number-rows-spanned="2" office:value-type="string">
            <text:p text:style-name="P47">飲</text:p>
          </table:table-cell>
          <table:table-cell table:style-name="Tabla256.A1" office:value-type="string">
            <text:p text:style-name="P77">の</text:p>
          </table:table-cell>
          <table:table-cell table:style-name="Tabla256.A1" office:value-type="string">
            <text:p text:style-name="P40"><text:ruby text:style-name="Ru1"><text:ruby-base><text:span text:style-name="T58">飲</text:span></text:ruby-base><text:ruby-text>の</text:ruby-text></text:ruby><text:span text:style-name="T58">む </text:span><text:span text:style-name="T76"><text:s text:c="18"/>beber</text:span></text:p>
          </table:table-cell>
          <table:table-cell table:style-name="Tabla256.D1" office:value-type="string">
            <text:p text:style-name="P40"><text:ruby text:style-name="Ru1"><text:ruby-base><text:span text:style-name="T58">飲</text:span></text:ruby-base><text:ruby-text>の</text:ruby-text></text:ruby><text:span text:style-name="T58">み</text:span><text:ruby text:style-name="Ru1"><text:ruby-base><text:span text:style-name="T58">物</text:span></text:ruby-base><text:ruby-text>もの</text:ruby-text></text:ruby><text:span text:style-name="T58"> </text:span><text:span text:style-name="T76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78">イン</text:p>
          </table:table-cell>
          <table:table-cell table:style-name="Tabla256.C2" office:value-type="string">
            <text:p text:style-name="P69"><text:ruby text:style-name="Ru1"><text:ruby-base><text:span text:style-name="T58">飲</text:span></text:ruby-base><text:ruby-text>いん</text:ruby-text></text:ruby><text:ruby text:style-name="Ru1"><text:ruby-base><text:span text:style-name="T58">料</text:span></text:ruby-base><text:ruby-text>りょう</text:ruby-text></text:ruby><text:ruby text:style-name="Ru1"><text:ruby-base><text:span text:style-name="T58">水</text:span></text:ruby-base><text:ruby-text>すい</text:ruby-text></text:ruby> <text:s/>agua potable</text:p>
          </table:table-cell>
          <table:table-cell table:style-name="Tabla256.D2" office:value-type="string">
            <text:p text:style-name="P87">　 <text:s text:c="5"/></text:p>
          </table:table-cell>
        </table:table-row>
      </table:table>
      <text:p text:style-name="P115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47">歌</text:p>
          </table:table-cell>
          <table:table-cell table:style-name="Tabla176.A1" office:value-type="string">
            <text:p text:style-name="P77">うた</text:p>
          </table:table-cell>
          <table:table-cell table:style-name="Tabla176.A1" office:value-type="string">
            <text:p text:style-name="P61"><text:ruby text:style-name="Ru1"><text:ruby-base><text:span text:style-name="T58">歌</text:span></text:ruby-base><text:ruby-text>うた</text:ruby-text></text:ruby><text:span text:style-name="T58">う</text:span> <text:s text:c="18"/>cantar</text:p>
          </table:table-cell>
          <table:table-cell table:style-name="Tabla176.D1" office:value-type="string">
            <text:p text:style-name="P61"><text:ruby text:style-name="Ru1"><text:ruby-base><text:span text:style-name="T58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78">カ</text:p>
          </table:table-cell>
          <table:table-cell table:style-name="Tabla176.C2" office:value-type="string">
            <text:p text:style-name="P69"><text:ruby text:style-name="Ru1"><text:ruby-base><text:span text:style-name="T58">歌</text:span></text:ruby-base><text:ruby-text>か</text:ruby-text></text:ruby><text:ruby text:style-name="Ru1"><text:ruby-base><text:span text:style-name="T58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0"/>
          </table:table-cell>
        </table:table-row>
      </table:table>
      <text:p text:style-name="P12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47">合</text:p>
          </table:table-cell>
          <table:table-cell table:style-name="Tabla191.A1" office:value-type="string">
            <text:p text:style-name="P77">A</text:p>
          </table:table-cell>
          <table:table-cell table:style-name="Tabla191.A1" office:value-type="string">
            <text:p text:style-name="P40"><text:ruby text:style-name="Ru1"><text:ruby-base><text:span text:style-name="T58">合</text:span></text:ruby-base><text:ruby-text>あ</text:ruby-text></text:ruby><text:span text:style-name="T58">う</text:span> <text:s text:c="12"/>(coincidir)</text:p>
          </table:table-cell>
          <table:table-cell table:style-name="Tabla191.D1" office:value-type="string">
            <text:p text:style-name="P61"><text:s/><text:ruby text:style-name="Ru1"><text:ruby-base><text:span text:style-name="T58">合</text:span></text:ruby-base><text:ruby-text>あ</text:ruby-text></text:ruby><text:span text:style-name="T58">わせる</text:span> <text:s text:c="8"/></text:p>
            <text:p text:style-name="P61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78">AI</text:p>
          </table:table-cell>
          <table:table-cell table:style-name="Tabla191.C2" office:value-type="string">
            <text:p text:style-name="P69"><text:span text:style-name="T58">し</text:span><text:ruby text:style-name="Ru1"><text:ruby-base><text:span text:style-name="T58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69"><text:ruby text:style-name="Ru1"><text:ruby-base><text:span text:style-name="T58">合</text:span></text:ruby-base><text:ruby-text>あい</text:ruby-text></text:ruby><text:ruby text:style-name="Ru1"><text:ruby-base><text:span text:style-name="T58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78">GÔ</text:p>
          </table:table-cell>
          <table:table-cell table:style-name="Tabla191.C2" office:value-type="string">
            <text:p text:style-name="P69"><text:ruby text:style-name="Ru1"><text:ruby-base><text:span text:style-name="T58">合</text:span></text:ruby-base><text:ruby-text>ごう</text:ruby-text></text:ruby><text:ruby text:style-name="Ru1"><text:ruby-base><text:span text:style-name="T58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69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47">食</text:p>
          </table:table-cell>
          <table:table-cell table:style-name="Tabla199.A1" office:value-type="string">
            <text:p text:style-name="P77">TA</text:p>
          </table:table-cell>
          <table:table-cell table:style-name="Tabla199.A1" office:value-type="string">
            <text:p text:style-name="P40"><text:ruby text:style-name="Ru1"><text:ruby-base><text:span text:style-name="T58">食</text:span></text:ruby-base><text:ruby-text>た</text:ruby-text></text:ruby><text:span text:style-name="T58">べる</text:span> <text:s text:c="11"/>(comer)</text:p>
          </table:table-cell>
          <table:table-cell table:style-name="Tabla199.D1" office:value-type="string">
            <text:p text:style-name="P61"><text:ruby text:style-name="Ru1"><text:ruby-base><text:span text:style-name="T58">食</text:span></text:ruby-base><text:ruby-text>た</text:ruby-text></text:ruby><text:span text:style-name="T58">べもの</text:span> <text:s text:c="6"/>(comida)</text:p>
          </table:table-cell>
        </table:table-row>
        <table:table-row>
          <table:covered-table-cell/>
          <table:table-cell table:style-name="Tabla199.B2" office:value-type="string">
            <text:p text:style-name="P78">SHOKU</text:p>
          </table:table-cell>
          <table:table-cell table:style-name="Tabla199.C2" office:value-type="string">
            <text:p text:style-name="P69"><text:ruby text:style-name="Ru1"><text:ruby-base><text:span text:style-name="T58">食</text:span></text:ruby-base><text:ruby-text>しょく</text:ruby-text></text:ruby><text:span text:style-name="T58">じ</text:span> </text:p>
            <text:p text:style-name="P69"><text:s text:c="10"/>(comida “formal”)</text:p>
          </table:table-cell>
          <table:table-cell table:style-name="Tabla199.D2" office:value-type="string">
            <text:p text:style-name="P69"><text:ruby text:style-name="Ru1"><text:ruby-base><text:span text:style-name="T58">食</text:span></text:ruby-base><text:ruby-text>しょく</text:ruby-text></text:ruby><text:span text:style-name="T58">どう</text:span> <text:s text:c="6"/>(comedor)<text:span text:style-name="T6">　 <text:s text:c="5"/></text:span></text:p>
          </table:table-cell>
        </table:table-row>
      </table:table>
      <text:p text:style-name="P12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47">買</text:p>
          </table:table-cell>
          <table:table-cell table:style-name="Tabla211.A1" office:value-type="string">
            <text:p text:style-name="P77">KA</text:p>
          </table:table-cell>
          <table:table-cell table:style-name="Tabla211.A1" office:value-type="string">
            <text:p text:style-name="P40"><text:ruby text:style-name="Ru1"><text:ruby-base><text:span text:style-name="T58">買</text:span></text:ruby-base><text:ruby-text>か</text:ruby-text></text:ruby><text:span text:style-name="T58">う</text:span> <text:s text:c="12"/>(comprar)</text:p>
          </table:table-cell>
          <table:table-cell table:style-name="Tabla211.D1" office:value-type="string">
            <text:p text:style-name="P61"><text:ruby text:style-name="Ru1"><text:ruby-base><text:span text:style-name="T58">買</text:span></text:ruby-base><text:ruby-text>か</text:ruby-text></text:ruby><text:span text:style-name="T58">いもの</text:span> <text:s text:c="12"/></text:p>
            <text:p text:style-name="P61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77">BAI</text:p>
          </table:table-cell>
          <table:table-cell table:style-name="Tabla211.B2" office:value-type="string">
            <text:p text:style-name="P69"><text:ruby text:style-name="Ru1"><text:ruby-base><text:span text:style-name="T12">売</text:span></text:ruby-base><text:ruby-text>ばい</text:ruby-text></text:ruby><text:ruby text:style-name="Ru1"><text:ruby-base><text:span text:style-name="T12">買</text:span></text:ruby-base><text:ruby-text>ばい</text:ruby-text></text:ruby><text:span text:style-name="T12"> <text:s/></text:span><text:span text:style-name="T9">(</text:span>compra - venta)</text:p>
          </table:table-cell>
          <table:table-cell table:style-name="Tabla211.D2" office:value-type="string">
            <text:p text:style-name="P61"/>
          </table:table-cell>
        </table:table-row>
      </table:table>
      <text:p text:style-name="P14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47">走</text:p>
          </table:table-cell>
          <table:table-cell table:style-name="Tabla205.A1" office:value-type="string">
            <text:p text:style-name="P77">HASHI</text:p>
          </table:table-cell>
          <table:table-cell table:style-name="Tabla205.A1" office:value-type="string">
            <text:p text:style-name="P40"><text:ruby text:style-name="Ru1"><text:ruby-base><text:span text:style-name="T58">走</text:span></text:ruby-base><text:ruby-text>はし</text:ruby-text></text:ruby><text:span text:style-name="T58">る </text:span><text:s text:c="16"/>(correr)</text:p>
          </table:table-cell>
          <table:table-cell table:style-name="Tabla205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5.B2" office:value-type="string">
            <text:p text:style-name="P77">SÔ</text:p>
          </table:table-cell>
          <table:table-cell table:style-name="Tabla205.B2" office:value-type="string">
            <text:p text:style-name="P40"><text:ruby text:style-name="Ru1"><text:ruby-base><text:span text:style-name="T58">走</text:span></text:ruby-base><text:ruby-text>そう</text:ruby-text></text:ruby><text:ruby text:style-name="Ru1"><text:ruby-base><text:span text:style-name="T58">行</text:span></text:ruby-base><text:ruby-text>こう</text:ruby-text></text:ruby><text:span text:style-name="T58"> </text:span><text:s text:c="11"/>(recorrido)</text:p>
          </table:table-cell>
          <table:table-cell table:style-name="Tabla205.D2" office:value-type="string">
            <text:p text:style-name="P61"/>
          </table:table-cell>
        </table:table-row>
      </table:table>
      <text:p text:style-name="P32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47">切</text:p>
          </table:table-cell>
          <table:table-cell table:style-name="Tabla201.A1" table:number-rows-spanned="2" office:value-type="string">
            <text:p text:style-name="P77">KI</text:p>
          </table:table-cell>
          <table:table-cell table:style-name="Tabla201.A1" office:value-type="string">
            <text:p text:style-name="P40"><text:ruby text:style-name="Ru1"><text:ruby-base><text:span text:style-name="T58">切</text:span></text:ruby-base><text:ruby-text>き</text:ruby-text></text:ruby><text:span text:style-name="T58">る</text:span> <text:s text:c="16"/>(cortar)</text:p>
          </table:table-cell>
          <table:table-cell table:style-name="Tabla201.D1" office:value-type="string">
            <text:p text:style-name="P70"><text:ruby text:style-name="Ru1"><text:ruby-base><text:span text:style-name="T69">切</text:span></text:ruby-base><text:ruby-text>き</text:ruby-text></text:ruby><text:span text:style-name="T69">れ</text:span><text:ruby text:style-name="Ru1"><text:ruby-base><text:span text:style-name="T69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0"><text:ruby text:style-name="Ru1"><text:ruby-base><text:span text:style-name="T43">切</text:span></text:ruby-base><text:ruby-text>きっ</text:ruby-text></text:ruby><text:span text:style-name="T58">ぷ</text:span> <text:s text:c="17"/>(ticket)</text:p>
          </table:table-cell>
          <table:table-cell table:style-name="Tabla201.D2" office:value-type="string">
            <text:p text:style-name="P70"><text:ruby text:style-name="Ru1"><text:ruby-base><text:span text:style-name="T42">切</text:span></text:ruby-base><text:ruby-text>きっ</text:ruby-text></text:ruby><text:ruby text:style-name="Ru1"><text:ruby-base><text:span text:style-name="T58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78">SETSU</text:p>
          </table:table-cell>
          <table:table-cell table:style-name="Tabla201.C3" office:value-type="string">
            <text:p text:style-name="P69"><text:ruby text:style-name="Ru1"><text:ruby-base><text:span text:style-name="T58">大</text:span></text:ruby-base><text:ruby-text>だい</text:ruby-text></text:ruby><text:ruby text:style-name="Ru1"><text:ruby-base><text:span text:style-name="T58">切</text:span></text:ruby-base><text:ruby-text>せつ</text:ruby-text></text:ruby><text:span text:style-name="T58">な <text:s text:c="2"/></text:span><text:s/>(importante)</text:p>
          </table:table-cell>
          <table:table-cell table:style-name="Tabla201.D3" office:value-type="string">
            <text:p text:style-name="P69"><text:ruby text:style-name="Ru1"><text:ruby-base><text:span text:style-name="T58">親</text:span></text:ruby-base><text:ruby-text>しん</text:ruby-text></text:ruby><text:ruby text:style-name="Ru1"><text:ruby-base><text:span text:style-name="T58">切</text:span></text:ruby-base><text:ruby-text>せつ</text:ruby-text></text:ruby><text:span text:style-name="T58"> <text:s text:c="2"/></text:span><text:s/>　 <text:s text:c="6"/>(amable)</text:p>
          </table:table-cell>
        </table:table-row>
      </table:table>
      <text:p text:style-name="P12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47">交</text:p>
          </table:table-cell>
          <table:table-cell table:style-name="Tabla183.A1" office:value-type="string">
            <text:p text:style-name="P77">MAJI</text:p>
          </table:table-cell>
          <table:table-cell table:style-name="Tabla183.A1" office:value-type="string">
            <text:p text:style-name="P61"><text:ruby text:style-name="Ru1"><text:ruby-base><text:span text:style-name="T60">交</text:span></text:ruby-base><text:ruby-text>まじ</text:ruby-text></text:ruby><text:span text:style-name="T60">わる</text:span><text:span text:style-name="T5"> <text:s text:c="11"/>(cruzar)</text:span> </text:p>
          </table:table-cell>
          <table:table-cell table:style-name="Tabla183.D1" office:value-type="string">
            <text:p text:style-name="P68"/>
          </table:table-cell>
        </table:table-row>
        <table:table-row>
          <table:covered-table-cell/>
          <table:table-cell table:style-name="Tabla183.B2" office:value-type="string">
            <text:p text:style-name="P77">MA</text:p>
          </table:table-cell>
          <table:table-cell table:style-name="Tabla183.B2" office:value-type="string">
            <text:p text:style-name="P61"><text:ruby text:style-name="Ru1"><text:ruby-base><text:span text:style-name="T60">交</text:span></text:ruby-base><text:ruby-text>ま</text:ruby-text></text:ruby><text:span text:style-name="T60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1"><text:s text:c="4"/></text:p>
          </table:table-cell>
        </table:table-row>
        <table:table-row>
          <table:covered-table-cell/>
          <table:table-cell table:style-name="Tabla183.B2" office:value-type="string">
            <text:p text:style-name="P78">KÔ</text:p>
          </table:table-cell>
          <table:table-cell table:style-name="Tabla183.C3" office:value-type="string">
            <text:p text:style-name="P87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87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P115"/>
      <text:p text:style-name="P115"/>
      <text:p text:style-name="P115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47">言</text:p>
          </table:table-cell>
          <table:table-cell table:style-name="Tabla181.A1" office:value-type="string">
            <text:p text:style-name="P77">I</text:p>
          </table:table-cell>
          <table:table-cell table:style-name="Tabla181.A1" office:value-type="string">
            <text:p text:style-name="P40"><text:ruby text:style-name="Ru1"><text:ruby-base><text:span text:style-name="T58">言</text:span></text:ruby-base><text:ruby-text>い</text:ruby-text></text:ruby><text:span text:style-name="T58">う</text:span> <text:s text:c="18"/>(decir)</text:p>
          </table:table-cell>
          <table:table-cell table:style-name="Tabla181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1.B2" office:value-type="string">
            <text:p text:style-name="P78">GEN</text:p>
          </table:table-cell>
          <table:table-cell table:style-name="Tabla181.C2" office:value-type="string">
            <text:p text:style-name="P69"><text:ruby text:style-name="Ru1"><text:ruby-base><text:span text:style-name="T58">言</text:span></text:ruby-base><text:ruby-text>げん</text:ruby-text></text:ruby><text:ruby text:style-name="Ru1"><text:ruby-base><text:span text:style-name="T58">語</text:span></text:ruby-base><text:ruby-text>ご</text:ruby-text></text:ruby> <text:s text:c="12"/>(lenguaje)</text:p>
          </table:table-cell>
          <table:table-cell table:style-name="Tabla181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78">KOTO</text:p>
          </table:table-cell>
          <table:table-cell table:style-name="Tabla181.C2" office:value-type="string">
            <text:p text:style-name="P69"><text:ruby text:style-name="Ru1"><text:ruby-base><text:span text:style-name="T58">言</text:span></text:ruby-base><text:ruby-text>こと</text:ruby-text></text:ruby><text:span text:style-name="T58">ば</text:span> <text:s text:c="13"/>(palabra)</text:p>
          </table:table-cell>
          <table:table-cell table:style-name="Tabla181.D2" office:value-type="string">
            <text:p text:style-name="P87"/>
          </table:table-cell>
        </table:table-row>
      </table:table>
      <text:p text:style-name="P32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3">休</text:p>
          </table:table-cell>
          <table:table-cell table:style-name="Tabla90.A1" office:value-type="string">
            <text:p text:style-name="P53">YASU</text:p>
          </table:table-cell>
          <table:table-cell table:style-name="Tabla90.C1" office:value-type="string">
            <text:p text:style-name="P46"><text:ruby text:style-name="Ru1"><text:ruby-base><text:span text:style-name="T58">休</text:span></text:ruby-base><text:ruby-text>やす</text:ruby-text></text:ruby><text:span text:style-name="T58">む</text:span> <text:s text:c="9"/>(descansar)</text:p>
          </table:table-cell>
          <table:table-cell table:style-name="Tabla90.D1" office:value-type="string">
            <text:p text:style-name="P58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6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3">KYÛ</text:p>
          </table:table-cell>
          <table:table-cell table:style-name="Tabla90.C2" office:value-type="string">
            <text:p text:style-name="P46"><text:ruby text:style-name="Ru1"><text:ruby-base><text:span text:style-name="T58">休</text:span></text:ruby-base><text:ruby-text>きゅう</text:ruby-text></text:ruby><text:ruby text:style-name="Ru1"><text:ruby-base><text:span text:style-name="T42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46"><text:ruby text:style-name="Ru1"><text:ruby-base><text:span text:style-name="T58">休</text:span></text:ruby-base><text:ruby-text>きゅう</text:ruby-text></text:ruby><text:span text:style-name="T34">けい</text:span> <text:s text:c="4"/>(descanso)</text:p>
          </table:table-cell>
        </table:table-row>
      </table:table>
      <text:p text:style-name="P32"><text:soft-page-break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3">育</text:p>
          </table:table-cell>
          <table:table-cell table:style-name="Tabla253.A1" office:value-type="string">
            <text:p text:style-name="P53">そだ</text:p>
          </table:table-cell>
          <table:table-cell table:style-name="Tabla253.C1" office:value-type="string">
            <text:p text:style-name="P46"><text:ruby text:style-name="Ru1"><text:ruby-base><text:span text:style-name="T58">育</text:span></text:ruby-base><text:ruby-text>そだ</text:ruby-text></text:ruby><text:span text:style-name="T58">つ</text:span> <text:s text:c="17"/>educar</text:p>
          </table:table-cell>
          <table:table-cell table:style-name="Tabla253.D1" office:value-type="string">
            <text:p text:style-name="P46"/>
          </table:table-cell>
        </table:table-row>
        <table:table-row>
          <table:covered-table-cell/>
          <table:table-cell table:style-name="Tabla253.B2" office:value-type="string">
            <text:p text:style-name="P53">イク</text:p>
          </table:table-cell>
          <table:table-cell table:style-name="Tabla253.C2" office:value-type="string">
            <text:p text:style-name="P46"><text:ruby text:style-name="Ru1"><text:ruby-base><text:span text:style-name="T58">教</text:span></text:ruby-base><text:ruby-text>きょう</text:ruby-text></text:ruby><text:ruby text:style-name="Ru1"><text:ruby-base><text:span text:style-name="T58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46"/>
          </table:table-cell>
        </table:table-row>
      </table:table>
      <text:p text:style-name="P12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47">会</text:p>
          </table:table-cell>
          <table:table-cell table:style-name="Tabla180.A1" table:number-rows-spanned="2" office:value-type="string">
            <text:p text:style-name="P77">A</text:p>
          </table:table-cell>
          <table:table-cell table:style-name="Tabla180.A1" office:value-type="string">
            <text:p text:style-name="P40"><text:ruby text:style-name="Ru1"><text:ruby-base><text:span text:style-name="T58">会</text:span></text:ruby-base><text:ruby-text>あ</text:ruby-text></text:ruby><text:span text:style-name="T58">う</text:span> <text:s text:c="6"/>(encontrarse)</text:p>
          </table:table-cell>
          <table:table-cell table:style-name="Tabla180.D1" office:value-type="string">
            <text:p text:style-name="P61"><text:ruby text:style-name="Ru1"><text:ruby-base><text:span text:style-name="T58">出</text:span></text:ruby-base><text:ruby-text>で</text:ruby-text></text:ruby><text:ruby text:style-name="Ru1"><text:ruby-base><text:span text:style-name="T58">会</text:span></text:ruby-base><text:ruby-text>あ</text:ruby-text></text:ruby><text:span text:style-name="T58">う</text:span> <text:s text:c="3"/></text:p>
            <text:p text:style-name="P61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0"><text:ruby text:style-name="Ru1"><text:ruby-base><text:span text:style-name="T58">分</text:span></text:ruby-base><text:ruby-text>わ</text:ruby-text></text:ruby><text:span text:style-name="T58">け</text:span><text:ruby text:style-name="Ru1"><text:ruby-base><text:span text:style-name="T58">合</text:span></text:ruby-base><text:ruby-text>あ</text:ruby-text></text:ruby><text:span text:style-name="T58">う <text:s/></text:span>(compartir)</text:p>
          </table:table-cell>
          <table:table-cell table:style-name="Tabla180.D2" office:value-type="string">
            <text:p text:style-name="P61"/>
          </table:table-cell>
        </table:table-row>
        <table:table-row>
          <table:covered-table-cell/>
          <table:table-cell table:style-name="Tabla180.C2" office:value-type="string">
            <text:p text:style-name="P78">KAI</text:p>
          </table:table-cell>
          <table:table-cell table:style-name="Tabla180.C3" office:value-type="string">
            <text:p text:style-name="P69"><text:ruby text:style-name="Ru1"><text:ruby-base><text:span text:style-name="T58">教</text:span></text:ruby-base><text:ruby-text>きょう</text:ruby-text></text:ruby><text:ruby text:style-name="Ru1"><text:ruby-base><text:span text:style-name="T58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69"/>
          </table:table-cell>
        </table:table-row>
      </table:table>
      <text:p text:style-name="P12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47">教</text:p>
          </table:table-cell>
          <table:table-cell table:style-name="Tabla149.A1" office:value-type="string">
            <text:p text:style-name="P77">おし</text:p>
          </table:table-cell>
          <table:table-cell table:style-name="Tabla149.A1" office:value-type="string">
            <text:p text:style-name="P40"><text:ruby text:style-name="Ru1"><text:ruby-base><text:span text:style-name="T58">教</text:span></text:ruby-base><text:ruby-text>おし</text:ruby-text></text:ruby><text:span text:style-name="T58">える</text:span> <text:s text:c="11"/></text:p>
            <text:p text:style-name="P40"><text:s text:c="8"/>(enseñar, mostrar)</text:p>
          </table:table-cell>
          <table:table-cell table:style-name="Tabla149.D1" office:value-type="string">
            <text:p text:style-name="P61"/>
          </table:table-cell>
        </table:table-row>
        <table:table-row>
          <table:covered-table-cell/>
          <table:table-cell table:style-name="Tabla149.B2" office:value-type="string">
            <text:p text:style-name="P77">OSO</text:p>
          </table:table-cell>
          <table:table-cell table:style-name="Tabla149.B2" office:value-type="string">
            <text:p text:style-name="P40"><text:ruby text:style-name="Ru1"><text:ruby-base><text:span text:style-name="T58">教</text:span></text:ruby-base><text:ruby-text>おそ</text:ruby-text></text:ruby><text:span text:style-name="T58">わる</text:span>(ser enseñado)</text:p>
          </table:table-cell>
          <table:table-cell table:style-name="Tabla149.D2" office:value-type="string">
            <text:p text:style-name="P61"/>
          </table:table-cell>
        </table:table-row>
        <table:table-row>
          <table:covered-table-cell/>
          <table:table-cell table:style-name="Tabla149.B2" office:value-type="string">
            <text:p text:style-name="P78">キョウ</text:p>
          </table:table-cell>
          <table:table-cell table:style-name="Tabla149.C3" office:value-type="string">
            <text:p text:style-name="P40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2"><text:ruby text:style-name="Ru2"><text:ruby-base><text:span text:style-name="T58">教</text:span></text:ruby-base><text:ruby-text>きょう</text:ruby-text></text:ruby><text:span text:style-name="T58">し</text:span>　 <text:s text:c="8"/>(maestro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4">入</text:p>
          </table:table-cell>
          <table:table-cell table:style-name="Tabla89.A1" office:value-type="string">
            <text:p text:style-name="P53">HAI</text:p>
          </table:table-cell>
          <table:table-cell table:style-name="Tabla89.C1" office:value-type="string">
            <text:p text:style-name="P46"><text:ruby text:style-name="Ru1"><text:ruby-base><text:span text:style-name="T58">入</text:span></text:ruby-base><text:ruby-text>はい</text:ruby-text></text:ruby><text:span text:style-name="T58">る</text:span> <text:s text:c="17"/>(entrar)</text:p>
          </table:table-cell>
          <table:table-cell table:style-name="Tabla89.D1" office:value-type="string">
            <text:p text:style-name="P46"/>
          </table:table-cell>
        </table:table-row>
        <table:table-row>
          <table:covered-table-cell/>
          <table:table-cell table:style-name="Tabla89.B2" office:value-type="string">
            <text:p text:style-name="P53">I</text:p>
          </table:table-cell>
          <table:table-cell table:style-name="Tabla89.C2" office:value-type="string">
            <text:p text:style-name="P46"><text:ruby text:style-name="Ru1"><text:ruby-base><text:span text:style-name="T58">入</text:span></text:ruby-base><text:ruby-text>い</text:ruby-text></text:ruby><text:span text:style-name="T58">れる</text:span>　 <text:s text:c="9"/>(meter)</text:p>
          </table:table-cell>
          <table:table-cell table:style-name="Tabla89.D2" office:value-type="string">
            <text:p text:style-name="P46"><text:ruby text:style-name="Ru1"><text:ruby-base><text:span text:style-name="T58">入</text:span></text:ruby-base><text:ruby-text>い</text:ruby-text></text:ruby><text:span text:style-name="T58">り</text:span><text:ruby text:style-name="Ru1"><text:ruby-base><text:span text:style-name="T58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3">NYÛ</text:p>
          </table:table-cell>
          <table:table-cell table:style-name="Tabla89.C2" office:value-type="string">
            <text:p text:style-name="P46"><text:ruby text:style-name="Ru1"><text:ruby-base><text:span text:style-name="T58">入</text:span></text:ruby-base><text:ruby-text>にゅう</text:ruby-text></text:ruby><text:ruby text:style-name="Ru1"><text:ruby-base><text:span text:style-name="T58">学</text:span></text:ruby-base><text:ruby-text>がく</text:ruby-text></text:ruby><text:span text:style-name="T58"> </text:span><text:s text:c="3"/></text:p>
            <text:p text:style-name="P46"><text:s text:c="6"/>(entrar a la escuela)</text:p>
          </table:table-cell>
          <table:table-cell table:style-name="Tabla89.D2" office:value-type="string">
            <text:p text:style-name="P46"/>
          </table:table-cell>
        </table:table-row>
      </table:table>
      <text:p text:style-name="P12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47">書</text:p>
          </table:table-cell>
          <table:table-cell table:style-name="Tabla96.A1" office:value-type="string">
            <text:p text:style-name="P77">KA</text:p>
          </table:table-cell>
          <table:table-cell table:style-name="Tabla96.A1" office:value-type="string">
            <text:p text:style-name="P40"><text:ruby text:style-name="Ru1"><text:ruby-base><text:span text:style-name="T58">書</text:span></text:ruby-base><text:ruby-text>か</text:ruby-text></text:ruby><text:span text:style-name="T58">く <text:s/></text:span><text:s text:c="12"/>(escribir)</text:p>
          </table:table-cell>
          <table:table-cell table:style-name="Tabla96.D1" office:value-type="string">
            <text:p text:style-name="P61"><text:s text:c="10"/></text:p>
          </table:table-cell>
        </table:table-row>
        <table:table-row>
          <table:covered-table-cell/>
          <table:table-cell table:style-name="Tabla96.B2" office:value-type="string">
            <text:p text:style-name="P78">SHO</text:p>
          </table:table-cell>
          <table:table-cell table:style-name="Tabla96.C2" office:value-type="string">
            <text:p text:style-name="P69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<text:ruby text:style-name="Ru1"><text:ruby-base><text:span text:style-name="T58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87">　 <text:s text:c="5"/></text:p>
          </table:table-cell>
        </table:table-row>
      </table:table>
      <text:p text:style-name="P14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47">聞</text:p>
          </table:table-cell>
          <table:table-cell table:style-name="Tabla213.A1" table:number-rows-spanned="2" office:value-type="string">
            <text:p text:style-name="P77">KI</text:p>
          </table:table-cell>
          <table:table-cell table:style-name="Tabla213.A1" office:value-type="string">
            <text:p text:style-name="P40"><text:ruby text:style-name="Ru1"><text:ruby-base><text:span text:style-name="T58">聞</text:span></text:ruby-base><text:ruby-text>き</text:ruby-text></text:ruby><text:span text:style-name="T58">く</text:span> <text:s text:c="21"/>(oir)</text:p>
          </table:table-cell>
          <table:table-cell table:style-name="Tabla213.D1" office:value-type="string">
            <text:p text:style-name="P61"><text:ruby text:style-name="Ru1"><text:ruby-base><text:span text:style-name="T58">聞</text:span></text:ruby-base><text:ruby-text>き</text:ruby-text></text:ruby><text:span text:style-name="T58">かせる</text:span> </text:p>
            <text:p text:style-name="P61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0"><text:ruby text:style-name="Ru1"><text:ruby-base><text:span text:style-name="T58">聞</text:span></text:ruby-base><text:ruby-text>き</text:ruby-text></text:ruby><text:span text:style-name="T58">こえる</text:span> <text:s text:c="2"/>(escuchar)</text:p>
          </table:table-cell>
          <table:table-cell table:style-name="Tabla213.D2" office:value-type="string">
            <text:p text:style-name="P61"/>
          </table:table-cell>
        </table:table-row>
        <table:table-row>
          <table:covered-table-cell/>
          <table:table-cell table:style-name="Tabla213.C2" office:value-type="string">
            <text:p text:style-name="P78">BUN</text:p>
          </table:table-cell>
          <table:table-cell table:style-name="Tabla213.C3" office:value-type="string">
            <text:p text:style-name="P69"><text:ruby text:style-name="Ru1"><text:ruby-base><text:span text:style-name="T58">新</text:span></text:ruby-base><text:ruby-text>しん</text:ruby-text></text:ruby><text:ruby text:style-name="Ru1"><text:ruby-base><text:span text:style-name="T58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87">　 <text:s text:c="5"/></text:p>
          </table:table-cell>
        </table:table-row>
      </table:table>
      <text:p text:style-name="P12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47">当</text:p>
          </table:table-cell>
          <table:table-cell table:style-name="Tabla215.A1" table:number-rows-spanned="2" office:value-type="string">
            <text:p text:style-name="P77">A</text:p>
          </table:table-cell>
          <table:table-cell table:style-name="Tabla215.A1" office:value-type="string">
            <text:p text:style-name="P40"><text:ruby text:style-name="Ru1"><text:ruby-base><text:span text:style-name="T58">当</text:span></text:ruby-base><text:ruby-text>あ</text:ruby-text></text:ruby><text:span text:style-name="T58">てる <text:s text:c="5"/></text:span></text:p>
            <text:p text:style-name="P40"><text:s text:c="10"/>(acertar, asignar)</text:p>
          </table:table-cell>
          <table:table-cell table:style-name="Tabla215.D1" office:value-type="string">
            <text:p text:style-name="P95"><text:ruby text:style-name="Ru1"><text:ruby-base><text:span text:style-name="T58">当</text:span></text:ruby-base><text:ruby-text>あ</text:ruby-text></text:ruby><text:span text:style-name="T58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0"><text:ruby text:style-name="Ru1"><text:ruby-base><text:span text:style-name="T58">手</text:span></text:ruby-base><text:ruby-text>て</text:ruby-text></text:ruby><text:ruby text:style-name="Ru1"><text:ruby-base><text:span text:style-name="T58">当</text:span></text:ruby-base><text:ruby-text>あ</text:ruby-text></text:ruby><text:span text:style-name="T58">て <text:s text:c="5"/></text:span>(pensión)</text:p>
          </table:table-cell>
          <table:table-cell table:style-name="Tabla215.D2" office:value-type="string">
            <text:p text:style-name="P95"/>
          </table:table-cell>
        </table:table-row>
        <table:table-row>
          <table:covered-table-cell/>
          <table:table-cell table:style-name="Tabla215.C2" office:value-type="string">
            <text:p text:style-name="P78">TÔ</text:p>
          </table:table-cell>
          <table:table-cell table:style-name="Tabla215.C3" office:value-type="string">
            <text:p text:style-name="P69"><text:ruby text:style-name="Ru1"><text:ruby-base><text:span text:style-name="T58">本</text:span></text:ruby-base><text:ruby-text>ほん</text:ruby-text></text:ruby><text:ruby text:style-name="Ru1"><text:ruby-base><text:span text:style-name="T58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2"><text:ruby text:style-name="Ru1"><text:ruby-base><text:span text:style-name="T58">当</text:span></text:ruby-base><text:ruby-text>とう</text:ruby-text></text:ruby><text:ruby text:style-name="Ru1"><text:ruby-base><text:span text:style-name="T58">番</text:span></text:ruby-base><text:ruby-text>ばん</text:ruby-text></text:ruby> <text:s/>(estar de servicio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47">話</text:p>
          </table:table-cell>
          <table:table-cell table:style-name="Tabla212.A1" office:value-type="string">
            <text:p text:style-name="P77">HANA</text:p>
          </table:table-cell>
          <table:table-cell table:style-name="Tabla212.A1" office:value-type="string">
            <text:p text:style-name="P40"><text:ruby text:style-name="Ru1"><text:ruby-base><text:span text:style-name="T58">話</text:span></text:ruby-base><text:ruby-text>はな</text:ruby-text></text:ruby><text:span text:style-name="T58">す</text:span> <text:s text:c="15"/>(hablar)</text:p>
          </table:table-cell>
          <table:table-cell table:style-name="Tabla212.D1" office:value-type="string">
            <text:p text:style-name="P61"><text:ruby text:style-name="Ru1"><text:ruby-base><text:span text:style-name="T58">話</text:span></text:ruby-base><text:ruby-text>はな</text:ruby-text></text:ruby><text:span text:style-name="T58">し</text:span><text:ruby text:style-name="Ru1"><text:ruby-base><text:span text:style-name="T58">合</text:span></text:ruby-base><text:ruby-text>あ</text:ruby-text></text:ruby><text:span text:style-name="T58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78">HANASHI</text:p>
          </table:table-cell>
          <table:table-cell table:style-name="Tabla212.C2" office:value-type="string">
            <text:p text:style-name="P69"><text:ruby text:style-name="Ru1"><text:ruby-base><text:span text:style-name="T58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78">WA</text:p>
          </table:table-cell>
          <table:table-cell table:style-name="Tabla212.C2" office:value-type="string">
            <text:p text:style-name="P69"><text:ruby text:style-name="Ru1"><text:ruby-base><text:span text:style-name="T14">会</text:span></text:ruby-base><text:ruby-text>かい</text:ruby-text></text:ruby><text:ruby text:style-name="Ru1"><text:ruby-base><text:span text:style-name="T14">話</text:span></text:ruby-base><text:ruby-text>わ</text:ruby-text></text:ruby><text:span text:style-name="T14"> </text:span><text:span text:style-name="T10"><text:s text:c="4"/></text:span>(conversación) <text:s text:c="12"/></text:p>
          </table:table-cell>
          <table:table-cell table:style-name="Tabla212.D2" office:value-type="string">
            <text:p text:style-name="P69"/>
          </table:table-cell>
        </table:table-row>
      </table:table>
      <text:p text:style-name="P12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ext:soft-page-break/>
        <table:table-row>
          <table:table-cell table:style-name="Tabla190.A1" table:number-rows-spanned="2" office:value-type="string">
            <text:p text:style-name="P47">作</text:p>
          </table:table-cell>
          <table:table-cell table:style-name="Tabla190.A1" office:value-type="string">
            <text:p text:style-name="P77">TSUKU</text:p>
          </table:table-cell>
          <table:table-cell table:style-name="Tabla190.A1" office:value-type="string">
            <text:p text:style-name="P59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1"><text:s text:c="10"/></text:p>
          </table:table-cell>
        </table:table-row>
        <table:table-row>
          <table:covered-table-cell/>
          <table:table-cell table:style-name="Tabla190.B2" office:value-type="string">
            <text:p text:style-name="P78">SAKU</text:p>
          </table:table-cell>
          <table:table-cell table:style-name="Tabla190.C2" office:value-type="string">
            <text:p text:style-name="P69"><text:ruby text:style-name="Ru1"><text:ruby-base><text:span text:style-name="T58">工</text:span></text:ruby-base><text:ruby-text>こう</text:ruby-text></text:ruby><text:ruby text:style-name="Ru1"><text:ruby-base><text:span text:style-name="T58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69"><text:ruby text:style-name="Ru1"><text:ruby-base><text:span text:style-name="T42">作</text:span></text:ruby-base><text:ruby-text>さっ</text:ruby-text></text:ruby><text:ruby text:style-name="Ru1"><text:ruby-base><text:span text:style-name="T58">家</text:span></text:ruby-base><text:ruby-text>か</text:ruby-text></text:ruby> <text:s text:c="15"/>(escritor)</text:p>
          </table:table-cell>
        </table:table-row>
      </table:table>
      <text:p text:style-name="P12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47">行</text:p>
          </table:table-cell>
          <table:table-cell table:style-name="Tabla187.A1" office:value-type="string">
            <text:p text:style-name="P77">I</text:p>
          </table:table-cell>
          <table:table-cell table:style-name="Tabla187.A1" office:value-type="string">
            <text:p text:style-name="P40"><text:ruby text:style-name="Ru1"><text:ruby-base><text:span text:style-name="T58">行</text:span></text:ruby-base><text:ruby-text>い</text:ruby-text></text:ruby><text:span text:style-name="T58">く</text:span> <text:s text:c="23"/>(ir)</text:p>
          </table:table-cell>
          <table:table-cell table:style-name="Tabla187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7.B2" office:value-type="string">
            <text:p text:style-name="P78">KÔ</text:p>
          </table:table-cell>
          <table:table-cell table:style-name="Tabla187.C2" office:value-type="string">
            <text:p text:style-name="P69"><text:span text:style-name="T58">りょ</text:span><text:ruby text:style-name="Ru1"><text:ruby-base><text:span text:style-name="T58">行</text:span></text:ruby-base><text:ruby-text>こう</text:ruby-text></text:ruby> <text:s text:c="14"/>(viaje)</text:p>
          </table:table-cell>
          <table:table-cell table:style-name="Tabla187.D2" office:value-type="string">
            <text:p text:style-name="P69"/>
          </table:table-cell>
        </table:table-row>
        <table:table-row>
          <table:covered-table-cell/>
          <table:table-cell table:style-name="Tabla187.B2" office:value-type="string">
            <text:p text:style-name="P78">OKONA</text:p>
          </table:table-cell>
          <table:table-cell table:style-name="Tabla187.C2" office:value-type="string">
            <text:p text:style-name="P69"><text:ruby text:style-name="Ru1"><text:ruby-base><text:span text:style-name="T58">行</text:span></text:ruby-base><text:ruby-text>おこな</text:ruby-text></text:ruby><text:span text:style-name="T58">う</text:span> <text:s text:c="3"/>(llevar a cabo)</text:p>
          </table:table-cell>
          <table:table-cell table:style-name="Tabla187.D2" office:value-type="string">
            <text:p text:style-name="P69"/>
          </table:table-cell>
        </table:table-row>
      </table:table>
      <text:p text:style-name="P32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47">読</text:p>
          </table:table-cell>
          <table:table-cell table:style-name="Tabla208.A1" office:value-type="string">
            <text:p text:style-name="P77">YO</text:p>
          </table:table-cell>
          <table:table-cell table:style-name="Tabla208.A1" office:value-type="string">
            <text:p text:style-name="P40"><text:ruby text:style-name="Ru1"><text:ruby-base><text:span text:style-name="T58">読</text:span></text:ruby-base><text:ruby-text>よ</text:ruby-text></text:ruby><text:span text:style-name="T58">む</text:span> <text:s text:c="19"/>(leer)</text:p>
          </table:table-cell>
          <table:table-cell table:style-name="Tabla208.D1" office:value-type="string">
            <text:p text:style-name="P61"><text:s text:c="10"/></text:p>
          </table:table-cell>
        </table:table-row>
        <table:table-row>
          <table:covered-table-cell/>
          <table:table-cell table:style-name="Tabla208.B2" office:value-type="string">
            <text:p text:style-name="P78">DOKU</text:p>
          </table:table-cell>
          <table:table-cell table:style-name="Tabla208.C2" office:value-type="string">
            <text:p text:style-name="P69"><text:ruby text:style-name="Ru1"><text:ruby-base><text:span text:style-name="T58">読</text:span></text:ruby-base><text:ruby-text>どく</text:ruby-text></text:ruby><text:span text:style-name="T58">しゃ</text:span> <text:s text:c="4"/></text:p>
            <text:p text:style-name="P69"><text:s/>(“me gusta leer libros”)</text:p>
          </table:table-cell>
          <table:table-cell table:style-name="Tabla208.D2" office:value-type="string">
            <text:p text:style-name="P87">　 <text:s text:c="5"/></text:p>
          </table:table-cell>
        </table:table-row>
      </table:table>
      <text:p text:style-name="P12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48">立</text:p>
          </table:table-cell>
          <table:table-cell table:style-name="Tabla98.A1" table:number-rows-spanned="2" office:value-type="string">
            <text:p text:style-name="P53">TA</text:p>
          </table:table-cell>
          <table:table-cell table:style-name="Tabla98.C1" office:value-type="string">
            <text:p text:style-name="P40"><text:ruby text:style-name="Ru1"><text:ruby-base><text:span text:style-name="T58">立</text:span></text:ruby-base><text:ruby-text>た</text:ruby-text></text:ruby><text:span text:style-name="T58">てる</text:span> <text:s text:c="9"/>(levantar)</text:p>
          </table:table-cell>
          <table:table-cell table:style-name="Tabla98.D1" office:value-type="string">
            <text:p text:style-name="P40"><text:ruby text:style-name="Ru1"><text:ruby-base><text:span text:style-name="T58">立</text:span></text:ruby-base><text:ruby-text>た</text:ruby-text></text:ruby><text:span text:style-name="T58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0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58">上</text:span></text:ruby-base><text:ruby-text>あ</text:ruby-text></text:ruby><text:span text:style-name="T58">がる</text:span> <text:s/></text:p>
            <text:p text:style-name="P40"><text:s text:c="19"/>(levantarse)</text:p>
          </table:table-cell>
          <table:table-cell table:style-name="Tabla98.D2" office:value-type="string">
            <text:p text:style-name="P40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43">止</text:span></text:ruby-base><text:ruby-text>ど</text:ruby-text></text:ruby><text:span text:style-name="T58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89">RITSU</text:p>
          </table:table-cell>
          <table:table-cell table:style-name="Tabla98.C2" office:value-type="string">
            <text:p text:style-name="P94"><text:ruby text:style-name="Ru1"><text:ruby-base><text:span text:style-name="T71">公</text:span></text:ruby-base><text:ruby-text>こう</text:ruby-text></text:ruby><text:ruby text:style-name="Ru1"><text:ruby-base><text:span text:style-name="T71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4"><text:span text:style-name="T60">し</text:span><text:ruby text:style-name="Ru1"><text:ruby-base><text:span text:style-name="T60">立</text:span></text:ruby-base><text:ruby-text>りつ</text:ruby-text></text:ruby> <text:s text:c="14"/>(privado)</text:p>
          </table:table-cell>
        </table:table-row>
      </table:table>
      <text:p text:style-name="P115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3">見</text:p>
          </table:table-cell>
          <table:table-cell table:style-name="Tabla92.A1" table:number-rows-spanned="2" office:value-type="string">
            <text:p text:style-name="P53">MI</text:p>
          </table:table-cell>
          <table:table-cell table:style-name="Tabla92.C1" office:value-type="string">
            <text:p text:style-name="P40"><text:ruby text:style-name="Ru1"><text:ruby-base><text:span text:style-name="T58">見</text:span></text:ruby-base><text:ruby-text>み</text:ruby-text></text:ruby><text:span text:style-name="T58">る</text:span> <text:s text:c="18"/>(mirar)</text:p>
          </table:table-cell>
          <table:table-cell table:style-name="Tabla92.D1" office:value-type="string">
            <text:p text:style-name="P60"><text:ruby text:style-name="Ru1"><text:ruby-base><text:span text:style-name="T58">花</text:span></text:ruby-base><text:ruby-text>はな</text:ruby-text></text:ruby><text:ruby text:style-name="Ru1"><text:ruby-base><text:span text:style-name="T58">見</text:span></text:ruby-base><text:ruby-text>み</text:ruby-text></text:ruby> <text:s text:c="4"/>(fiesta cerezos)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0"><text:ruby text:style-name="Ru1"><text:ruby-base><text:span text:style-name="T58">見</text:span></text:ruby-base><text:ruby-text>み</text:ruby-text></text:ruby><text:span text:style-name="T58">つける</text:span> <text:s text:c="2"/>(encontrar)</text:p>
          </table:table-cell>
          <table:table-cell table:style-name="Tabla92.D2" office:value-type="string">
            <text:p text:style-name="P40"/>
          </table:table-cell>
        </table:table-row>
        <table:table-row table:style-name="Tabla92.3">
          <table:covered-table-cell/>
          <table:table-cell table:style-name="Tabla92.B3" office:value-type="string">
            <text:p text:style-name="P53">KEN</text:p>
          </table:table-cell>
          <table:table-cell table:style-name="Tabla92.C2" office:value-type="string">
            <text:p text:style-name="P40"><text:ruby text:style-name="Ru1"><text:ruby-base><text:span text:style-name="T58">見</text:span></text:ruby-base><text:ruby-text>けん</text:ruby-text></text:ruby><text:ruby text:style-name="Ru1"><text:ruby-base><text:span text:style-name="T58">学</text:span></text:ruby-base><text:ruby-text>がく</text:ruby-text></text:ruby> <text:s text:c="12"/>(observar)</text:p>
          </table:table-cell>
          <table:table-cell table:style-name="Tabla92.D2" office:value-type="string">
            <text:p text:style-name="P40"/>
          </table:table-cell>
        </table:table-row>
      </table:table>
      <text:p text:style-name="P14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47">止</text:p>
          </table:table-cell>
          <table:table-cell table:style-name="Tabla193.A1" office:value-type="string">
            <text:p text:style-name="P77">TO</text:p>
          </table:table-cell>
          <table:table-cell table:style-name="Tabla193.A1" office:value-type="string">
            <text:p text:style-name="P59"><text:ruby text:style-name="Ru1"><text:ruby-base>止</text:ruby-base><text:ruby-text>と</text:ruby-text></text:ruby>める</text:p>
            <text:p text:style-name="P60"><text:s text:c="13"/>(parar, aparcar)</text:p>
          </table:table-cell>
          <table:table-cell table:style-name="Tabla193.D1" office:value-type="string">
            <text:p text:style-name="P61"><text:ruby text:style-name="Ru1"><text:ruby-base><text:span text:style-name="T58">止</text:span></text:ruby-base><text:ruby-text>と</text:ruby-text></text:ruby><text:span text:style-name="T58">まる <text:s text:c="3"/></text:span><text:s text:c="5"/>(pararse) <text:s text:c="6"/></text:p>
          </table:table-cell>
        </table:table-row>
        <table:table-row>
          <table:covered-table-cell/>
          <table:table-cell table:style-name="Tabla193.B2" office:value-type="string">
            <text:p text:style-name="P78">SHI</text:p>
          </table:table-cell>
          <table:table-cell table:style-name="Tabla193.C2" office:value-type="string">
            <text:p text:style-name="P69"><text:ruby text:style-name="Ru1"><text:ruby-base><text:span text:style-name="T58">中</text:span></text:ruby-base><text:ruby-text>ちゅう</text:ruby-text></text:ruby><text:ruby text:style-name="Ru1"><text:ruby-base><text:span text:style-name="T58">止</text:span></text:ruby-base><text:ruby-text>し</text:ruby-text></text:ruby> <text:s text:c="4"/>(cancelación)</text:p>
          </table:table-cell>
          <table:table-cell table:style-name="Tabla193.D2" office:value-type="string">
            <text:p text:style-name="P87">　 <text:s text:c="5"/></text:p>
          </table:table-cell>
        </table:table-row>
      </table:table>
      <text:p text:style-name="P15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47">思</text:p>
          </table:table-cell>
          <table:table-cell table:style-name="Tabla177.A1" table:number-rows-spanned="2" office:value-type="string">
            <text:p text:style-name="P77">OMO</text:p>
          </table:table-cell>
          <table:table-cell table:style-name="Tabla177.A1" office:value-type="string">
            <text:p text:style-name="P40"><text:ruby text:style-name="Ru1"><text:ruby-base><text:span text:style-name="T58">思</text:span></text:ruby-base><text:ruby-text>おも</text:ruby-text></text:ruby><text:span text:style-name="T58">う</text:span> <text:s text:c="4"/>(pensar, creer)</text:p>
          </table:table-cell>
          <table:table-cell table:style-name="Tabla177.D1" office:value-type="string">
            <text:p text:style-name="P61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だ</text:ruby-text></text:ruby><text:span text:style-name="T58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69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87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77">SHI</text:p>
          </table:table-cell>
          <table:table-cell table:style-name="Tabla177.C2" office:value-type="string">
            <text:p text:style-name="P69"/>
          </table:table-cell>
          <table:table-cell table:style-name="Tabla177.D2" office:value-type="string">
            <text:p text:style-name="P65">　　　 <text:s text:c="12"/>( * <text:ruby text:style-name="Ru1"><text:ruby-base><text:span text:style-name="T73">思</text:span></text:ruby-base><text:ruby-text>し</text:ruby-text></text:ruby><text:ruby text:style-name="Ru1"><text:ruby-base><text:span text:style-name="T73">考</text:span></text:ruby-base><text:ruby-text>こう</text:ruby-text></text:ruby><text:span text:style-name="T73"> </text:span>)</text:p>
          </table:table-cell>
        </table:table-row>
      </table:table>
      <text:p text:style-name="P12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47">考</text:p>
          </table:table-cell>
          <table:table-cell table:style-name="Tabla185.A1" office:value-type="string">
            <text:p text:style-name="P77">KANGA</text:p>
          </table:table-cell>
          <table:table-cell table:style-name="Tabla185.A1" office:value-type="string">
            <text:p text:style-name="P40"><text:ruby text:style-name="Ru1"><text:ruby-base><text:span text:style-name="T58">考</text:span></text:ruby-base><text:ruby-text>かんが</text:ruby-text></text:ruby><text:span text:style-name="T58">える</text:span> <text:s text:c="10"/></text:p>
            <text:p text:style-name="P40"><text:s text:c="4"/>(pensar - reflexionar)</text:p>
          </table:table-cell>
          <table:table-cell table:style-name="Tabla185.D1" office:value-type="string">
            <text:p text:style-name="P61"><text:s text:c="10"/></text:p>
          </table:table-cell>
        </table:table-row>
        <table:table-row>
          <table:covered-table-cell/>
          <table:table-cell table:style-name="Tabla185.B2" office:value-type="string">
            <text:p text:style-name="P78">KÔ</text:p>
          </table:table-cell>
          <table:table-cell table:style-name="Tabla185.C2" office:value-type="string">
            <text:p text:style-name="P69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87">　 <text:s text:c="4"/></text:p>
          </table:table-cell>
        </table:table-row>
      </table:table>
      <text:p text:style-name="P12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47">鳴</text:p>
          </table:table-cell>
          <table:table-cell table:style-name="Tabla214.A1" table:number-rows-spanned="2" office:value-type="string">
            <text:p text:style-name="P77">NA</text:p>
          </table:table-cell>
          <table:table-cell table:style-name="Tabla214.A1" office:value-type="string">
            <text:p text:style-name="P40"><text:ruby text:style-name="Ru1"><text:ruby-base><text:span text:style-name="T58">鳴</text:span></text:ruby-base><text:ruby-text>な</text:ruby-text></text:ruby><text:span text:style-name="T58">る</text:span> <text:s text:c="16"/>(sonar)</text:p>
          </table:table-cell>
          <table:table-cell table:style-name="Tabla214.D1" office:value-type="string">
            <text:p text:style-name="P61"><text:ruby text:style-name="Ru1"><text:ruby-base><text:span text:style-name="T58">鳴</text:span></text:ruby-base><text:ruby-text>な</text:ruby-text></text:ruby><text:span text:style-name="T58">き</text:span><text:ruby text:style-name="Ru1"><text:ruby-base><text:span text:style-name="T58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0"><text:ruby text:style-name="Ru1"><text:ruby-base><text:span text:style-name="T58">鳴</text:span></text:ruby-base><text:ruby-text>な</text:ruby-text></text:ruby><text:span text:style-name="T58">く <text:s text:c="2"/></text:span>(piar, ladrar, ...)</text:p>
          </table:table-cell>
          <table:table-cell table:style-name="Tabla214.D2" office:value-type="string">
            <text:p text:style-name="P61"/>
          </table:table-cell>
        </table:table-row>
        <table:table-row>
          <table:covered-table-cell/>
          <table:table-cell table:style-name="Tabla214.C2" office:value-type="string">
            <text:p text:style-name="P78">MEI</text:p>
          </table:table-cell>
          <table:table-cell table:style-name="Tabla214.C3" office:value-type="string">
            <text:p text:style-name="P69"><text:span text:style-name="T58">ひ</text:span><text:ruby text:style-name="Ru1"><text:ruby-base><text:span text:style-name="T58">鳴</text:span></text:ruby-base><text:ruby-text>めい</text:ruby-text></text:ruby> <text:s text:c="18"/>(grito)</text:p>
          </table:table-cell>
          <table:table-cell table:style-name="Tabla214.D3" office:value-type="string">
            <text:p text:style-name="P87">　 <text:s text:c="4"/></text:p>
          </table:table-cell>
        </table:table-row>
      </table:table>
      <text:p text:style-name="P12"/>
      <text:p text:style-name="P12"/>
      <text:p text:style-name="P12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47">帰</text:p>
          </table:table-cell>
          <table:table-cell table:style-name="Tabla189.A1" office:value-type="string">
            <text:p text:style-name="P77">KAE</text:p>
          </table:table-cell>
          <table:table-cell table:style-name="Tabla189.A1" office:value-type="string">
            <text:p text:style-name="P40"><text:ruby text:style-name="Ru1"><text:ruby-base><text:span text:style-name="T58">帰</text:span></text:ruby-base><text:ruby-text>かえ</text:ruby-text></text:ruby><text:span text:style-name="T58">る</text:span> <text:s text:c="12"/>(regresar)</text:p>
          </table:table-cell>
          <table:table-cell table:style-name="Tabla189.D1" office:value-type="string">
            <text:p text:style-name="P61"><text:ruby text:style-name="Ru1"><text:ruby-base><text:span text:style-name="T58">帰</text:span></text:ruby-base><text:ruby-text>かえ</text:ruby-text></text:ruby><text:span text:style-name="T58">り</text:span><text:ruby text:style-name="Ru1"><text:ruby-base><text:span text:style-name="T58">道</text:span></text:ruby-base><text:ruby-text>みち</text:ruby-text></text:ruby> <text:s text:c="9"/></text:p>
            <text:p text:style-name="P61"><text:s text:c="12"/>(camino regreso)</text:p>
          </table:table-cell>
        </table:table-row>
        <table:table-row>
          <table:covered-table-cell/>
          <table:table-cell table:style-name="Tabla189.B2" office:value-type="string">
            <text:p text:style-name="P78">KI</text:p>
          </table:table-cell>
          <table:table-cell table:style-name="Tabla189.B2" office:value-type="string">
            <text:p text:style-name="P69"><text:ruby text:style-name="Ru1"><text:ruby-base><text:span text:style-name="T58">帰</text:span></text:ruby-base><text:ruby-text>き</text:ruby-text></text:ruby><text:ruby text:style-name="Ru1"><text:ruby-base><text:span text:style-name="T58">国</text:span></text:ruby-base><text:ruby-text>こく</text:ruby-text></text:ruby> <text:s text:c="14"/>(tu país)</text:p>
          </table:table-cell>
          <table:table-cell table:style-name="Tabla189.D2" office:value-type="string">
            <text:p text:style-name="P92"><text:ruby text:style-name="Ru1"><text:ruby-base><text:span text:style-name="T58">帰</text:span></text:ruby-base><text:ruby-text>き</text:ruby-text></text:ruby><text:ruby text:style-name="Ru1"><text:ruby-base><text:span text:style-name="T58">京</text:span></text:ruby-base><text:ruby-text>きょう</text:ruby-text></text:ruby>　 <text:s text:c="3"/></text:p>
            <text:p text:style-name="P92"><text:s text:c="5"/>(“volver a tu ciudad”)</text:p>
          </table:table-cell>
        </table:table-row>
      </table:table>
      <text:p text:style-name="P12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ext:soft-page-break/>
        <table:table-row>
          <table:table-cell table:style-name="Tabla186.A1" table:number-rows-spanned="3" office:value-type="string">
            <text:p text:style-name="P47">知</text:p>
          </table:table-cell>
          <table:table-cell table:style-name="Tabla186.A1" table:number-rows-spanned="2" office:value-type="string">
            <text:p text:style-name="P77">SHI</text:p>
          </table:table-cell>
          <table:table-cell table:style-name="Tabla186.A1" office:value-type="string">
            <text:p text:style-name="P59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1"><text:ruby text:style-name="Ru1"><text:ruby-base><text:span text:style-name="T58">知</text:span></text:ruby-base><text:ruby-text>し</text:ruby-text></text:ruby><text:span text:style-name="T58">り</text:span><text:ruby text:style-name="Ru1"><text:ruby-base><text:span text:style-name="T58">合</text:span></text:ruby-base><text:ruby-text>あ</text:ruby-text></text:ruby><text:span text:style-name="T58">い</text:span> <text:s text:c="2"/></text:p>
            <text:p text:style-name="P61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2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69"/>
          </table:table-cell>
        </table:table-row>
        <table:table-row>
          <table:covered-table-cell/>
          <table:table-cell table:style-name="Tabla186.B3" office:value-type="string">
            <text:p text:style-name="P21">CHI</text:p>
          </table:table-cell>
          <table:table-cell table:style-name="Tabla186.C2" office:value-type="string">
            <text:p text:style-name="P82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69"><text:s text:c="7"/>(persona conocida)</text:p>
          </table:table-cell>
          <table:table-cell table:style-name="Tabla186.D2" office:value-type="string">
            <text:p text:style-name="P69"/>
          </table:table-cell>
        </table:table-row>
      </table:table>
      <text:p text:style-name="P12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3">出</text:p>
          </table:table-cell>
          <table:table-cell table:style-name="Tabla107.A1" table:number-rows-spanned="2" office:value-type="string">
            <text:p text:style-name="P53">DE</text:p>
          </table:table-cell>
          <table:table-cell table:style-name="Tabla107.C1" office:value-type="string">
            <text:p text:style-name="P46"><text:ruby text:style-name="Ru1"><text:ruby-base><text:span text:style-name="T58">出</text:span></text:ruby-base><text:ruby-text>で</text:ruby-text></text:ruby><text:span text:style-name="T58">る</text:span> <text:s text:c="19"/>(salir)</text:p>
          </table:table-cell>
          <table:table-cell table:style-name="Tabla107.D1" office:value-type="string">
            <text:p text:style-name="P46"><text:ruby text:style-name="Ru1"><text:ruby-base><text:span text:style-name="T58">出</text:span></text:ruby-base><text:ruby-text>で</text:ruby-text></text:ruby><text:ruby text:style-name="Ru1"><text:ruby-base><text:span text:style-name="T58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58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69"/>
          </table:table-cell>
        </table:table-row>
        <table:table-row>
          <table:covered-table-cell/>
          <table:table-cell table:style-name="Tabla107.C2" office:value-type="string">
            <text:p text:style-name="P53">DA</text:p>
          </table:table-cell>
          <table:table-cell table:style-name="Tabla107.C3" office:value-type="string">
            <text:p text:style-name="P46"><text:ruby text:style-name="Ru1"><text:ruby-base><text:span text:style-name="T58">出</text:span></text:ruby-base><text:ruby-text>だ</text:ruby-text></text:ruby><text:span text:style-name="T58">す</text:span> <text:s text:c="3"/>(sacar,entregar)</text:p>
          </table:table-cell>
          <table:table-cell table:style-name="Tabla107.D2" office:value-type="string">
            <text:p text:style-name="P40"/>
          </table:table-cell>
        </table:table-row>
        <table:table-row>
          <table:covered-table-cell/>
          <table:table-cell table:style-name="Tabla107.C2" office:value-type="string">
            <text:p text:style-name="P53">SHUTSU</text:p>
          </table:table-cell>
          <table:table-cell table:style-name="Tabla107.C3" office:value-type="string">
            <text:p text:style-name="P93"><text:ruby text:style-name="Ru1"><text:ruby-base><text:span text:style-name="T38">出</text:span></text:ruby-base><text:ruby-text>しゅつ</text:ruby-text></text:ruby><text:ruby text:style-name="Ru1"><text:ruby-base><text:span text:style-name="T38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3"><text:ruby text:style-name="Ru1"><text:ruby-base><text:span text:style-name="T38">外</text:span></text:ruby-base><text:ruby-text>がい</text:ruby-text></text:ruby><text:ruby text:style-name="Ru1"><text:ruby-base><text:span text:style-name="T38">出</text:span></text:ruby-base><text:ruby-text>しゅつ</text:ruby-text></text:ruby> <text:s text:c="5"/>(salir de viaje)</text:p>
          </table:table-cell>
        </table:table-row>
      </table:table>
      <text:p text:style-name="P12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47">引</text:p>
          </table:table-cell>
          <table:table-cell table:style-name="Tabla178.A1" office:value-type="string">
            <text:p text:style-name="P77">HI</text:p>
          </table:table-cell>
          <table:table-cell table:style-name="Tabla178.A1" office:value-type="string">
            <text:p text:style-name="P40"><text:ruby text:style-name="Ru1"><text:ruby-base><text:span text:style-name="T58">引</text:span></text:ruby-base><text:ruby-text>ひ</text:ruby-text></text:ruby><text:span text:style-name="T58">く</text:span> <text:s text:c="9"/>(tirar - abrir)</text:p>
          </table:table-cell>
          <table:table-cell table:style-name="Tabla178.D1" office:value-type="string">
            <text:p text:style-name="P61"><text:ruby text:style-name="Ru1"><text:ruby-base><text:span text:style-name="T58">引</text:span></text:ruby-base><text:ruby-text>ひ</text:ruby-text></text:ruby><text:span text:style-name="T58">き</text:span><text:ruby text:style-name="Ru1"><text:ruby-base><text:span text:style-name="T58">出</text:span></text:ruby-base><text:ruby-text>だ</text:ruby-text></text:ruby><text:span text:style-name="T58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77">IN</text:p>
          </table:table-cell>
          <table:table-cell table:style-name="Tabla178.B2" office:value-type="string">
            <text:p text:style-name="P40"><text:ruby text:style-name="Ru1"><text:ruby-base><text:span text:style-name="T58">引</text:span></text:ruby-base><text:ruby-text>いん</text:ruby-text></text:ruby><text:ruby text:style-name="Ru1"><text:ruby-base><text:span text:style-name="T58">力</text:span></text:ruby-base><text:ruby-text>りょく</text:ruby-text></text:ruby> </text:p>
            <text:p text:style-name="P40"><text:s text:c="4"/>(fuerza de gravedad)</text:p>
          </table:table-cell>
          <table:table-cell table:style-name="Tabla178.D2" office:value-type="string">
            <text:p text:style-name="P61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47">通</text:p>
          </table:table-cell>
          <table:table-cell table:style-name="Tabla207.A1" office:value-type="string">
            <text:p text:style-name="P77">TOO</text:p>
          </table:table-cell>
          <table:table-cell table:style-name="Tabla207.A1" office:value-type="string">
            <text:p text:style-name="P40"><text:ruby text:style-name="Ru1"><text:ruby-base><text:span text:style-name="T58">通</text:span></text:ruby-base><text:ruby-text>とお</text:ruby-text></text:ruby><text:span text:style-name="T58">る</text:span> <text:s text:c="12"/>(transitar)</text:p>
          </table:table-cell>
          <table:table-cell table:style-name="Tabla207.D1" office:value-type="string">
            <text:p text:style-name="P61"><text:ruby text:style-name="Ru1"><text:ruby-base><text:span text:style-name="T58">大</text:span></text:ruby-base><text:ruby-text>おお</text:ruby-text></text:ruby><text:ruby text:style-name="Ru1"><text:ruby-base><text:span text:style-name="T43">通</text:span></text:ruby-base><text:ruby-text>どお</text:ruby-text></text:ruby><text:span text:style-name="T58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77">KAYO</text:p>
          </table:table-cell>
          <table:table-cell table:style-name="Tabla207.B2" office:value-type="string">
            <text:p text:style-name="P40"><text:ruby text:style-name="Ru1"><text:ruby-base><text:span text:style-name="T58">通</text:span></text:ruby-base><text:ruby-text>かよ</text:ruby-text></text:ruby><text:span text:style-name="T58">う <text:s text:c="2"/></text:span>( “ir al trabajo” )</text:p>
          </table:table-cell>
          <table:table-cell table:style-name="Tabla207.D2" office:value-type="string">
            <text:p text:style-name="P61"/>
          </table:table-cell>
        </table:table-row>
        <table:table-row>
          <table:covered-table-cell/>
          <table:table-cell table:style-name="Tabla207.B2" office:value-type="string">
            <text:p text:style-name="P78">TSÛ</text:p>
          </table:table-cell>
          <table:table-cell table:style-name="Tabla207.C3" office:value-type="string">
            <text:p text:style-name="P69"><text:ruby text:style-name="Ru1"><text:ruby-base><text:span text:style-name="T58">交</text:span></text:ruby-base><text:ruby-text>こう</text:ruby-text></text:ruby><text:ruby text:style-name="Ru1"><text:ruby-base><text:span text:style-name="T58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87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14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47">売</text:p>
          </table:table-cell>
          <table:table-cell table:style-name="Tabla210.A1" office:value-type="string">
            <text:p text:style-name="P77">U</text:p>
          </table:table-cell>
          <table:table-cell table:style-name="Tabla210.A1" office:value-type="string">
            <text:p text:style-name="P40"><text:ruby text:style-name="Ru1"><text:ruby-base><text:span text:style-name="T58">売</text:span></text:ruby-base><text:ruby-text>う</text:ruby-text></text:ruby><text:span text:style-name="T58">る</text:span> <text:s text:c="15"/>(vender)</text:p>
          </table:table-cell>
          <table:table-cell table:style-name="Tabla210.D1" office:value-type="string">
            <text:p text:style-name="P61"><text:s text:c="10"/></text:p>
          </table:table-cell>
        </table:table-row>
        <table:table-row>
          <table:covered-table-cell/>
          <table:table-cell table:style-name="Tabla210.B2" office:value-type="string">
            <text:p text:style-name="P78">BAI</text:p>
          </table:table-cell>
          <table:table-cell table:style-name="Tabla210.C2" office:value-type="string">
            <text:p text:style-name="P69"><text:ruby text:style-name="Ru1"><text:ruby-base><text:span text:style-name="T58">売</text:span></text:ruby-base><text:ruby-text>ばい</text:ruby-text></text:ruby><text:ruby text:style-name="Ru1"><text:ruby-base><text:span text:style-name="T58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69"/>
          </table:table-cell>
        </table:table-row>
      </table:table>
      <text:p text:style-name="P12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47">来</text:p>
          </table:table-cell>
          <table:table-cell table:style-name="Tabla188.A1" office:value-type="string">
            <text:p text:style-name="P77">KU</text:p>
          </table:table-cell>
          <table:table-cell table:style-name="Tabla188.A1" office:value-type="string">
            <text:p text:style-name="P40"><text:ruby text:style-name="Ru1"><text:ruby-base><text:span text:style-name="T58">来</text:span></text:ruby-base><text:ruby-text>く</text:ruby-text></text:ruby><text:span text:style-name="T58">る </text:span><text:s text:c="17"/>(venir)</text:p>
          </table:table-cell>
          <table:table-cell table:style-name="Tabla188.D1" office:value-type="string">
            <text:p text:style-name="P61"><text:ruby text:style-name="Ru1"><text:ruby-base><text:span text:style-name="T43">来</text:span></text:ruby-base><text:ruby-text>き</text:ruby-text></text:ruby><text:span text:style-name="T58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78">RAI</text:p>
          </table:table-cell>
          <table:table-cell table:style-name="Tabla188.C2" office:value-type="string">
            <text:p text:style-name="P69"><text:ruby text:style-name="Ru1"><text:ruby-base><text:span text:style-name="T58">来</text:span></text:ruby-base><text:ruby-text>らい</text:ruby-text></text:ruby><text:ruby text:style-name="Ru1"><text:ruby-base><text:span text:style-name="T58">年</text:span></text:ruby-base><text:ruby-text>ねん</text:ruby-text></text:ruby><text:span text:style-name="T58"> <text:s text:c="3"/></text:span><text:s/>(año próximo)</text:p>
          </table:table-cell>
          <table:table-cell table:style-name="Tabla188.D2" office:value-type="string">
            <text:p text:style-name="P69"><text:ruby text:style-name="Ru1"><text:ruby-base><text:span text:style-name="T12">来</text:span></text:ruby-base><text:ruby-text>らい</text:ruby-text></text:ruby><text:ruby text:style-name="Ru1"><text:ruby-base><text:span text:style-name="T12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3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47">生</text:p>
          </table:table-cell>
          <table:table-cell table:style-name="Tabla2.A1" office:value-type="string">
            <text:p text:style-name="P53">U <text:s/></text:p>
          </table:table-cell>
          <table:table-cell table:style-name="Tabla2.C1" office:value-type="string">
            <text:p text:style-name="P40"><text:ruby text:style-name="Ru1"><text:ruby-base><text:span text:style-name="T58">生</text:span></text:ruby-base><text:ruby-text>う</text:ruby-text></text:ruby><text:span text:style-name="T58">まれる</text:span> <text:s text:c="8"/>(nacer)</text:p>
          </table:table-cell>
          <table:table-cell table:style-name="Tabla2.D1" office:value-type="string">
            <text:p text:style-name="P40"/>
          </table:table-cell>
        </table:table-row>
        <table:table-row>
          <table:covered-table-cell/>
          <table:table-cell table:style-name="Tabla2.B2" office:value-type="string">
            <text:p text:style-name="P53">HA</text:p>
          </table:table-cell>
          <table:table-cell table:style-name="Tabla2.C2" office:value-type="string">
            <text:p text:style-name="P40"><text:ruby text:style-name="Ru1"><text:ruby-base><text:span text:style-name="T58">生</text:span></text:ruby-base><text:ruby-text>は</text:ruby-text></text:ruby><text:span text:style-name="T58">える</text:span> <text:s text:c="12"/>(crecer)</text:p>
          </table:table-cell>
          <table:table-cell table:style-name="Tabla2.D2" office:value-type="string">
            <text:p text:style-name="P40"/>
          </table:table-cell>
        </table:table-row>
        <table:table-row>
          <table:covered-table-cell/>
          <table:table-cell table:style-name="Tabla2.B2" office:value-type="string">
            <text:p text:style-name="P53">SEI</text:p>
          </table:table-cell>
          <table:table-cell table:style-name="Tabla2.C2" office:value-type="string">
            <text:p text:style-name="P40"><text:ruby text:style-name="Ru1"><text:ruby-base><text:span text:style-name="T58">先</text:span></text:ruby-base><text:ruby-text>せん</text:ruby-text></text:ruby><text:ruby text:style-name="Ru1"><text:ruby-base><text:span text:style-name="T58">生</text:span></text:ruby-base><text:ruby-text>せい</text:ruby-text></text:ruby><text:span text:style-name="T58"> </text:span><text:s text:c="13"/>(maestro)</text:p>
          </table:table-cell>
          <table:table-cell table:style-name="Tabla2.D2" office:value-type="string">
            <text:p text:style-name="P40"><text:ruby text:style-name="Ru1"><text:ruby-base><text:span text:style-name="T58">生</text:span></text:ruby-base><text:ruby-text>せい</text:ruby-text></text:ruby><text:span text:style-name="T58">と</text:span> <text:s text:c="14"/>(alumno)</text:p>
          </table:table-cell>
        </table:table-row>
        <table:table-row>
          <table:covered-table-cell/>
          <table:table-cell table:style-name="Tabla2.B2" office:value-type="string">
            <text:p text:style-name="P53">NAMA</text:p>
          </table:table-cell>
          <table:table-cell table:style-name="Tabla2.C2" office:value-type="string">
            <text:p text:style-name="P40"><text:ruby text:style-name="Ru1"><text:ruby-base><text:span text:style-name="T58">生</text:span></text:ruby-base><text:ruby-text>なま</text:ruby-text></text:ruby> <text:s text:c="21"/>(crudo)</text:p>
          </table:table-cell>
          <table:table-cell table:style-name="Tabla2.D2" office:value-type="string">
            <text:p text:style-name="P4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299</meta:editing-cycles>
    <meta:editing-duration>P3DT20H23M45S</meta:editing-duration>
    <dc:date>2013-07-10T14:02:18</dc:date>
    <meta:print-date>2012-10-14T14:04:10</meta:print-date>
    <meta:document-statistic meta:table-count="256" meta:image-count="0" meta:object-count="0" meta:page-count="27" meta:paragraph-count="1733" meta:word-count="3804" meta:character-count="23369"/>
  </office:meta>
</office:document-meta>
</file>